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b7f9fd" officeooo:paragraph-rsid="02b7f9fd"/>
    </style:style>
    <style:style style:name="P99" style:family="paragraph" style:parent-style-name="Text_20_body">
      <style:text-properties officeooo:rsid="02c4c5c1" officeooo:paragraph-rsid="02c4c5c1"/>
    </style:style>
    <style:style style:name="P100" style:family="paragraph" style:parent-style-name="Text_20_body">
      <style:text-properties officeooo:rsid="02cab066" officeooo:paragraph-rsid="02cab066"/>
    </style:style>
    <style:style style:name="P101" style:family="paragraph" style:parent-style-name="Исходный_20_код">
      <style:text-properties officeooo:rsid="02cab066" officeooo:paragraph-rsid="02cfc5de"/>
    </style:style>
    <style:style style:name="P102" style:family="paragraph" style:parent-style-name="Text_20_body">
      <style:text-properties officeooo:rsid="02cab066" officeooo:paragraph-rsid="04321c81"/>
    </style:style>
    <style:style style:name="P103" style:family="paragraph" style:parent-style-name="Text_20_body">
      <style:text-properties officeooo:rsid="02cab066" officeooo:paragraph-rsid="0432b9bb"/>
    </style:style>
    <style:style style:name="P104" style:family="paragraph" style:parent-style-name="Text_20_body">
      <style:text-properties officeooo:rsid="02cab066" officeooo:paragraph-rsid="084270b7"/>
    </style:style>
    <style:style style:name="P105" style:family="paragraph" style:parent-style-name="Text_20_body">
      <style:text-properties officeooo:rsid="02cb2221" officeooo:paragraph-rsid="02cb2221"/>
    </style:style>
    <style:style style:name="P106" style:family="paragraph" style:parent-style-name="Исходный_20_код">
      <style:text-properties officeooo:rsid="02cb2221" officeooo:paragraph-rsid="02d18386"/>
    </style:style>
    <style:style style:name="P107" style:family="paragraph" style:parent-style-name="Text_20_body">
      <style:text-properties officeooo:rsid="02e891ee" officeooo:paragraph-rsid="02e891ee"/>
    </style:style>
    <style:style style:name="P108" style:family="paragraph" style:parent-style-name="Text_20_body">
      <style:text-properties officeooo:rsid="02e891ee" officeooo:paragraph-rsid="02e99c25"/>
    </style:style>
    <style:style style:name="P109" style:family="paragraph" style:parent-style-name="Исходный_20_код">
      <style:text-properties officeooo:paragraph-rsid="025bc158"/>
    </style:style>
    <style:style style:name="P110" style:family="paragraph" style:parent-style-name="Исходный_20_код">
      <style:text-properties officeooo:paragraph-rsid="0296e52a"/>
    </style:style>
    <style:style style:name="P111" style:family="paragraph" style:parent-style-name="Исходный_20_код">
      <style:text-properties officeooo:paragraph-rsid="02abf696"/>
    </style:style>
    <style:style style:name="P112" style:family="paragraph" style:parent-style-name="Исходный_20_код">
      <style:text-properties officeooo:paragraph-rsid="02b17efc"/>
    </style:style>
    <style:style style:name="P113" style:family="paragraph" style:parent-style-name="Исходный_20_код">
      <style:text-properties officeooo:paragraph-rsid="02ba83eb"/>
    </style:style>
    <style:style style:name="P114" style:family="paragraph" style:parent-style-name="Исходный_20_код">
      <style:text-properties officeooo:paragraph-rsid="02bce96f"/>
    </style:style>
    <style:style style:name="P115" style:family="paragraph" style:parent-style-name="Исходный_20_код">
      <style:text-properties officeooo:paragraph-rsid="02d75df3"/>
    </style:style>
    <style:style style:name="P116" style:family="paragraph" style:parent-style-name="Text_20_body">
      <style:text-properties officeooo:rsid="034fdf84" officeooo:paragraph-rsid="03d7655a"/>
    </style:style>
    <style:style style:name="P117" style:family="paragraph" style:parent-style-name="Text_20_body">
      <style:text-properties officeooo:rsid="0306ec04" officeooo:paragraph-rsid="0306ec04"/>
    </style:style>
    <style:style style:name="P118" style:family="paragraph" style:parent-style-name="Text_20_body">
      <style:text-properties officeooo:rsid="0306ec04" officeooo:paragraph-rsid="03d3cd60"/>
    </style:style>
    <style:style style:name="P119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0" style:family="paragraph" style:parent-style-name="Text_20_body">
      <style:text-properties officeooo:rsid="032459a6" officeooo:paragraph-rsid="03d57526"/>
    </style:style>
    <style:style style:name="P121" style:family="paragraph" style:parent-style-name="Text_20_body">
      <style:text-properties officeooo:rsid="03262ea4" officeooo:paragraph-rsid="03262ea4"/>
    </style:style>
    <style:style style:name="P122" style:family="paragraph" style:parent-style-name="Text_20_body">
      <style:text-properties officeooo:rsid="03286131" officeooo:paragraph-rsid="03286131"/>
    </style:style>
    <style:style style:name="P123" style:family="paragraph" style:parent-style-name="Text_20_body">
      <style:text-properties officeooo:rsid="033607f8" officeooo:paragraph-rsid="033607f8"/>
    </style:style>
    <style:style style:name="P124" style:family="paragraph" style:parent-style-name="Text_20_body">
      <style:text-properties officeooo:rsid="033b93d8" officeooo:paragraph-rsid="033b93d8"/>
    </style:style>
    <style:style style:name="P125" style:family="paragraph" style:parent-style-name="Text_20_body">
      <style:text-properties officeooo:rsid="0346311e" officeooo:paragraph-rsid="0346311e"/>
    </style:style>
    <style:style style:name="P126" style:family="paragraph" style:parent-style-name="Text_20_body">
      <style:text-properties officeooo:rsid="03474a37" officeooo:paragraph-rsid="03474a37"/>
    </style:style>
    <style:style style:name="P127" style:family="paragraph" style:parent-style-name="Text_20_body">
      <style:text-properties officeooo:rsid="03483b87" officeooo:paragraph-rsid="03483b87"/>
    </style:style>
    <style:style style:name="P128" style:family="paragraph" style:parent-style-name="Text_20_body">
      <style:text-properties officeooo:rsid="0355e154" officeooo:paragraph-rsid="0355e154"/>
    </style:style>
    <style:style style:name="P129" style:family="paragraph" style:parent-style-name="Text_20_body">
      <style:text-properties officeooo:rsid="035b4341" officeooo:paragraph-rsid="035b4341"/>
    </style:style>
    <style:style style:name="P130" style:family="paragraph" style:parent-style-name="Text_20_body">
      <style:text-properties officeooo:rsid="035d2bfb" officeooo:paragraph-rsid="035d2bfb"/>
    </style:style>
    <style:style style:name="P131" style:family="paragraph" style:parent-style-name="Text_20_body">
      <style:text-properties officeooo:rsid="0362a45f" officeooo:paragraph-rsid="0362a45f"/>
    </style:style>
    <style:style style:name="P132" style:family="paragraph" style:parent-style-name="Text_20_body">
      <style:text-properties officeooo:rsid="03650859" officeooo:paragraph-rsid="03650859"/>
    </style:style>
    <style:style style:name="P133" style:family="paragraph" style:parent-style-name="Text_20_body">
      <style:text-properties officeooo:rsid="0371138e" officeooo:paragraph-rsid="03dd9cce"/>
    </style:style>
    <style:style style:name="P134" style:family="paragraph" style:parent-style-name="Text_20_body">
      <style:text-properties officeooo:rsid="0381fdd0" officeooo:paragraph-rsid="0381fdd0"/>
    </style:style>
    <style:style style:name="P135" style:family="paragraph" style:parent-style-name="Text_20_body">
      <style:text-properties officeooo:rsid="0384973e" officeooo:paragraph-rsid="0384973e"/>
    </style:style>
    <style:style style:name="P136" style:family="paragraph" style:parent-style-name="Text_20_body">
      <style:text-properties officeooo:rsid="038a54cd" officeooo:paragraph-rsid="0391faf2"/>
    </style:style>
    <style:style style:name="P137" style:family="paragraph" style:parent-style-name="Text_20_body">
      <style:text-properties officeooo:rsid="03944949" officeooo:paragraph-rsid="03e28553"/>
    </style:style>
    <style:style style:name="P138" style:family="paragraph" style:parent-style-name="Text_20_body">
      <style:text-properties officeooo:rsid="039b49d2" officeooo:paragraph-rsid="039b49d2"/>
    </style:style>
    <style:style style:name="P139" style:family="paragraph" style:parent-style-name="Text_20_body">
      <style:text-properties officeooo:rsid="039b49d2" officeooo:paragraph-rsid="04392cbd"/>
    </style:style>
    <style:style style:name="P140" style:family="paragraph" style:parent-style-name="Text_20_body">
      <style:text-properties officeooo:rsid="039cc364" officeooo:paragraph-rsid="039cc364"/>
    </style:style>
    <style:style style:name="P141" style:family="paragraph" style:parent-style-name="Text_20_body">
      <style:text-properties officeooo:rsid="03a5250a" officeooo:paragraph-rsid="03a5250a"/>
    </style:style>
    <style:style style:name="P142" style:family="paragraph" style:parent-style-name="Text_20_body">
      <style:text-properties officeooo:rsid="03a5250a" officeooo:paragraph-rsid="061d21be"/>
    </style:style>
    <style:style style:name="P143" style:family="paragraph" style:parent-style-name="Text_20_body">
      <style:text-properties officeooo:rsid="03a5ab3e" officeooo:paragraph-rsid="03a5ab3e"/>
    </style:style>
    <style:style style:name="P144" style:family="paragraph" style:parent-style-name="Исходный_20_код">
      <style:text-properties officeooo:rsid="03a5ab3e" officeooo:paragraph-rsid="03a87793"/>
    </style:style>
    <style:style style:name="P145" style:family="paragraph" style:parent-style-name="Text_20_body">
      <style:text-properties officeooo:rsid="03b0896a" officeooo:paragraph-rsid="03b0896a"/>
    </style:style>
    <style:style style:name="P146" style:family="paragraph" style:parent-style-name="Text_20_body">
      <style:text-properties officeooo:rsid="03c824d3" officeooo:paragraph-rsid="03c824d3"/>
    </style:style>
    <style:style style:name="P147" style:family="paragraph" style:parent-style-name="Text_20_body">
      <style:text-properties officeooo:rsid="03e43ce1" officeooo:paragraph-rsid="03e43ce1"/>
    </style:style>
    <style:style style:name="P148" style:family="paragraph" style:parent-style-name="Text_20_body">
      <style:text-properties officeooo:rsid="03e43ce1" officeooo:paragraph-rsid="061d21be"/>
    </style:style>
    <style:style style:name="P149" style:family="paragraph" style:parent-style-name="Text_20_body">
      <style:text-properties officeooo:rsid="03ee20c7" officeooo:paragraph-rsid="03ee20c7"/>
    </style:style>
    <style:style style:name="P150" style:family="paragraph" style:parent-style-name="Text_20_body">
      <style:text-properties officeooo:rsid="03f0b6a4" officeooo:paragraph-rsid="03f0b6a4"/>
    </style:style>
    <style:style style:name="P151" style:family="paragraph" style:parent-style-name="Исходный_20_код">
      <style:text-properties officeooo:paragraph-rsid="03089834"/>
    </style:style>
    <style:style style:name="P152" style:family="paragraph" style:parent-style-name="Исходный_20_код">
      <style:text-properties officeooo:paragraph-rsid="03140d82"/>
    </style:style>
    <style:style style:name="P153" style:family="paragraph" style:parent-style-name="Исходный_20_код">
      <style:text-properties officeooo:paragraph-rsid="0319339e"/>
    </style:style>
    <style:style style:name="P154" style:family="paragraph" style:parent-style-name="Исходный_20_код">
      <style:text-properties officeooo:paragraph-rsid="037ebd1d"/>
    </style:style>
    <style:style style:name="P155" style:family="paragraph" style:parent-style-name="Исходный_20_код">
      <style:text-properties officeooo:paragraph-rsid="038a54cd"/>
    </style:style>
    <style:style style:name="P156" style:family="paragraph" style:parent-style-name="Исходный_20_код">
      <style:text-properties officeooo:paragraph-rsid="03a87793"/>
    </style:style>
    <style:style style:name="P157" style:family="paragraph" style:parent-style-name="Исходный_20_код">
      <style:text-properties officeooo:paragraph-rsid="03dc075e"/>
    </style:style>
    <style:style style:name="P158" style:family="paragraph" style:parent-style-name="Исходный_20_код">
      <style:text-properties officeooo:rsid="03c44fba" officeooo:paragraph-rsid="03dc075e"/>
    </style:style>
    <style:style style:name="P159" style:family="paragraph" style:parent-style-name="Text_20_body">
      <style:text-properties officeooo:rsid="038ab6dd" officeooo:paragraph-rsid="0391faf2"/>
    </style:style>
    <style:style style:name="P160" style:family="paragraph" style:parent-style-name="Text_20_body">
      <style:text-properties officeooo:rsid="026903af" officeooo:paragraph-rsid="03ffc6a0"/>
    </style:style>
    <style:style style:name="P161" style:family="paragraph" style:parent-style-name="Text_20_body">
      <style:text-properties officeooo:rsid="04232c1c" officeooo:paragraph-rsid="042556b2"/>
    </style:style>
    <style:style style:name="P162" style:family="paragraph" style:parent-style-name="Исходный_20_код">
      <style:text-properties officeooo:paragraph-rsid="04321c81"/>
    </style:style>
    <style:style style:name="P163" style:family="paragraph" style:parent-style-name="Исходный_20_код">
      <style:text-properties officeooo:paragraph-rsid="0432b9bb"/>
    </style:style>
    <style:style style:name="P164" style:family="paragraph" style:parent-style-name="Исходный_20_код">
      <style:text-properties officeooo:paragraph-rsid="043b125e"/>
    </style:style>
    <style:style style:name="P165" style:family="paragraph" style:parent-style-name="Исходный_20_код">
      <style:text-properties officeooo:paragraph-rsid="043ce005"/>
    </style:style>
    <style:style style:name="P166" style:family="paragraph" style:parent-style-name="Исходный_20_код">
      <style:text-properties officeooo:paragraph-rsid="043f83fe"/>
    </style:style>
    <style:style style:name="P167" style:family="paragraph" style:parent-style-name="Text_20_body">
      <style:text-properties officeooo:rsid="043c53b9" officeooo:paragraph-rsid="043c53b9"/>
    </style:style>
    <style:style style:name="P168" style:family="paragraph" style:parent-style-name="Text_20_body">
      <style:text-properties officeooo:rsid="043ce005" officeooo:paragraph-rsid="043ce005"/>
    </style:style>
    <style:style style:name="P169" style:family="paragraph" style:parent-style-name="Text_20_body">
      <style:text-properties officeooo:rsid="043ce005" officeooo:paragraph-rsid="043f83fe"/>
    </style:style>
    <style:style style:name="P170" style:family="paragraph" style:parent-style-name="Исходный_20_код">
      <style:text-properties officeooo:paragraph-rsid="04406dcf"/>
    </style:style>
    <style:style style:name="P171" style:family="paragraph" style:parent-style-name="Исходный_20_код">
      <style:text-properties officeooo:paragraph-rsid="04423082"/>
    </style:style>
    <style:style style:name="P172" style:family="paragraph" style:parent-style-name="Исходный_20_код">
      <style:text-properties officeooo:paragraph-rsid="04429bdc"/>
    </style:style>
    <style:style style:name="P173" style:family="paragraph" style:parent-style-name="Исходный_20_код">
      <style:text-properties officeooo:paragraph-rsid="0443e35b"/>
    </style:style>
    <style:style style:name="P174" style:family="paragraph" style:parent-style-name="Text_20_body">
      <style:text-properties officeooo:rsid="043f9f48" officeooo:paragraph-rsid="043f9f48"/>
    </style:style>
    <style:style style:name="P175" style:family="paragraph" style:parent-style-name="Text_20_body">
      <style:text-properties officeooo:rsid="043f9f48" officeooo:paragraph-rsid="04406dcf"/>
    </style:style>
    <style:style style:name="P176" style:family="paragraph" style:parent-style-name="Text_20_body">
      <style:text-properties officeooo:rsid="043f9f48" officeooo:paragraph-rsid="04423082"/>
    </style:style>
    <style:style style:name="P177" style:family="paragraph" style:parent-style-name="Text_20_body">
      <style:text-properties officeooo:rsid="043f9f48" officeooo:paragraph-rsid="04429bdc"/>
    </style:style>
    <style:style style:name="P178" style:family="paragraph" style:parent-style-name="Text_20_body">
      <style:text-properties officeooo:rsid="043f9f48" officeooo:paragraph-rsid="0443e35b"/>
    </style:style>
    <style:style style:name="P179" style:family="paragraph" style:parent-style-name="Text_20_body">
      <style:text-properties officeooo:paragraph-rsid="0445fa1d"/>
    </style:style>
    <style:style style:name="P180" style:family="paragraph" style:parent-style-name="Text_20_body">
      <style:text-properties officeooo:rsid="044907a9" officeooo:paragraph-rsid="044907a9"/>
    </style:style>
    <style:style style:name="P181" style:family="paragraph" style:parent-style-name="Text_20_body">
      <style:paragraph-properties fo:margin-top="0.302cm" fo:margin-bottom="0.302cm" style:contextual-spacing="false"/>
    </style:style>
    <style:style style:name="P182" style:family="paragraph" style:parent-style-name="Исходный_20_код">
      <style:text-properties officeooo:paragraph-rsid="04525b31"/>
    </style:style>
    <style:style style:name="P183" style:family="paragraph" style:parent-style-name="Text_20_body">
      <style:text-properties officeooo:rsid="04a0107e" officeooo:paragraph-rsid="04a0107e"/>
    </style:style>
    <style:style style:name="P184" style:family="paragraph" style:parent-style-name="Text_20_body">
      <style:text-properties officeooo:rsid="04a0107e" officeooo:paragraph-rsid="04d2ca81"/>
    </style:style>
    <style:style style:name="P185" style:family="paragraph" style:parent-style-name="Text_20_body">
      <style:text-properties officeooo:rsid="04aa6536" officeooo:paragraph-rsid="04aa6536"/>
    </style:style>
    <style:style style:name="P186" style:family="paragraph" style:parent-style-name="Text_20_body">
      <style:text-properties officeooo:rsid="049fac84" officeooo:paragraph-rsid="049fac84"/>
    </style:style>
    <style:style style:name="P187" style:family="paragraph" style:parent-style-name="Text_20_body">
      <style:text-properties officeooo:rsid="04a3d7bd" officeooo:paragraph-rsid="04a3d7bd"/>
    </style:style>
    <style:style style:name="P188" style:family="paragraph" style:parent-style-name="Text_20_body">
      <style:text-properties officeooo:rsid="04a4a5b3" officeooo:paragraph-rsid="04a4a5b3"/>
    </style:style>
    <style:style style:name="P189" style:family="paragraph" style:parent-style-name="Text_20_body">
      <style:text-properties officeooo:rsid="04a4a5b3" officeooo:paragraph-rsid="04a6d9be"/>
    </style:style>
    <style:style style:name="P190" style:family="paragraph" style:parent-style-name="Text_20_body">
      <style:text-properties officeooo:rsid="04a924c4" officeooo:paragraph-rsid="04a924c4"/>
    </style:style>
    <style:style style:name="P191" style:family="paragraph" style:parent-style-name="Text_20_body">
      <style:text-properties officeooo:rsid="04ab3f23" officeooo:paragraph-rsid="04ab3f23"/>
    </style:style>
    <style:style style:name="P192" style:family="paragraph" style:parent-style-name="Text_20_body">
      <style:text-properties officeooo:rsid="04ab3f23" officeooo:paragraph-rsid="04b01eb2"/>
    </style:style>
    <style:style style:name="P193" style:family="paragraph" style:parent-style-name="Text_20_body">
      <style:text-properties officeooo:rsid="04ab3f23" officeooo:paragraph-rsid="04b1ba7e"/>
    </style:style>
    <style:style style:name="P194" style:family="paragraph" style:parent-style-name="Text_20_body">
      <style:text-properties officeooo:rsid="04ace429" officeooo:paragraph-rsid="04ace429"/>
    </style:style>
    <style:style style:name="P195" style:family="paragraph" style:parent-style-name="Text_20_body">
      <style:text-properties officeooo:rsid="04ace429" officeooo:paragraph-rsid="04b01eb2"/>
    </style:style>
    <style:style style:name="P196" style:family="paragraph" style:parent-style-name="Text_20_body">
      <style:text-properties officeooo:rsid="04b1ba7e" officeooo:paragraph-rsid="04b1ba7e"/>
    </style:style>
    <style:style style:name="P197" style:family="paragraph" style:parent-style-name="Text_20_body">
      <style:text-properties officeooo:rsid="04b4ae37" officeooo:paragraph-rsid="04b4ae37"/>
    </style:style>
    <style:style style:name="P198" style:family="paragraph" style:parent-style-name="Text_20_body">
      <style:text-properties officeooo:rsid="04b54b2f" officeooo:paragraph-rsid="04b8dd0c"/>
    </style:style>
    <style:style style:name="P199" style:family="paragraph" style:parent-style-name="Исходный_20_код">
      <style:text-properties officeooo:paragraph-rsid="04902187"/>
    </style:style>
    <style:style style:name="P200" style:family="paragraph" style:parent-style-name="Исходный_20_код">
      <style:text-properties officeooo:paragraph-rsid="048d357d"/>
    </style:style>
    <style:style style:name="P201" style:family="paragraph" style:parent-style-name="Исходный_20_код">
      <style:text-properties officeooo:paragraph-rsid="049cf4da"/>
    </style:style>
    <style:style style:name="P202" style:family="paragraph" style:parent-style-name="Исходный_20_код">
      <style:text-properties officeooo:paragraph-rsid="04c9d0e6"/>
    </style:style>
    <style:style style:name="P203" style:family="paragraph" style:parent-style-name="Text_20_body">
      <style:text-properties officeooo:rsid="04d2ca81" officeooo:paragraph-rsid="04d2ca81"/>
    </style:style>
    <style:style style:name="P204" style:family="paragraph" style:parent-style-name="Text_20_body">
      <style:text-properties officeooo:rsid="027ae434" officeooo:paragraph-rsid="027ae434"/>
    </style:style>
    <style:style style:name="P205" style:family="paragraph" style:parent-style-name="Text_20_body">
      <style:text-properties officeooo:rsid="04d6ed33" officeooo:paragraph-rsid="04da2339"/>
    </style:style>
    <style:style style:name="P206" style:family="paragraph" style:parent-style-name="Text_20_body">
      <style:text-properties officeooo:rsid="04da2339" officeooo:paragraph-rsid="04da2339"/>
    </style:style>
    <style:style style:name="P207" style:family="paragraph" style:parent-style-name="Text_20_body">
      <style:text-properties officeooo:rsid="04da2413" officeooo:paragraph-rsid="04da2413"/>
    </style:style>
    <style:style style:name="P208" style:family="paragraph" style:parent-style-name="Text_20_body">
      <style:text-properties officeooo:rsid="04dc9a9f" officeooo:paragraph-rsid="04dc9a9f"/>
    </style:style>
    <style:style style:name="P209" style:family="paragraph" style:parent-style-name="Text_20_body">
      <style:text-properties officeooo:rsid="04e47d98" officeooo:paragraph-rsid="04e47d98"/>
    </style:style>
    <style:style style:name="P210" style:family="paragraph" style:parent-style-name="Исходный_20_код">
      <style:text-properties officeooo:paragraph-rsid="05049cfa"/>
    </style:style>
    <style:style style:name="P211" style:family="paragraph" style:parent-style-name="Text_20_body">
      <style:text-properties officeooo:paragraph-rsid="050502b2"/>
    </style:style>
    <style:style style:name="P212" style:family="paragraph" style:parent-style-name="Text_20_body">
      <style:text-properties officeooo:rsid="0507ef00" officeooo:paragraph-rsid="0507ef00"/>
    </style:style>
    <style:style style:name="P213" style:family="paragraph" style:parent-style-name="Text_20_body">
      <style:text-properties officeooo:rsid="050abf9a" officeooo:paragraph-rsid="050abf9a"/>
    </style:style>
    <style:style style:name="P214" style:family="paragraph" style:parent-style-name="Text_20_body">
      <style:text-properties officeooo:rsid="0510db32" officeooo:paragraph-rsid="0510db32"/>
    </style:style>
    <style:style style:name="P215" style:family="paragraph" style:parent-style-name="Text_20_body">
      <style:text-properties officeooo:rsid="0512ffb4" officeooo:paragraph-rsid="0512ffb4"/>
    </style:style>
    <style:style style:name="P216" style:family="paragraph" style:parent-style-name="Text_20_body">
      <style:text-properties officeooo:rsid="051ab4f0" officeooo:paragraph-rsid="051ab4f0"/>
    </style:style>
    <style:style style:name="P217" style:family="paragraph" style:parent-style-name="Text_20_body">
      <style:text-properties officeooo:rsid="051d031f" officeooo:paragraph-rsid="051d031f"/>
    </style:style>
    <style:style style:name="P218" style:family="paragraph" style:parent-style-name="Text_20_body">
      <style:text-properties officeooo:rsid="052166d2" officeooo:paragraph-rsid="052166d2"/>
    </style:style>
    <style:style style:name="P219" style:family="paragraph" style:parent-style-name="Text_20_body">
      <style:text-properties officeooo:rsid="052166d2" officeooo:paragraph-rsid="05354e78"/>
    </style:style>
    <style:style style:name="P220" style:family="paragraph" style:parent-style-name="Text_20_body">
      <style:text-properties officeooo:rsid="0530753c" officeooo:paragraph-rsid="053248e7"/>
    </style:style>
    <style:style style:name="P221" style:family="paragraph" style:parent-style-name="Text_20_body">
      <style:text-properties officeooo:rsid="0530753c" officeooo:paragraph-rsid="0530753c"/>
    </style:style>
    <style:style style:name="P222" style:family="paragraph" style:parent-style-name="Text_20_body">
      <style:text-properties officeooo:rsid="0533cbdb" officeooo:paragraph-rsid="0533cbdb"/>
    </style:style>
    <style:style style:name="P223" style:family="paragraph" style:parent-style-name="Исходный_20_код">
      <style:text-properties officeooo:paragraph-rsid="050a0cbb"/>
    </style:style>
    <style:style style:name="P224" style:family="paragraph" style:parent-style-name="Text_20_body">
      <style:text-properties officeooo:rsid="055251ce" officeooo:paragraph-rsid="055251ce"/>
    </style:style>
    <style:style style:name="P225" style:family="paragraph" style:parent-style-name="Text_20_body">
      <style:text-properties officeooo:rsid="0553fa1d" officeooo:paragraph-rsid="056fabf7"/>
    </style:style>
    <style:style style:name="P226" style:family="paragraph" style:parent-style-name="Text_20_body">
      <style:text-properties officeooo:rsid="0564b2e0" officeooo:paragraph-rsid="0564b2e0"/>
    </style:style>
    <style:style style:name="P227" style:family="paragraph" style:parent-style-name="Исходный_20_код">
      <style:text-properties officeooo:rsid="0565ca3e" officeooo:paragraph-rsid="0565ca3e"/>
    </style:style>
    <style:style style:name="P228" style:family="paragraph" style:parent-style-name="Text_20_body">
      <style:text-properties officeooo:rsid="05738872" officeooo:paragraph-rsid="05738872"/>
    </style:style>
    <style:style style:name="P229" style:family="paragraph" style:parent-style-name="Text_20_body">
      <style:text-properties officeooo:rsid="05861cab" officeooo:paragraph-rsid="05861cab"/>
    </style:style>
    <style:style style:name="P230" style:family="paragraph" style:parent-style-name="Исходный_20_код">
      <style:text-properties officeooo:rsid="05598566" officeooo:paragraph-rsid="0584226d"/>
    </style:style>
    <style:style style:name="P231" style:family="paragraph" style:parent-style-name="Text_20_body">
      <style:text-properties officeooo:rsid="05920142" officeooo:paragraph-rsid="05920142"/>
    </style:style>
    <style:style style:name="P232" style:family="paragraph" style:parent-style-name="Text_20_body">
      <style:text-properties officeooo:rsid="0593a96b" officeooo:paragraph-rsid="0593a96b"/>
    </style:style>
    <style:style style:name="P233" style:family="paragraph" style:parent-style-name="Text_20_body">
      <style:text-properties officeooo:rsid="0598e2b5" officeooo:paragraph-rsid="0598e2b5"/>
    </style:style>
    <style:style style:name="P234" style:family="paragraph" style:parent-style-name="Text_20_body">
      <style:text-properties officeooo:rsid="059ad923" officeooo:paragraph-rsid="059ad923"/>
    </style:style>
    <style:style style:name="P235" style:family="paragraph" style:parent-style-name="Text_20_body">
      <style:text-properties officeooo:rsid="059c866d" officeooo:paragraph-rsid="059c866d"/>
    </style:style>
    <style:style style:name="P236" style:family="paragraph" style:parent-style-name="Text_20_body">
      <style:text-properties officeooo:rsid="059de58d" officeooo:paragraph-rsid="059de58d"/>
    </style:style>
    <style:style style:name="P237" style:family="paragraph" style:parent-style-name="Text_20_body">
      <style:text-properties officeooo:rsid="05adf266" officeooo:paragraph-rsid="05adf266"/>
    </style:style>
    <style:style style:name="P238" style:family="paragraph" style:parent-style-name="Text_20_body">
      <style:text-properties officeooo:rsid="05b0dc3b" officeooo:paragraph-rsid="05b0dc3b"/>
    </style:style>
    <style:style style:name="P239" style:family="paragraph" style:parent-style-name="Text_20_body">
      <style:text-properties officeooo:rsid="05b0dc3b" officeooo:paragraph-rsid="0aad3452"/>
    </style:style>
    <style:style style:name="P240" style:family="paragraph" style:parent-style-name="Исходный_20_код">
      <style:text-properties officeooo:paragraph-rsid="05a292c6"/>
    </style:style>
    <style:style style:name="P241" style:family="paragraph" style:parent-style-name="Исходный_20_код">
      <style:text-properties officeooo:paragraph-rsid="05b36f57"/>
    </style:style>
    <style:style style:name="P242" style:family="paragraph" style:parent-style-name="Исходный_20_код">
      <style:text-properties officeooo:paragraph-rsid="05b53f40"/>
    </style:style>
    <style:style style:name="P243" style:family="paragraph" style:parent-style-name="Text_20_body">
      <style:text-properties officeooo:rsid="05cb0c17" officeooo:paragraph-rsid="05ebd4ef"/>
    </style:style>
    <style:style style:name="P244" style:family="paragraph" style:parent-style-name="Text_20_body">
      <style:text-properties officeooo:rsid="05cc541c" officeooo:paragraph-rsid="05cc541c"/>
    </style:style>
    <style:style style:name="P245" style:family="paragraph" style:parent-style-name="Исходный_20_код">
      <style:text-properties officeooo:paragraph-rsid="05eba585"/>
    </style:style>
    <style:style style:name="P246" style:family="paragraph" style:parent-style-name="Исходный_20_код">
      <style:text-properties officeooo:rsid="0315ed85" officeooo:paragraph-rsid="0315ed85"/>
    </style:style>
    <style:style style:name="P247" style:family="paragraph" style:parent-style-name="Исходный_20_код">
      <style:text-properties officeooo:rsid="05eba585" officeooo:paragraph-rsid="05eba585"/>
    </style:style>
    <style:style style:name="P248" style:family="paragraph" style:parent-style-name="Text_20_body">
      <style:text-properties officeooo:rsid="05f7b27b" officeooo:paragraph-rsid="05f7b27b"/>
    </style:style>
    <style:style style:name="P249" style:family="paragraph" style:parent-style-name="Text_20_body">
      <style:text-properties officeooo:rsid="05f7b27b" officeooo:paragraph-rsid="09582543"/>
    </style:style>
    <style:style style:name="P250" style:family="paragraph" style:parent-style-name="Text_20_body">
      <style:text-properties officeooo:rsid="05f7b27b" officeooo:paragraph-rsid="0975b3ad"/>
    </style:style>
    <style:style style:name="P251" style:family="paragraph" style:parent-style-name="Text_20_body">
      <style:text-properties officeooo:rsid="05f86f03" officeooo:paragraph-rsid="05f86f03"/>
    </style:style>
    <style:style style:name="P252" style:family="paragraph" style:parent-style-name="Text_20_body">
      <style:text-properties officeooo:rsid="05f86f03" officeooo:paragraph-rsid="09582543"/>
    </style:style>
    <style:style style:name="P253" style:family="paragraph" style:parent-style-name="Text_20_body">
      <style:text-properties officeooo:rsid="05f86f03" officeooo:paragraph-rsid="0975b3ad"/>
    </style:style>
    <style:style style:name="P254" style:family="paragraph" style:parent-style-name="Text_20_body">
      <style:text-properties officeooo:rsid="05fc5a8b" officeooo:paragraph-rsid="05fc5a8b"/>
    </style:style>
    <style:style style:name="P255" style:family="paragraph" style:parent-style-name="Text_20_body">
      <style:text-properties officeooo:rsid="05fc5a8b" officeooo:paragraph-rsid="09582543"/>
    </style:style>
    <style:style style:name="P256" style:family="paragraph" style:parent-style-name="Text_20_body">
      <style:text-properties officeooo:rsid="06005d4c" officeooo:paragraph-rsid="06005d4c"/>
    </style:style>
    <style:style style:name="P257" style:family="paragraph" style:parent-style-name="Text_20_body">
      <style:text-properties officeooo:rsid="06005d4c" officeooo:paragraph-rsid="09582543"/>
    </style:style>
    <style:style style:name="P258" style:family="paragraph" style:parent-style-name="Text_20_body">
      <style:text-properties officeooo:rsid="06005d4c" officeooo:paragraph-rsid="0975b3ad"/>
    </style:style>
    <style:style style:name="P259" style:family="paragraph" style:parent-style-name="Text_20_body">
      <style:text-properties officeooo:rsid="0601ba37" officeooo:paragraph-rsid="0601ba37"/>
    </style:style>
    <style:style style:name="P260" style:family="paragraph" style:parent-style-name="Text_20_body">
      <style:text-properties officeooo:rsid="0601ba37" officeooo:paragraph-rsid="09582543"/>
    </style:style>
    <style:style style:name="P261" style:family="paragraph" style:parent-style-name="Text_20_body">
      <style:text-properties officeooo:rsid="0601ba37" officeooo:paragraph-rsid="0975b3ad"/>
    </style:style>
    <style:style style:name="P262" style:family="paragraph" style:parent-style-name="Text_20_body">
      <style:text-properties officeooo:rsid="03112720" officeooo:paragraph-rsid="03112720"/>
    </style:style>
    <style:style style:name="P263" style:family="paragraph" style:parent-style-name="Text_20_body">
      <style:text-properties officeooo:paragraph-rsid="06086fbd"/>
    </style:style>
    <style:style style:name="P264" style:family="paragraph" style:parent-style-name="Исходный_20_код">
      <style:text-properties officeooo:paragraph-rsid="06086fbd"/>
    </style:style>
    <style:style style:name="P265" style:family="paragraph" style:parent-style-name="Text_20_body">
      <style:text-properties officeooo:rsid="033764c2" officeooo:paragraph-rsid="033764c2"/>
    </style:style>
    <style:style style:name="P266" style:family="paragraph" style:parent-style-name="Text_20_body">
      <style:text-properties officeooo:rsid="033764c2" officeooo:paragraph-rsid="0609f852"/>
    </style:style>
    <style:style style:name="P267" style:family="paragraph" style:parent-style-name="Text_20_body">
      <style:text-properties officeooo:rsid="03bfd133" officeooo:paragraph-rsid="03daeedf"/>
    </style:style>
    <style:style style:name="P268" style:family="paragraph" style:parent-style-name="Text_20_body">
      <style:text-properties officeooo:rsid="03bfd133" officeooo:paragraph-rsid="060ad3d7"/>
    </style:style>
    <style:style style:name="P269" style:family="paragraph" style:parent-style-name="Text_20_body">
      <style:text-properties officeooo:paragraph-rsid="060af3f5"/>
    </style:style>
    <style:style style:name="P270" style:family="paragraph" style:parent-style-name="Исходный_20_код">
      <style:text-properties officeooo:paragraph-rsid="060af3f5"/>
    </style:style>
    <style:style style:name="P271" style:family="paragraph" style:parent-style-name="Text_20_body">
      <style:text-properties officeooo:rsid="03a412d8" officeooo:paragraph-rsid="03a412d8"/>
    </style:style>
    <style:style style:name="P272" style:family="paragraph" style:parent-style-name="Text_20_body">
      <style:text-properties officeooo:rsid="03a412d8" officeooo:paragraph-rsid="060c39b8"/>
    </style:style>
    <style:style style:name="P273" style:family="paragraph" style:parent-style-name="Text_20_body">
      <style:text-properties officeooo:rsid="03a412d8" officeooo:paragraph-rsid="060f284b"/>
    </style:style>
    <style:style style:name="P274" style:family="paragraph" style:parent-style-name="Text_20_body">
      <style:text-properties officeooo:rsid="03a412d8" officeooo:paragraph-rsid="061d21be"/>
    </style:style>
    <style:style style:name="P275" style:family="paragraph" style:parent-style-name="Text_20_body">
      <style:text-properties officeooo:rsid="03a412d8" officeooo:paragraph-rsid="06cd0ea7"/>
    </style:style>
    <style:style style:name="P276" style:family="paragraph" style:parent-style-name="Text_20_body">
      <style:text-properties officeooo:rsid="0613474a" officeooo:paragraph-rsid="0613474a"/>
    </style:style>
    <style:style style:name="P277" style:family="paragraph" style:parent-style-name="Text_20_body">
      <style:text-properties officeooo:rsid="0613474a" officeooo:paragraph-rsid="096ff565"/>
    </style:style>
    <style:style style:name="P278" style:family="paragraph" style:parent-style-name="Text_20_body">
      <style:text-properties officeooo:rsid="0613474a" officeooo:paragraph-rsid="0975b3ad"/>
    </style:style>
    <style:style style:name="P279" style:family="paragraph" style:parent-style-name="Исходный_20_код">
      <style:text-properties officeooo:paragraph-rsid="05fab04e"/>
    </style:style>
    <style:style style:name="P280" style:family="paragraph" style:parent-style-name="Исходный_20_код">
      <style:text-properties officeooo:paragraph-rsid="0609f852"/>
    </style:style>
    <style:style style:name="P281" style:family="paragraph" style:parent-style-name="Исходный_20_код">
      <style:text-properties officeooo:paragraph-rsid="060ad3d7"/>
    </style:style>
    <style:style style:name="P282" style:family="paragraph" style:parent-style-name="Исходный_20_код">
      <style:text-properties officeooo:paragraph-rsid="060c39b8"/>
    </style:style>
    <style:style style:name="P283" style:family="paragraph" style:parent-style-name="Исходный_20_код">
      <style:text-properties officeooo:paragraph-rsid="061d21be"/>
    </style:style>
    <style:style style:name="P284" style:family="paragraph" style:parent-style-name="Text_20_body">
      <style:text-properties officeooo:rsid="03a87793" officeooo:paragraph-rsid="03a87793"/>
    </style:style>
    <style:style style:name="P285" style:family="paragraph" style:parent-style-name="Text_20_body">
      <style:text-properties officeooo:rsid="0620e95d" officeooo:paragraph-rsid="063e9233"/>
    </style:style>
    <style:style style:name="P286" style:family="paragraph" style:parent-style-name="Text_20_body">
      <style:text-properties officeooo:rsid="0634c7b6" officeooo:paragraph-rsid="0634c7b6"/>
    </style:style>
    <style:style style:name="P287" style:family="paragraph" style:parent-style-name="Text_20_body">
      <style:text-properties officeooo:rsid="06354b6b" officeooo:paragraph-rsid="06354b6b"/>
    </style:style>
    <style:style style:name="P288" style:family="paragraph" style:parent-style-name="Text_20_body">
      <style:text-properties officeooo:rsid="05002b32" officeooo:paragraph-rsid="05002b32"/>
    </style:style>
    <style:style style:name="P289" style:family="paragraph" style:parent-style-name="Исходный_20_код">
      <style:text-properties officeooo:paragraph-rsid="066218da"/>
    </style:style>
    <style:style style:name="P290" style:family="paragraph" style:parent-style-name="Исходный_20_код">
      <style:text-properties officeooo:rsid="066218da" officeooo:paragraph-rsid="066218da"/>
    </style:style>
    <style:style style:name="P291" style:family="paragraph" style:parent-style-name="Исходный_20_код">
      <style:text-properties officeooo:rsid="066218da" officeooo:paragraph-rsid="087a0a4f"/>
    </style:style>
    <style:style style:name="P292" style:family="paragraph" style:parent-style-name="Исходный_20_код">
      <style:text-properties officeooo:paragraph-rsid="066b3141"/>
    </style:style>
    <style:style style:name="P293" style:family="paragraph" style:parent-style-name="Исходный_20_код">
      <style:text-properties officeooo:paragraph-rsid="066b5984"/>
    </style:style>
    <style:style style:name="P294" style:family="paragraph" style:parent-style-name="Text_20_body">
      <style:text-properties officeooo:rsid="0627815a" officeooo:paragraph-rsid="06d42fd3"/>
    </style:style>
    <style:style style:name="P295" style:family="paragraph" style:parent-style-name="Text_20_body">
      <style:text-properties officeooo:rsid="062a8f9d" officeooo:paragraph-rsid="06d42fd3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0" style:family="paragraph" style:parent-style-name="Исходный_20_код">
      <style:text-properties officeooo:paragraph-rsid="06903f5c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5" style:family="paragraph" style:parent-style-name="Исходный_20_код">
      <style:text-properties officeooo:paragraph-rsid="069e3f3c"/>
    </style:style>
    <style:style style:name="P306" style:family="paragraph" style:parent-style-name="Text_20_body">
      <style:text-properties officeooo:rsid="00d615d9" officeooo:paragraph-rsid="0723ea59"/>
    </style:style>
    <style:style style:name="P307" style:family="paragraph" style:parent-style-name="Text_20_body">
      <style:text-properties officeooo:rsid="00e49875" officeooo:paragraph-rsid="072afc5d"/>
    </style:style>
    <style:style style:name="P308" style:family="paragraph" style:parent-style-name="Text_20_body">
      <style:text-properties officeooo:rsid="07577a03" officeooo:paragraph-rsid="07577a03"/>
    </style:style>
    <style:style style:name="P309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0" style:family="paragraph" style:parent-style-name="Text_20_body">
      <style:text-properties officeooo:rsid="07577a03" officeooo:paragraph-rsid="076dde53"/>
    </style:style>
    <style:style style:name="P311" style:family="paragraph" style:parent-style-name="Text_20_body">
      <style:text-properties officeooo:rsid="07577a03" officeooo:paragraph-rsid="076ee35a"/>
    </style:style>
    <style:style style:name="P312" style:family="paragraph" style:parent-style-name="Text_20_body">
      <style:text-properties officeooo:rsid="075b1c15" officeooo:paragraph-rsid="075b1c15"/>
    </style:style>
    <style:style style:name="P31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4" style:family="paragraph" style:parent-style-name="Text_20_body">
      <style:text-properties officeooo:rsid="075fe862" officeooo:paragraph-rsid="075fe862"/>
    </style:style>
    <style:style style:name="P315" style:family="paragraph" style:parent-style-name="Text_20_body">
      <style:text-properties officeooo:rsid="0764e0b4" officeooo:paragraph-rsid="0764e0b4"/>
    </style:style>
    <style:style style:name="P316" style:family="paragraph" style:parent-style-name="Text_20_body">
      <style:text-properties officeooo:rsid="0764e0b4" officeooo:paragraph-rsid="076c388a"/>
    </style:style>
    <style:style style:name="P317" style:family="paragraph" style:parent-style-name="Text_20_body">
      <style:text-properties officeooo:rsid="01e6a17f" officeooo:paragraph-rsid="07b729ce"/>
    </style:style>
    <style:style style:name="P318" style:family="paragraph" style:parent-style-name="Исходный_20_код">
      <style:text-properties officeooo:paragraph-rsid="0750966a"/>
    </style:style>
    <style:style style:name="P319" style:family="paragraph" style:parent-style-name="Исходный_20_код">
      <style:text-properties officeooo:paragraph-rsid="06690a4e"/>
    </style:style>
    <style:style style:name="P320" style:family="paragraph" style:parent-style-name="Исходный_20_код">
      <style:text-properties officeooo:paragraph-rsid="07632cc8"/>
    </style:style>
    <style:style style:name="P321" style:family="paragraph" style:parent-style-name="Text_20_body">
      <style:text-properties officeooo:rsid="07bc1eef" officeooo:paragraph-rsid="07be8631"/>
    </style:style>
    <style:style style:name="P322" style:family="paragraph" style:parent-style-name="Text_20_body">
      <style:text-properties officeooo:rsid="07bd6177" officeooo:paragraph-rsid="07bd6177"/>
    </style:style>
    <style:style style:name="P323" style:family="paragraph" style:parent-style-name="Text_20_body">
      <style:text-properties officeooo:rsid="07bd96ca" officeooo:paragraph-rsid="07bd96ca"/>
    </style:style>
    <style:style style:name="P324" style:family="paragraph" style:parent-style-name="Text_20_body">
      <style:text-properties officeooo:rsid="07c16ce6" officeooo:paragraph-rsid="07c16ce6"/>
    </style:style>
    <style:style style:name="P325" style:family="paragraph" style:parent-style-name="Исходный_20_код">
      <style:text-properties officeooo:paragraph-rsid="06fa67cc"/>
    </style:style>
    <style:style style:name="P326" style:family="paragraph" style:parent-style-name="Text_20_body">
      <style:text-properties officeooo:rsid="07c974ee" officeooo:paragraph-rsid="07c974ee"/>
    </style:style>
    <style:style style:name="P327" style:family="paragraph" style:parent-style-name="Text_20_body">
      <style:text-properties officeooo:rsid="07cc2237" officeooo:paragraph-rsid="07cc2237"/>
    </style:style>
    <style:style style:name="P328" style:family="paragraph" style:parent-style-name="Text_20_body">
      <style:text-properties officeooo:rsid="07cc2237" officeooo:paragraph-rsid="07e7abec"/>
    </style:style>
    <style:style style:name="P329" style:family="paragraph" style:parent-style-name="Text_20_body">
      <style:text-properties officeooo:rsid="07ce040e" officeooo:paragraph-rsid="07ec9397"/>
    </style:style>
    <style:style style:name="P330" style:family="paragraph" style:parent-style-name="Text_20_body">
      <style:text-properties officeooo:rsid="07ce040e" officeooo:paragraph-rsid="07eeae75"/>
    </style:style>
    <style:style style:name="P331" style:family="paragraph" style:parent-style-name="Text_20_body">
      <style:text-properties officeooo:rsid="07ce040e" officeooo:paragraph-rsid="07f12425"/>
    </style:style>
    <style:style style:name="P332" style:family="paragraph" style:parent-style-name="Text_20_body">
      <style:text-properties officeooo:rsid="07ce040e" officeooo:paragraph-rsid="07f22e13"/>
    </style:style>
    <style:style style:name="P333" style:family="paragraph" style:parent-style-name="Text_20_body">
      <style:text-properties officeooo:rsid="07e30975" officeooo:paragraph-rsid="07e30975"/>
    </style:style>
    <style:style style:name="P334" style:family="paragraph" style:parent-style-name="Исходный_20_код">
      <style:text-properties officeooo:paragraph-rsid="066f57ff"/>
    </style:style>
    <style:style style:name="P335" style:family="paragraph" style:parent-style-name="Исходный_20_код">
      <style:text-properties officeooo:paragraph-rsid="0672426f"/>
    </style:style>
    <style:style style:name="P336" style:family="paragraph" style:parent-style-name="Text_20_body">
      <style:text-properties officeooo:rsid="08376563" officeooo:paragraph-rsid="08376563"/>
    </style:style>
    <style:style style:name="P337" style:family="paragraph" style:parent-style-name="Text_20_body">
      <style:text-properties officeooo:rsid="05da01fa" officeooo:paragraph-rsid="05da01fa"/>
    </style:style>
    <style:style style:name="P338" style:family="paragraph" style:parent-style-name="Text_20_body">
      <style:text-properties officeooo:rsid="0815f31e" officeooo:paragraph-rsid="0815f31e"/>
    </style:style>
    <style:style style:name="P339" style:family="paragraph" style:parent-style-name="Text_20_body">
      <style:text-properties officeooo:rsid="0815f31e" officeooo:paragraph-rsid="0aa4b11b"/>
    </style:style>
    <style:style style:name="P340" style:family="paragraph" style:parent-style-name="Text_20_body">
      <style:text-properties officeooo:rsid="08195eda" officeooo:paragraph-rsid="081d68db"/>
    </style:style>
    <style:style style:name="P341" style:family="paragraph" style:parent-style-name="Text_20_body">
      <style:text-properties officeooo:paragraph-rsid="081a0aa8"/>
    </style:style>
    <style:style style:name="P342" style:family="paragraph" style:parent-style-name="Text_20_body">
      <style:text-properties officeooo:rsid="00c42a1b" officeooo:paragraph-rsid="08376563"/>
    </style:style>
    <style:style style:name="P343" style:family="paragraph" style:parent-style-name="Исходный_20_код">
      <style:text-properties officeooo:paragraph-rsid="0822c67e"/>
    </style:style>
    <style:style style:name="P344" style:family="paragraph" style:parent-style-name="Исходный_20_код">
      <style:text-properties officeooo:paragraph-rsid="0845f5a3"/>
    </style:style>
    <style:style style:name="P345" style:family="paragraph" style:parent-style-name="Text_20_body">
      <style:text-properties officeooo:rsid="084794a4" officeooo:paragraph-rsid="084a7113"/>
    </style:style>
    <style:style style:name="P346" style:family="paragraph" style:parent-style-name="Text_20_body">
      <style:text-properties officeooo:rsid="084e411f" officeooo:paragraph-rsid="084e411f"/>
    </style:style>
    <style:style style:name="P347" style:family="paragraph" style:parent-style-name="Text_20_body">
      <style:text-properties officeooo:rsid="084e411f" officeooo:paragraph-rsid="08505a1a"/>
    </style:style>
    <style:style style:name="P348" style:family="paragraph" style:parent-style-name="Исходный_20_код">
      <style:text-properties officeooo:paragraph-rsid="083e787c"/>
    </style:style>
    <style:style style:name="P349" style:family="paragraph" style:parent-style-name="Исходный_20_код">
      <style:text-properties officeooo:paragraph-rsid="08446432"/>
    </style:style>
    <style:style style:name="P350" style:family="paragraph" style:parent-style-name="Исходный_20_код">
      <style:text-properties officeooo:paragraph-rsid="08505a1a"/>
    </style:style>
    <style:style style:name="P351" style:family="paragraph" style:parent-style-name="Исходный_20_код">
      <style:text-properties officeooo:paragraph-rsid="0858963c"/>
    </style:style>
    <style:style style:name="P352" style:family="paragraph" style:parent-style-name="Text_20_body">
      <style:text-properties officeooo:rsid="08569c4b" officeooo:paragraph-rsid="08569c4b"/>
    </style:style>
    <style:style style:name="P353" style:family="paragraph" style:parent-style-name="Text_20_body">
      <style:text-properties officeooo:rsid="08569c4b" officeooo:paragraph-rsid="085e8842"/>
    </style:style>
    <style:style style:name="P354" style:family="paragraph" style:parent-style-name="Text_20_body">
      <style:text-properties officeooo:rsid="085cffdc" officeooo:paragraph-rsid="085cffdc"/>
    </style:style>
    <style:style style:name="P355" style:family="paragraph" style:parent-style-name="Text_20_body">
      <style:text-properties officeooo:rsid="0861cddb" officeooo:paragraph-rsid="0869d2bd"/>
    </style:style>
    <style:style style:name="P356" style:family="paragraph" style:parent-style-name="Text_20_body">
      <style:text-properties officeooo:rsid="0861cddb" officeooo:paragraph-rsid="087290ff"/>
    </style:style>
    <style:style style:name="P357" style:family="paragraph" style:parent-style-name="Text_20_body">
      <style:text-properties officeooo:rsid="0861cddb" officeooo:paragraph-rsid="087306ba"/>
    </style:style>
    <style:style style:name="P358" style:family="paragraph" style:parent-style-name="Text_20_body">
      <style:text-properties officeooo:rsid="0861cddb" officeooo:paragraph-rsid="0874e748"/>
    </style:style>
    <style:style style:name="P359" style:family="paragraph" style:parent-style-name="Text_20_body">
      <style:text-properties officeooo:rsid="0861cddb" officeooo:paragraph-rsid="087d3abf"/>
    </style:style>
    <style:style style:name="P360" style:family="paragraph" style:parent-style-name="Text_20_body">
      <style:text-properties officeooo:paragraph-rsid="0870bacb"/>
    </style:style>
    <style:style style:name="P361" style:family="paragraph" style:parent-style-name="Исходный_20_код">
      <style:text-properties officeooo:paragraph-rsid="087290ff"/>
    </style:style>
    <style:style style:name="P362" style:family="paragraph" style:parent-style-name="Исходный_20_код">
      <style:text-properties officeooo:paragraph-rsid="087306ba"/>
    </style:style>
    <style:style style:name="P363" style:family="paragraph" style:parent-style-name="Исходный_20_код">
      <style:text-properties officeooo:paragraph-rsid="0874e748"/>
    </style:style>
    <style:style style:name="P364" style:family="paragraph" style:parent-style-name="Исходный_20_код">
      <style:text-properties officeooo:paragraph-rsid="087d3abf"/>
    </style:style>
    <style:style style:name="P365" style:family="paragraph" style:parent-style-name="Исходный_20_код">
      <style:text-properties officeooo:paragraph-rsid="087f2f39"/>
    </style:style>
    <style:style style:name="P366" style:family="paragraph" style:parent-style-name="Исходный_20_код">
      <style:text-properties officeooo:paragraph-rsid="08828c49"/>
    </style:style>
    <style:style style:name="P367" style:family="paragraph" style:parent-style-name="Text_20_body">
      <style:text-properties officeooo:rsid="087768a5" officeooo:paragraph-rsid="087768a5"/>
    </style:style>
    <style:style style:name="P368" style:family="paragraph" style:parent-style-name="Text_20_body">
      <style:text-properties officeooo:rsid="087f2f39" officeooo:paragraph-rsid="087f2f39"/>
    </style:style>
    <style:style style:name="P369" style:family="paragraph" style:parent-style-name="Text_20_body">
      <style:text-properties officeooo:rsid="087f2f39" officeooo:paragraph-rsid="08828c49"/>
    </style:style>
    <style:style style:name="P370" style:family="paragraph" style:parent-style-name="Исходный_20_код">
      <style:text-properties officeooo:paragraph-rsid="088437af"/>
    </style:style>
    <style:style style:name="P371" style:family="paragraph" style:parent-style-name="Исходный_20_код">
      <style:text-properties officeooo:paragraph-rsid="088978d3"/>
    </style:style>
    <style:style style:name="P372" style:family="paragraph" style:parent-style-name="Text_20_body">
      <style:text-properties officeooo:rsid="089fcd00" officeooo:paragraph-rsid="089fcd00"/>
    </style:style>
    <style:style style:name="P373" style:family="paragraph" style:parent-style-name="Исходный_20_код">
      <style:text-properties officeooo:paragraph-rsid="089539aa"/>
    </style:style>
    <style:style style:name="P374" style:family="paragraph" style:parent-style-name="Text_20_body">
      <style:text-properties officeooo:rsid="088f2807" officeooo:paragraph-rsid="088f2807"/>
    </style:style>
    <style:style style:name="P375" style:family="paragraph" style:parent-style-name="Text_20_body">
      <style:text-properties officeooo:rsid="089539aa" officeooo:paragraph-rsid="089c4f1c"/>
    </style:style>
    <style:style style:name="P376" style:family="paragraph" style:parent-style-name="Text_20_body">
      <style:text-properties officeooo:rsid="089830a1" officeooo:paragraph-rsid="089830a1"/>
    </style:style>
    <style:style style:name="P377" style:family="paragraph" style:parent-style-name="Text_20_body">
      <style:text-properties officeooo:rsid="089fff8f" officeooo:paragraph-rsid="089fff8f"/>
    </style:style>
    <style:style style:name="P378" style:family="paragraph" style:parent-style-name="Text_20_body">
      <style:text-properties officeooo:rsid="08ab5a51" officeooo:paragraph-rsid="08ab5a51"/>
    </style:style>
    <style:style style:name="P379" style:family="paragraph" style:parent-style-name="Text_20_body">
      <style:text-properties officeooo:rsid="08ae6576" officeooo:paragraph-rsid="08b5bdc5"/>
    </style:style>
    <style:style style:name="P380" style:family="paragraph" style:parent-style-name="Text_20_body">
      <style:text-properties officeooo:rsid="08af039e" officeooo:paragraph-rsid="08af039e"/>
    </style:style>
    <style:style style:name="P381" style:family="paragraph" style:parent-style-name="Исходный_20_код">
      <style:text-properties officeooo:paragraph-rsid="08928c6c"/>
    </style:style>
    <style:style style:name="P382" style:family="paragraph" style:parent-style-name="Text_20_body">
      <style:text-properties officeooo:paragraph-rsid="08d53d8c"/>
    </style:style>
    <style:style style:name="P383" style:family="paragraph" style:parent-style-name="Исходный_20_код">
      <style:text-properties officeooo:paragraph-rsid="08d53d8c"/>
    </style:style>
    <style:style style:name="P384" style:family="paragraph" style:parent-style-name="Синтаксическое_20_правило">
      <style:text-properties officeooo:paragraph-rsid="08d53d8c"/>
    </style:style>
    <style:style style:name="P385" style:family="paragraph" style:parent-style-name="Text_20_body">
      <style:text-properties officeooo:rsid="08dd77e6" officeooo:paragraph-rsid="08dd77e6"/>
    </style:style>
    <style:style style:name="P386" style:family="paragraph" style:parent-style-name="Text_20_body">
      <style:text-properties officeooo:rsid="08dd77e6" officeooo:paragraph-rsid="09260fd6"/>
    </style:style>
    <style:style style:name="P387" style:family="paragraph" style:parent-style-name="Text_20_body">
      <style:text-properties officeooo:rsid="00951bc6" officeooo:paragraph-rsid="08d53d8c"/>
    </style:style>
    <style:style style:name="P388" style:family="paragraph" style:parent-style-name="Text_20_body">
      <style:text-properties officeooo:rsid="08d53d8c" officeooo:paragraph-rsid="08d53d8c"/>
    </style:style>
    <style:style style:name="P389" style:family="paragraph" style:parent-style-name="Text_20_body">
      <style:text-properties officeooo:rsid="08e4c7b0" officeooo:paragraph-rsid="08e4c7b0"/>
    </style:style>
    <style:style style:name="P390" style:family="paragraph" style:parent-style-name="Text_20_body">
      <style:text-properties officeooo:rsid="08e6ddf6" officeooo:paragraph-rsid="08e6ddf6"/>
    </style:style>
    <style:style style:name="P391" style:family="paragraph" style:parent-style-name="Text_20_body">
      <style:text-properties officeooo:rsid="08ee940e" officeooo:paragraph-rsid="08ee940e"/>
    </style:style>
    <style:style style:name="P392" style:family="paragraph" style:parent-style-name="Text_20_body">
      <style:text-properties officeooo:rsid="08f17972" officeooo:paragraph-rsid="08f17972"/>
    </style:style>
    <style:style style:name="P393" style:family="paragraph" style:parent-style-name="Text_20_body">
      <style:text-properties officeooo:rsid="08f6b53a" officeooo:paragraph-rsid="08f6b53a"/>
    </style:style>
    <style:style style:name="P394" style:family="paragraph" style:parent-style-name="Text_20_body">
      <style:text-properties officeooo:rsid="08f815b1" officeooo:paragraph-rsid="08f815b1"/>
    </style:style>
    <style:style style:name="P395" style:family="paragraph" style:parent-style-name="Text_20_body">
      <style:text-properties officeooo:rsid="08f89a21" officeooo:paragraph-rsid="08f89a21"/>
    </style:style>
    <style:style style:name="P396" style:family="paragraph" style:parent-style-name="Text_20_body">
      <style:text-properties officeooo:rsid="0901a250" officeooo:paragraph-rsid="0901a250"/>
    </style:style>
    <style:style style:name="P397" style:family="paragraph" style:parent-style-name="Text_20_body">
      <style:text-properties officeooo:rsid="09048a2d" officeooo:paragraph-rsid="09048a2d"/>
    </style:style>
    <style:style style:name="P398" style:family="paragraph" style:parent-style-name="Text_20_body">
      <style:text-properties officeooo:rsid="0904b99b" officeooo:paragraph-rsid="0904b99b"/>
    </style:style>
    <style:style style:name="P399" style:family="paragraph" style:parent-style-name="Text_20_body">
      <style:text-properties officeooo:rsid="09089e80" officeooo:paragraph-rsid="09089e80"/>
    </style:style>
    <style:style style:name="P400" style:family="paragraph" style:parent-style-name="Text_20_body">
      <style:text-properties officeooo:rsid="09089e80" officeooo:paragraph-rsid="090c53cb"/>
    </style:style>
    <style:style style:name="P401" style:family="paragraph" style:parent-style-name="Text_20_body">
      <style:text-properties officeooo:rsid="090ffc8a" officeooo:paragraph-rsid="090ffc8a"/>
    </style:style>
    <style:style style:name="P402" style:family="paragraph" style:parent-style-name="Text_20_body">
      <style:text-properties officeooo:rsid="091162cc" officeooo:paragraph-rsid="091162cc"/>
    </style:style>
    <style:style style:name="P403" style:family="paragraph" style:parent-style-name="Text_20_body">
      <style:text-properties officeooo:rsid="091a5b33" officeooo:paragraph-rsid="091a5b33"/>
    </style:style>
    <style:style style:name="P404" style:family="paragraph" style:parent-style-name="Text_20_body">
      <style:text-properties officeooo:rsid="09294072" officeooo:paragraph-rsid="09294072"/>
    </style:style>
    <style:style style:name="P405" style:family="paragraph" style:parent-style-name="Text_20_body">
      <style:text-properties officeooo:paragraph-rsid="08a66b1d"/>
    </style:style>
    <style:style style:name="P406" style:family="paragraph" style:parent-style-name="Text_20_body">
      <style:text-properties officeooo:rsid="092b0c67" officeooo:paragraph-rsid="092b0c67"/>
    </style:style>
    <style:style style:name="P407" style:family="paragraph" style:parent-style-name="Text_20_body">
      <style:text-properties officeooo:rsid="092dc161" officeooo:paragraph-rsid="092dc161"/>
    </style:style>
    <style:style style:name="P408" style:family="paragraph" style:parent-style-name="Text_20_body">
      <style:text-properties officeooo:rsid="092e9839" officeooo:paragraph-rsid="092e9839"/>
    </style:style>
    <style:style style:name="P409" style:family="paragraph" style:parent-style-name="Text_20_body">
      <style:text-properties officeooo:rsid="092ffedd" officeooo:paragraph-rsid="092ffedd"/>
    </style:style>
    <style:style style:name="P410" style:family="paragraph" style:parent-style-name="Text_20_body">
      <style:text-properties officeooo:rsid="0935eb79" officeooo:paragraph-rsid="0945e383"/>
    </style:style>
    <style:style style:name="P411" style:family="paragraph" style:parent-style-name="Text_20_body">
      <style:text-properties officeooo:rsid="093a1e20" officeooo:paragraph-rsid="093a1e20"/>
    </style:style>
    <style:style style:name="P412" style:family="paragraph" style:parent-style-name="Исходный_20_код">
      <style:text-properties officeooo:rsid="0619a082" officeooo:paragraph-rsid="08d53d8c"/>
    </style:style>
    <style:style style:name="P413" style:family="paragraph" style:parent-style-name="Исходный_20_код">
      <style:text-properties officeooo:rsid="061a2143" officeooo:paragraph-rsid="08d53d8c"/>
    </style:style>
    <style:style style:name="P414" style:family="paragraph" style:parent-style-name="Исходный_20_код" style:master-page-name="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style:page-number="auto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5" style:family="paragraph" style:parent-style-name="Исходный_20_код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6" style:family="paragraph" style:parent-style-name="Исходный_20_код">
      <style:text-properties officeooo:paragraph-rsid="08e2bf57"/>
    </style:style>
    <style:style style:name="P417" style:family="paragraph" style:parent-style-name="Исходный_20_код">
      <style:text-properties officeooo:paragraph-rsid="08e4c7b0"/>
    </style:style>
    <style:style style:name="P418" style:family="paragraph" style:parent-style-name="Исходный_20_код">
      <style:text-properties officeooo:rsid="09124caa" officeooo:paragraph-rsid="09124caa"/>
    </style:style>
    <style:style style:name="P419" style:family="paragraph" style:parent-style-name="Исходный_20_код">
      <style:text-properties officeooo:rsid="09124caa" officeooo:paragraph-rsid="09234619"/>
    </style:style>
    <style:style style:name="P420" style:family="paragraph" style:parent-style-name="Text_20_body">
      <style:text-properties officeooo:rsid="0942c874" officeooo:paragraph-rsid="0942c874"/>
    </style:style>
    <style:style style:name="P421" style:family="paragraph" style:parent-style-name="Text_20_body">
      <style:text-properties officeooo:rsid="095623d0" officeooo:paragraph-rsid="095623d0"/>
    </style:style>
    <style:style style:name="P422" style:family="paragraph" style:parent-style-name="Исходный_20_код">
      <style:text-properties officeooo:paragraph-rsid="09582543"/>
    </style:style>
    <style:style style:name="P423" style:family="paragraph" style:parent-style-name="Исходный_20_код">
      <style:text-properties officeooo:paragraph-rsid="0975b3ad"/>
    </style:style>
    <style:style style:name="P424" style:family="paragraph" style:parent-style-name="Text_20_body">
      <style:text-properties officeooo:rsid="0969828e" officeooo:paragraph-rsid="0969828e"/>
    </style:style>
    <style:style style:name="P425" style:family="paragraph" style:parent-style-name="Text_20_body">
      <style:text-properties officeooo:rsid="09795fcf" officeooo:paragraph-rsid="09795fcf"/>
    </style:style>
    <style:style style:name="P426" style:family="paragraph" style:parent-style-name="Text_20_body">
      <style:text-properties officeooo:rsid="097a17ce" officeooo:paragraph-rsid="097a17ce"/>
    </style:style>
    <style:style style:name="P427" style:family="paragraph" style:parent-style-name="Исходный_20_код">
      <style:text-properties officeooo:paragraph-rsid="096892a8"/>
    </style:style>
    <style:style style:name="P428" style:family="paragraph" style:parent-style-name="Исходный_20_код">
      <style:text-properties officeooo:paragraph-rsid="096bc028"/>
    </style:style>
    <style:style style:name="P429" style:family="paragraph" style:parent-style-name="Исходный_20_код">
      <style:text-properties officeooo:paragraph-rsid="0970fb78"/>
    </style:style>
    <style:style style:name="P430" style:family="paragraph" style:parent-style-name="Text_20_body">
      <style:text-properties officeooo:rsid="0985a3ec" officeooo:paragraph-rsid="0985a3ec"/>
    </style:style>
    <style:style style:name="P431" style:family="paragraph" style:parent-style-name="Text_20_body">
      <style:text-properties officeooo:rsid="09866926" officeooo:paragraph-rsid="09866926"/>
    </style:style>
    <style:style style:name="P432" style:family="paragraph" style:parent-style-name="Text_20_body">
      <style:text-properties officeooo:rsid="098772db" officeooo:paragraph-rsid="0989914e"/>
    </style:style>
    <style:style style:name="P433" style:family="paragraph" style:parent-style-name="Text_20_body">
      <style:text-properties officeooo:rsid="098772db" officeooo:paragraph-rsid="09957784"/>
    </style:style>
    <style:style style:name="P434" style:family="paragraph" style:parent-style-name="Text_20_body">
      <style:text-properties officeooo:rsid="098772db" officeooo:paragraph-rsid="09af3c4c"/>
    </style:style>
    <style:style style:name="P435" style:family="paragraph" style:parent-style-name="Text_20_body">
      <style:text-properties officeooo:rsid="098772db" officeooo:paragraph-rsid="09b7465e"/>
    </style:style>
    <style:style style:name="P436" style:family="paragraph" style:parent-style-name="Text_20_body">
      <style:text-properties officeooo:rsid="09912f37" officeooo:paragraph-rsid="09912f37"/>
    </style:style>
    <style:style style:name="P437" style:family="paragraph" style:parent-style-name="Text_20_body">
      <style:text-properties officeooo:rsid="0991581f" officeooo:paragraph-rsid="0991581f"/>
    </style:style>
    <style:style style:name="P438" style:family="paragraph" style:parent-style-name="Text_20_body">
      <style:text-properties officeooo:rsid="09957784" officeooo:paragraph-rsid="09a88a41"/>
    </style:style>
    <style:style style:name="P439" style:family="paragraph" style:parent-style-name="Text_20_body">
      <style:text-properties officeooo:rsid="09957784" officeooo:paragraph-rsid="09af3c4c"/>
    </style:style>
    <style:style style:name="P440" style:family="paragraph" style:parent-style-name="Text_20_body">
      <style:text-properties officeooo:rsid="09972dd3" officeooo:paragraph-rsid="09972dd3"/>
    </style:style>
    <style:style style:name="P441" style:family="paragraph" style:parent-style-name="Text_20_body">
      <style:text-properties officeooo:rsid="09973b55" officeooo:paragraph-rsid="09973b55"/>
    </style:style>
    <style:style style:name="P442" style:family="paragraph" style:parent-style-name="Text_20_body">
      <style:text-properties officeooo:rsid="099a0df6" officeooo:paragraph-rsid="09a88a41"/>
    </style:style>
    <style:style style:name="P443" style:family="paragraph" style:parent-style-name="Text_20_body">
      <style:text-properties officeooo:rsid="099a0df6" officeooo:paragraph-rsid="09af3c4c"/>
    </style:style>
    <style:style style:name="P444" style:family="paragraph" style:parent-style-name="Text_20_body">
      <style:text-properties officeooo:rsid="09b39771" officeooo:paragraph-rsid="09b39771"/>
    </style:style>
    <style:style style:name="P445" style:family="paragraph" style:parent-style-name="Text_20_body">
      <style:text-properties officeooo:rsid="09bb1301" officeooo:paragraph-rsid="09bb1301"/>
    </style:style>
    <style:style style:name="P446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justify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447" style:family="paragraph" style:parent-style-name="Text_20_body">
      <style:text-properties officeooo:rsid="09dd7bfb" officeooo:paragraph-rsid="09dd7bfb"/>
    </style:style>
    <style:style style:name="P448" style:family="paragraph" style:parent-style-name="Text_20_body">
      <style:text-properties officeooo:rsid="09e0ece4" officeooo:paragraph-rsid="09e0ece4"/>
    </style:style>
    <style:style style:name="P449" style:family="paragraph" style:parent-style-name="Text_20_body">
      <style:text-properties officeooo:rsid="09e30721" officeooo:paragraph-rsid="09e30721"/>
    </style:style>
    <style:style style:name="P450" style:family="paragraph" style:parent-style-name="Text_20_body">
      <style:text-properties officeooo:rsid="09e9b60b" officeooo:paragraph-rsid="09eb7d22"/>
    </style:style>
    <style:style style:name="P451" style:family="paragraph" style:parent-style-name="Исходный_20_код">
      <style:text-properties officeooo:paragraph-rsid="09e16604"/>
    </style:style>
    <style:style style:name="P452" style:family="paragraph" style:parent-style-name="Исходный_20_код">
      <style:text-properties officeooo:paragraph-rsid="09e99054"/>
    </style:style>
    <style:style style:name="P453" style:family="paragraph" style:parent-style-name="Text_20_body">
      <style:text-properties officeooo:rsid="09efb48b" officeooo:paragraph-rsid="09efb48b"/>
    </style:style>
    <style:style style:name="P454" style:family="paragraph" style:parent-style-name="Text_20_body">
      <style:text-properties officeooo:rsid="09f1d0ec" officeooo:paragraph-rsid="09f1d0ec"/>
    </style:style>
    <style:style style:name="P455" style:family="paragraph" style:parent-style-name="Text_20_body">
      <style:text-properties officeooo:rsid="09f5b3fd" officeooo:paragraph-rsid="09f5b3fd"/>
    </style:style>
    <style:style style:name="P456" style:family="paragraph" style:parent-style-name="Text_20_body">
      <style:text-properties officeooo:rsid="09fdb381" officeooo:paragraph-rsid="09fdb381"/>
    </style:style>
    <style:style style:name="P457" style:family="paragraph" style:parent-style-name="Text_20_body">
      <style:text-properties officeooo:rsid="0a001ed1" officeooo:paragraph-rsid="0a001ed1"/>
    </style:style>
    <style:style style:name="P458" style:family="paragraph" style:parent-style-name="Text_20_body">
      <style:text-properties officeooo:rsid="0a06bbfc" officeooo:paragraph-rsid="0a072126"/>
    </style:style>
    <style:style style:name="P459" style:family="paragraph" style:parent-style-name="Text_20_body">
      <style:text-properties officeooo:rsid="0a09a764" officeooo:paragraph-rsid="0a09a764"/>
    </style:style>
    <style:style style:name="P460" style:family="paragraph" style:parent-style-name="Text_20_body">
      <style:text-properties officeooo:rsid="0a0eac73" officeooo:paragraph-rsid="0a0eac73"/>
    </style:style>
    <style:style style:name="P461" style:family="paragraph" style:parent-style-name="Text_20_body">
      <style:text-properties officeooo:rsid="0a1162ae" officeooo:paragraph-rsid="0a1162ae"/>
    </style:style>
    <style:style style:name="P462" style:family="paragraph" style:parent-style-name="Text_20_body">
      <style:text-properties officeooo:rsid="0a1162ae" officeooo:paragraph-rsid="0a6abdfc"/>
    </style:style>
    <style:style style:name="P463" style:family="paragraph" style:parent-style-name="Исходный_20_код">
      <style:text-properties officeooo:paragraph-rsid="09f1055c"/>
    </style:style>
    <style:style style:name="P464" style:family="paragraph" style:parent-style-name="Исходный_20_код">
      <style:text-properties officeooo:paragraph-rsid="0a21f69c"/>
    </style:style>
    <style:style style:name="P465" style:family="paragraph" style:parent-style-name="Text_20_body">
      <style:text-properties officeooo:rsid="0a14d7d2" officeooo:paragraph-rsid="0a14d7d2"/>
    </style:style>
    <style:style style:name="P466" style:family="paragraph" style:parent-style-name="Text_20_body">
      <style:text-properties officeooo:rsid="0a14d7d2" officeooo:paragraph-rsid="0a959714"/>
    </style:style>
    <style:style style:name="P467" style:family="paragraph" style:parent-style-name="Text_20_body">
      <style:text-properties officeooo:rsid="0a3c5021" officeooo:paragraph-rsid="0a3c5021"/>
    </style:style>
    <style:style style:name="P468" style:family="paragraph" style:parent-style-name="Text_20_body">
      <style:text-properties officeooo:rsid="0a3d22c6" officeooo:paragraph-rsid="0a3d22c6"/>
    </style:style>
    <style:style style:name="P469" style:family="paragraph" style:parent-style-name="Text_20_body">
      <style:text-properties officeooo:rsid="0a3d460c" officeooo:paragraph-rsid="0a3d460c"/>
    </style:style>
    <style:style style:name="P470" style:family="paragraph" style:parent-style-name="Text_20_body">
      <style:text-properties officeooo:rsid="0a3d460c" officeooo:paragraph-rsid="0a48fc08"/>
    </style:style>
    <style:style style:name="P471" style:family="paragraph" style:parent-style-name="Text_20_body">
      <style:text-properties officeooo:rsid="0a5d69ef" officeooo:paragraph-rsid="0a5d69ef"/>
    </style:style>
    <style:style style:name="P472" style:family="paragraph" style:parent-style-name="Исходный_20_код">
      <style:text-properties officeooo:paragraph-rsid="0a48fc08"/>
    </style:style>
    <style:style style:name="P473" style:family="paragraph" style:parent-style-name="Исходный_20_код">
      <style:text-properties officeooo:rsid="0a50630e" officeooo:paragraph-rsid="0a576a46"/>
    </style:style>
    <style:style style:name="P474" style:family="paragraph" style:parent-style-name="Исходный_20_код">
      <style:text-properties officeooo:rsid="0a59dd24" officeooo:paragraph-rsid="0a5a3afc"/>
    </style:style>
    <style:style style:name="P475" style:family="paragraph" style:parent-style-name="Text_20_body">
      <style:text-properties style:text-underline-style="none" officeooo:rsid="0a8bb85d" officeooo:paragraph-rsid="0a8bb85d"/>
    </style:style>
    <style:style style:name="P476" style:family="paragraph" style:parent-style-name="Text_20_body">
      <style:text-properties style:text-underline-style="none" officeooo:rsid="0a8c203b" officeooo:paragraph-rsid="0a8c203b"/>
    </style:style>
    <style:style style:name="P477" style:family="paragraph" style:parent-style-name="Text_20_body">
      <style:text-properties style:text-underline-style="none" officeooo:rsid="0a8cca7f" officeooo:paragraph-rsid="0a8cca7f"/>
    </style:style>
    <style:style style:name="P478" style:family="paragraph" style:parent-style-name="Text_20_body">
      <style:text-properties officeooo:rsid="0a8f1e09" officeooo:paragraph-rsid="0a8f1e09"/>
    </style:style>
    <style:style style:name="P479" style:family="paragraph" style:parent-style-name="Text_20_body">
      <style:text-properties officeooo:rsid="0a9145db" officeooo:paragraph-rsid="0a9145db"/>
    </style:style>
    <style:style style:name="P480" style:family="paragraph" style:parent-style-name="Text_20_body">
      <style:text-properties officeooo:rsid="0823fcfa" officeooo:paragraph-rsid="0823fcfa"/>
    </style:style>
    <style:style style:name="P481" style:family="paragraph" style:parent-style-name="Text_20_body">
      <style:text-properties officeooo:rsid="0a997589" officeooo:paragraph-rsid="0aa0afd0"/>
    </style:style>
    <style:style style:name="P482" style:family="paragraph" style:parent-style-name="Text_20_body">
      <style:text-properties officeooo:rsid="08194868" officeooo:paragraph-rsid="08194868"/>
    </style:style>
    <style:style style:name="P483" style:family="paragraph" style:parent-style-name="Text_20_body">
      <style:text-properties officeooo:rsid="0aaded0a" officeooo:paragraph-rsid="0aaded0a"/>
    </style:style>
    <style:style style:name="P484" style:family="paragraph" style:parent-style-name="Text_20_body">
      <style:text-properties officeooo:rsid="052e20cd" officeooo:paragraph-rsid="052e20cd"/>
    </style:style>
    <style:style style:name="P485" style:family="paragraph" style:parent-style-name="Text_20_body">
      <style:text-properties officeooo:rsid="0ab8db10" officeooo:paragraph-rsid="0ab8db10"/>
    </style:style>
    <style:style style:name="P486" style:family="paragraph" style:parent-style-name="Text_20_body">
      <style:text-properties officeooo:rsid="0aced00b" officeooo:paragraph-rsid="0aced00b"/>
    </style:style>
    <style:style style:name="P487" style:family="paragraph" style:parent-style-name="Text_20_body">
      <style:text-properties officeooo:rsid="0ad205ef" officeooo:paragraph-rsid="0ad205ef"/>
    </style:style>
    <style:style style:name="P488" style:family="paragraph" style:parent-style-name="Text_20_body">
      <style:text-properties officeooo:rsid="0ae208eb" officeooo:paragraph-rsid="0ae208eb"/>
    </style:style>
    <style:style style:name="P489" style:family="paragraph" style:parent-style-name="Text_20_body">
      <style:text-properties officeooo:rsid="0ae208eb" officeooo:paragraph-rsid="0ae9a132"/>
    </style:style>
    <style:style style:name="P490" style:family="paragraph" style:parent-style-name="Text_20_body">
      <style:text-properties officeooo:rsid="0ae430c1" officeooo:paragraph-rsid="0ae430c1"/>
    </style:style>
    <style:style style:name="P491" style:family="paragraph" style:parent-style-name="Text_20_body">
      <style:text-properties officeooo:rsid="0ae430c1" officeooo:paragraph-rsid="0ae9a132"/>
    </style:style>
    <style:style style:name="P492" style:family="paragraph" style:parent-style-name="Исходный_20_код">
      <style:text-properties officeooo:paragraph-rsid="052ec773"/>
    </style:style>
    <style:style style:name="P493" style:family="paragraph" style:parent-style-name="Исходный_20_код">
      <style:text-properties officeooo:paragraph-rsid="0aba05b1"/>
    </style:style>
    <style:style style:name="P494" style:family="paragraph" style:parent-style-name="Heading_20_1">
      <style:paragraph-properties fo:text-align="center" style:justify-single-word="false"/>
    </style:style>
    <style:style style:name="P495" style:family="paragraph" style:parent-style-name="Heading_20_2">
      <style:text-properties officeooo:rsid="089fcd00" officeooo:paragraph-rsid="089fcd00"/>
    </style:style>
    <style:style style:name="P496" style:family="paragraph" style:parent-style-name="Heading_20_2">
      <style:text-properties officeooo:paragraph-rsid="08d53d8c"/>
    </style:style>
    <style:style style:name="P497" style:family="paragraph" style:parent-style-name="Heading_20_2">
      <style:text-properties officeooo:rsid="08dd77e6" officeooo:paragraph-rsid="08dd77e6"/>
    </style:style>
    <style:style style:name="P498" style:family="paragraph" style:parent-style-name="Heading_20_2">
      <style:text-properties officeooo:rsid="098eea9d" officeooo:paragraph-rsid="0985a3ec"/>
    </style:style>
    <style:style style:name="P499" style:family="paragraph" style:parent-style-name="Heading_20_2">
      <style:text-properties officeooo:rsid="030668d5" officeooo:paragraph-rsid="09af3c4c"/>
    </style:style>
    <style:style style:name="P500" style:family="paragraph" style:parent-style-name="Heading_20_2">
      <style:text-properties officeooo:rsid="08376563" officeooo:paragraph-rsid="0975b3ad"/>
    </style:style>
    <style:style style:name="P501" style:family="paragraph" style:parent-style-name="Heading_20_2">
      <style:text-properties officeooo:paragraph-rsid="01023fd0"/>
    </style:style>
    <style:style style:name="P502" style:family="paragraph" style:parent-style-name="Heading_20_3">
      <style:text-properties officeooo:paragraph-rsid="08d53d8c"/>
    </style:style>
    <style:style style:name="P503" style:family="paragraph" style:parent-style-name="Heading_20_3">
      <style:text-properties officeooo:rsid="058fbb7a" officeooo:paragraph-rsid="08d53d8c"/>
    </style:style>
    <style:style style:name="P504" style:family="paragraph" style:parent-style-name="Heading_20_3">
      <style:text-properties officeooo:rsid="08ea5360" officeooo:paragraph-rsid="08ea5360"/>
    </style:style>
    <style:style style:name="P505" style:family="paragraph" style:parent-style-name="Heading_20_3">
      <style:text-properties officeooo:paragraph-rsid="09af3c4c"/>
    </style:style>
    <style:style style:name="P506" style:family="paragraph" style:parent-style-name="Heading_20_3">
      <style:text-properties officeooo:paragraph-rsid="07294ebc"/>
    </style:style>
    <style:style style:name="P507" style:family="paragraph" style:parent-style-name="Heading_20_3">
      <style:text-properties officeooo:rsid="0506f2f0" officeooo:paragraph-rsid="0506f2f0"/>
    </style:style>
    <style:style style:name="P508" style:family="paragraph" style:parent-style-name="Heading_20_3">
      <style:text-properties officeooo:rsid="0007ce7d" officeooo:paragraph-rsid="01023fd0"/>
    </style:style>
    <style:style style:name="P509" style:family="paragraph" style:parent-style-name="Heading_20_3">
      <style:text-properties officeooo:paragraph-rsid="0ae9a132"/>
    </style:style>
    <style:style style:name="P510" style:family="paragraph" style:parent-style-name="Heading_20_3">
      <style:text-properties officeooo:rsid="02524ea3" officeooo:paragraph-rsid="02524ea3"/>
    </style:style>
    <style:style style:name="P511" style:family="paragraph" style:parent-style-name="Heading_20_3">
      <style:text-properties officeooo:rsid="047bd7da" officeooo:paragraph-rsid="047bd7da"/>
    </style:style>
    <style:style style:name="P512" style:family="paragraph" style:parent-style-name="Heading_20_3">
      <style:text-properties officeooo:rsid="0251c04e" officeooo:paragraph-rsid="089539aa"/>
    </style:style>
    <style:style style:name="P513" style:family="paragraph" style:parent-style-name="Heading_20_3">
      <style:text-properties officeooo:rsid="0251c04e" officeooo:paragraph-rsid="0251c04e"/>
    </style:style>
    <style:style style:name="P514" style:family="paragraph" style:parent-style-name="Heading_20_3">
      <style:text-properties officeooo:rsid="0251c04e" officeooo:paragraph-rsid="05049cfa"/>
    </style:style>
    <style:style style:name="P515" style:family="paragraph" style:parent-style-name="Heading_20_3">
      <style:text-properties officeooo:rsid="04306acc" officeooo:paragraph-rsid="04306acc"/>
    </style:style>
    <style:style style:name="P516" style:family="paragraph" style:parent-style-name="Heading_20_3">
      <style:text-properties officeooo:paragraph-rsid="0845f5a3"/>
    </style:style>
    <style:style style:name="P517" style:family="paragraph" style:parent-style-name="Heading_20_3">
      <style:text-properties officeooo:rsid="0b4cbee6" officeooo:paragraph-rsid="0b4cbee6"/>
    </style:style>
    <style:style style:name="P518" style:family="paragraph" style:parent-style-name="Heading_20_4">
      <style:text-properties officeooo:rsid="061d21be" officeooo:paragraph-rsid="061d21be"/>
    </style:style>
    <style:style style:name="P519" style:family="paragraph" style:parent-style-name="Heading_20_4">
      <style:text-properties officeooo:rsid="09582543" officeooo:paragraph-rsid="09582543"/>
    </style:style>
    <style:style style:name="P520" style:family="paragraph" style:parent-style-name="Heading_20_4">
      <style:text-properties officeooo:rsid="0975b3ad" officeooo:paragraph-rsid="0975b3ad"/>
    </style:style>
    <style:style style:name="P521" style:family="paragraph" style:parent-style-name="Heading_20_4">
      <style:text-properties officeooo:paragraph-rsid="01023fd0"/>
    </style:style>
    <style:style style:name="P522" style:family="paragraph" style:parent-style-name="Heading_20_4">
      <style:text-properties officeooo:rsid="00fb200b" officeooo:paragraph-rsid="01023fd0"/>
    </style:style>
    <style:style style:name="P523" style:family="paragraph" style:parent-style-name="Heading_20_4">
      <style:text-properties officeooo:paragraph-rsid="025e6b69"/>
    </style:style>
    <style:style style:name="P524" style:family="paragraph" style:parent-style-name="Heading_20_4">
      <style:text-properties officeooo:rsid="07060c18" officeooo:paragraph-rsid="07060c18"/>
    </style:style>
    <style:style style:name="P525" style:family="paragraph" style:parent-style-name="Heading_20_4">
      <style:text-properties officeooo:rsid="04a0107e" officeooo:paragraph-rsid="04c9d0e6"/>
    </style:style>
    <style:style style:name="P526" style:family="paragraph" style:parent-style-name="Heading_20_4">
      <style:text-properties officeooo:rsid="04a0107e" officeooo:paragraph-rsid="04a0107e"/>
    </style:style>
    <style:style style:name="P527" style:family="paragraph" style:parent-style-name="Heading_20_4">
      <style:text-properties officeooo:rsid="04a234b8" officeooo:paragraph-rsid="04a234b8"/>
    </style:style>
    <style:style style:name="P528" style:family="paragraph" style:parent-style-name="Heading_20_4">
      <style:text-properties officeooo:rsid="04a4a5b3" officeooo:paragraph-rsid="04a4a5b3"/>
    </style:style>
    <style:style style:name="P529" style:family="paragraph" style:parent-style-name="Heading_20_4">
      <style:text-properties officeooo:rsid="04a4e6c6" officeooo:paragraph-rsid="04a4e6c6"/>
    </style:style>
    <style:style style:name="P530" style:family="paragraph" style:parent-style-name="Heading_20_4">
      <style:text-properties officeooo:rsid="04a88932" officeooo:paragraph-rsid="04a88932"/>
    </style:style>
    <style:style style:name="P531" style:family="paragraph" style:parent-style-name="Heading_20_4">
      <style:text-properties officeooo:rsid="04aa6536" officeooo:paragraph-rsid="04aa6536"/>
    </style:style>
    <style:style style:name="P532" style:family="paragraph" style:parent-style-name="Heading_20_4">
      <style:text-properties officeooo:rsid="04b01eb2" officeooo:paragraph-rsid="04b01eb2"/>
    </style:style>
    <style:style style:name="P533" style:family="paragraph" style:parent-style-name="Heading_20_4">
      <style:text-properties officeooo:rsid="088978d3" officeooo:paragraph-rsid="088978d3"/>
    </style:style>
    <style:style style:name="P534" style:family="paragraph" style:parent-style-name="Heading_20_4">
      <style:text-properties officeooo:paragraph-rsid="087a0a4f"/>
    </style:style>
    <style:style style:name="P535" style:family="paragraph" style:parent-style-name="Heading_20_4">
      <style:text-properties officeooo:paragraph-rsid="069e3f3c"/>
    </style:style>
    <style:style style:name="P536" style:family="paragraph" style:parent-style-name="Heading_20_4">
      <style:text-properties officeooo:paragraph-rsid="06903f5c"/>
    </style:style>
    <style:style style:name="P537" style:family="paragraph" style:parent-style-name="Heading_20_4">
      <style:text-properties officeooo:rsid="07d05194" officeooo:paragraph-rsid="084bf5e0"/>
    </style:style>
    <style:style style:name="P538" style:family="paragraph" style:parent-style-name="Heading_20_4">
      <style:text-properties officeooo:rsid="07d05194" officeooo:paragraph-rsid="08505a1a"/>
    </style:style>
    <style:style style:name="P539" style:family="paragraph" style:parent-style-name="Heading_20_4">
      <style:text-properties officeooo:paragraph-rsid="0858963c"/>
    </style:style>
    <style:style style:name="P540" style:family="paragraph" style:parent-style-name="Heading_20_4">
      <style:text-properties officeooo:paragraph-rsid="087290ff"/>
    </style:style>
    <style:style style:name="P541" style:family="paragraph" style:parent-style-name="Heading_20_4">
      <style:text-properties officeooo:paragraph-rsid="087306ba"/>
    </style:style>
    <style:style style:name="P542" style:family="paragraph" style:parent-style-name="Heading_20_4">
      <style:text-properties officeooo:paragraph-rsid="0874e748"/>
    </style:style>
    <style:style style:name="P543" style:family="paragraph" style:parent-style-name="Heading_20_4">
      <style:text-properties officeooo:paragraph-rsid="087d3abf"/>
    </style:style>
    <style:style style:name="P544" style:family="paragraph" style:parent-style-name="Heading_20_4">
      <style:text-properties officeooo:paragraph-rsid="087f2f39"/>
    </style:style>
    <style:style style:name="P545" style:family="paragraph" style:parent-style-name="Heading_20_4">
      <style:text-properties officeooo:paragraph-rsid="08828c49"/>
    </style:style>
    <style:style style:name="P546" style:family="paragraph" style:parent-style-name="Heading_20_4">
      <style:text-properties officeooo:paragraph-rsid="089539aa"/>
    </style:style>
    <style:style style:name="P547" style:family="paragraph" style:parent-style-name="Heading_20_4">
      <style:text-properties officeooo:rsid="096892a8" officeooo:paragraph-rsid="096892a8"/>
    </style:style>
    <style:style style:name="P548" style:family="paragraph" style:parent-style-name="Heading_20_4">
      <style:text-properties officeooo:rsid="096892a8" officeooo:paragraph-rsid="096a22d5"/>
    </style:style>
    <style:style style:name="P549" style:family="paragraph" style:parent-style-name="Heading_20_4">
      <style:text-properties officeooo:paragraph-rsid="096a22d5"/>
    </style:style>
    <style:style style:name="P550" style:family="paragraph" style:parent-style-name="Heading_20_4">
      <style:text-properties officeooo:paragraph-rsid="02d46ef4"/>
    </style:style>
    <style:style style:name="P551" style:family="paragraph" style:parent-style-name="Heading_20_4">
      <style:text-properties officeooo:paragraph-rsid="04321c81"/>
    </style:style>
    <style:style style:name="P552" style:family="paragraph" style:parent-style-name="Heading_20_4">
      <style:text-properties officeooo:paragraph-rsid="0432b9bb"/>
    </style:style>
    <style:style style:name="P553" style:family="paragraph" style:parent-style-name="Heading_20_4">
      <style:text-properties officeooo:paragraph-rsid="043b125e"/>
    </style:style>
    <style:style style:name="P554" style:family="paragraph" style:parent-style-name="Heading_20_4">
      <style:text-properties officeooo:paragraph-rsid="043ce005"/>
    </style:style>
    <style:style style:name="P555" style:family="paragraph" style:parent-style-name="Heading_20_4">
      <style:text-properties officeooo:paragraph-rsid="043f83fe"/>
    </style:style>
    <style:style style:name="P556" style:family="paragraph" style:parent-style-name="Heading_20_4">
      <style:text-properties officeooo:paragraph-rsid="04406dcf"/>
    </style:style>
    <style:style style:name="P557" style:family="paragraph" style:parent-style-name="Heading_20_4">
      <style:text-properties officeooo:paragraph-rsid="04423082"/>
    </style:style>
    <style:style style:name="P558" style:family="paragraph" style:parent-style-name="Heading_20_4">
      <style:text-properties officeooo:paragraph-rsid="04429bdc"/>
    </style:style>
    <style:style style:name="P559" style:family="paragraph" style:parent-style-name="Heading_20_4">
      <style:text-properties officeooo:paragraph-rsid="0443e35b"/>
    </style:style>
    <style:style style:name="P560" style:family="paragraph" style:parent-style-name="Heading_20_4">
      <style:text-properties officeooo:paragraph-rsid="05049cfa"/>
    </style:style>
    <style:style style:name="P561" style:family="paragraph" style:parent-style-name="Heading_20_4">
      <style:text-properties officeooo:paragraph-rsid="01091fb4"/>
    </style:style>
    <style:style style:name="P562" style:family="paragraph" style:parent-style-name="Heading_20_4">
      <style:text-properties officeooo:rsid="0112e62a" officeooo:paragraph-rsid="0112e62a"/>
    </style:style>
    <style:style style:name="P563" style:family="paragraph" style:parent-style-name="Heading_20_4">
      <style:text-properties officeooo:rsid="0112e62a" officeooo:paragraph-rsid="08446432"/>
    </style:style>
    <style:style style:name="P564" style:family="paragraph" style:parent-style-name="Heading_20_4">
      <style:text-properties officeooo:rsid="0112e62a" officeooo:paragraph-rsid="0845f5a3"/>
    </style:style>
    <style:style style:name="P565" style:family="paragraph" style:parent-style-name="Heading_20_4">
      <style:text-properties officeooo:paragraph-rsid="0139fdf0"/>
    </style:style>
    <style:style style:name="P566" style:family="paragraph" style:parent-style-name="Heading_20_4">
      <style:text-properties officeooo:rsid="01c5a1f7" officeooo:paragraph-rsid="01dfee0d"/>
    </style:style>
    <style:style style:name="P567" style:family="paragraph" style:parent-style-name="Heading_20_4">
      <style:text-properties officeooo:rsid="084794a4" officeooo:paragraph-rsid="084794a4"/>
    </style:style>
    <style:style style:name="P568" style:family="paragraph" style:parent-style-name="Heading_20_5">
      <style:text-properties officeooo:rsid="06051fca" officeooo:paragraph-rsid="06051fca"/>
    </style:style>
    <style:style style:name="P569" style:family="paragraph" style:parent-style-name="Heading_20_5">
      <style:text-properties officeooo:rsid="06051fca" officeooo:paragraph-rsid="06086fbd"/>
    </style:style>
    <style:style style:name="P570" style:family="paragraph" style:parent-style-name="Heading_20_5">
      <style:text-properties officeooo:rsid="06051fca" officeooo:paragraph-rsid="0609f852"/>
    </style:style>
    <style:style style:name="P571" style:family="paragraph" style:parent-style-name="Heading_20_5">
      <style:text-properties officeooo:rsid="06051fca" officeooo:paragraph-rsid="060ad3d7"/>
    </style:style>
    <style:style style:name="P572" style:family="paragraph" style:parent-style-name="Heading_20_5">
      <style:text-properties officeooo:rsid="06051fca" officeooo:paragraph-rsid="060af3f5"/>
    </style:style>
    <style:style style:name="P573" style:family="paragraph" style:parent-style-name="Heading_20_5">
      <style:text-properties officeooo:rsid="06051fca" officeooo:paragraph-rsid="060c39b8"/>
    </style:style>
    <style:style style:name="P574" style:family="paragraph" style:parent-style-name="Heading_20_5">
      <style:text-properties officeooo:rsid="06051fca" officeooo:paragraph-rsid="06d1b10a"/>
    </style:style>
    <style:style style:name="P575" style:family="paragraph" style:parent-style-name="Heading_20_5">
      <style:text-properties officeooo:rsid="034fdf84" officeooo:paragraph-rsid="03d7655a"/>
    </style:style>
    <style:style style:name="P576" style:family="paragraph" style:parent-style-name="Heading_20_5">
      <style:text-properties officeooo:rsid="034fdf84" officeooo:paragraph-rsid="03dd9cce"/>
    </style:style>
    <style:style style:name="P577" style:family="paragraph" style:parent-style-name="Heading_20_5">
      <style:text-properties officeooo:rsid="060f284b" officeooo:paragraph-rsid="060f284b"/>
    </style:style>
    <style:style style:name="P578" style:family="paragraph" style:parent-style-name="Heading_20_5">
      <style:text-properties officeooo:rsid="060f284b" officeooo:paragraph-rsid="061d21be"/>
    </style:style>
    <style:style style:name="P579" style:family="paragraph" style:parent-style-name="Heading_20_5">
      <style:text-properties officeooo:paragraph-rsid="061d21be"/>
    </style:style>
    <style:style style:name="P580" style:family="paragraph" style:parent-style-name="Heading_20_5">
      <style:text-properties officeooo:rsid="060d7cba" officeooo:paragraph-rsid="060d7cba"/>
    </style:style>
    <style:style style:name="P581" style:family="paragraph" style:parent-style-name="Heading_20_5">
      <style:text-properties officeooo:rsid="060d7cba" officeooo:paragraph-rsid="09582543"/>
    </style:style>
    <style:style style:name="P582" style:family="paragraph" style:parent-style-name="Heading_20_5">
      <style:text-properties officeooo:rsid="060d7cba" officeooo:paragraph-rsid="0975b3ad"/>
    </style:style>
    <style:style style:name="P583" style:family="paragraph" style:parent-style-name="Heading_20_5">
      <style:text-properties officeooo:paragraph-rsid="09582543"/>
    </style:style>
    <style:style style:name="P584" style:family="paragraph" style:parent-style-name="Heading_20_5">
      <style:text-properties officeooo:paragraph-rsid="0975b3ad"/>
    </style:style>
    <style:style style:name="P585" style:family="paragraph" style:parent-style-name="Heading_20_5">
      <style:text-properties officeooo:paragraph-rsid="07e7abec"/>
    </style:style>
    <style:style style:name="P586" style:family="paragraph" style:parent-style-name="Heading_20_5">
      <style:text-properties officeooo:paragraph-rsid="07ec9397"/>
    </style:style>
    <style:style style:name="P587" style:family="paragraph" style:parent-style-name="Heading_20_5">
      <style:text-properties officeooo:paragraph-rsid="022f637c"/>
    </style:style>
    <style:style style:name="P588" style:family="paragraph" style:parent-style-name="Text_20_body" style:list-style-name="L1">
      <style:text-properties officeooo:paragraph-rsid="089fff8f"/>
    </style:style>
    <style:style style:name="P589" style:family="paragraph" style:parent-style-name="Text_20_body" style:list-style-name="L1">
      <style:text-properties officeooo:rsid="08a73dc6" officeooo:paragraph-rsid="08a73dc6"/>
    </style:style>
    <style:style style:name="P590" style:family="paragraph" style:parent-style-name="Text_20_body" style:list-style-name="L1">
      <style:text-properties officeooo:rsid="089fff8f" officeooo:paragraph-rsid="089fff8f"/>
    </style:style>
    <style:style style:name="P591" style:family="paragraph" style:parent-style-name="Text_20_body" style:list-style-name="L2">
      <style:text-properties officeooo:rsid="08ae6576" officeooo:paragraph-rsid="08b5bdc5"/>
    </style:style>
    <style:style style:name="P592" style:family="paragraph" style:parent-style-name="Text_20_body" style:list-style-name="L3">
      <style:text-properties officeooo:rsid="08ae6576" officeooo:paragraph-rsid="08ae6576"/>
    </style:style>
    <style:style style:name="P593" style:family="paragraph" style:parent-style-name="Text_20_body" style:list-style-name="L3">
      <style:text-properties officeooo:paragraph-rsid="08ab5a51"/>
    </style:style>
    <style:style style:name="P594" style:family="paragraph" style:parent-style-name="Text_20_body" style:list-style-name="L3">
      <style:text-properties officeooo:rsid="08bbbe4a" officeooo:paragraph-rsid="08bbbe4a"/>
    </style:style>
    <style:style style:name="P595" style:family="paragraph" style:parent-style-name="Text_20_body" style:list-style-name="L3">
      <style:text-properties officeooo:rsid="08c2cdb8" officeooo:paragraph-rsid="08c2cdb8"/>
    </style:style>
    <style:style style:name="P596" style:family="paragraph" style:parent-style-name="Text_20_body" style:list-style-name="L3">
      <style:text-properties officeooo:rsid="08c5140a" officeooo:paragraph-rsid="08c5140a"/>
    </style:style>
    <style:style style:name="P597" style:family="paragraph" style:parent-style-name="Text_20_body" style:list-style-name="L3">
      <style:text-properties officeooo:rsid="08c6f77f" officeooo:paragraph-rsid="08d35a7d"/>
    </style:style>
    <style:style style:name="P598" style:family="paragraph" style:parent-style-name="Text_20_body" style:list-style-name="L4">
      <style:text-properties officeooo:paragraph-rsid="08d53d8c"/>
    </style:style>
    <style:style style:name="P599" style:family="paragraph" style:parent-style-name="Text_20_body" style:list-style-name="L5">
      <style:text-properties officeooo:paragraph-rsid="08d53d8c"/>
    </style:style>
    <style:style style:name="P600" style:family="paragraph" style:parent-style-name="Text_20_body" style:list-style-name="L6">
      <style:text-properties officeooo:rsid="092e9839" officeooo:paragraph-rsid="092e9839"/>
    </style:style>
    <style:style style:name="P601" style:family="paragraph" style:parent-style-name="Text_20_body" style:list-style-name="L7">
      <style:text-properties officeooo:paragraph-rsid="093a1e20"/>
    </style:style>
    <style:style style:name="P602" style:family="paragraph" style:parent-style-name="Text_20_body" style:list-style-name="L7">
      <style:text-properties officeooo:rsid="093b0e08" officeooo:paragraph-rsid="093b0e08"/>
    </style:style>
    <style:style style:name="P603" style:family="paragraph" style:parent-style-name="Text_20_body" style:list-style-name="L8">
      <style:text-properties officeooo:rsid="039cc364" officeooo:paragraph-rsid="0473ccea"/>
    </style:style>
    <style:style style:name="P604" style:family="paragraph" style:parent-style-name="Text_20_body" style:list-style-name="L8">
      <style:text-properties officeooo:rsid="039cc364" officeooo:paragraph-rsid="039cc364"/>
    </style:style>
    <style:style style:name="P605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606" style:family="paragraph" style:parent-style-name="Text_20_body" style:list-style-name="L9">
      <style:text-properties officeooo:paragraph-rsid="00c89376"/>
    </style:style>
    <style:style style:name="P607" style:family="paragraph" style:parent-style-name="Text_20_body" style:list-style-name="L9">
      <style:text-properties officeooo:rsid="00c6b5db" officeooo:paragraph-rsid="00c89376"/>
    </style:style>
    <style:style style:name="P608" style:family="paragraph" style:parent-style-name="Text_20_body" style:list-style-name="L9">
      <style:text-properties officeooo:rsid="00ca897b" officeooo:paragraph-rsid="00ca897b"/>
    </style:style>
    <style:style style:name="P609" style:family="paragraph" style:parent-style-name="Text_20_body" style:list-style-name="L9">
      <style:text-properties officeooo:rsid="00cab932" officeooo:paragraph-rsid="00cab932"/>
    </style:style>
    <style:style style:name="P610" style:family="paragraph" style:parent-style-name="Text_20_body" style:list-style-name="L9">
      <style:text-properties officeooo:rsid="06ea49fa" officeooo:paragraph-rsid="06ea49fa"/>
    </style:style>
    <style:style style:name="P611" style:family="paragraph" style:parent-style-name="Text_20_body" style:list-style-name="L10">
      <style:text-properties officeooo:paragraph-rsid="0ad205ef"/>
    </style:style>
    <style:style style:name="P612" style:family="paragraph" style:parent-style-name="Text_20_body" style:list-style-name="L10">
      <style:text-properties officeooo:rsid="0ad205ef" officeooo:paragraph-rsid="0ad205ef"/>
    </style:style>
    <style:style style:name="P613" style:family="paragraph" style:parent-style-name="Text_20_body" style:list-style-name="L11">
      <style:text-properties officeooo:rsid="001998ef" officeooo:paragraph-rsid="01023fd0"/>
    </style:style>
    <style:style style:name="P614" style:family="paragraph" style:parent-style-name="Text_20_body" style:list-style-name="L12">
      <style:text-properties officeooo:rsid="001998ef" officeooo:paragraph-rsid="01023fd0"/>
    </style:style>
    <style:style style:name="P615" style:family="paragraph" style:parent-style-name="Text_20_body" style:list-style-name="L13">
      <style:text-properties officeooo:rsid="05b0dc3b" officeooo:paragraph-rsid="05b0dc3b"/>
    </style:style>
    <style:style style:name="P616" style:family="paragraph" style:parent-style-name="Text_20_body" style:list-style-name="L14">
      <style:text-properties officeooo:paragraph-rsid="05cc541c"/>
    </style:style>
    <style:style style:name="P617" style:family="paragraph" style:parent-style-name="Text_20_body" style:list-style-name="L14">
      <style:text-properties officeooo:rsid="05cc541c" officeooo:paragraph-rsid="05cc541c"/>
    </style:style>
    <style:style style:name="P618" style:family="paragraph" style:parent-style-name="Text_20_body">
      <style:text-properties officeooo:rsid="05cc541c" officeooo:paragraph-rsid="0b408571"/>
    </style:style>
    <style:style style:name="P619" style:family="paragraph" style:parent-style-name="Text_20_body" style:list-style-name="L15">
      <style:text-properties officeooo:rsid="0a5d69ef" officeooo:paragraph-rsid="0a5d69ef"/>
    </style:style>
    <style:style style:name="P620" style:family="paragraph" style:parent-style-name="Text_20_body" style:list-style-name="L16">
      <style:text-properties officeooo:rsid="0a6abdfc" officeooo:paragraph-rsid="0a6abdfc"/>
    </style:style>
    <style:style style:name="P621" style:family="paragraph" style:parent-style-name="Text_20_body" style:list-style-name="L17">
      <style:text-properties officeooo:paragraph-rsid="04078734"/>
    </style:style>
    <style:style style:name="P622" style:family="paragraph" style:parent-style-name="Text_20_body" style:list-style-name="L17">
      <style:text-properties officeooo:rsid="026903af" officeooo:paragraph-rsid="026903af"/>
    </style:style>
    <style:style style:name="P623" style:family="paragraph" style:parent-style-name="Text_20_body" style:list-style-name="L17">
      <style:text-properties officeooo:rsid="026ade76" officeooo:paragraph-rsid="0417c449"/>
    </style:style>
    <style:style style:name="P624" style:family="paragraph" style:parent-style-name="Text_20_body" style:list-style-name="L18">
      <style:text-properties officeooo:paragraph-rsid="07c16ce6"/>
    </style:style>
    <style:style style:name="P625" style:family="paragraph" style:parent-style-name="Text_20_body" style:list-style-name="L18">
      <style:text-properties officeooo:rsid="07c16ce6" officeooo:paragraph-rsid="07c16ce6"/>
    </style:style>
    <style:style style:name="P626" style:family="paragraph" style:parent-style-name="Text_20_body" style:list-style-name="L19">
      <style:text-properties officeooo:paragraph-rsid="07ce040e"/>
    </style:style>
    <style:style style:name="P627" style:family="paragraph" style:parent-style-name="Text_20_body" style:list-style-name="L19">
      <style:text-properties officeooo:paragraph-rsid="07e7abec"/>
    </style:style>
    <style:style style:name="P628" style:family="paragraph" style:parent-style-name="Text_20_body" style:list-style-name="L19">
      <style:text-properties officeooo:rsid="07ce040e" officeooo:paragraph-rsid="07ce040e"/>
    </style:style>
    <style:style style:name="P629" style:family="paragraph" style:parent-style-name="Text_20_body" style:list-style-name="L19">
      <style:text-properties officeooo:rsid="07ce0f00" officeooo:paragraph-rsid="07ce0f00"/>
    </style:style>
    <style:style style:name="P630" style:family="paragraph" style:parent-style-name="Text_20_body" style:list-style-name="L19">
      <style:text-properties officeooo:rsid="07ce0f00" officeooo:paragraph-rsid="07e7abec"/>
    </style:style>
    <style:style style:name="P631" style:family="paragraph" style:parent-style-name="Text_20_body" style:list-style-name="L19">
      <style:text-properties officeooo:rsid="07d05194" officeooo:paragraph-rsid="07d05194"/>
    </style:style>
    <style:style style:name="P632" style:family="paragraph" style:parent-style-name="Text_20_body" style:list-style-name="L19">
      <style:text-properties officeooo:rsid="07d05194" officeooo:paragraph-rsid="07e7abec"/>
    </style:style>
    <style:style style:name="P633" style:family="paragraph" style:parent-style-name="Text_20_body" style:list-style-name="L19">
      <style:text-properties officeooo:rsid="07d05194" officeooo:paragraph-rsid="07ec9397"/>
    </style:style>
    <style:style style:name="P634" style:family="paragraph" style:parent-style-name="Text_20_body" style:list-style-name="L20">
      <style:text-properties officeooo:rsid="07d05194" officeooo:paragraph-rsid="07d42575"/>
    </style:style>
    <style:style style:name="P635" style:family="paragraph" style:parent-style-name="Text_20_body" style:list-style-name="L20">
      <style:text-properties officeooo:rsid="07d1e99f" officeooo:paragraph-rsid="07d1e99f"/>
    </style:style>
    <style:style style:name="P636" style:family="paragraph" style:parent-style-name="Text_20_body" style:list-style-name="L19">
      <style:text-properties officeooo:rsid="07d1e99f" officeooo:paragraph-rsid="07ec9397"/>
    </style:style>
    <style:style style:name="P637" style:family="paragraph" style:parent-style-name="Text_20_body" style:list-style-name="L20">
      <style:text-properties officeooo:rsid="07d2dfac" officeooo:paragraph-rsid="07d2dfac"/>
    </style:style>
    <style:style style:name="P638" style:family="paragraph" style:parent-style-name="Text_20_body" style:list-style-name="L19">
      <style:text-properties officeooo:rsid="07d2dfac" officeooo:paragraph-rsid="07ec9397"/>
    </style:style>
    <style:style style:name="P639" style:family="paragraph" style:parent-style-name="Text_20_body">
      <style:text-properties officeooo:paragraph-rsid="0b408571"/>
    </style:style>
    <style:style style:name="P640" style:family="paragraph" style:parent-style-name="Text_20_body">
      <style:text-properties officeooo:rsid="0a14d7d2" officeooo:paragraph-rsid="0a6abdfc"/>
    </style:style>
    <style:style style:name="P641" style:family="paragraph" style:parent-style-name="Text_20_body">
      <style:text-properties officeooo:rsid="0b484b4e" officeooo:paragraph-rsid="0b484b4e"/>
    </style:style>
    <style:style style:name="P642" style:family="paragraph" style:parent-style-name="Text_20_body">
      <style:text-properties officeooo:rsid="0b4dddfd" officeooo:paragraph-rsid="0b4dddfd"/>
    </style:style>
    <style:style style:name="P643" style:family="paragraph" style:parent-style-name="Text_20_body">
      <style:text-properties officeooo:rsid="098772db" officeooo:paragraph-rsid="0b5213bb"/>
    </style:style>
    <style:style style:name="P644" style:family="paragraph" style:parent-style-name="Text_20_body">
      <style:text-properties officeooo:rsid="0b5bb9eb" officeooo:paragraph-rsid="0b5bb9eb"/>
    </style:style>
    <style:style style:name="P645" style:family="paragraph" style:parent-style-name="Text_20_body" style:list-style-name="L21">
      <style:text-properties officeooo:rsid="0b5bb9eb" officeooo:paragraph-rsid="0b5bb9eb"/>
    </style:style>
    <style:style style:name="P646" style:family="paragraph" style:parent-style-name="Text_20_body">
      <style:text-properties officeooo:rsid="0b5e5f62" officeooo:paragraph-rsid="0b5f8f0b"/>
    </style:style>
    <style:style style:name="P647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64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64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65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65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65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653" style:family="paragraph" style:parent-style-name="Исходный_20_код">
      <style:text-properties officeooo:paragraph-rsid="09af3c4c"/>
    </style:style>
    <style:style style:name="P654" style:family="paragraph" style:parent-style-name="Исходный_20_код">
      <style:text-properties officeooo:paragraph-rsid="0b59089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officeooo:rsid="008e66a9"/>
    </style:style>
    <style:style style:name="T25" style:family="text">
      <style:text-properties officeooo:rsid="00902699"/>
    </style:style>
    <style:style style:name="T26" style:family="text">
      <style:text-properties officeooo:rsid="00909eac"/>
    </style:style>
    <style:style style:name="T27" style:family="text">
      <style:text-properties officeooo:rsid="0092266a"/>
    </style:style>
    <style:style style:name="T28" style:family="text">
      <style:text-properties officeooo:rsid="0092a35f"/>
    </style:style>
    <style:style style:name="T29" style:family="text">
      <style:text-properties officeooo:rsid="00947581"/>
    </style:style>
    <style:style style:name="T30" style:family="text">
      <style:text-properties officeooo:rsid="009d5c13"/>
    </style:style>
    <style:style style:name="T31" style:family="text">
      <style:text-properties officeooo:rsid="009efd40"/>
    </style:style>
    <style:style style:name="T32" style:family="text">
      <style:text-properties officeooo:rsid="00a0c267"/>
    </style:style>
    <style:style style:name="T33" style:family="text">
      <style:text-properties officeooo:rsid="00a11caf"/>
    </style:style>
    <style:style style:name="T34" style:family="text">
      <style:text-properties officeooo:rsid="00a16ce4"/>
    </style:style>
    <style:style style:name="T35" style:family="text">
      <style:text-properties officeooo:rsid="00a6bd25"/>
    </style:style>
    <style:style style:name="T36" style:family="text">
      <style:text-properties officeooo:rsid="00a820ab"/>
    </style:style>
    <style:style style:name="T37" style:family="text">
      <style:text-properties officeooo:rsid="00a8e95b"/>
    </style:style>
    <style:style style:name="T38" style:family="text">
      <style:text-properties officeooo:rsid="00abf211"/>
    </style:style>
    <style:style style:name="T39" style:family="text">
      <style:text-properties officeooo:rsid="00adcc0a"/>
    </style:style>
    <style:style style:name="T40" style:family="text">
      <style:text-properties officeooo:rsid="00b59701"/>
    </style:style>
    <style:style style:name="T41" style:family="text">
      <style:text-properties officeooo:rsid="00b7820c"/>
    </style:style>
    <style:style style:name="T42" style:family="text">
      <style:text-properties officeooo:rsid="00bf4de3"/>
    </style:style>
    <style:style style:name="T43" style:family="text">
      <style:text-properties officeooo:rsid="00c6b5db"/>
    </style:style>
    <style:style style:name="T44" style:family="text">
      <style:text-properties officeooo:rsid="00c89376"/>
    </style:style>
    <style:style style:name="T45" style:family="text">
      <style:text-properties officeooo:rsid="00cc7913"/>
    </style:style>
    <style:style style:name="T46" style:family="text">
      <style:text-properties officeooo:rsid="00ccacb2"/>
    </style:style>
    <style:style style:name="T47" style:family="text">
      <style:text-properties officeooo:rsid="00ccb9c2"/>
    </style:style>
    <style:style style:name="T48" style:family="text">
      <style:text-properties officeooo:rsid="00cce436"/>
    </style:style>
    <style:style style:name="T49" style:family="text">
      <style:text-properties officeooo:rsid="00cd1368"/>
    </style:style>
    <style:style style:name="T50" style:family="text">
      <style:text-properties officeooo:rsid="00ceb451"/>
    </style:style>
    <style:style style:name="T51" style:family="text">
      <style:text-properties officeooo:rsid="00d17e36"/>
    </style:style>
    <style:style style:name="T52" style:family="text">
      <style:text-properties officeooo:rsid="00d2e410"/>
    </style:style>
    <style:style style:name="T53" style:family="text">
      <style:text-properties officeooo:rsid="00d5c59a"/>
    </style:style>
    <style:style style:name="T54" style:family="text">
      <style:text-properties officeooo:rsid="00d72e6a"/>
    </style:style>
    <style:style style:name="T55" style:family="text">
      <style:text-properties officeooo:rsid="00d7844c"/>
    </style:style>
    <style:style style:name="T56" style:family="text">
      <style:text-properties officeooo:rsid="00df2460"/>
    </style:style>
    <style:style style:name="T57" style:family="text">
      <style:text-properties officeooo:rsid="00e004ab"/>
    </style:style>
    <style:style style:name="T58" style:family="text">
      <style:text-properties officeooo:rsid="00e39aee"/>
    </style:style>
    <style:style style:name="T59" style:family="text">
      <style:text-properties officeooo:rsid="00e6cd6d"/>
    </style:style>
    <style:style style:name="T60" style:family="text">
      <style:text-properties officeooo:rsid="00e8cb39"/>
    </style:style>
    <style:style style:name="T61" style:family="text">
      <style:text-properties officeooo:rsid="00ea2ee5"/>
    </style:style>
    <style:style style:name="T62" style:family="text">
      <style:text-properties officeooo:rsid="00eb02ff"/>
    </style:style>
    <style:style style:name="T63" style:family="text">
      <style:text-properties officeooo:rsid="00ec19fe"/>
    </style:style>
    <style:style style:name="T64" style:family="text">
      <style:text-properties officeooo:rsid="00ee2a08"/>
    </style:style>
    <style:style style:name="T65" style:family="text">
      <style:text-properties officeooo:rsid="00f3291b"/>
    </style:style>
    <style:style style:name="T66" style:family="text">
      <style:text-properties officeooo:rsid="00f8dfc7"/>
    </style:style>
    <style:style style:name="T67" style:family="text">
      <style:text-properties officeooo:rsid="00f92bd2"/>
    </style:style>
    <style:style style:name="T68" style:family="text">
      <style:text-properties officeooo:rsid="00f988cd"/>
    </style:style>
    <style:style style:name="T69" style:family="text">
      <style:text-properties officeooo:rsid="00f7a045"/>
    </style:style>
    <style:style style:name="T70" style:family="text">
      <style:text-properties officeooo:rsid="00f83948"/>
    </style:style>
    <style:style style:name="T71" style:family="text">
      <style:text-properties officeooo:rsid="010493cc"/>
    </style:style>
    <style:style style:name="T72" style:family="text">
      <style:text-properties officeooo:rsid="00f85b41"/>
    </style:style>
    <style:style style:name="T73" style:family="text">
      <style:text-properties officeooo:rsid="00fa556e"/>
    </style:style>
    <style:style style:name="T74" style:family="text">
      <style:text-properties officeooo:rsid="005f0c0c"/>
    </style:style>
    <style:style style:name="T75" style:family="text">
      <style:text-properties officeooo:rsid="00d4605f"/>
    </style:style>
    <style:style style:name="T76" style:family="text">
      <style:text-properties officeooo:rsid="0008960a"/>
    </style:style>
    <style:style style:name="T77" style:family="text">
      <style:text-properties officeooo:rsid="01124599"/>
    </style:style>
    <style:style style:name="T78" style:family="text">
      <style:text-properties officeooo:rsid="00fddb32"/>
    </style:style>
    <style:style style:name="T79" style:family="text">
      <style:text-properties officeooo:rsid="00daab37"/>
    </style:style>
    <style:style style:name="T80" style:family="text">
      <style:text-properties officeooo:rsid="00093938"/>
    </style:style>
    <style:style style:name="T81" style:family="text">
      <style:text-properties officeooo:rsid="000ceb46"/>
    </style:style>
    <style:style style:name="T82" style:family="text">
      <style:text-properties officeooo:rsid="000eacd6"/>
    </style:style>
    <style:style style:name="T83" style:family="text">
      <style:text-properties officeooo:rsid="0078e064"/>
    </style:style>
    <style:style style:name="T84" style:family="text">
      <style:text-properties officeooo:rsid="0079a7d8"/>
    </style:style>
    <style:style style:name="T85" style:family="text">
      <style:text-properties officeooo:rsid="008373f7"/>
    </style:style>
    <style:style style:name="T86" style:family="text">
      <style:text-properties officeooo:rsid="00542dad"/>
    </style:style>
    <style:style style:name="T87" style:family="text">
      <style:text-properties officeooo:rsid="007b3623"/>
    </style:style>
    <style:style style:name="T88" style:family="text">
      <style:text-properties officeooo:rsid="007ba89e"/>
    </style:style>
    <style:style style:name="T89" style:family="text">
      <style:text-properties officeooo:rsid="00deb5ee"/>
    </style:style>
    <style:style style:name="T90" style:family="text">
      <style:text-properties officeooo:rsid="00531944"/>
    </style:style>
    <style:style style:name="T91" style:family="text">
      <style:text-properties officeooo:rsid="00881ea3"/>
    </style:style>
    <style:style style:name="T92" style:family="text">
      <style:text-properties officeooo:rsid="00ff2c80"/>
    </style:style>
    <style:style style:name="T93" style:family="text">
      <style:text-properties officeooo:rsid="0105b662"/>
    </style:style>
    <style:style style:name="T94" style:family="text">
      <style:text-properties officeooo:rsid="0108ad4a"/>
    </style:style>
    <style:style style:name="T95" style:family="text">
      <style:text-properties officeooo:rsid="010a840d"/>
    </style:style>
    <style:style style:name="T96" style:family="text">
      <style:text-properties officeooo:rsid="001d4876"/>
    </style:style>
    <style:style style:name="T97" style:family="text">
      <style:text-properties officeooo:rsid="0056881d"/>
    </style:style>
    <style:style style:name="T98" style:family="text">
      <style:text-properties officeooo:rsid="011785dd"/>
    </style:style>
    <style:style style:name="T99" style:family="text">
      <style:text-properties officeooo:rsid="00f3572a"/>
    </style:style>
    <style:style style:name="T100" style:family="text">
      <style:text-properties officeooo:rsid="00f5dc2e"/>
    </style:style>
    <style:style style:name="T101" style:family="text">
      <style:text-properties officeooo:rsid="00f3b28a"/>
    </style:style>
    <style:style style:name="T102" style:family="text">
      <style:text-properties officeooo:rsid="0101c9b3"/>
    </style:style>
    <style:style style:name="T103" style:family="text">
      <style:text-properties officeooo:rsid="00f6be78"/>
    </style:style>
    <style:style style:name="T104" style:family="text">
      <style:text-properties officeooo:rsid="01047fb5"/>
    </style:style>
    <style:style style:name="T105" style:family="text">
      <style:text-properties officeooo:rsid="010ff261"/>
    </style:style>
    <style:style style:name="T106" style:family="text">
      <style:text-properties officeooo:rsid="01106a1d"/>
    </style:style>
    <style:style style:name="T107" style:family="text">
      <style:text-properties officeooo:rsid="00f71673"/>
    </style:style>
    <style:style style:name="T108" style:family="text">
      <style:text-properties officeooo:rsid="010420c2"/>
    </style:style>
    <style:style style:name="T109" style:family="text">
      <style:text-properties officeooo:rsid="0106d0eb"/>
    </style:style>
    <style:style style:name="T110" style:family="text">
      <style:text-properties officeooo:rsid="01091fb4"/>
    </style:style>
    <style:style style:name="T111" style:family="text">
      <style:text-properties officeooo:rsid="010b1765"/>
    </style:style>
    <style:style style:name="T112" style:family="text">
      <style:text-properties officeooo:rsid="010b1a08"/>
    </style:style>
    <style:style style:name="T113" style:family="text">
      <style:text-properties officeooo:rsid="01161f69"/>
    </style:style>
    <style:style style:name="T114" style:family="text">
      <style:text-properties officeooo:rsid="0118a6a6"/>
    </style:style>
    <style:style style:name="T115" style:family="text">
      <style:text-properties officeooo:rsid="011a214a"/>
    </style:style>
    <style:style style:name="T116" style:family="text">
      <style:text-properties officeooo:rsid="011accf9"/>
    </style:style>
    <style:style style:name="T117" style:family="text">
      <style:text-properties officeooo:rsid="011c29ea"/>
    </style:style>
    <style:style style:name="T118" style:family="text">
      <style:text-properties officeooo:rsid="011c3786"/>
    </style:style>
    <style:style style:name="T119" style:family="text">
      <style:text-properties officeooo:rsid="011cc289"/>
    </style:style>
    <style:style style:name="T120" style:family="text">
      <style:text-properties officeooo:rsid="011e24d5"/>
    </style:style>
    <style:style style:name="T121" style:family="text">
      <style:text-properties officeooo:rsid="011f3927"/>
    </style:style>
    <style:style style:name="T122" style:family="text">
      <style:text-properties officeooo:rsid="0120ea38"/>
    </style:style>
    <style:style style:name="T123" style:family="text">
      <style:text-properties officeooo:rsid="01243237"/>
    </style:style>
    <style:style style:name="T124" style:family="text">
      <style:text-properties officeooo:rsid="0124de3c"/>
    </style:style>
    <style:style style:name="T125" style:family="text">
      <style:text-properties officeooo:rsid="0126b176"/>
    </style:style>
    <style:style style:name="T126" style:family="text">
      <style:text-properties officeooo:rsid="012b9245"/>
    </style:style>
    <style:style style:name="T127" style:family="text">
      <style:text-properties officeooo:rsid="01302863"/>
    </style:style>
    <style:style style:name="T128" style:family="text">
      <style:text-properties officeooo:rsid="01318492"/>
    </style:style>
    <style:style style:name="T129" style:family="text">
      <style:text-properties officeooo:rsid="0133721b"/>
    </style:style>
    <style:style style:name="T130" style:family="text">
      <style:text-properties officeooo:rsid="01384f38"/>
    </style:style>
    <style:style style:name="T131" style:family="text">
      <style:text-properties officeooo:rsid="0139fdf0"/>
    </style:style>
    <style:style style:name="T132" style:family="text">
      <style:text-properties officeooo:rsid="013b8750"/>
    </style:style>
    <style:style style:name="T133" style:family="text">
      <style:text-properties officeooo:rsid="013c0327"/>
    </style:style>
    <style:style style:name="T134" style:family="text">
      <style:text-properties officeooo:rsid="013de234"/>
    </style:style>
    <style:style style:name="T135" style:family="text">
      <style:text-properties officeooo:rsid="013f4cee"/>
    </style:style>
    <style:style style:name="T136" style:family="text">
      <style:text-properties officeooo:rsid="0140e9c3"/>
    </style:style>
    <style:style style:name="T137" style:family="text">
      <style:text-properties officeooo:rsid="0141cb56"/>
    </style:style>
    <style:style style:name="T138" style:family="text">
      <style:text-properties officeooo:rsid="0141da61"/>
    </style:style>
    <style:style style:name="T139" style:family="text">
      <style:text-properties officeooo:rsid="01455174"/>
    </style:style>
    <style:style style:name="T140" style:family="text">
      <style:text-properties officeooo:rsid="014aa14f"/>
    </style:style>
    <style:style style:name="T141" style:family="text">
      <style:text-properties officeooo:rsid="014c70b1"/>
    </style:style>
    <style:style style:name="T142" style:family="text">
      <style:text-properties officeooo:rsid="014feb0b"/>
    </style:style>
    <style:style style:name="T143" style:family="text">
      <style:text-properties officeooo:rsid="0152a3b1"/>
    </style:style>
    <style:style style:name="T144" style:family="text">
      <style:text-properties officeooo:rsid="0152be03"/>
    </style:style>
    <style:style style:name="T145" style:family="text">
      <style:text-properties officeooo:rsid="01542fe6"/>
    </style:style>
    <style:style style:name="T146" style:family="text">
      <style:text-properties officeooo:rsid="01555294"/>
    </style:style>
    <style:style style:name="T147" style:family="text">
      <style:text-properties officeooo:rsid="0155e9c6"/>
    </style:style>
    <style:style style:name="T148" style:family="text">
      <style:text-properties officeooo:rsid="0158ebc6"/>
    </style:style>
    <style:style style:name="T149" style:family="text">
      <style:text-properties officeooo:rsid="015a2e49"/>
    </style:style>
    <style:style style:name="T150" style:family="text">
      <style:text-properties officeooo:rsid="015a6093"/>
    </style:style>
    <style:style style:name="T151" style:family="text">
      <style:text-properties officeooo:rsid="015bc618"/>
    </style:style>
    <style:style style:name="T152" style:family="text">
      <style:text-properties officeooo:rsid="016235f3"/>
    </style:style>
    <style:style style:name="T153" style:family="text">
      <style:text-properties officeooo:rsid="0163799d"/>
    </style:style>
    <style:style style:name="T154" style:family="text">
      <style:text-properties officeooo:rsid="0164fce0"/>
    </style:style>
    <style:style style:name="T155" style:family="text">
      <style:text-properties officeooo:rsid="0165f960"/>
    </style:style>
    <style:style style:name="T156" style:family="text">
      <style:text-properties officeooo:rsid="0167c4c9"/>
    </style:style>
    <style:style style:name="T157" style:family="text">
      <style:text-properties officeooo:rsid="016810d5"/>
    </style:style>
    <style:style style:name="T158" style:family="text">
      <style:text-properties officeooo:rsid="01694780"/>
    </style:style>
    <style:style style:name="T159" style:family="text">
      <style:text-properties officeooo:rsid="016e4581"/>
    </style:style>
    <style:style style:name="T160" style:family="text">
      <style:text-properties officeooo:rsid="01701766"/>
    </style:style>
    <style:style style:name="T161" style:family="text">
      <style:text-properties officeooo:rsid="0173fa91"/>
    </style:style>
    <style:style style:name="T162" style:family="text">
      <style:text-properties officeooo:rsid="01760203"/>
    </style:style>
    <style:style style:name="T163" style:family="text">
      <style:text-properties officeooo:rsid="017a0847"/>
    </style:style>
    <style:style style:name="T164" style:family="text">
      <style:text-properties fo:font-weight="normal" style:font-weight-asian="normal" style:font-weight-complex="normal"/>
    </style:style>
    <style:style style:name="T165" style:family="text">
      <style:text-properties fo:font-weight="normal" officeooo:rsid="017a0847" style:font-weight-asian="normal" style:font-weight-complex="normal"/>
    </style:style>
    <style:style style:name="T166" style:family="text">
      <style:text-properties fo:font-weight="normal" officeooo:rsid="017ccc0d" style:font-weight-asian="normal" style:font-weight-complex="normal"/>
    </style:style>
    <style:style style:name="T167" style:family="text">
      <style:text-properties fo:font-weight="normal" officeooo:rsid="019e2b1f" style:font-weight-asian="normal" style:font-weight-complex="normal"/>
    </style:style>
    <style:style style:name="T168" style:family="text">
      <style:text-properties fo:font-weight="normal" officeooo:rsid="03b58cec" style:font-weight-asian="normal" style:font-weight-complex="normal"/>
    </style:style>
    <style:style style:name="T169" style:family="text">
      <style:text-properties fo:font-weight="normal" officeooo:rsid="03b6cf4b" style:font-weight-asian="normal" style:font-weight-complex="normal"/>
    </style:style>
    <style:style style:name="T170" style:family="text">
      <style:text-properties fo:font-weight="normal" officeooo:rsid="03ba6d63" style:font-weight-asian="normal" style:font-weight-complex="normal"/>
    </style:style>
    <style:style style:name="T171" style:family="text">
      <style:text-properties fo:font-weight="normal" officeooo:rsid="03bd842d" style:font-weight-asian="normal" style:font-weight-complex="normal"/>
    </style:style>
    <style:style style:name="T172" style:family="text">
      <style:text-properties fo:font-weight="normal" officeooo:rsid="03d57526" style:font-weight-asian="normal" style:font-weight-complex="normal"/>
    </style:style>
    <style:style style:name="T173" style:family="text">
      <style:text-properties fo:font-weight="normal" officeooo:rsid="03dd9cce" style:font-weight-asian="normal" style:font-weight-complex="normal"/>
    </style:style>
    <style:style style:name="T174" style:family="text">
      <style:text-properties fo:font-weight="normal" officeooo:rsid="04238af5" style:font-weight-asian="normal" style:font-weight-complex="normal"/>
    </style:style>
    <style:style style:name="T175" style:family="text">
      <style:text-properties fo:font-weight="normal" officeooo:rsid="04248413" style:font-weight-asian="normal" style:font-weight-complex="normal"/>
    </style:style>
    <style:style style:name="T176" style:family="text">
      <style:text-properties fo:font-weight="normal" officeooo:rsid="042556b2" style:font-weight-asian="normal" style:font-weight-complex="normal"/>
    </style:style>
    <style:style style:name="T177" style:family="text">
      <style:text-properties fo:font-weight="normal" officeooo:rsid="0426a494" style:font-weight-asian="normal" style:font-weight-complex="normal"/>
    </style:style>
    <style:style style:name="T178" style:family="text">
      <style:text-properties fo:font-weight="normal" officeooo:rsid="03bcfdbe" style:font-weight-asian="normal" style:font-weight-complex="normal"/>
    </style:style>
    <style:style style:name="T179" style:family="text">
      <style:text-properties fo:font-weight="normal" officeooo:rsid="047724f1" style:font-weight-asian="normal" style:font-weight-complex="normal"/>
    </style:style>
    <style:style style:name="T180" style:family="text">
      <style:text-properties fo:font-weight="normal" officeooo:rsid="03a4e9a6" style:font-weight-asian="normal" style:font-weight-complex="normal"/>
    </style:style>
    <style:style style:name="T181" style:family="text">
      <style:text-properties fo:font-weight="normal" officeooo:rsid="062f324e" style:font-weight-asian="normal" style:font-weight-complex="normal"/>
    </style:style>
    <style:style style:name="T182" style:family="text">
      <style:text-properties fo:font-weight="normal" officeooo:rsid="077b1431" style:font-weight-asian="normal" style:font-weight-complex="normal"/>
    </style:style>
    <style:style style:name="T183" style:family="text">
      <style:text-properties officeooo:rsid="0185fa46"/>
    </style:style>
    <style:style style:name="T184" style:family="text">
      <style:text-properties officeooo:rsid="018787be"/>
    </style:style>
    <style:style style:name="T185" style:family="text">
      <style:text-properties officeooo:rsid="0187aaba"/>
    </style:style>
    <style:style style:name="T186" style:family="text">
      <style:text-properties officeooo:rsid="018949bc"/>
    </style:style>
    <style:style style:name="T187" style:family="text">
      <style:text-properties officeooo:rsid="01895983"/>
    </style:style>
    <style:style style:name="T188" style:family="text">
      <style:text-properties officeooo:rsid="01907083"/>
    </style:style>
    <style:style style:name="T189" style:family="text">
      <style:text-properties officeooo:rsid="01936573"/>
    </style:style>
    <style:style style:name="T190" style:family="text">
      <style:text-properties officeooo:rsid="01943d04"/>
    </style:style>
    <style:style style:name="T191" style:family="text">
      <style:text-properties officeooo:rsid="01984cb2"/>
    </style:style>
    <style:style style:name="T192" style:family="text">
      <style:text-properties officeooo:rsid="019ce3cc"/>
    </style:style>
    <style:style style:name="T193" style:family="text">
      <style:text-properties officeooo:rsid="019e2b1f"/>
    </style:style>
    <style:style style:name="T194" style:family="text">
      <style:text-properties fo:font-style="italic"/>
    </style:style>
    <style:style style:name="T19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6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7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8" style:family="text">
      <style:text-properties officeooo:rsid="01a5ba4a"/>
    </style:style>
    <style:style style:name="T199" style:family="text">
      <style:text-properties officeooo:rsid="01a94156"/>
    </style:style>
    <style:style style:name="T200" style:family="text">
      <style:text-properties officeooo:rsid="01aaa7d7"/>
    </style:style>
    <style:style style:name="T201" style:family="text">
      <style:text-properties officeooo:rsid="01aae690"/>
    </style:style>
    <style:style style:name="T202" style:family="text">
      <style:text-properties officeooo:rsid="01abcdd8"/>
    </style:style>
    <style:style style:name="T203" style:family="text">
      <style:text-properties officeooo:rsid="01abf68c"/>
    </style:style>
    <style:style style:name="T204" style:family="text">
      <style:text-properties officeooo:rsid="01ad1496"/>
    </style:style>
    <style:style style:name="T205" style:family="text">
      <style:text-properties officeooo:rsid="01ae729f"/>
    </style:style>
    <style:style style:name="T206" style:family="text">
      <style:text-properties officeooo:rsid="01b41e90"/>
    </style:style>
    <style:style style:name="T207" style:family="text">
      <style:text-properties officeooo:rsid="01b58856"/>
    </style:style>
    <style:style style:name="T208" style:family="text">
      <style:text-properties officeooo:rsid="01b71cae"/>
    </style:style>
    <style:style style:name="T209" style:family="text">
      <style:text-properties officeooo:rsid="01b76a58"/>
    </style:style>
    <style:style style:name="T210" style:family="text">
      <style:text-properties officeooo:rsid="01bb3fb3"/>
    </style:style>
    <style:style style:name="T211" style:family="text">
      <style:text-properties officeooo:rsid="01bf3ed5"/>
    </style:style>
    <style:style style:name="T212" style:family="text">
      <style:text-properties officeooo:rsid="01c6a9f5"/>
    </style:style>
    <style:style style:name="T213" style:family="text">
      <style:text-properties officeooo:rsid="01c832ff"/>
    </style:style>
    <style:style style:name="T214" style:family="text">
      <style:text-properties officeooo:rsid="01c882b9"/>
    </style:style>
    <style:style style:name="T215" style:family="text">
      <style:text-properties officeooo:rsid="01c8da3c"/>
    </style:style>
    <style:style style:name="T216" style:family="text">
      <style:text-properties officeooo:rsid="01cb6914"/>
    </style:style>
    <style:style style:name="T217" style:family="text">
      <style:text-properties officeooo:rsid="01cd684b"/>
    </style:style>
    <style:style style:name="T218" style:family="text">
      <style:text-properties officeooo:rsid="01cf0e85"/>
    </style:style>
    <style:style style:name="T219" style:family="text">
      <style:text-properties officeooo:rsid="01cf1236"/>
    </style:style>
    <style:style style:name="T220" style:family="text">
      <style:text-properties officeooo:rsid="01cf521d"/>
    </style:style>
    <style:style style:name="T221" style:family="text">
      <style:text-properties officeooo:rsid="01d4361f"/>
    </style:style>
    <style:style style:name="T222" style:family="text">
      <style:text-properties officeooo:rsid="01d6d942"/>
    </style:style>
    <style:style style:name="T223" style:family="text">
      <style:text-properties officeooo:rsid="01d85de3"/>
    </style:style>
    <style:style style:name="T224" style:family="text">
      <style:text-properties officeooo:rsid="01ddf533"/>
    </style:style>
    <style:style style:name="T225" style:family="text">
      <style:text-properties officeooo:rsid="01dfee0d"/>
    </style:style>
    <style:style style:name="T226" style:family="text">
      <style:text-properties officeooo:rsid="01e198b0"/>
    </style:style>
    <style:style style:name="T227" style:family="text">
      <style:text-properties officeooo:rsid="01e29e5c"/>
    </style:style>
    <style:style style:name="T228" style:family="text">
      <style:text-properties officeooo:rsid="01e513ea"/>
    </style:style>
    <style:style style:name="T229" style:family="text">
      <style:text-properties officeooo:rsid="01e51e3c"/>
    </style:style>
    <style:style style:name="T230" style:family="text">
      <style:text-properties officeooo:rsid="01e7f486"/>
    </style:style>
    <style:style style:name="T231" style:family="text">
      <style:text-properties officeooo:rsid="01ec8359"/>
    </style:style>
    <style:style style:name="T232" style:family="text">
      <style:text-properties officeooo:rsid="01edff67"/>
    </style:style>
    <style:style style:name="T233" style:family="text">
      <style:text-properties officeooo:rsid="01efa177"/>
    </style:style>
    <style:style style:name="T234" style:family="text">
      <style:text-properties officeooo:rsid="01f3bbe6"/>
    </style:style>
    <style:style style:name="T235" style:family="text">
      <style:text-properties officeooo:rsid="01f59790"/>
    </style:style>
    <style:style style:name="T236" style:family="text">
      <style:text-properties officeooo:rsid="01f7aba1"/>
    </style:style>
    <style:style style:name="T237" style:family="text">
      <style:text-properties officeooo:rsid="01fae4cf"/>
    </style:style>
    <style:style style:name="T238" style:family="text">
      <style:text-properties officeooo:rsid="02023326"/>
    </style:style>
    <style:style style:name="T239" style:family="text">
      <style:text-properties officeooo:rsid="0203c2be"/>
    </style:style>
    <style:style style:name="T240" style:family="text">
      <style:text-properties officeooo:rsid="0207536f"/>
    </style:style>
    <style:style style:name="T241" style:family="text">
      <style:text-properties officeooo:rsid="02089710"/>
    </style:style>
    <style:style style:name="T242" style:family="text">
      <style:text-properties officeooo:rsid="02096631"/>
    </style:style>
    <style:style style:name="T243" style:family="text">
      <style:text-properties officeooo:rsid="020a53c1"/>
    </style:style>
    <style:style style:name="T244" style:family="text">
      <style:text-properties officeooo:rsid="020d04e9"/>
    </style:style>
    <style:style style:name="T245" style:family="text">
      <style:text-properties officeooo:rsid="020d9699"/>
    </style:style>
    <style:style style:name="T246" style:family="text">
      <style:text-properties officeooo:rsid="020efbcf"/>
    </style:style>
    <style:style style:name="T247" style:family="text">
      <style:text-properties officeooo:rsid="02106f81"/>
    </style:style>
    <style:style style:name="T248" style:family="text">
      <style:text-properties officeooo:rsid="02113e85"/>
    </style:style>
    <style:style style:name="T249" style:family="text">
      <style:text-properties officeooo:rsid="02124031"/>
    </style:style>
    <style:style style:name="T250" style:family="text">
      <style:text-properties officeooo:rsid="02129465"/>
    </style:style>
    <style:style style:name="T251" style:family="text">
      <style:text-properties officeooo:rsid="02143c22"/>
    </style:style>
    <style:style style:name="T252" style:family="text">
      <style:text-properties officeooo:rsid="02193569"/>
    </style:style>
    <style:style style:name="T253" style:family="text">
      <style:text-properties officeooo:rsid="0219b4bb"/>
    </style:style>
    <style:style style:name="T254" style:family="text">
      <style:text-properties officeooo:rsid="021ae34c"/>
    </style:style>
    <style:style style:name="T255" style:family="text">
      <style:text-properties officeooo:rsid="021c9192"/>
    </style:style>
    <style:style style:name="T256" style:family="text">
      <style:text-properties officeooo:rsid="021d47a9"/>
    </style:style>
    <style:style style:name="T257" style:family="text">
      <style:text-properties officeooo:rsid="021e2e85"/>
    </style:style>
    <style:style style:name="T258" style:family="text">
      <style:text-properties officeooo:rsid="0220026f"/>
    </style:style>
    <style:style style:name="T259" style:family="text">
      <style:text-properties officeooo:rsid="0222103b"/>
    </style:style>
    <style:style style:name="T260" style:family="text">
      <style:text-properties officeooo:rsid="02227558"/>
    </style:style>
    <style:style style:name="T261" style:family="text">
      <style:text-properties officeooo:rsid="02252b73"/>
    </style:style>
    <style:style style:name="T262" style:family="text">
      <style:text-properties officeooo:rsid="02298a11"/>
    </style:style>
    <style:style style:name="T263" style:family="text">
      <style:text-properties officeooo:rsid="0229e3b9"/>
    </style:style>
    <style:style style:name="T264" style:family="text">
      <style:text-properties officeooo:rsid="022acebe"/>
    </style:style>
    <style:style style:name="T265" style:family="text">
      <style:text-properties officeooo:rsid="022d1c2c"/>
    </style:style>
    <style:style style:name="T266" style:family="text">
      <style:text-properties officeooo:rsid="0230fbe9"/>
    </style:style>
    <style:style style:name="T267" style:family="text">
      <style:text-properties officeooo:rsid="02328a24"/>
    </style:style>
    <style:style style:name="T268" style:family="text">
      <style:text-properties officeooo:rsid="0232e02c"/>
    </style:style>
    <style:style style:name="T269" style:family="text">
      <style:text-properties officeooo:rsid="02374d4e"/>
    </style:style>
    <style:style style:name="T270" style:family="text">
      <style:text-properties officeooo:rsid="023c4b73"/>
    </style:style>
    <style:style style:name="T271" style:family="text">
      <style:text-properties officeooo:rsid="02413593"/>
    </style:style>
    <style:style style:name="T272" style:family="text">
      <style:text-properties officeooo:rsid="0247bca1"/>
    </style:style>
    <style:style style:name="T273" style:family="text">
      <style:text-properties officeooo:rsid="02489750"/>
    </style:style>
    <style:style style:name="T274" style:family="text">
      <style:text-properties officeooo:rsid="0248b6e9"/>
    </style:style>
    <style:style style:name="T275" style:family="text">
      <style:text-properties officeooo:rsid="025bc158"/>
    </style:style>
    <style:style style:name="T276" style:family="text">
      <style:text-properties officeooo:rsid="025caa0e"/>
    </style:style>
    <style:style style:name="T277" style:family="text">
      <style:text-properties officeooo:rsid="025e6b69"/>
    </style:style>
    <style:style style:name="T278" style:family="text">
      <style:text-properties officeooo:rsid="025fa6d6"/>
    </style:style>
    <style:style style:name="T279" style:family="text">
      <style:text-properties officeooo:rsid="02618de7"/>
    </style:style>
    <style:style style:name="T280" style:family="text">
      <style:text-properties officeooo:rsid="026302a4"/>
    </style:style>
    <style:style style:name="T281" style:family="text">
      <style:text-properties officeooo:rsid="02630a57"/>
    </style:style>
    <style:style style:name="T282" style:family="text">
      <style:text-properties officeooo:rsid="02649f85"/>
    </style:style>
    <style:style style:name="T283" style:family="text">
      <style:text-properties officeooo:rsid="0265b83e"/>
    </style:style>
    <style:style style:name="T284" style:family="text">
      <style:text-properties officeooo:rsid="0267117f"/>
    </style:style>
    <style:style style:name="T285" style:family="text">
      <style:text-properties officeooo:rsid="026903af"/>
    </style:style>
    <style:style style:name="T286" style:family="text">
      <style:text-properties officeooo:rsid="026a496d"/>
    </style:style>
    <style:style style:name="T287" style:family="text">
      <style:text-properties officeooo:rsid="026ade76"/>
    </style:style>
    <style:style style:name="T288" style:family="text">
      <style:text-properties officeooo:rsid="02735c8a"/>
    </style:style>
    <style:style style:name="T289" style:family="text">
      <style:text-properties officeooo:rsid="02747d7a"/>
    </style:style>
    <style:style style:name="T290" style:family="text">
      <style:text-properties officeooo:rsid="0276724b"/>
    </style:style>
    <style:style style:name="T291" style:family="text">
      <style:text-properties officeooo:rsid="02783f62"/>
    </style:style>
    <style:style style:name="T292" style:family="text">
      <style:text-properties officeooo:rsid="0279ac81"/>
    </style:style>
    <style:style style:name="T293" style:family="text">
      <style:text-properties officeooo:rsid="027a6621"/>
    </style:style>
    <style:style style:name="T294" style:family="text">
      <style:text-properties officeooo:rsid="027ac61a"/>
    </style:style>
    <style:style style:name="T295" style:family="text">
      <style:text-properties officeooo:rsid="027c0b03"/>
    </style:style>
    <style:style style:name="T296" style:family="text">
      <style:text-properties officeooo:rsid="02807284"/>
    </style:style>
    <style:style style:name="T297" style:family="text">
      <style:text-properties officeooo:rsid="028106f2"/>
    </style:style>
    <style:style style:name="T298" style:family="text">
      <style:text-properties officeooo:rsid="028230ea"/>
    </style:style>
    <style:style style:name="T299" style:family="text">
      <style:text-properties officeooo:rsid="0283fe61"/>
    </style:style>
    <style:style style:name="T300" style:family="text">
      <style:text-properties officeooo:rsid="0284bc8a"/>
    </style:style>
    <style:style style:name="T301" style:family="text">
      <style:text-properties officeooo:rsid="02877614"/>
    </style:style>
    <style:style style:name="T302" style:family="text">
      <style:text-properties officeooo:rsid="0288aaee"/>
    </style:style>
    <style:style style:name="T303" style:family="text">
      <style:text-properties officeooo:rsid="028b32a4"/>
    </style:style>
    <style:style style:name="T304" style:family="text">
      <style:text-properties officeooo:rsid="028b8780"/>
    </style:style>
    <style:style style:name="T305" style:family="text">
      <style:text-properties officeooo:rsid="028d8cf7"/>
    </style:style>
    <style:style style:name="T306" style:family="text">
      <style:text-properties officeooo:rsid="0291f5f4"/>
    </style:style>
    <style:style style:name="T307" style:family="text">
      <style:text-properties officeooo:rsid="02989196"/>
    </style:style>
    <style:style style:name="T308" style:family="text">
      <style:text-properties officeooo:rsid="029a7cc6"/>
    </style:style>
    <style:style style:name="T309" style:family="text">
      <style:text-properties officeooo:rsid="029cd95d"/>
    </style:style>
    <style:style style:name="T310" style:family="text">
      <style:text-properties officeooo:rsid="029eceda"/>
    </style:style>
    <style:style style:name="T311" style:family="text">
      <style:text-properties officeooo:rsid="029fa2ed"/>
    </style:style>
    <style:style style:name="T312" style:family="text">
      <style:text-properties officeooo:rsid="02a960a4"/>
    </style:style>
    <style:style style:name="T313" style:family="text">
      <style:text-properties officeooo:rsid="02aaebe6"/>
    </style:style>
    <style:style style:name="T314" style:family="text">
      <style:text-properties officeooo:rsid="02abf696"/>
    </style:style>
    <style:style style:name="T315" style:family="text">
      <style:text-properties officeooo:rsid="02b17efc"/>
    </style:style>
    <style:style style:name="T316" style:family="text">
      <style:text-properties officeooo:rsid="02b21d4e"/>
    </style:style>
    <style:style style:name="T317" style:family="text">
      <style:text-properties officeooo:rsid="02b3acad"/>
    </style:style>
    <style:style style:name="T318" style:family="text">
      <style:text-properties officeooo:rsid="02b3e303"/>
    </style:style>
    <style:style style:name="T319" style:family="text">
      <style:text-properties officeooo:rsid="02b559c8"/>
    </style:style>
    <style:style style:name="T320" style:family="text">
      <style:text-properties officeooo:rsid="02ba83eb"/>
    </style:style>
    <style:style style:name="T321" style:family="text">
      <style:text-properties officeooo:rsid="02bce96f"/>
    </style:style>
    <style:style style:name="T322" style:family="text">
      <style:text-properties officeooo:rsid="02bdff85"/>
    </style:style>
    <style:style style:name="T323" style:family="text">
      <style:text-properties officeooo:rsid="02bf9f20"/>
    </style:style>
    <style:style style:name="T324" style:family="text">
      <style:text-properties officeooo:rsid="02bfee2a"/>
    </style:style>
    <style:style style:name="T325" style:family="text">
      <style:text-properties officeooo:rsid="02c27374"/>
    </style:style>
    <style:style style:name="T326" style:family="text">
      <style:text-properties officeooo:rsid="02c8afb1"/>
    </style:style>
    <style:style style:name="T327" style:family="text">
      <style:text-properties officeooo:rsid="02cfc5de"/>
    </style:style>
    <style:style style:name="T328" style:family="text">
      <style:text-properties officeooo:rsid="02d18386"/>
    </style:style>
    <style:style style:name="T329" style:family="text">
      <style:text-properties officeooo:rsid="02d5a489"/>
    </style:style>
    <style:style style:name="T330" style:family="text">
      <style:text-properties officeooo:rsid="02d66ad7"/>
    </style:style>
    <style:style style:name="T331" style:family="text">
      <style:text-properties officeooo:rsid="02d75df3"/>
    </style:style>
    <style:style style:name="T332" style:family="text">
      <style:text-properties officeooo:rsid="02d7f4b0"/>
    </style:style>
    <style:style style:name="T333" style:family="text">
      <style:text-properties officeooo:rsid="02d9118e"/>
    </style:style>
    <style:style style:name="T334" style:family="text">
      <style:text-properties officeooo:rsid="02db5400"/>
    </style:style>
    <style:style style:name="T335" style:family="text">
      <style:text-properties officeooo:rsid="02dce639"/>
    </style:style>
    <style:style style:name="T336" style:family="text">
      <style:text-properties officeooo:rsid="02deda76"/>
    </style:style>
    <style:style style:name="T337" style:family="text">
      <style:text-properties officeooo:rsid="02dee797"/>
    </style:style>
    <style:style style:name="T338" style:family="text">
      <style:text-properties officeooo:rsid="02e0831e"/>
    </style:style>
    <style:style style:name="T339" style:family="text">
      <style:text-properties officeooo:rsid="02e0db8c"/>
    </style:style>
    <style:style style:name="T340" style:family="text">
      <style:text-properties officeooo:rsid="02e2ba83"/>
    </style:style>
    <style:style style:name="T341" style:family="text">
      <style:text-properties officeooo:rsid="02e317f6"/>
    </style:style>
    <style:style style:name="T342" style:family="text">
      <style:text-properties officeooo:rsid="02e4cc24"/>
    </style:style>
    <style:style style:name="T343" style:family="text">
      <style:text-properties officeooo:rsid="02e61189"/>
    </style:style>
    <style:style style:name="T344" style:family="text">
      <style:text-properties officeooo:rsid="02e6e887"/>
    </style:style>
    <style:style style:name="T345" style:family="text">
      <style:text-properties officeooo:rsid="02e99c25"/>
    </style:style>
    <style:style style:name="T346" style:family="text">
      <style:text-properties officeooo:rsid="02eaec55"/>
    </style:style>
    <style:style style:name="T347" style:family="text">
      <style:text-properties officeooo:rsid="02ed213d"/>
    </style:style>
    <style:style style:name="T348" style:family="text">
      <style:text-properties officeooo:rsid="02f3caaa"/>
    </style:style>
    <style:style style:name="T349" style:family="text">
      <style:text-properties officeooo:rsid="02fabaf0"/>
    </style:style>
    <style:style style:name="T350" style:family="text">
      <style:text-properties officeooo:rsid="02fb9645"/>
    </style:style>
    <style:style style:name="T351" style:family="text">
      <style:text-properties officeooo:rsid="02ff9eba"/>
    </style:style>
    <style:style style:name="T352" style:family="text">
      <style:text-properties officeooo:rsid="03003bce"/>
    </style:style>
    <style:style style:name="T353" style:family="text">
      <style:text-properties officeooo:rsid="03079981"/>
    </style:style>
    <style:style style:name="T354" style:family="text">
      <style:text-properties officeooo:rsid="030cf816"/>
    </style:style>
    <style:style style:name="T355" style:family="text">
      <style:text-properties officeooo:rsid="0310e900"/>
    </style:style>
    <style:style style:name="T356" style:family="text">
      <style:text-properties officeooo:rsid="0312d470"/>
    </style:style>
    <style:style style:name="T357" style:family="text">
      <style:text-properties officeooo:rsid="0315ed85"/>
    </style:style>
    <style:style style:name="T358" style:family="text">
      <style:text-properties officeooo:rsid="0315fa58"/>
    </style:style>
    <style:style style:name="T359" style:family="text">
      <style:text-properties officeooo:rsid="0317cc67"/>
    </style:style>
    <style:style style:name="T360" style:family="text">
      <style:text-properties officeooo:rsid="031876c5"/>
    </style:style>
    <style:style style:name="T361" style:family="text">
      <style:text-properties officeooo:rsid="0319339e"/>
    </style:style>
    <style:style style:name="T362" style:family="text">
      <style:text-properties officeooo:rsid="031cc679"/>
    </style:style>
    <style:style style:name="T363" style:family="text">
      <style:text-properties officeooo:rsid="031d6c5b"/>
    </style:style>
    <style:style style:name="T364" style:family="text">
      <style:text-properties officeooo:rsid="0326d110"/>
    </style:style>
    <style:style style:name="T365" style:family="text">
      <style:text-properties officeooo:rsid="0328b3c2"/>
    </style:style>
    <style:style style:name="T366" style:family="text">
      <style:text-properties officeooo:rsid="032a2673"/>
    </style:style>
    <style:style style:name="T367" style:family="text">
      <style:text-properties officeooo:rsid="032d8803"/>
    </style:style>
    <style:style style:name="T368" style:family="text">
      <style:text-properties officeooo:rsid="0330eb99"/>
    </style:style>
    <style:style style:name="T369" style:family="text">
      <style:text-properties officeooo:rsid="0332cafd"/>
    </style:style>
    <style:style style:name="T370" style:family="text">
      <style:text-properties officeooo:rsid="0332efea"/>
    </style:style>
    <style:style style:name="T371" style:family="text">
      <style:text-properties officeooo:rsid="033ed10e"/>
    </style:style>
    <style:style style:name="T372" style:family="text">
      <style:text-properties officeooo:rsid="03404570"/>
    </style:style>
    <style:style style:name="T373" style:family="text">
      <style:text-properties officeooo:rsid="0342187c"/>
    </style:style>
    <style:style style:name="T374" style:family="text">
      <style:text-properties officeooo:rsid="034a28aa"/>
    </style:style>
    <style:style style:name="T375" style:family="text">
      <style:text-properties officeooo:rsid="034b8f63"/>
    </style:style>
    <style:style style:name="T376" style:family="text">
      <style:text-properties officeooo:rsid="0350ca97"/>
    </style:style>
    <style:style style:name="T377" style:family="text">
      <style:text-properties officeooo:rsid="035b4341"/>
    </style:style>
    <style:style style:name="T378" style:family="text">
      <style:text-properties officeooo:rsid="035b5aa9"/>
    </style:style>
    <style:style style:name="T379" style:family="text">
      <style:text-properties officeooo:rsid="035e0270"/>
    </style:style>
    <style:style style:name="T380" style:family="text">
      <style:text-properties officeooo:rsid="035e200e"/>
    </style:style>
    <style:style style:name="T381" style:family="text">
      <style:text-properties officeooo:rsid="035f317e"/>
    </style:style>
    <style:style style:name="T382" style:family="text">
      <style:text-properties officeooo:rsid="03650859"/>
    </style:style>
    <style:style style:name="T383" style:family="text">
      <style:text-properties officeooo:rsid="036874b5"/>
    </style:style>
    <style:style style:name="T384" style:family="text">
      <style:text-properties officeooo:rsid="0369c876"/>
    </style:style>
    <style:style style:name="T385" style:family="text">
      <style:text-properties officeooo:rsid="036a070b"/>
    </style:style>
    <style:style style:name="T386" style:family="text">
      <style:text-properties officeooo:rsid="036c8cf7"/>
    </style:style>
    <style:style style:name="T387" style:family="text">
      <style:text-properties officeooo:rsid="036ec633"/>
    </style:style>
    <style:style style:name="T388" style:family="text">
      <style:text-properties officeooo:rsid="0372aeaf"/>
    </style:style>
    <style:style style:name="T389" style:family="text">
      <style:text-properties officeooo:rsid="0378149b"/>
    </style:style>
    <style:style style:name="T390" style:family="text">
      <style:text-properties officeooo:rsid="0379b7c9"/>
    </style:style>
    <style:style style:name="T391" style:family="text">
      <style:text-properties officeooo:rsid="0379c28c"/>
    </style:style>
    <style:style style:name="T392" style:family="text">
      <style:text-properties officeooo:rsid="037e8102"/>
    </style:style>
    <style:style style:name="T393" style:family="text">
      <style:text-properties officeooo:rsid="037ebd1d"/>
    </style:style>
    <style:style style:name="T394" style:family="text">
      <style:text-properties officeooo:rsid="03830eab"/>
    </style:style>
    <style:style style:name="T395" style:family="text">
      <style:text-properties officeooo:rsid="03861570"/>
    </style:style>
    <style:style style:name="T396" style:family="text">
      <style:text-properties officeooo:rsid="0388f7d7"/>
    </style:style>
    <style:style style:name="T397" style:family="text">
      <style:text-properties officeooo:rsid="0389204d"/>
    </style:style>
    <style:style style:name="T398" style:family="text">
      <style:text-properties officeooo:rsid="038a54cd"/>
    </style:style>
    <style:style style:name="T399" style:family="text">
      <style:text-properties officeooo:rsid="038b91e7"/>
    </style:style>
    <style:style style:name="T400" style:family="text">
      <style:text-properties officeooo:rsid="03931a7e"/>
    </style:style>
    <style:style style:name="T401" style:family="text">
      <style:text-properties officeooo:rsid="03945cc6"/>
    </style:style>
    <style:style style:name="T402" style:family="text">
      <style:text-properties officeooo:rsid="03949656"/>
    </style:style>
    <style:style style:name="T403" style:family="text">
      <style:text-properties officeooo:rsid="03967e68"/>
    </style:style>
    <style:style style:name="T404" style:family="text">
      <style:text-properties officeooo:rsid="03997416"/>
    </style:style>
    <style:style style:name="T405" style:family="text">
      <style:text-properties officeooo:rsid="039e402d"/>
    </style:style>
    <style:style style:name="T406" style:family="text">
      <style:text-properties officeooo:rsid="039ff57d"/>
    </style:style>
    <style:style style:name="T407" style:family="text">
      <style:text-properties officeooo:rsid="03a04517"/>
    </style:style>
    <style:style style:name="T408" style:family="text">
      <style:text-properties officeooo:rsid="03a4e9a6"/>
    </style:style>
    <style:style style:name="T409" style:family="text">
      <style:text-properties officeooo:rsid="03a5ab3e"/>
    </style:style>
    <style:style style:name="T410" style:family="text">
      <style:text-properties officeooo:rsid="03a71467"/>
    </style:style>
    <style:style style:name="T411" style:family="text">
      <style:text-properties officeooo:rsid="03a7e282"/>
    </style:style>
    <style:style style:name="T412" style:family="text">
      <style:text-properties officeooo:rsid="03a87793"/>
    </style:style>
    <style:style style:name="T413" style:family="text">
      <style:text-properties officeooo:rsid="03aac06b"/>
    </style:style>
    <style:style style:name="T414" style:family="text">
      <style:text-properties officeooo:rsid="03ab2cea"/>
    </style:style>
    <style:style style:name="T415" style:family="text">
      <style:text-properties officeooo:rsid="03b10939"/>
    </style:style>
    <style:style style:name="T416" style:family="text">
      <style:text-properties officeooo:rsid="03b1cea9"/>
    </style:style>
    <style:style style:name="T417" style:family="text">
      <style:text-properties officeooo:rsid="03b58cec"/>
    </style:style>
    <style:style style:name="T418" style:family="text">
      <style:text-properties officeooo:rsid="03c1c749"/>
    </style:style>
    <style:style style:name="T419" style:family="text">
      <style:text-properties officeooo:rsid="03c44fba"/>
    </style:style>
    <style:style style:name="T420" style:family="text">
      <style:text-properties officeooo:rsid="03cd8dd9"/>
    </style:style>
    <style:style style:name="T421" style:family="text">
      <style:text-properties officeooo:rsid="03cf09b1"/>
    </style:style>
    <style:style style:name="T422" style:family="text">
      <style:text-properties officeooo:rsid="03d3cd60"/>
    </style:style>
    <style:style style:name="T423" style:family="text">
      <style:text-properties officeooo:rsid="03d7655a"/>
    </style:style>
    <style:style style:name="T424" style:family="text">
      <style:text-properties officeooo:rsid="03e28553"/>
    </style:style>
    <style:style style:name="T425" style:family="text">
      <style:text-properties officeooo:rsid="03e5e5b6"/>
    </style:style>
    <style:style style:name="T426" style:family="text">
      <style:text-properties officeooo:rsid="03e6f2dc"/>
    </style:style>
    <style:style style:name="T427" style:family="text">
      <style:text-properties officeooo:rsid="03ea4a99"/>
    </style:style>
    <style:style style:name="T428" style:family="text">
      <style:text-properties officeooo:rsid="03eb2adf"/>
    </style:style>
    <style:style style:name="T429" style:family="text">
      <style:text-properties officeooo:rsid="03f3317a"/>
    </style:style>
    <style:style style:name="T430" style:family="text">
      <style:text-properties officeooo:rsid="03f423d9"/>
    </style:style>
    <style:style style:name="T431" style:family="text">
      <style:text-properties officeooo:rsid="03f75089"/>
    </style:style>
    <style:style style:name="T432" style:family="text">
      <style:text-properties officeooo:rsid="03ff42b1"/>
    </style:style>
    <style:style style:name="T433" style:family="text">
      <style:text-properties officeooo:rsid="03ffc6a0"/>
    </style:style>
    <style:style style:name="T434" style:family="text">
      <style:text-properties officeooo:rsid="0401caf9"/>
    </style:style>
    <style:style style:name="T435" style:family="text">
      <style:text-properties officeooo:rsid="040291e8"/>
    </style:style>
    <style:style style:name="T436" style:family="text">
      <style:text-properties officeooo:rsid="040f16cc"/>
    </style:style>
    <style:style style:name="T437" style:family="text">
      <style:text-properties officeooo:rsid="0410d2c6"/>
    </style:style>
    <style:style style:name="T438" style:family="text">
      <style:text-properties officeooo:rsid="04134abd"/>
    </style:style>
    <style:style style:name="T439" style:family="text">
      <style:text-properties officeooo:rsid="04147550"/>
    </style:style>
    <style:style style:name="T440" style:family="text">
      <style:text-properties officeooo:rsid="0417c449"/>
    </style:style>
    <style:style style:name="T441" style:family="text">
      <style:text-properties officeooo:rsid="04198eff"/>
    </style:style>
    <style:style style:name="T442" style:family="text">
      <style:text-properties officeooo:rsid="041a88a0"/>
    </style:style>
    <style:style style:name="T443" style:family="text">
      <style:text-properties officeooo:rsid="041c2ed9"/>
    </style:style>
    <style:style style:name="T444" style:family="text">
      <style:text-properties officeooo:rsid="042d613b"/>
    </style:style>
    <style:style style:name="T445" style:family="text">
      <style:text-properties officeooo:rsid="042dd690"/>
    </style:style>
    <style:style style:name="T446" style:family="text">
      <style:text-properties officeooo:rsid="042e964f"/>
    </style:style>
    <style:style style:name="T447" style:family="text">
      <style:text-properties officeooo:rsid="04321c81"/>
    </style:style>
    <style:style style:name="T448" style:family="text">
      <style:text-properties officeooo:rsid="0432b9bb"/>
    </style:style>
    <style:style style:name="T449" style:family="text">
      <style:text-properties officeooo:rsid="0433c03b"/>
    </style:style>
    <style:style style:name="T450" style:family="text">
      <style:text-properties officeooo:rsid="04359fe8"/>
    </style:style>
    <style:style style:name="T451" style:family="text">
      <style:text-properties officeooo:rsid="0435c687"/>
    </style:style>
    <style:style style:name="T452" style:family="text">
      <style:text-properties officeooo:rsid="043620ca"/>
    </style:style>
    <style:style style:name="T453" style:family="text">
      <style:text-properties officeooo:rsid="0437df6e"/>
    </style:style>
    <style:style style:name="T454" style:family="text">
      <style:text-properties officeooo:rsid="043b125e"/>
    </style:style>
    <style:style style:name="T455" style:family="text">
      <style:text-properties officeooo:rsid="043ce005"/>
    </style:style>
    <style:style style:name="T456" style:family="text">
      <style:text-properties officeooo:rsid="043ef67a"/>
    </style:style>
    <style:style style:name="T457" style:family="text">
      <style:text-properties officeooo:rsid="043f83fe"/>
    </style:style>
    <style:style style:name="T458" style:family="text">
      <style:text-properties officeooo:rsid="043f9f48"/>
    </style:style>
    <style:style style:name="T459" style:family="text">
      <style:text-properties officeooo:rsid="04406dcf"/>
    </style:style>
    <style:style style:name="T460" style:family="text">
      <style:text-properties officeooo:rsid="04423082"/>
    </style:style>
    <style:style style:name="T461" style:family="text">
      <style:text-properties officeooo:rsid="04429bdc"/>
    </style:style>
    <style:style style:name="T462" style:family="text">
      <style:text-properties officeooo:rsid="0443e35b"/>
    </style:style>
    <style:style style:name="T463" style:family="text">
      <style:text-properties officeooo:rsid="0447f2c0"/>
    </style:style>
    <style:style style:name="T464" style:family="text">
      <style:text-properties officeooo:rsid="044907a9"/>
    </style:style>
    <style:style style:name="T465" style:family="text">
      <style:text-properties officeooo:rsid="044bb851"/>
    </style:style>
    <style:style style:name="T466" style:family="text">
      <style:text-properties officeooo:rsid="044d0de0"/>
    </style:style>
    <style:style style:name="T467" style:family="text">
      <style:text-properties officeooo:rsid="044ffafc"/>
    </style:style>
    <style:style style:name="T468" style:family="text">
      <style:text-properties officeooo:rsid="04507600"/>
    </style:style>
    <style:style style:name="T469" style:family="text">
      <style:text-properties officeooo:rsid="04525b31"/>
    </style:style>
    <style:style style:name="T470" style:family="text">
      <style:text-properties officeooo:rsid="04540251"/>
    </style:style>
    <style:style style:name="T471" style:family="text">
      <style:text-properties officeooo:rsid="04541b79"/>
    </style:style>
    <style:style style:name="T472" style:family="text">
      <style:text-properties officeooo:rsid="0457ef80"/>
    </style:style>
    <style:style style:name="T473" style:family="text">
      <style:text-properties officeooo:rsid="0459992a"/>
    </style:style>
    <style:style style:name="T474" style:family="text">
      <style:text-properties officeooo:rsid="045a8cd9"/>
    </style:style>
    <style:style style:name="T475" style:family="text">
      <style:text-properties officeooo:rsid="045fa117"/>
    </style:style>
    <style:style style:name="T476" style:family="text">
      <style:text-properties officeooo:rsid="046187e1"/>
    </style:style>
    <style:style style:name="T477" style:family="text">
      <style:text-properties officeooo:rsid="04635ad3"/>
    </style:style>
    <style:style style:name="T478" style:family="text">
      <style:text-properties officeooo:rsid="0463fbe9"/>
    </style:style>
    <style:style style:name="T479" style:family="text">
      <style:text-properties officeooo:rsid="04662cef"/>
    </style:style>
    <style:style style:name="T480" style:family="text">
      <style:text-properties officeooo:rsid="0467fbb3"/>
    </style:style>
    <style:style style:name="T481" style:family="text">
      <style:text-properties officeooo:rsid="0468aaf3"/>
    </style:style>
    <style:style style:name="T482" style:family="text">
      <style:text-properties officeooo:rsid="047a10d0"/>
    </style:style>
    <style:style style:name="T483" style:family="text">
      <style:text-properties officeooo:rsid="047e91c4"/>
    </style:style>
    <style:style style:name="T484" style:family="text">
      <style:text-properties officeooo:rsid="047f0927"/>
    </style:style>
    <style:style style:name="T485" style:family="text">
      <style:text-properties officeooo:rsid="0482be84"/>
    </style:style>
    <style:style style:name="T486" style:family="text">
      <style:text-properties officeooo:rsid="04840713"/>
    </style:style>
    <style:style style:name="T487" style:family="text">
      <style:text-properties officeooo:rsid="048b0f8a"/>
    </style:style>
    <style:style style:name="T488" style:family="text">
      <style:text-properties officeooo:rsid="048d357d"/>
    </style:style>
    <style:style style:name="T489" style:family="text">
      <style:text-properties officeooo:rsid="04902187"/>
    </style:style>
    <style:style style:name="T490" style:family="text">
      <style:text-properties officeooo:rsid="04970dd8"/>
    </style:style>
    <style:style style:name="T491" style:family="text">
      <style:text-properties officeooo:rsid="04972a72"/>
    </style:style>
    <style:style style:name="T492" style:family="text">
      <style:text-properties officeooo:rsid="049b2ba8"/>
    </style:style>
    <style:style style:name="T493" style:family="text">
      <style:text-properties officeooo:rsid="049cf4da"/>
    </style:style>
    <style:style style:name="T494" style:family="text">
      <style:text-properties officeooo:rsid="049e6d83"/>
    </style:style>
    <style:style style:name="T495" style:family="text">
      <style:text-properties officeooo:rsid="04a0107e"/>
    </style:style>
    <style:style style:name="T496" style:family="text">
      <style:text-properties officeooo:rsid="04a1c038"/>
    </style:style>
    <style:style style:name="T497" style:family="text">
      <style:text-properties officeooo:rsid="04a234b8"/>
    </style:style>
    <style:style style:name="T498" style:family="text">
      <style:text-properties officeooo:rsid="04a3ec90"/>
    </style:style>
    <style:style style:name="T499" style:family="text">
      <style:text-properties officeooo:rsid="04a4e6c6"/>
    </style:style>
    <style:style style:name="T500" style:family="text">
      <style:text-properties officeooo:rsid="04a6d9be"/>
    </style:style>
    <style:style style:name="T501" style:family="text">
      <style:text-properties officeooo:rsid="04aea14c"/>
    </style:style>
    <style:style style:name="T502" style:family="text">
      <style:text-properties officeooo:rsid="04b01eb2"/>
    </style:style>
    <style:style style:name="T503" style:family="text">
      <style:text-properties officeooo:rsid="04b1ba7e"/>
    </style:style>
    <style:style style:name="T504" style:family="text">
      <style:text-properties officeooo:rsid="04b3b459"/>
    </style:style>
    <style:style style:name="T505" style:family="text">
      <style:text-properties officeooo:rsid="04b6c830"/>
    </style:style>
    <style:style style:name="T506" style:family="text">
      <style:text-properties officeooo:rsid="04bad703"/>
    </style:style>
    <style:style style:name="T507" style:family="text">
      <style:text-properties officeooo:rsid="04bbc895"/>
    </style:style>
    <style:style style:name="T508" style:family="text">
      <style:text-properties officeooo:rsid="04be5f9c"/>
    </style:style>
    <style:style style:name="T509" style:family="text">
      <style:text-properties officeooo:rsid="04bf7578"/>
    </style:style>
    <style:style style:name="T510" style:family="text">
      <style:text-properties officeooo:rsid="04c294b5"/>
    </style:style>
    <style:style style:name="T511" style:family="text">
      <style:text-properties officeooo:rsid="04c59a3a"/>
    </style:style>
    <style:style style:name="T512" style:family="text">
      <style:text-properties officeooo:rsid="04c83b69"/>
    </style:style>
    <style:style style:name="T513" style:family="text">
      <style:text-properties officeooo:rsid="04c9d0e6"/>
    </style:style>
    <style:style style:name="T514" style:family="text">
      <style:text-properties officeooo:rsid="04cb2278"/>
    </style:style>
    <style:style style:name="T515" style:family="text">
      <style:text-properties officeooo:rsid="04cd2f01"/>
    </style:style>
    <style:style style:name="T516" style:family="text">
      <style:text-properties officeooo:rsid="04cfdb2c"/>
    </style:style>
    <style:style style:name="T517" style:family="text">
      <style:text-properties officeooo:rsid="04d19214"/>
    </style:style>
    <style:style style:name="T518" style:family="text">
      <style:text-properties officeooo:rsid="04d2ca81"/>
    </style:style>
    <style:style style:name="T519" style:family="text">
      <style:text-properties officeooo:rsid="04d86354"/>
    </style:style>
    <style:style style:name="T520" style:family="text">
      <style:text-properties officeooo:rsid="04da2339"/>
    </style:style>
    <style:style style:name="T521" style:family="text">
      <style:text-properties officeooo:rsid="04de7130"/>
    </style:style>
    <style:style style:name="T522" style:family="text">
      <style:text-properties officeooo:rsid="04df355e"/>
    </style:style>
    <style:style style:name="T523" style:family="text">
      <style:text-properties officeooo:rsid="04e0bc04"/>
    </style:style>
    <style:style style:name="T524" style:family="text">
      <style:text-properties officeooo:rsid="04e1ec2b"/>
    </style:style>
    <style:style style:name="T525" style:family="text">
      <style:text-properties officeooo:rsid="04e3c51d"/>
    </style:style>
    <style:style style:name="T526" style:family="text">
      <style:text-properties officeooo:rsid="04ef8ca6"/>
    </style:style>
    <style:style style:name="T527" style:family="text">
      <style:text-properties officeooo:rsid="04f012a4"/>
    </style:style>
    <style:style style:name="T528" style:family="text">
      <style:text-properties officeooo:rsid="04f08296"/>
    </style:style>
    <style:style style:name="T529" style:family="text">
      <style:text-properties officeooo:rsid="04f27061"/>
    </style:style>
    <style:style style:name="T530" style:family="text">
      <style:text-properties officeooo:rsid="04f4d907"/>
    </style:style>
    <style:style style:name="T531" style:family="text">
      <style:text-properties officeooo:rsid="04f6bc6a"/>
    </style:style>
    <style:style style:name="T532" style:family="text">
      <style:text-properties officeooo:rsid="04f8d124"/>
    </style:style>
    <style:style style:name="T533" style:family="text">
      <style:text-properties officeooo:rsid="04f92c26"/>
    </style:style>
    <style:style style:name="T534" style:family="text">
      <style:text-properties officeooo:rsid="04fb2344"/>
    </style:style>
    <style:style style:name="T535" style:family="text">
      <style:text-properties officeooo:rsid="0501b171"/>
    </style:style>
    <style:style style:name="T536" style:family="text">
      <style:text-properties officeooo:rsid="05049cfa"/>
    </style:style>
    <style:style style:name="T537" style:family="text">
      <style:text-properties fo:font-style="normal" officeooo:rsid="050502b2" style:font-style-asian="normal" style:font-style-complex="normal"/>
    </style:style>
    <style:style style:name="T538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9" style:family="text">
      <style:text-properties officeooo:rsid="05056000"/>
    </style:style>
    <style:style style:name="T540" style:family="text">
      <style:text-properties officeooo:rsid="05083e85"/>
    </style:style>
    <style:style style:name="T541" style:family="text">
      <style:text-properties officeooo:rsid="050a0cbb"/>
    </style:style>
    <style:style style:name="T542" style:family="text">
      <style:text-properties officeooo:rsid="050abf9a"/>
    </style:style>
    <style:style style:name="T543" style:family="text">
      <style:text-properties officeooo:rsid="050afb79"/>
    </style:style>
    <style:style style:name="T544" style:family="text">
      <style:text-properties officeooo:rsid="050d33b2"/>
    </style:style>
    <style:style style:name="T545" style:family="text">
      <style:text-properties officeooo:rsid="050ec05a"/>
    </style:style>
    <style:style style:name="T546" style:family="text">
      <style:text-properties officeooo:rsid="0511c958"/>
    </style:style>
    <style:style style:name="T547" style:family="text">
      <style:text-properties officeooo:rsid="0514727d"/>
    </style:style>
    <style:style style:name="T548" style:family="text">
      <style:text-properties officeooo:rsid="0515605f"/>
    </style:style>
    <style:style style:name="T549" style:family="text">
      <style:text-properties officeooo:rsid="051773da"/>
    </style:style>
    <style:style style:name="T550" style:family="text">
      <style:text-properties officeooo:rsid="0519554e"/>
    </style:style>
    <style:style style:name="T551" style:family="text">
      <style:text-properties officeooo:rsid="051c713a"/>
    </style:style>
    <style:style style:name="T552" style:family="text">
      <style:text-properties officeooo:rsid="051d031f"/>
    </style:style>
    <style:style style:name="T553" style:family="text">
      <style:text-properties officeooo:rsid="051d8c5e"/>
    </style:style>
    <style:style style:name="T554" style:family="text">
      <style:text-properties officeooo:rsid="05229994"/>
    </style:style>
    <style:style style:name="T555" style:family="text">
      <style:text-properties officeooo:rsid="0523a25e"/>
    </style:style>
    <style:style style:name="T556" style:family="text">
      <style:text-properties officeooo:rsid="05251621"/>
    </style:style>
    <style:style style:name="T557" style:family="text">
      <style:text-properties officeooo:rsid="05261a10"/>
    </style:style>
    <style:style style:name="T558" style:family="text">
      <style:text-properties officeooo:rsid="052ec773"/>
    </style:style>
    <style:style style:name="T559" style:family="text">
      <style:text-properties officeooo:rsid="0531eb54"/>
    </style:style>
    <style:style style:name="T560" style:family="text">
      <style:text-properties officeooo:rsid="053248e7"/>
    </style:style>
    <style:style style:name="T561" style:family="text">
      <style:text-properties officeooo:rsid="05361ad5"/>
    </style:style>
    <style:style style:name="T562" style:family="text">
      <style:text-properties officeooo:rsid="05390305"/>
    </style:style>
    <style:style style:name="T563" style:family="text">
      <style:text-properties officeooo:rsid="053a2a8b"/>
    </style:style>
    <style:style style:name="T564" style:family="text">
      <style:text-properties officeooo:rsid="053aa5da"/>
    </style:style>
    <style:style style:name="T565" style:family="text">
      <style:text-properties officeooo:rsid="053dcc15"/>
    </style:style>
    <style:style style:name="T566" style:family="text">
      <style:text-properties officeooo:rsid="05407cab"/>
    </style:style>
    <style:style style:name="T567" style:family="text">
      <style:text-properties officeooo:rsid="05444e4a"/>
    </style:style>
    <style:style style:name="T568" style:family="text">
      <style:text-properties officeooo:rsid="054519d6"/>
    </style:style>
    <style:style style:name="T569" style:family="text">
      <style:text-properties officeooo:rsid="0545b740"/>
    </style:style>
    <style:style style:name="T570" style:family="text">
      <style:text-properties officeooo:rsid="05478595"/>
    </style:style>
    <style:style style:name="T571" style:family="text">
      <style:text-properties officeooo:rsid="0548320e"/>
    </style:style>
    <style:style style:name="T572" style:family="text">
      <style:text-properties officeooo:rsid="0548518e"/>
    </style:style>
    <style:style style:name="T573" style:family="text">
      <style:text-properties officeooo:rsid="054bfa88"/>
    </style:style>
    <style:style style:name="T574" style:family="text">
      <style:text-properties officeooo:rsid="054d07b0"/>
    </style:style>
    <style:style style:name="T575" style:family="text">
      <style:text-properties officeooo:rsid="054e7390"/>
    </style:style>
    <style:style style:name="T576" style:family="text">
      <style:text-properties officeooo:rsid="055469f5"/>
    </style:style>
    <style:style style:name="T577" style:family="text">
      <style:text-properties officeooo:rsid="05566f5d"/>
    </style:style>
    <style:style style:name="T578" style:family="text">
      <style:text-properties officeooo:rsid="055855d5"/>
    </style:style>
    <style:style style:name="T579" style:family="text">
      <style:text-properties officeooo:rsid="05598566"/>
    </style:style>
    <style:style style:name="T580" style:family="text">
      <style:text-properties officeooo:rsid="055c6bb3"/>
    </style:style>
    <style:style style:name="T581" style:family="text">
      <style:text-properties officeooo:rsid="0560e7bb"/>
    </style:style>
    <style:style style:name="T582" style:family="text">
      <style:text-properties officeooo:rsid="0564b2e0"/>
    </style:style>
    <style:style style:name="T583" style:family="text">
      <style:text-properties officeooo:rsid="05670662"/>
    </style:style>
    <style:style style:name="T584" style:family="text">
      <style:text-properties officeooo:rsid="05676101"/>
    </style:style>
    <style:style style:name="T585" style:family="text">
      <style:text-properties officeooo:rsid="056ce861"/>
    </style:style>
    <style:style style:name="T586" style:family="text">
      <style:text-properties officeooo:rsid="057177f5"/>
    </style:style>
    <style:style style:name="T587" style:family="text">
      <style:text-properties officeooo:rsid="0571d3b8"/>
    </style:style>
    <style:style style:name="T588" style:family="text">
      <style:text-properties officeooo:rsid="0575f65f"/>
    </style:style>
    <style:style style:name="T589" style:family="text">
      <style:text-properties officeooo:rsid="0580b058"/>
    </style:style>
    <style:style style:name="T590" style:family="text">
      <style:text-properties officeooo:rsid="0584226d"/>
    </style:style>
    <style:style style:name="T591" style:family="text">
      <style:text-properties officeooo:rsid="058c48a7"/>
    </style:style>
    <style:style style:name="T592" style:family="text">
      <style:text-properties officeooo:rsid="05905131"/>
    </style:style>
    <style:style style:name="T593" style:family="text">
      <style:text-properties officeooo:rsid="059c866d"/>
    </style:style>
    <style:style style:name="T594" style:family="text">
      <style:text-properties officeooo:rsid="059de58d"/>
    </style:style>
    <style:style style:name="T595" style:family="text">
      <style:text-properties officeooo:rsid="059ed84a"/>
    </style:style>
    <style:style style:name="T596" style:family="text">
      <style:text-properties officeooo:rsid="05a0a2ac"/>
    </style:style>
    <style:style style:name="T597" style:family="text">
      <style:text-properties officeooo:rsid="05a1f602"/>
    </style:style>
    <style:style style:name="T598" style:family="text">
      <style:text-properties officeooo:rsid="05a292c6"/>
    </style:style>
    <style:style style:name="T599" style:family="text">
      <style:text-properties officeooo:rsid="05a3a1b5"/>
    </style:style>
    <style:style style:name="T600" style:family="text">
      <style:text-properties officeooo:rsid="05a59321"/>
    </style:style>
    <style:style style:name="T601" style:family="text">
      <style:text-properties officeooo:rsid="05a62f6f"/>
    </style:style>
    <style:style style:name="T602" style:family="text">
      <style:text-properties officeooo:rsid="05a7e536"/>
    </style:style>
    <style:style style:name="T603" style:family="text">
      <style:text-properties officeooo:rsid="05a9b1c8"/>
    </style:style>
    <style:style style:name="T604" style:family="text">
      <style:text-properties officeooo:rsid="05a9fac9"/>
    </style:style>
    <style:style style:name="T605" style:family="text">
      <style:text-properties officeooo:rsid="05b0e64d"/>
    </style:style>
    <style:style style:name="T606" style:family="text">
      <style:text-properties officeooo:rsid="05b36f57"/>
    </style:style>
    <style:style style:name="T607" style:family="text">
      <style:text-properties officeooo:rsid="05b3931f"/>
    </style:style>
    <style:style style:name="T608" style:family="text">
      <style:text-properties officeooo:rsid="05b53f40"/>
    </style:style>
    <style:style style:name="T609" style:family="text">
      <style:text-properties officeooo:rsid="05b608f2"/>
    </style:style>
    <style:style style:name="T610" style:family="text">
      <style:text-properties officeooo:rsid="05b74463"/>
    </style:style>
    <style:style style:name="T611" style:family="text">
      <style:text-properties officeooo:rsid="05b8f47d"/>
    </style:style>
    <style:style style:name="T612" style:family="text">
      <style:text-properties officeooo:rsid="05bcc462"/>
    </style:style>
    <style:style style:name="T613" style:family="text">
      <style:text-properties officeooo:rsid="05bd5e48"/>
    </style:style>
    <style:style style:name="T614" style:family="text">
      <style:text-properties officeooo:rsid="05bf0f78"/>
    </style:style>
    <style:style style:name="T615" style:family="text">
      <style:text-properties officeooo:rsid="05c1ba57"/>
    </style:style>
    <style:style style:name="T616" style:family="text">
      <style:text-properties officeooo:rsid="05c32a62"/>
    </style:style>
    <style:style style:name="T617" style:family="text">
      <style:text-properties officeooo:rsid="05c52d6f"/>
    </style:style>
    <style:style style:name="T618" style:family="text">
      <style:text-properties officeooo:rsid="05c68fdc"/>
    </style:style>
    <style:style style:name="T619" style:family="text">
      <style:text-properties officeooo:rsid="05c958d4"/>
    </style:style>
    <style:style style:name="T620" style:family="text">
      <style:text-properties officeooo:rsid="05cc541c"/>
    </style:style>
    <style:style style:name="T621" style:family="text">
      <style:text-properties officeooo:rsid="05cd2502"/>
    </style:style>
    <style:style style:name="T622" style:family="text">
      <style:text-properties officeooo:rsid="05d0754e"/>
    </style:style>
    <style:style style:name="T623" style:family="text">
      <style:text-properties officeooo:rsid="05d0f9b2"/>
    </style:style>
    <style:style style:name="T624" style:family="text">
      <style:text-properties officeooo:rsid="05d29889"/>
    </style:style>
    <style:style style:name="T625" style:family="text">
      <style:text-properties officeooo:rsid="05d46a28"/>
    </style:style>
    <style:style style:name="T626" style:family="text">
      <style:text-properties officeooo:rsid="05d5d109"/>
    </style:style>
    <style:style style:name="T627" style:family="text">
      <style:text-properties officeooo:rsid="05d74cd6"/>
    </style:style>
    <style:style style:name="T628" style:family="text">
      <style:text-properties officeooo:rsid="05d7f79c"/>
    </style:style>
    <style:style style:name="T629" style:family="text">
      <style:text-properties officeooo:rsid="05d9c8b5"/>
    </style:style>
    <style:style style:name="T630" style:family="text">
      <style:text-properties officeooo:rsid="05dbf847"/>
    </style:style>
    <style:style style:name="T631" style:family="text">
      <style:text-properties officeooo:rsid="05dec2ce"/>
    </style:style>
    <style:style style:name="T632" style:family="text">
      <style:text-properties officeooo:rsid="05e07efd"/>
    </style:style>
    <style:style style:name="T633" style:family="text">
      <style:text-properties officeooo:rsid="05e6ab55"/>
    </style:style>
    <style:style style:name="T634" style:family="text">
      <style:text-properties officeooo:rsid="05e79034"/>
    </style:style>
    <style:style style:name="T635" style:family="text">
      <style:text-properties officeooo:rsid="05e8221b"/>
    </style:style>
    <style:style style:name="T636" style:family="text">
      <style:text-properties officeooo:rsid="05e91cab"/>
    </style:style>
    <style:style style:name="T637" style:family="text">
      <style:text-properties officeooo:rsid="05ea8f2c"/>
    </style:style>
    <style:style style:name="T638" style:family="text">
      <style:text-properties officeooo:rsid="05eba585"/>
    </style:style>
    <style:style style:name="T639" style:family="text">
      <style:text-properties officeooo:rsid="05ebd4ef"/>
    </style:style>
    <style:style style:name="T640" style:family="text">
      <style:text-properties officeooo:rsid="05ed25ed"/>
    </style:style>
    <style:style style:name="T641" style:family="text">
      <style:text-properties officeooo:rsid="05efedba"/>
    </style:style>
    <style:style style:name="T642" style:family="text">
      <style:text-properties officeooo:rsid="05f1a256"/>
    </style:style>
    <style:style style:name="T643" style:family="text">
      <style:text-properties officeooo:rsid="05f64025"/>
    </style:style>
    <style:style style:name="T644" style:family="text">
      <style:text-properties officeooo:rsid="05f6ac15"/>
    </style:style>
    <style:style style:name="T645" style:family="text">
      <style:text-properties officeooo:rsid="05f86f03"/>
    </style:style>
    <style:style style:name="T646" style:family="text">
      <style:text-properties officeooo:rsid="05f9ba46"/>
    </style:style>
    <style:style style:name="T647" style:family="text">
      <style:text-properties officeooo:rsid="05fa2cdb"/>
    </style:style>
    <style:style style:name="T648" style:family="text">
      <style:text-properties officeooo:rsid="05fab04e"/>
    </style:style>
    <style:style style:name="T649" style:family="text">
      <style:text-properties officeooo:rsid="05fd2575"/>
    </style:style>
    <style:style style:name="T650" style:family="text">
      <style:text-properties officeooo:rsid="05febb41"/>
    </style:style>
    <style:style style:name="T651" style:family="text">
      <style:text-properties officeooo:rsid="0603ba34"/>
    </style:style>
    <style:style style:name="T652" style:family="text">
      <style:text-properties officeooo:rsid="06045f7b"/>
    </style:style>
    <style:style style:name="T653" style:family="text">
      <style:text-properties officeooo:rsid="06058356"/>
    </style:style>
    <style:style style:name="T654" style:family="text">
      <style:text-properties officeooo:rsid="03112720"/>
    </style:style>
    <style:style style:name="T655" style:family="text">
      <style:text-properties officeooo:rsid="06086fbd"/>
    </style:style>
    <style:style style:name="T656" style:family="text">
      <style:text-properties officeooo:rsid="0609f852"/>
    </style:style>
    <style:style style:name="T657" style:family="text">
      <style:text-properties officeooo:rsid="060ad3d7"/>
    </style:style>
    <style:style style:name="T658" style:family="text">
      <style:text-properties officeooo:rsid="060af3f5"/>
    </style:style>
    <style:style style:name="T659" style:family="text">
      <style:text-properties officeooo:rsid="060c39b8"/>
    </style:style>
    <style:style style:name="T660" style:family="text">
      <style:text-properties officeooo:rsid="0613474a"/>
    </style:style>
    <style:style style:name="T661" style:family="text">
      <style:text-properties officeooo:rsid="061555f3"/>
    </style:style>
    <style:style style:name="T662" style:family="text">
      <style:text-properties officeooo:rsid="06157f82"/>
    </style:style>
    <style:style style:name="T663" style:family="text">
      <style:text-properties officeooo:rsid="0617326b"/>
    </style:style>
    <style:style style:name="T664" style:family="text">
      <style:text-properties officeooo:rsid="061757a2"/>
    </style:style>
    <style:style style:name="T665" style:family="text">
      <style:text-properties officeooo:rsid="061a385b"/>
    </style:style>
    <style:style style:name="T666" style:family="text">
      <style:text-properties officeooo:rsid="061bd79b"/>
    </style:style>
    <style:style style:name="T667" style:family="text">
      <style:text-properties officeooo:rsid="061d21be"/>
    </style:style>
    <style:style style:name="T668" style:family="text">
      <style:text-properties officeooo:rsid="061f4f9c"/>
    </style:style>
    <style:style style:name="T669" style:family="text">
      <style:text-properties officeooo:rsid="06215d56"/>
    </style:style>
    <style:style style:name="T670" style:family="text">
      <style:text-properties officeooo:rsid="0625277d"/>
    </style:style>
    <style:style style:name="T671" style:family="text">
      <style:text-properties officeooo:rsid="0627b679"/>
    </style:style>
    <style:style style:name="T672" style:family="text">
      <style:text-properties officeooo:rsid="0629875e"/>
    </style:style>
    <style:style style:name="T673" style:family="text">
      <style:text-properties officeooo:rsid="062c31af"/>
    </style:style>
    <style:style style:name="T674" style:family="text">
      <style:text-properties officeooo:rsid="062d3f84"/>
    </style:style>
    <style:style style:name="T675" style:family="text">
      <style:text-properties officeooo:rsid="062f324e"/>
    </style:style>
    <style:style style:name="T676" style:family="text">
      <style:text-properties officeooo:rsid="062fbcd6"/>
    </style:style>
    <style:style style:name="T677" style:family="text">
      <style:text-properties officeooo:rsid="0632e3da"/>
    </style:style>
    <style:style style:name="T678" style:family="text">
      <style:text-properties officeooo:rsid="0634c7b6"/>
    </style:style>
    <style:style style:name="T679" style:family="text">
      <style:text-properties officeooo:rsid="06354b6b"/>
    </style:style>
    <style:style style:name="T680" style:family="text">
      <style:text-properties officeooo:rsid="0636eaa8"/>
    </style:style>
    <style:style style:name="T681" style:family="text">
      <style:text-properties officeooo:rsid="063a5e79"/>
    </style:style>
    <style:style style:name="T682" style:family="text">
      <style:text-properties officeooo:rsid="063c9232"/>
    </style:style>
    <style:style style:name="T683" style:family="text">
      <style:text-properties officeooo:rsid="063e2dc1"/>
    </style:style>
    <style:style style:name="T684" style:family="text">
      <style:text-properties officeooo:rsid="063e9233"/>
    </style:style>
    <style:style style:name="T685" style:family="text">
      <style:text-properties officeooo:rsid="06409836"/>
    </style:style>
    <style:style style:name="T686" style:family="text">
      <style:text-properties officeooo:rsid="0640c641"/>
    </style:style>
    <style:style style:name="T687" style:family="text">
      <style:text-properties officeooo:rsid="0640ffcc"/>
    </style:style>
    <style:style style:name="T688" style:family="text">
      <style:text-properties officeooo:rsid="0641df49"/>
    </style:style>
    <style:style style:name="T689" style:family="text">
      <style:text-properties officeooo:rsid="06422c26"/>
    </style:style>
    <style:style style:name="T690" style:family="text">
      <style:text-properties officeooo:rsid="06440ffd"/>
    </style:style>
    <style:style style:name="T691" style:family="text">
      <style:text-properties officeooo:rsid="06448f0a"/>
    </style:style>
    <style:style style:name="T692" style:family="text">
      <style:text-properties officeooo:rsid="06476f6d"/>
    </style:style>
    <style:style style:name="T693" style:family="text">
      <style:text-properties officeooo:rsid="064d9428"/>
    </style:style>
    <style:style style:name="T694" style:family="text">
      <style:text-properties officeooo:rsid="064f35b0"/>
    </style:style>
    <style:style style:name="T695" style:family="text">
      <style:text-properties officeooo:rsid="065177a8"/>
    </style:style>
    <style:style style:name="T696" style:family="text">
      <style:text-properties officeooo:rsid="0652071d"/>
    </style:style>
    <style:style style:name="T697" style:family="text">
      <style:text-properties officeooo:rsid="0652e0c9"/>
    </style:style>
    <style:style style:name="T698" style:family="text">
      <style:text-properties officeooo:rsid="06538d69"/>
    </style:style>
    <style:style style:name="T699" style:family="text">
      <style:text-properties officeooo:rsid="066218da"/>
    </style:style>
    <style:style style:name="T700" style:family="text">
      <style:text-properties officeooo:rsid="066377a9"/>
    </style:style>
    <style:style style:name="T701" style:family="text">
      <style:text-properties officeooo:rsid="06690a4e"/>
    </style:style>
    <style:style style:name="T702" style:family="text">
      <style:text-properties officeooo:rsid="066b3141"/>
    </style:style>
    <style:style style:name="T703" style:family="text">
      <style:text-properties officeooo:rsid="066b5984"/>
    </style:style>
    <style:style style:name="T704" style:family="text">
      <style:text-properties officeooo:rsid="066ba6b7"/>
    </style:style>
    <style:style style:name="T705" style:family="text">
      <style:text-properties officeooo:rsid="066cb29f"/>
    </style:style>
    <style:style style:name="T706" style:family="text">
      <style:text-properties officeooo:rsid="066f57ff"/>
    </style:style>
    <style:style style:name="T707" style:family="text">
      <style:text-properties officeooo:rsid="066f5a60"/>
    </style:style>
    <style:style style:name="T708" style:family="text">
      <style:text-properties officeooo:rsid="0670db4e"/>
    </style:style>
    <style:style style:name="T709" style:family="text">
      <style:text-properties officeooo:rsid="0670f1c7"/>
    </style:style>
    <style:style style:name="T710" style:family="text">
      <style:text-properties officeooo:rsid="0672426f"/>
    </style:style>
    <style:style style:name="T711" style:family="text">
      <style:text-properties officeooo:rsid="067713fd"/>
    </style:style>
    <style:style style:name="T712" style:family="text">
      <style:text-properties officeooo:rsid="06823666"/>
    </style:style>
    <style:style style:name="T713" style:family="text">
      <style:text-properties officeooo:rsid="068880ef"/>
    </style:style>
    <style:style style:name="T714" style:family="text">
      <style:text-properties officeooo:rsid="068aa851"/>
    </style:style>
    <style:style style:name="T715" style:family="text">
      <style:text-properties officeooo:rsid="068c0046"/>
    </style:style>
    <style:style style:name="T716" style:family="text">
      <style:text-properties officeooo:rsid="06903f5c"/>
    </style:style>
    <style:style style:name="T717" style:family="text">
      <style:text-properties officeooo:rsid="069e3f3c"/>
    </style:style>
    <style:style style:name="T718" style:family="text">
      <style:text-properties officeooo:rsid="06a5894c"/>
    </style:style>
    <style:style style:name="T719" style:family="text">
      <style:text-properties officeooo:rsid="06a77c9d"/>
    </style:style>
    <style:style style:name="T720" style:family="text">
      <style:text-properties officeooo:rsid="06a982cd"/>
    </style:style>
    <style:style style:name="T721" style:family="text">
      <style:text-properties officeooo:rsid="06ace1e8"/>
    </style:style>
    <style:style style:name="T722" style:family="text">
      <style:text-properties officeooo:rsid="06aeefe3"/>
    </style:style>
    <style:style style:name="T723" style:family="text">
      <style:text-properties officeooo:rsid="06b232a1"/>
    </style:style>
    <style:style style:name="T724" style:family="text">
      <style:text-properties officeooo:rsid="06b41c8c"/>
    </style:style>
    <style:style style:name="T725" style:family="text">
      <style:text-properties officeooo:rsid="06b69599"/>
    </style:style>
    <style:style style:name="T726" style:family="text">
      <style:text-properties officeooo:rsid="06bde250"/>
    </style:style>
    <style:style style:name="T727" style:family="text">
      <style:text-properties officeooo:rsid="06c0acd6"/>
    </style:style>
    <style:style style:name="T728" style:family="text">
      <style:text-properties officeooo:rsid="06ca7224"/>
    </style:style>
    <style:style style:name="T729" style:family="text">
      <style:text-properties officeooo:rsid="06cb304e"/>
    </style:style>
    <style:style style:name="T730" style:family="text">
      <style:text-properties officeooo:rsid="06cd0ea7"/>
    </style:style>
    <style:style style:name="T731" style:family="text">
      <style:text-properties officeooo:rsid="06d34c49"/>
    </style:style>
    <style:style style:name="T732" style:family="text">
      <style:text-properties officeooo:rsid="06d6e703"/>
    </style:style>
    <style:style style:name="T733" style:family="text">
      <style:text-properties officeooo:rsid="06d7c28d"/>
    </style:style>
    <style:style style:name="T734" style:family="text">
      <style:text-properties officeooo:rsid="06db3c30"/>
    </style:style>
    <style:style style:name="T735" style:family="text">
      <style:text-properties officeooo:rsid="06dddd87"/>
    </style:style>
    <style:style style:name="T736" style:family="text">
      <style:text-properties officeooo:rsid="06e39fe8"/>
    </style:style>
    <style:style style:name="T737" style:family="text">
      <style:text-properties officeooo:rsid="06e7dec8"/>
    </style:style>
    <style:style style:name="T738" style:family="text">
      <style:text-properties officeooo:rsid="06ea7091"/>
    </style:style>
    <style:style style:name="T739" style:family="text">
      <style:text-properties officeooo:rsid="06ec9652"/>
    </style:style>
    <style:style style:name="T740" style:family="text">
      <style:text-properties officeooo:rsid="06eea9dc"/>
    </style:style>
    <style:style style:name="T741" style:family="text">
      <style:text-properties officeooo:rsid="06f1f316"/>
    </style:style>
    <style:style style:name="T742" style:family="text">
      <style:text-properties officeooo:rsid="06f39c4d"/>
    </style:style>
    <style:style style:name="T743" style:family="text">
      <style:text-properties officeooo:rsid="06f8657a"/>
    </style:style>
    <style:style style:name="T744" style:family="text">
      <style:text-properties officeooo:rsid="06fa67cc"/>
    </style:style>
    <style:style style:name="T745" style:family="text">
      <style:text-properties officeooo:rsid="06faf284"/>
    </style:style>
    <style:style style:name="T746" style:family="text">
      <style:text-properties officeooo:rsid="06faf6de"/>
    </style:style>
    <style:style style:name="T747" style:family="text">
      <style:text-properties officeooo:rsid="06fc29c9"/>
    </style:style>
    <style:style style:name="T748" style:family="text">
      <style:text-properties officeooo:rsid="06fd4c4f"/>
    </style:style>
    <style:style style:name="T749" style:family="text">
      <style:text-properties officeooo:rsid="06ff0e9d"/>
    </style:style>
    <style:style style:name="T750" style:family="text">
      <style:text-properties officeooo:rsid="07005ff3"/>
    </style:style>
    <style:style style:name="T751" style:family="text">
      <style:text-properties officeooo:rsid="07033ede"/>
    </style:style>
    <style:style style:name="T752" style:family="text">
      <style:text-properties officeooo:rsid="0704cc8f"/>
    </style:style>
    <style:style style:name="T753" style:family="text">
      <style:text-properties officeooo:rsid="07086371"/>
    </style:style>
    <style:style style:name="T754" style:family="text">
      <style:text-properties officeooo:rsid="0709d32c"/>
    </style:style>
    <style:style style:name="T755" style:family="text">
      <style:text-properties officeooo:rsid="0717d5b7"/>
    </style:style>
    <style:style style:name="T756" style:family="text">
      <style:text-properties officeooo:rsid="071d7ab4"/>
    </style:style>
    <style:style style:name="T757" style:family="text">
      <style:text-properties officeooo:rsid="0723ea59"/>
    </style:style>
    <style:style style:name="T758" style:family="text">
      <style:text-properties officeooo:rsid="07259521"/>
    </style:style>
    <style:style style:name="T759" style:family="text">
      <style:text-properties officeooo:rsid="0730b50e"/>
    </style:style>
    <style:style style:name="T760" style:family="text">
      <style:text-properties officeooo:rsid="07317418"/>
    </style:style>
    <style:style style:name="T761" style:family="text">
      <style:text-properties officeooo:rsid="07321227"/>
    </style:style>
    <style:style style:name="T762" style:family="text">
      <style:text-properties officeooo:rsid="07322ddb"/>
    </style:style>
    <style:style style:name="T763" style:family="text">
      <style:text-properties officeooo:rsid="0732d496"/>
    </style:style>
    <style:style style:name="T764" style:family="text">
      <style:text-properties officeooo:rsid="07332d8f"/>
    </style:style>
    <style:style style:name="T765" style:family="text">
      <style:text-properties officeooo:rsid="0736e651"/>
    </style:style>
    <style:style style:name="T766" style:family="text">
      <style:text-properties officeooo:rsid="073727fe"/>
    </style:style>
    <style:style style:name="T767" style:family="text">
      <style:text-properties officeooo:rsid="07390b95"/>
    </style:style>
    <style:style style:name="T768" style:family="text">
      <style:text-properties officeooo:rsid="073cc43a"/>
    </style:style>
    <style:style style:name="T769" style:family="text">
      <style:text-properties officeooo:rsid="073d6416"/>
    </style:style>
    <style:style style:name="T770" style:family="text">
      <style:text-properties officeooo:rsid="073f60ae"/>
    </style:style>
    <style:style style:name="T771" style:family="text">
      <style:text-properties officeooo:rsid="07400827"/>
    </style:style>
    <style:style style:name="T772" style:family="text">
      <style:text-properties officeooo:rsid="074018af"/>
    </style:style>
    <style:style style:name="T773" style:family="text">
      <style:text-properties officeooo:rsid="0740c370"/>
    </style:style>
    <style:style style:name="T774" style:family="text">
      <style:text-properties officeooo:rsid="0741127e"/>
    </style:style>
    <style:style style:name="T775" style:family="text">
      <style:text-properties officeooo:rsid="0742cb23"/>
    </style:style>
    <style:style style:name="T776" style:family="text">
      <style:text-properties officeooo:rsid="07448ac8"/>
    </style:style>
    <style:style style:name="T777" style:family="text">
      <style:text-properties officeooo:rsid="07449890"/>
    </style:style>
    <style:style style:name="T778" style:family="text">
      <style:text-properties officeooo:rsid="0746052f"/>
    </style:style>
    <style:style style:name="T779" style:family="text">
      <style:text-properties officeooo:rsid="074811af"/>
    </style:style>
    <style:style style:name="T780" style:family="text">
      <style:text-properties officeooo:rsid="074b7844"/>
    </style:style>
    <style:style style:name="T781" style:family="text">
      <style:text-properties officeooo:rsid="074dabb9"/>
    </style:style>
    <style:style style:name="T782" style:family="text">
      <style:text-properties officeooo:rsid="075027e6"/>
    </style:style>
    <style:style style:name="T783" style:family="text">
      <style:text-properties officeooo:rsid="0750966a"/>
    </style:style>
    <style:style style:name="T784" style:family="text">
      <style:text-properties officeooo:rsid="0752dee5"/>
    </style:style>
    <style:style style:name="T785" style:family="text">
      <style:text-properties officeooo:rsid="075920e0"/>
    </style:style>
    <style:style style:name="T786" style:family="text">
      <style:text-properties officeooo:rsid="07598a85"/>
    </style:style>
    <style:style style:name="T787" style:family="text">
      <style:text-properties officeooo:rsid="0759a1b2"/>
    </style:style>
    <style:style style:name="T788" style:family="text">
      <style:text-properties officeooo:rsid="0759d3a3"/>
    </style:style>
    <style:style style:name="T789" style:family="text">
      <style:text-properties officeooo:rsid="075ce370"/>
    </style:style>
    <style:style style:name="T790" style:family="text">
      <style:text-properties officeooo:rsid="075d51d0"/>
    </style:style>
    <style:style style:name="T791" style:family="text">
      <style:text-properties officeooo:rsid="075e0569"/>
    </style:style>
    <style:style style:name="T792" style:family="text">
      <style:text-properties officeooo:rsid="075fc138"/>
    </style:style>
    <style:style style:name="T793" style:family="text">
      <style:text-properties officeooo:rsid="075ff862"/>
    </style:style>
    <style:style style:name="T794" style:family="text">
      <style:text-properties officeooo:rsid="07601cd9"/>
    </style:style>
    <style:style style:name="T795" style:family="text">
      <style:text-properties officeooo:rsid="0761e988"/>
    </style:style>
    <style:style style:name="T796" style:family="text">
      <style:text-properties officeooo:rsid="0767c80e"/>
    </style:style>
    <style:style style:name="T797" style:family="text">
      <style:text-properties officeooo:rsid="0769c79d"/>
    </style:style>
    <style:style style:name="T798" style:family="text">
      <style:text-properties officeooo:rsid="076c388a"/>
    </style:style>
    <style:style style:name="T799" style:family="text">
      <style:text-properties officeooo:rsid="0770e6b7"/>
    </style:style>
    <style:style style:name="T800" style:family="text">
      <style:text-properties style:font-weight-asian="bold" style:font-weight-complex="bold"/>
    </style:style>
    <style:style style:name="T801" style:family="text">
      <style:text-properties officeooo:rsid="05d74cd6" style:font-weight-asian="bold" style:font-weight-complex="bold"/>
    </style:style>
    <style:style style:name="T802" style:family="text">
      <style:text-properties officeooo:rsid="07332d8f" style:font-weight-asian="bold" style:font-weight-complex="bold"/>
    </style:style>
    <style:style style:name="T803" style:family="text">
      <style:text-properties officeooo:rsid="06086fbd" style:font-weight-asian="bold" style:font-weight-complex="bold"/>
    </style:style>
    <style:style style:name="T804" style:family="text">
      <style:text-properties officeooo:rsid="0609f852" style:font-weight-asian="bold" style:font-weight-complex="bold"/>
    </style:style>
    <style:style style:name="T805" style:family="text">
      <style:text-properties officeooo:rsid="060ad3d7" style:font-weight-asian="bold" style:font-weight-complex="bold"/>
    </style:style>
    <style:style style:name="T806" style:family="text">
      <style:text-properties officeooo:rsid="0632e3da" style:font-weight-asian="bold" style:font-weight-complex="bold"/>
    </style:style>
    <style:style style:name="T807" style:family="text">
      <style:text-properties officeooo:rsid="0437df6e" style:font-weight-asian="bold" style:font-weight-complex="bold"/>
    </style:style>
    <style:style style:name="T808" style:family="text">
      <style:text-properties officeooo:rsid="0372aeaf" style:font-weight-asian="bold" style:font-weight-complex="bold"/>
    </style:style>
    <style:style style:name="T809" style:family="text">
      <style:text-properties officeooo:rsid="060af3f5" style:font-weight-asian="bold" style:font-weight-complex="bold"/>
    </style:style>
    <style:style style:name="T810" style:family="text">
      <style:text-properties officeooo:rsid="04238af5" style:font-weight-asian="bold" style:font-weight-complex="bold"/>
    </style:style>
    <style:style style:name="T811" style:family="text">
      <style:text-properties officeooo:rsid="060c39b8" style:font-weight-asian="bold" style:font-weight-complex="bold"/>
    </style:style>
    <style:style style:name="T812" style:family="text">
      <style:text-properties officeooo:rsid="03a4e9a6" style:font-weight-asian="bold" style:font-weight-complex="bold"/>
    </style:style>
    <style:style style:name="T813" style:family="text">
      <style:text-properties officeooo:rsid="061f4f9c" style:font-weight-asian="bold" style:font-weight-complex="bold"/>
    </style:style>
    <style:style style:name="T814" style:family="text">
      <style:text-properties officeooo:rsid="06ca7224" style:font-weight-asian="bold" style:font-weight-complex="bold"/>
    </style:style>
    <style:style style:name="T815" style:family="text">
      <style:text-properties officeooo:rsid="0625277d" style:font-weight-asian="bold" style:font-weight-complex="bold"/>
    </style:style>
    <style:style style:name="T816" style:family="text">
      <style:text-properties officeooo:rsid="06cd0ea7" style:font-weight-asian="bold" style:font-weight-complex="bold"/>
    </style:style>
    <style:style style:name="T817" style:family="text">
      <style:text-properties officeooo:rsid="063e9233" style:font-weight-asian="bold" style:font-weight-complex="bold"/>
    </style:style>
    <style:style style:name="T818" style:family="text">
      <style:text-properties officeooo:rsid="061df09b" style:font-weight-asian="bold" style:font-weight-complex="bold"/>
    </style:style>
    <style:style style:name="T819" style:family="text">
      <style:text-properties officeooo:rsid="062f324e" style:font-weight-asian="bold" style:font-weight-complex="bold"/>
    </style:style>
    <style:style style:name="T820" style:family="text">
      <style:text-properties officeooo:rsid="0634c7b6" style:font-weight-asian="bold" style:font-weight-complex="bold"/>
    </style:style>
    <style:style style:name="T821" style:family="text">
      <style:text-properties officeooo:rsid="05f9ba46" style:font-weight-asian="bold" style:font-weight-complex="bold"/>
    </style:style>
    <style:style style:name="T822" style:family="text">
      <style:text-properties officeooo:rsid="06ea7091" style:font-weight-asian="bold" style:font-weight-complex="bold"/>
    </style:style>
    <style:style style:name="T823" style:family="text">
      <style:text-properties officeooo:rsid="042e993b" style:font-weight-asian="bold" style:font-weight-complex="bold"/>
    </style:style>
    <style:style style:name="T824" style:family="text">
      <style:text-properties officeooo:rsid="050bb4ca" style:font-weight-asian="bold" style:font-weight-complex="bold"/>
    </style:style>
    <style:style style:name="T825" style:family="text">
      <style:text-properties officeooo:rsid="051d8c5e" style:font-weight-asian="bold" style:font-weight-complex="bold"/>
    </style:style>
    <style:style style:name="T826" style:family="text">
      <style:text-properties officeooo:rsid="0523a25e" style:font-weight-asian="bold" style:font-weight-complex="bold"/>
    </style:style>
    <style:style style:name="T827" style:family="text">
      <style:text-properties officeooo:rsid="053248e7" style:font-weight-asian="bold" style:font-weight-complex="bold"/>
    </style:style>
    <style:style style:name="T828" style:family="text">
      <style:text-properties officeooo:rsid="05354e78" style:font-weight-asian="bold" style:font-weight-complex="bold"/>
    </style:style>
    <style:style style:name="T829" style:family="text">
      <style:text-properties officeooo:rsid="0537219d" style:font-weight-asian="bold" style:font-weight-complex="bold"/>
    </style:style>
    <style:style style:name="T830" style:family="text">
      <style:text-properties officeooo:rsid="055469f5" style:font-weight-asian="bold" style:font-weight-complex="bold"/>
    </style:style>
    <style:style style:name="T831" style:family="text">
      <style:text-properties officeooo:rsid="05a0a2ac" style:font-weight-asian="bold" style:font-weight-complex="bold"/>
    </style:style>
    <style:style style:name="T832" style:family="text">
      <style:text-properties officeooo:rsid="05d29889" style:font-weight-asian="bold" style:font-weight-complex="bold"/>
    </style:style>
    <style:style style:name="T833" style:family="text">
      <style:text-properties officeooo:rsid="05b8f47d" style:font-weight-asian="bold" style:font-weight-complex="bold"/>
    </style:style>
    <style:style style:name="T834" style:family="text">
      <style:text-properties officeooo:rsid="05c958d4" style:font-weight-asian="bold" style:font-weight-complex="bold"/>
    </style:style>
    <style:style style:name="T835" style:family="text">
      <style:text-properties officeooo:rsid="05e07efd" style:font-weight-asian="bold" style:font-weight-complex="bold"/>
    </style:style>
    <style:style style:name="T836" style:family="text">
      <style:text-properties officeooo:rsid="025caa0e" style:font-weight-asian="bold" style:font-weight-complex="bold"/>
    </style:style>
    <style:style style:name="T837" style:family="text">
      <style:text-properties officeooo:rsid="04d86354" style:font-weight-asian="bold" style:font-weight-complex="bold"/>
    </style:style>
    <style:style style:name="T838" style:family="text">
      <style:text-properties officeooo:rsid="04de7130" style:font-weight-asian="bold" style:font-weight-complex="bold"/>
    </style:style>
    <style:style style:name="T839" style:family="text">
      <style:text-properties officeooo:rsid="0753718c" style:font-weight-asian="bold" style:font-weight-complex="bold"/>
    </style:style>
    <style:style style:name="T840" style:family="text">
      <style:text-properties officeooo:rsid="07550873" style:font-weight-asian="bold" style:font-weight-complex="bold"/>
    </style:style>
    <style:style style:name="T841" style:family="text">
      <style:text-properties officeooo:rsid="04bf7578" style:font-weight-asian="bold" style:font-weight-complex="bold"/>
    </style:style>
    <style:style style:name="T842" style:family="text">
      <style:text-properties officeooo:rsid="04b6c830" style:font-weight-asian="bold" style:font-weight-complex="bold"/>
    </style:style>
    <style:style style:name="T843" style:family="text">
      <style:text-properties officeooo:rsid="0766af6c" style:font-weight-asian="bold" style:font-weight-complex="bold"/>
    </style:style>
    <style:style style:name="T844" style:family="text">
      <style:text-properties officeooo:rsid="0767c80e" style:font-weight-asian="bold" style:font-weight-complex="bold"/>
    </style:style>
    <style:style style:name="T845" style:family="text">
      <style:text-properties officeooo:rsid="07598a85" style:font-weight-asian="bold" style:font-weight-complex="bold"/>
    </style:style>
    <style:style style:name="T846" style:family="text">
      <style:text-properties officeooo:rsid="0759d3a3" style:font-weight-asian="bold" style:font-weight-complex="bold"/>
    </style:style>
    <style:style style:name="T847" style:family="text">
      <style:text-properties officeooo:rsid="075fc138" style:font-weight-asian="bold" style:font-weight-complex="bold"/>
    </style:style>
    <style:style style:name="T848" style:family="text">
      <style:text-properties officeooo:rsid="014cf5a9" style:font-weight-asian="bold" style:font-weight-complex="bold"/>
    </style:style>
    <style:style style:name="T849" style:family="text">
      <style:text-properties officeooo:rsid="02b3acad" style:font-weight-asian="bold" style:font-weight-complex="bold"/>
    </style:style>
    <style:style style:name="T850" style:family="text">
      <style:text-properties officeooo:rsid="02c27374" style:font-weight-asian="bold" style:font-weight-complex="bold"/>
    </style:style>
    <style:style style:name="T851" style:family="text">
      <style:text-properties officeooo:rsid="02d7f4b0" style:font-weight-asian="bold" style:font-weight-complex="bold"/>
    </style:style>
    <style:style style:name="T852" style:family="text">
      <style:text-properties officeooo:rsid="02e6e887" style:font-weight-asian="bold" style:font-weight-complex="bold"/>
    </style:style>
    <style:style style:name="T853" style:family="text">
      <style:text-properties officeooo:rsid="0118a6a6" style:font-weight-asian="bold" style:font-weight-complex="bold"/>
    </style:style>
    <style:style style:name="T854" style:family="text">
      <style:text-properties officeooo:rsid="0118e77e" style:font-weight-asian="bold" style:font-weight-complex="bold"/>
    </style:style>
    <style:style style:name="T855" style:family="text">
      <style:text-properties officeooo:rsid="01d4361f" style:font-weight-asian="bold" style:font-weight-complex="bold"/>
    </style:style>
    <style:style style:name="T856" style:family="text">
      <style:text-properties officeooo:rsid="0120ea38" style:font-weight-asian="bold" style:font-weight-complex="bold"/>
    </style:style>
    <style:style style:name="T857" style:family="text">
      <style:text-properties officeooo:rsid="01311a80" style:font-weight-asian="bold" style:font-weight-complex="bold"/>
    </style:style>
    <style:style style:name="T858" style:family="text">
      <style:text-properties officeooo:rsid="01318492" style:font-weight-asian="bold" style:font-weight-complex="bold"/>
    </style:style>
    <style:style style:name="T859" style:family="text">
      <style:text-properties officeooo:rsid="01384f38" style:font-weight-asian="bold" style:font-weight-complex="bold"/>
    </style:style>
    <style:style style:name="T860" style:family="text">
      <style:text-properties officeooo:rsid="0133721b" style:font-weight-asian="bold" style:font-weight-complex="bold"/>
    </style:style>
    <style:style style:name="T861" style:family="text">
      <style:text-properties officeooo:rsid="013de234" style:font-weight-asian="bold" style:font-weight-complex="bold"/>
    </style:style>
    <style:style style:name="T862" style:family="text">
      <style:text-properties officeooo:rsid="01438800" style:font-weight-asian="bold" style:font-weight-complex="bold"/>
    </style:style>
    <style:style style:name="T863" style:family="text">
      <style:text-properties officeooo:rsid="014feb0b" style:font-weight-asian="bold" style:font-weight-complex="bold"/>
    </style:style>
    <style:style style:name="T864" style:family="text">
      <style:text-properties officeooo:rsid="0173fa91" style:font-weight-asian="bold" style:font-weight-complex="bold"/>
    </style:style>
    <style:style style:name="T865" style:family="text">
      <style:text-properties officeooo:rsid="017a0847" style:font-weight-asian="bold" style:font-weight-complex="bold"/>
    </style:style>
    <style:style style:name="T866" style:family="text">
      <style:text-properties officeooo:rsid="017aa7f2" style:font-weight-asian="bold" style:font-weight-complex="bold"/>
    </style:style>
    <style:style style:name="T867" style:family="text">
      <style:text-properties officeooo:rsid="019ce3cc" style:font-weight-asian="bold" style:font-weight-complex="bold"/>
    </style:style>
    <style:style style:name="T868" style:family="text">
      <style:text-properties officeooo:rsid="019e2b1f" style:font-weight-asian="bold" style:font-weight-complex="bold"/>
    </style:style>
    <style:style style:name="T869" style:family="text">
      <style:text-properties officeooo:rsid="01bf3ed5" style:font-weight-asian="bold" style:font-weight-complex="bold"/>
    </style:style>
    <style:style style:name="T870" style:family="text">
      <style:text-properties officeooo:rsid="02227558" style:font-weight-asian="bold" style:font-weight-complex="bold"/>
    </style:style>
    <style:style style:name="T871" style:family="text">
      <style:text-properties officeooo:rsid="0830bbed" style:font-weight-asian="bold" style:font-weight-complex="bold"/>
    </style:style>
    <style:style style:name="T872" style:family="text">
      <style:text-properties officeooo:rsid="09582543" style:font-weight-asian="bold" style:font-weight-complex="bold"/>
    </style:style>
    <style:style style:name="T873" style:family="text">
      <style:text-properties officeooo:rsid="09582648" style:font-weight-asian="bold" style:font-weight-complex="bold"/>
    </style:style>
    <style:style style:name="T874" style:family="text">
      <style:text-properties officeooo:rsid="09602b06" style:font-weight-asian="bold" style:font-weight-complex="bold"/>
    </style:style>
    <style:style style:name="T875" style:family="text">
      <style:text-properties officeooo:rsid="096699c3" style:font-weight-asian="bold" style:font-weight-complex="bold"/>
    </style:style>
    <style:style style:name="T876" style:family="text">
      <style:text-properties officeooo:rsid="0975b3ad" style:font-weight-asian="bold" style:font-weight-complex="bold"/>
    </style:style>
    <style:style style:name="T877" style:family="text">
      <style:text-properties officeooo:rsid="0976943b" style:font-weight-asian="bold" style:font-weight-complex="bold"/>
    </style:style>
    <style:style style:name="T878" style:family="text">
      <style:text-properties officeooo:rsid="098139f5" style:font-weight-asian="bold" style:font-weight-complex="bold"/>
    </style:style>
    <style:style style:name="T879" style:family="text">
      <style:text-properties officeooo:rsid="00ea2ee5" style:font-size-asian="12pt" style:font-weight-asian="bold" style:font-size-complex="12pt" style:font-weight-complex="bold"/>
    </style:style>
    <style:style style:name="T880" style:family="text">
      <style:text-properties officeooo:rsid="079340a9"/>
    </style:style>
    <style:style style:name="T881" style:family="text">
      <style:text-properties officeooo:rsid="07943d53"/>
    </style:style>
    <style:style style:name="T882" style:family="text">
      <style:text-properties officeooo:rsid="07a0537a"/>
    </style:style>
    <style:style style:name="T883" style:family="text">
      <style:text-properties officeooo:rsid="07a8a14b"/>
    </style:style>
    <style:style style:name="T884" style:family="text">
      <style:text-properties officeooo:rsid="07aa0252"/>
    </style:style>
    <style:style style:name="T885" style:family="text">
      <style:text-properties officeooo:rsid="07b0c38b"/>
    </style:style>
    <style:style style:name="T886" style:family="text">
      <style:text-properties officeooo:rsid="07b729ce"/>
    </style:style>
    <style:style style:name="T887" style:family="text">
      <style:text-properties officeooo:rsid="07b896f7"/>
    </style:style>
    <style:style style:name="T888" style:family="text">
      <style:text-properties officeooo:rsid="07b93712"/>
    </style:style>
    <style:style style:name="T889" style:family="text">
      <style:text-properties officeooo:rsid="07bd6177"/>
    </style:style>
    <style:style style:name="T890" style:family="text">
      <style:text-properties officeooo:rsid="07bd96ca"/>
    </style:style>
    <style:style style:name="T891" style:family="text">
      <style:text-properties officeooo:rsid="07be8631"/>
    </style:style>
    <style:style style:name="T892" style:family="text">
      <style:text-properties officeooo:rsid="07bf300a"/>
    </style:style>
    <style:style style:name="T893" style:family="text">
      <style:text-properties officeooo:rsid="07bf79f7"/>
    </style:style>
    <style:style style:name="T894" style:family="text">
      <style:text-properties officeooo:rsid="07c16ce6"/>
    </style:style>
    <style:style style:name="T895" style:family="text">
      <style:text-properties officeooo:rsid="07c27967"/>
    </style:style>
    <style:style style:name="T896" style:family="text">
      <style:text-properties officeooo:rsid="07c7fe8f"/>
    </style:style>
    <style:style style:name="T897" style:family="text">
      <style:text-properties officeooo:rsid="07c8c7e4"/>
    </style:style>
    <style:style style:name="T898" style:family="text">
      <style:text-properties officeooo:rsid="07cb4b54"/>
    </style:style>
    <style:style style:name="T899" style:family="text">
      <style:text-properties officeooo:rsid="07ce040e"/>
    </style:style>
    <style:style style:name="T900" style:family="text">
      <style:text-properties officeooo:rsid="07ce0f00"/>
    </style:style>
    <style:style style:name="T901" style:family="text">
      <style:text-properties officeooo:rsid="07cf7bcd"/>
    </style:style>
    <style:style style:name="T902" style:family="text">
      <style:text-properties officeooo:rsid="07d41262"/>
    </style:style>
    <style:style style:name="T903" style:family="text">
      <style:text-properties officeooo:rsid="07d5633c"/>
    </style:style>
    <style:style style:name="T904" style:family="text">
      <style:text-properties officeooo:rsid="07d5843b"/>
    </style:style>
    <style:style style:name="T905" style:family="text">
      <style:text-properties officeooo:rsid="07d69de3"/>
    </style:style>
    <style:style style:name="T906" style:family="text">
      <style:text-properties officeooo:rsid="07d82fd4"/>
    </style:style>
    <style:style style:name="T907" style:family="text">
      <style:text-properties officeooo:rsid="07da0771"/>
    </style:style>
    <style:style style:name="T908" style:family="text">
      <style:text-properties officeooo:rsid="07dcfb14"/>
    </style:style>
    <style:style style:name="T909" style:family="text">
      <style:text-properties officeooo:rsid="07dfc171"/>
    </style:style>
    <style:style style:name="T910" style:family="text">
      <style:text-properties officeooo:rsid="07e1abd0"/>
    </style:style>
    <style:style style:name="T911" style:family="text">
      <style:text-properties officeooo:rsid="07e5f11c"/>
    </style:style>
    <style:style style:name="T912" style:family="text">
      <style:text-properties officeooo:rsid="07e7abec"/>
    </style:style>
    <style:style style:name="T913" style:family="text">
      <style:text-properties officeooo:rsid="07e7d761"/>
    </style:style>
    <style:style style:name="T914" style:family="text">
      <style:text-properties officeooo:rsid="07e87943"/>
    </style:style>
    <style:style style:name="T915" style:family="text">
      <style:text-properties officeooo:rsid="07ea724b"/>
    </style:style>
    <style:style style:name="T916" style:family="text">
      <style:text-properties officeooo:rsid="07eb58b1"/>
    </style:style>
    <style:style style:name="T917" style:family="text">
      <style:text-properties officeooo:rsid="07ec9397"/>
    </style:style>
    <style:style style:name="T918" style:family="text">
      <style:text-properties officeooo:rsid="07edaf0c"/>
    </style:style>
    <style:style style:name="T919" style:family="text">
      <style:text-properties officeooo:rsid="07edb52c"/>
    </style:style>
    <style:style style:name="T920" style:family="text">
      <style:text-properties officeooo:rsid="07eeae75"/>
    </style:style>
    <style:style style:name="T921" style:family="text">
      <style:text-properties officeooo:rsid="07ef765f"/>
    </style:style>
    <style:style style:name="T922" style:family="text">
      <style:text-properties officeooo:rsid="07f12425"/>
    </style:style>
    <style:style style:name="T923" style:family="text">
      <style:text-properties officeooo:rsid="07f22e13"/>
    </style:style>
    <style:style style:name="T924" style:family="text">
      <style:text-properties officeooo:rsid="07f3ee20"/>
    </style:style>
    <style:style style:name="T925" style:family="text">
      <style:text-properties officeooo:rsid="07f4568f"/>
    </style:style>
    <style:style style:name="T926" style:family="text">
      <style:text-properties officeooo:rsid="07f53974"/>
    </style:style>
    <style:style style:name="T927" style:family="text">
      <style:text-properties officeooo:rsid="07f68ce8"/>
    </style:style>
    <style:style style:name="T928" style:family="text">
      <style:text-properties officeooo:rsid="07f7a56a"/>
    </style:style>
    <style:style style:name="T929" style:family="text">
      <style:text-properties officeooo:rsid="07f87ada"/>
    </style:style>
    <style:style style:name="T930" style:family="text">
      <style:text-properties officeooo:rsid="07fb9066"/>
    </style:style>
    <style:style style:name="T931" style:family="text">
      <style:text-properties officeooo:rsid="07fbbbfd"/>
    </style:style>
    <style:style style:name="T932" style:family="text">
      <style:text-properties officeooo:rsid="07fd6c70"/>
    </style:style>
    <style:style style:name="T933" style:family="text">
      <style:text-properties officeooo:rsid="07fee197"/>
    </style:style>
    <style:style style:name="T934" style:family="text">
      <style:text-properties officeooo:rsid="07ffbc24"/>
    </style:style>
    <style:style style:name="T935" style:family="text">
      <style:text-properties officeooo:rsid="07ffdc71"/>
    </style:style>
    <style:style style:name="T936" style:family="text">
      <style:text-properties officeooo:rsid="08000b39"/>
    </style:style>
    <style:style style:name="T937" style:family="text">
      <style:text-properties officeooo:rsid="0801f095"/>
    </style:style>
    <style:style style:name="T938" style:family="text">
      <style:text-properties officeooo:rsid="0802bf6a"/>
    </style:style>
    <style:style style:name="T939" style:family="text">
      <style:text-properties officeooo:rsid="080395a1"/>
    </style:style>
    <style:style style:name="T940" style:family="text">
      <style:text-properties officeooo:rsid="0806b93d"/>
    </style:style>
    <style:style style:name="T941" style:family="text">
      <style:text-properties officeooo:rsid="08091ec0"/>
    </style:style>
    <style:style style:name="T942" style:family="text">
      <style:text-properties officeooo:rsid="080bc407"/>
    </style:style>
    <style:style style:name="T943" style:family="text">
      <style:text-properties officeooo:rsid="080fba1e"/>
    </style:style>
    <style:style style:name="T944" style:family="text">
      <style:text-properties officeooo:rsid="0812832f"/>
    </style:style>
    <style:style style:name="T945" style:family="text">
      <style:text-properties officeooo:rsid="08137b70"/>
    </style:style>
    <style:style style:name="T946" style:family="text">
      <style:text-properties officeooo:rsid="0814d3fd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53d8c"/>
    </style:style>
    <style:style style:name="T1047" style:family="text">
      <style:text-properties officeooo:rsid="08d617ea"/>
    </style:style>
    <style:style style:name="T1048" style:family="text">
      <style:text-properties officeooo:rsid="08deb17f"/>
    </style:style>
    <style:style style:name="T1049" style:family="text">
      <style:text-properties officeooo:rsid="08dfc2f1"/>
    </style:style>
    <style:style style:name="T1050" style:family="text">
      <style:text-properties officeooo:rsid="08e17f29"/>
    </style:style>
    <style:style style:name="T1051" style:family="text">
      <style:text-properties officeooo:rsid="08e184d6"/>
    </style:style>
    <style:style style:name="T1052" style:family="text">
      <style:text-properties officeooo:rsid="08e6ddf6"/>
    </style:style>
    <style:style style:name="T1053" style:family="text">
      <style:text-properties officeooo:rsid="08e7720d"/>
    </style:style>
    <style:style style:name="T1054" style:family="text">
      <style:text-properties officeooo:rsid="08e7fa60"/>
    </style:style>
    <style:style style:name="T1055" style:family="text">
      <style:text-properties officeooo:rsid="08e99531"/>
    </style:style>
    <style:style style:name="T1056" style:family="text">
      <style:text-properties officeooo:rsid="08ec32c1"/>
    </style:style>
    <style:style style:name="T1057" style:family="text">
      <style:text-properties officeooo:rsid="08f82700"/>
    </style:style>
    <style:style style:name="T1058" style:family="text">
      <style:text-properties officeooo:rsid="08f89a21"/>
    </style:style>
    <style:style style:name="T1059" style:family="text">
      <style:text-properties officeooo:rsid="08f8a93a"/>
    </style:style>
    <style:style style:name="T1060" style:family="text">
      <style:text-properties officeooo:rsid="08fc6d86"/>
    </style:style>
    <style:style style:name="T1061" style:family="text">
      <style:text-properties officeooo:rsid="08fdd2d0"/>
    </style:style>
    <style:style style:name="T1062" style:family="text">
      <style:text-properties officeooo:rsid="08ff4a6c"/>
    </style:style>
    <style:style style:name="T1063" style:family="text">
      <style:text-properties officeooo:rsid="08ffea82"/>
    </style:style>
    <style:style style:name="T1064" style:family="text">
      <style:text-properties officeooo:rsid="0907685b"/>
    </style:style>
    <style:style style:name="T1065" style:family="text">
      <style:text-properties officeooo:rsid="09092fae"/>
    </style:style>
    <style:style style:name="T1066" style:family="text">
      <style:text-properties officeooo:rsid="090a81f0"/>
    </style:style>
    <style:style style:name="T1067" style:family="text">
      <style:text-properties officeooo:rsid="090d20ae"/>
    </style:style>
    <style:style style:name="T1068" style:family="text">
      <style:text-properties officeooo:rsid="091162cc"/>
    </style:style>
    <style:style style:name="T1069" style:family="text">
      <style:text-properties officeooo:rsid="09124caa"/>
    </style:style>
    <style:style style:name="T1070" style:family="text">
      <style:text-properties officeooo:rsid="09139e05"/>
    </style:style>
    <style:style style:name="T1071" style:family="text">
      <style:text-properties officeooo:rsid="09151866"/>
    </style:style>
    <style:style style:name="T1072" style:family="text">
      <style:text-properties officeooo:rsid="0916e88d"/>
    </style:style>
    <style:style style:name="T1073" style:family="text">
      <style:text-properties officeooo:rsid="0917906c"/>
    </style:style>
    <style:style style:name="T1074" style:family="text">
      <style:text-properties officeooo:rsid="091af1fc"/>
    </style:style>
    <style:style style:name="T1075" style:family="text">
      <style:text-properties officeooo:rsid="091c1e47"/>
    </style:style>
    <style:style style:name="T1076" style:family="text">
      <style:text-properties officeooo:rsid="091d25f8"/>
    </style:style>
    <style:style style:name="T1077" style:family="text">
      <style:text-properties officeooo:rsid="091dfcce"/>
    </style:style>
    <style:style style:name="T1078" style:family="text">
      <style:text-properties officeooo:rsid="091f6557"/>
    </style:style>
    <style:style style:name="T1079" style:family="text">
      <style:text-properties officeooo:rsid="092370f8"/>
    </style:style>
    <style:style style:name="T1080" style:family="text">
      <style:text-properties officeooo:rsid="0924b8ed"/>
    </style:style>
    <style:style style:name="T1081" style:family="text">
      <style:text-properties officeooo:rsid="09260fd6"/>
    </style:style>
    <style:style style:name="T1082" style:family="text">
      <style:text-properties officeooo:rsid="0926c302"/>
    </style:style>
    <style:style style:name="T1083" style:family="text">
      <style:text-properties officeooo:rsid="0928c144"/>
    </style:style>
    <style:style style:name="T1084" style:family="text">
      <style:text-properties officeooo:rsid="092da239"/>
    </style:style>
    <style:style style:name="T1085" style:family="text">
      <style:text-properties officeooo:rsid="092e9839"/>
    </style:style>
    <style:style style:name="T1086" style:family="text">
      <style:text-properties officeooo:rsid="092f7ffa"/>
    </style:style>
    <style:style style:name="T1087" style:family="text">
      <style:text-properties officeooo:rsid="09313398"/>
    </style:style>
    <style:style style:name="T1088" style:family="text">
      <style:text-properties officeooo:rsid="0932cd0b"/>
    </style:style>
    <style:style style:name="T1089" style:family="text">
      <style:text-properties officeooo:rsid="093405eb"/>
    </style:style>
    <style:style style:name="T1090" style:family="text">
      <style:text-properties officeooo:rsid="093605c9"/>
    </style:style>
    <style:style style:name="T1091" style:family="text">
      <style:text-properties officeooo:rsid="09372ee8"/>
    </style:style>
    <style:style style:name="T1092" style:family="text">
      <style:text-properties officeooo:rsid="09379c7e"/>
    </style:style>
    <style:style style:name="T1093" style:family="text">
      <style:text-properties officeooo:rsid="09397865"/>
    </style:style>
    <style:style style:name="T1094" style:family="text">
      <style:text-properties officeooo:rsid="093a1e20"/>
    </style:style>
    <style:style style:name="T1095" style:family="text">
      <style:text-properties officeooo:rsid="093b5601"/>
    </style:style>
    <style:style style:name="T1096" style:family="text">
      <style:text-properties officeooo:rsid="09413357"/>
    </style:style>
    <style:style style:name="T1097" style:family="text">
      <style:text-properties officeooo:rsid="09421b2d"/>
    </style:style>
    <style:style style:name="T1098" style:family="text">
      <style:text-properties officeooo:rsid="094366ac"/>
    </style:style>
    <style:style style:name="T1099" style:family="text">
      <style:text-properties officeooo:rsid="0944aa60"/>
    </style:style>
    <style:style style:name="T1100" style:family="text">
      <style:text-properties officeooo:rsid="0946c1e2"/>
    </style:style>
    <style:style style:name="T1101" style:family="text">
      <style:text-properties officeooo:rsid="09480e95"/>
    </style:style>
    <style:style style:name="T1102" style:family="text">
      <style:text-properties officeooo:rsid="094c25fe"/>
    </style:style>
    <style:style style:name="T1103" style:family="text">
      <style:text-properties officeooo:rsid="094d60b9"/>
    </style:style>
    <style:style style:name="T1104" style:family="text">
      <style:text-properties officeooo:rsid="094e524e"/>
    </style:style>
    <style:style style:name="T1105" style:family="text">
      <style:text-properties officeooo:rsid="094ff7f2"/>
    </style:style>
    <style:style style:name="T1106" style:family="text">
      <style:text-properties officeooo:rsid="0951813b"/>
    </style:style>
    <style:style style:name="T1107" style:family="text">
      <style:text-properties officeooo:rsid="095251d5"/>
    </style:style>
    <style:style style:name="T1108" style:family="text">
      <style:text-properties officeooo:rsid="0953fc00"/>
    </style:style>
    <style:style style:name="T1109" style:family="text">
      <style:text-properties officeooo:rsid="09543191"/>
    </style:style>
    <style:style style:name="T1110" style:family="text">
      <style:text-properties officeooo:rsid="095713c9"/>
    </style:style>
    <style:style style:name="T1111" style:family="text">
      <style:text-properties officeooo:rsid="09582543"/>
    </style:style>
    <style:style style:name="T1112" style:family="text">
      <style:text-properties officeooo:rsid="09582648"/>
    </style:style>
    <style:style style:name="T1113" style:family="text">
      <style:text-properties officeooo:rsid="0958c81d"/>
    </style:style>
    <style:style style:name="T1114" style:family="text">
      <style:text-properties officeooo:rsid="095a2a0f"/>
    </style:style>
    <style:style style:name="T1115" style:family="text">
      <style:text-properties officeooo:rsid="095be431"/>
    </style:style>
    <style:style style:name="T1116" style:family="text">
      <style:text-properties officeooo:rsid="095c637a"/>
    </style:style>
    <style:style style:name="T1117" style:family="text">
      <style:text-properties officeooo:rsid="095d516c"/>
    </style:style>
    <style:style style:name="T1118" style:family="text">
      <style:text-properties officeooo:rsid="095ea716"/>
    </style:style>
    <style:style style:name="T1119" style:family="text">
      <style:text-properties officeooo:rsid="09614e6f"/>
    </style:style>
    <style:style style:name="T1120" style:family="text">
      <style:text-properties officeooo:rsid="0961d72c"/>
    </style:style>
    <style:style style:name="T1121" style:family="text">
      <style:text-properties officeooo:rsid="096336d0"/>
    </style:style>
    <style:style style:name="T1122" style:family="text">
      <style:text-properties officeooo:rsid="0964f856"/>
    </style:style>
    <style:style style:name="T1123" style:family="text">
      <style:text-properties officeooo:rsid="096699c3"/>
    </style:style>
    <style:style style:name="T1124" style:family="text">
      <style:text-properties officeooo:rsid="09676dd0"/>
    </style:style>
    <style:style style:name="T1125" style:family="text">
      <style:text-properties officeooo:rsid="09678be4"/>
    </style:style>
    <style:style style:name="T1126" style:family="text">
      <style:text-properties officeooo:rsid="096892a8"/>
    </style:style>
    <style:style style:name="T1127" style:family="text">
      <style:text-properties officeooo:rsid="0969828e"/>
    </style:style>
    <style:style style:name="T1128" style:family="text">
      <style:text-properties officeooo:rsid="096a22d5"/>
    </style:style>
    <style:style style:name="T1129" style:family="text">
      <style:text-properties officeooo:rsid="096bc028"/>
    </style:style>
    <style:style style:name="T1130" style:family="text">
      <style:text-properties officeooo:rsid="096cf465"/>
    </style:style>
    <style:style style:name="T1131" style:family="text">
      <style:text-properties officeooo:rsid="096ff565"/>
    </style:style>
    <style:style style:name="T1132" style:family="text">
      <style:text-properties officeooo:rsid="0970fb78"/>
    </style:style>
    <style:style style:name="T1133" style:family="text">
      <style:text-properties officeooo:rsid="0973d278"/>
    </style:style>
    <style:style style:name="T1134" style:family="text">
      <style:text-properties officeooo:rsid="0974691b"/>
    </style:style>
    <style:style style:name="T1135" style:family="text">
      <style:text-properties officeooo:rsid="0601ba37"/>
    </style:style>
    <style:style style:name="T1136" style:family="text">
      <style:text-properties officeooo:rsid="0975b3ad"/>
    </style:style>
    <style:style style:name="T1137" style:family="text">
      <style:text-properties officeooo:rsid="0976943b"/>
    </style:style>
    <style:style style:name="T1138" style:family="text">
      <style:text-properties officeooo:rsid="09785fc2"/>
    </style:style>
    <style:style style:name="T1139" style:family="text">
      <style:text-properties officeooo:rsid="097a17ce"/>
    </style:style>
    <style:style style:name="T1140" style:family="text">
      <style:text-properties officeooo:rsid="097b0759"/>
    </style:style>
    <style:style style:name="T1141" style:family="text">
      <style:text-properties officeooo:rsid="097cd71a"/>
    </style:style>
    <style:style style:name="T1142" style:family="text">
      <style:text-properties officeooo:rsid="097eaf65"/>
    </style:style>
    <style:style style:name="T1143" style:family="text">
      <style:text-properties officeooo:rsid="09808c0e"/>
    </style:style>
    <style:style style:name="T1144" style:family="text">
      <style:text-properties officeooo:rsid="098139f5"/>
    </style:style>
    <style:style style:name="T1145" style:family="text">
      <style:text-properties officeooo:rsid="09815b7e"/>
    </style:style>
    <style:style style:name="T1146" style:family="text">
      <style:text-properties officeooo:rsid="0983446e"/>
    </style:style>
    <style:style style:name="T1147" style:family="text">
      <style:text-properties officeooo:rsid="09842e84"/>
    </style:style>
    <style:style style:name="T1148" style:family="text">
      <style:text-properties officeooo:rsid="09866926"/>
    </style:style>
    <style:style style:name="T1149" style:family="text">
      <style:text-properties officeooo:rsid="09868822"/>
    </style:style>
    <style:style style:name="T1150" style:family="text">
      <style:text-properties officeooo:rsid="0986b4e6"/>
    </style:style>
    <style:style style:name="T1151" style:family="text">
      <style:text-properties officeooo:rsid="0989914e"/>
    </style:style>
    <style:style style:name="T1152" style:family="text">
      <style:text-properties officeooo:rsid="098aa1cc"/>
    </style:style>
    <style:style style:name="T1153" style:family="text">
      <style:text-properties officeooo:rsid="098b4e46"/>
    </style:style>
    <style:style style:name="T1154" style:family="text">
      <style:text-properties officeooo:rsid="098b6823"/>
    </style:style>
    <style:style style:name="T1155" style:family="text">
      <style:text-properties officeooo:rsid="098f80c5"/>
    </style:style>
    <style:style style:name="T1156" style:family="text">
      <style:text-properties officeooo:rsid="0991581f"/>
    </style:style>
    <style:style style:name="T1157" style:family="text">
      <style:text-properties officeooo:rsid="0991eb9b"/>
    </style:style>
    <style:style style:name="T1158" style:family="text">
      <style:text-properties officeooo:rsid="0993c5f7"/>
    </style:style>
    <style:style style:name="T1159" style:family="text">
      <style:text-properties officeooo:rsid="0994b598"/>
    </style:style>
    <style:style style:name="T1160" style:family="text">
      <style:text-properties officeooo:rsid="09957784"/>
    </style:style>
    <style:style style:name="T1161" style:family="text">
      <style:text-properties officeooo:rsid="09972dd3"/>
    </style:style>
    <style:style style:name="T1162" style:family="text">
      <style:text-properties officeooo:rsid="0997c0c9"/>
    </style:style>
    <style:style style:name="T1163" style:family="text">
      <style:text-properties officeooo:rsid="09985e30"/>
    </style:style>
    <style:style style:name="T1164" style:family="text">
      <style:text-properties officeooo:rsid="099a752b"/>
    </style:style>
    <style:style style:name="T1165" style:family="text">
      <style:text-properties officeooo:rsid="099c4819"/>
    </style:style>
    <style:style style:name="T1166" style:family="text">
      <style:text-properties officeooo:rsid="099e71bc"/>
    </style:style>
    <style:style style:name="T1167" style:family="text">
      <style:text-properties officeooo:rsid="09a33716"/>
    </style:style>
    <style:style style:name="T1168" style:family="text">
      <style:text-properties officeooo:rsid="09a4c3c1"/>
    </style:style>
    <style:style style:name="T1169" style:family="text">
      <style:text-properties officeooo:rsid="09a57fda"/>
    </style:style>
    <style:style style:name="T1170" style:family="text">
      <style:text-properties officeooo:rsid="09a69252"/>
    </style:style>
    <style:style style:name="T1171" style:family="text">
      <style:text-properties officeooo:rsid="09a88a41"/>
    </style:style>
    <style:style style:name="T1172" style:family="text">
      <style:text-properties officeooo:rsid="09a97713"/>
    </style:style>
    <style:style style:name="T1173" style:family="text">
      <style:text-properties officeooo:rsid="09aa0988"/>
    </style:style>
    <style:style style:name="T1174" style:family="text">
      <style:text-properties officeooo:rsid="09ab1766"/>
    </style:style>
    <style:style style:name="T1175" style:family="text">
      <style:text-properties officeooo:rsid="09af3c4c"/>
    </style:style>
    <style:style style:name="T1176" style:family="text">
      <style:text-properties officeooo:rsid="09afcc9e"/>
    </style:style>
    <style:style style:name="T1177" style:family="text">
      <style:text-properties officeooo:rsid="09b125a4"/>
    </style:style>
    <style:style style:name="T1178" style:family="text">
      <style:text-properties officeooo:rsid="09b31cb4"/>
    </style:style>
    <style:style style:name="T1179" style:family="text">
      <style:text-properties officeooo:rsid="09b36abe"/>
    </style:style>
    <style:style style:name="T1180" style:family="text">
      <style:text-properties officeooo:rsid="09b3a5fb"/>
    </style:style>
    <style:style style:name="T1181" style:family="text">
      <style:text-properties officeooo:rsid="09b3af73"/>
    </style:style>
    <style:style style:name="T1182" style:family="text">
      <style:text-properties officeooo:rsid="09b5b518"/>
    </style:style>
    <style:style style:name="T1183" style:family="text">
      <style:text-properties officeooo:rsid="09b82faa"/>
    </style:style>
    <style:style style:name="T1184" style:family="text">
      <style:text-properties officeooo:rsid="09b8eba8"/>
    </style:style>
    <style:style style:name="T1185" style:family="text">
      <style:text-properties officeooo:rsid="09b9d6ae"/>
    </style:style>
    <style:style style:name="T1186" style:family="text">
      <style:text-properties officeooo:rsid="09bbec95"/>
    </style:style>
    <style:style style:name="T1187" style:family="text">
      <style:text-properties officeooo:rsid="09bc4fde"/>
    </style:style>
    <style:style style:name="T1188" style:family="text">
      <style:text-properties officeooo:rsid="09bd2ec4"/>
    </style:style>
    <style:style style:name="T1189" style:family="text">
      <style:text-properties officeooo:rsid="09bedf8e"/>
    </style:style>
    <style:style style:name="T1190" style:family="text">
      <style:text-properties officeooo:rsid="09bf8baf"/>
    </style:style>
    <style:style style:name="T1191" style:family="text">
      <style:text-properties officeooo:rsid="09c1e41c"/>
    </style:style>
    <style:style style:name="T1192" style:family="text">
      <style:text-properties officeooo:rsid="09c3029b"/>
    </style:style>
    <style:style style:name="T1193" style:family="text">
      <style:text-properties officeooo:rsid="09c56054"/>
    </style:style>
    <style:style style:name="T1194" style:family="text">
      <style:text-properties officeooo:rsid="09c848a1"/>
    </style:style>
    <style:style style:name="T1195" style:family="text">
      <style:text-properties officeooo:rsid="09ca775b"/>
    </style:style>
    <style:style style:name="T1196" style:family="text">
      <style:text-properties officeooo:rsid="09cad273"/>
    </style:style>
    <style:style style:name="T1197" style:family="text">
      <style:text-properties officeooo:rsid="09cda6be"/>
    </style:style>
    <style:style style:name="T1198" style:family="text">
      <style:text-properties officeooo:rsid="09ce5a09"/>
    </style:style>
    <style:style style:name="T1199" style:family="text">
      <style:text-properties officeooo:rsid="09d02614"/>
    </style:style>
    <style:style style:name="T1200" style:family="text">
      <style:text-properties officeooo:rsid="09d688a4"/>
    </style:style>
    <style:style style:name="T1201" style:family="text">
      <style:text-properties officeooo:rsid="09dab491"/>
    </style:style>
    <style:style style:name="T1202" style:family="text">
      <style:text-properties officeooo:rsid="09dbc59f"/>
    </style:style>
    <style:style style:name="T1203" style:family="text">
      <style:text-properties officeooo:rsid="09df1666"/>
    </style:style>
    <style:style style:name="T1204" style:family="text">
      <style:text-properties officeooo:rsid="09e0ece4"/>
    </style:style>
    <style:style style:name="T1205" style:family="text">
      <style:text-properties officeooo:rsid="09e7f3e6"/>
    </style:style>
    <style:style style:name="T1206" style:family="text">
      <style:text-properties officeooo:rsid="09e99054"/>
    </style:style>
    <style:style style:name="T1207" style:family="text">
      <style:text-properties officeooo:rsid="09ec2841"/>
    </style:style>
    <style:style style:name="T1208" style:family="text">
      <style:text-properties officeooo:rsid="09ee34d9"/>
    </style:style>
    <style:style style:name="T1209" style:family="text">
      <style:text-properties officeooo:rsid="09f1055c"/>
    </style:style>
    <style:style style:name="T1210" style:family="text">
      <style:text-properties officeooo:rsid="09f35dcd"/>
    </style:style>
    <style:style style:name="T1211" style:family="text">
      <style:text-properties officeooo:rsid="09f4df9a"/>
    </style:style>
    <style:style style:name="T1212" style:family="text">
      <style:text-properties officeooo:rsid="09f5b3fd"/>
    </style:style>
    <style:style style:name="T1213" style:family="text">
      <style:text-properties officeooo:rsid="09f9d863"/>
    </style:style>
    <style:style style:name="T1214" style:family="text">
      <style:text-properties officeooo:rsid="09fbfb03"/>
    </style:style>
    <style:style style:name="T1215" style:family="text">
      <style:text-properties officeooo:rsid="09fdb11f"/>
    </style:style>
    <style:style style:name="T1216" style:family="text">
      <style:text-properties officeooo:rsid="0a01c9ef"/>
    </style:style>
    <style:style style:name="T1217" style:family="text">
      <style:text-properties officeooo:rsid="0a02c548"/>
    </style:style>
    <style:style style:name="T1218" style:family="text">
      <style:text-properties officeooo:rsid="0a043402"/>
    </style:style>
    <style:style style:name="T1219" style:family="text">
      <style:text-properties officeooo:rsid="0a072126"/>
    </style:style>
    <style:style style:name="T1220" style:family="text">
      <style:text-properties officeooo:rsid="0a0806b7"/>
    </style:style>
    <style:style style:name="T1221" style:family="text">
      <style:text-properties officeooo:rsid="0a08be7e"/>
    </style:style>
    <style:style style:name="T1222" style:family="text">
      <style:text-properties officeooo:rsid="0a0b13bf"/>
    </style:style>
    <style:style style:name="T1223" style:family="text">
      <style:text-properties officeooo:rsid="0a0b544d"/>
    </style:style>
    <style:style style:name="T1224" style:family="text">
      <style:text-properties officeooo:rsid="0a0b677e"/>
    </style:style>
    <style:style style:name="T1225" style:family="text">
      <style:text-properties officeooo:rsid="0a0c6cb6"/>
    </style:style>
    <style:style style:name="T1226" style:family="text">
      <style:text-properties officeooo:rsid="0a0eac36"/>
    </style:style>
    <style:style style:name="T1227" style:family="text">
      <style:text-properties officeooo:rsid="0a0ef3b4"/>
    </style:style>
    <style:style style:name="T1228" style:family="text">
      <style:text-properties officeooo:rsid="0a10d4fd"/>
    </style:style>
    <style:style style:name="T1229" style:family="text">
      <style:text-properties officeooo:rsid="0a131e7a"/>
    </style:style>
    <style:style style:name="T1230" style:family="text">
      <style:text-properties officeooo:rsid="0a163a49"/>
    </style:style>
    <style:style style:name="T1231" style:family="text">
      <style:text-properties officeooo:rsid="0a174319"/>
    </style:style>
    <style:style style:name="T1232" style:family="text">
      <style:text-properties officeooo:rsid="0a1ad57b"/>
    </style:style>
    <style:style style:name="T1233" style:family="text">
      <style:text-properties officeooo:rsid="0a1cc671"/>
    </style:style>
    <style:style style:name="T1234" style:family="text">
      <style:text-properties officeooo:rsid="0a1ee5b1"/>
    </style:style>
    <style:style style:name="T1235" style:family="text">
      <style:text-properties officeooo:rsid="0a232b3a"/>
    </style:style>
    <style:style style:name="T1236" style:family="text">
      <style:text-properties officeooo:rsid="0a2371e4"/>
    </style:style>
    <style:style style:name="T1237" style:family="text">
      <style:text-properties officeooo:rsid="0a25260f"/>
    </style:style>
    <style:style style:name="T1238" style:family="text">
      <style:text-properties officeooo:rsid="0a26a613"/>
    </style:style>
    <style:style style:name="T1239" style:family="text">
      <style:text-properties officeooo:rsid="0a280a5e"/>
    </style:style>
    <style:style style:name="T1240" style:family="text">
      <style:text-properties officeooo:rsid="0a29da8f"/>
    </style:style>
    <style:style style:name="T1241" style:family="text">
      <style:text-properties officeooo:rsid="0a2cde03"/>
    </style:style>
    <style:style style:name="T1242" style:family="text">
      <style:text-properties officeooo:rsid="0a2e90c1"/>
    </style:style>
    <style:style style:name="T1243" style:family="text">
      <style:text-properties officeooo:rsid="0a2f346f"/>
    </style:style>
    <style:style style:name="T1244" style:family="text">
      <style:text-properties officeooo:rsid="0a2f752a"/>
    </style:style>
    <style:style style:name="T1245" style:family="text">
      <style:text-properties officeooo:rsid="0a305a0c"/>
    </style:style>
    <style:style style:name="T1246" style:family="text">
      <style:text-properties officeooo:rsid="0a34c2d2"/>
    </style:style>
    <style:style style:name="T1247" style:family="text">
      <style:text-properties officeooo:rsid="0a34e7cb"/>
    </style:style>
    <style:style style:name="T1248" style:family="text">
      <style:text-properties officeooo:rsid="0a351e3d"/>
    </style:style>
    <style:style style:name="T1249" style:family="text">
      <style:text-properties officeooo:rsid="0a361088"/>
    </style:style>
    <style:style style:name="T1250" style:family="text">
      <style:text-properties officeooo:rsid="0a379474"/>
    </style:style>
    <style:style style:name="T1251" style:family="text">
      <style:text-properties officeooo:rsid="0a3824a7"/>
    </style:style>
    <style:style style:name="T1252" style:family="text">
      <style:text-properties officeooo:rsid="0a382f2f"/>
    </style:style>
    <style:style style:name="T1253" style:family="text">
      <style:text-properties officeooo:rsid="0a394ea2"/>
    </style:style>
    <style:style style:name="T1254" style:family="text">
      <style:text-properties officeooo:rsid="0a3963ea"/>
    </style:style>
    <style:style style:name="T1255" style:family="text">
      <style:text-properties officeooo:rsid="0a3c5021"/>
    </style:style>
    <style:style style:name="T1256" style:family="text">
      <style:text-properties officeooo:rsid="0a404705"/>
    </style:style>
    <style:style style:name="T1257" style:family="text">
      <style:text-properties officeooo:rsid="0a40ff29"/>
    </style:style>
    <style:style style:name="T1258" style:family="text">
      <style:text-properties officeooo:rsid="0a415af1"/>
    </style:style>
    <style:style style:name="T1259" style:family="text">
      <style:text-properties officeooo:rsid="0a428c0d"/>
    </style:style>
    <style:style style:name="T1260" style:family="text">
      <style:text-properties officeooo:rsid="0a429bd3"/>
    </style:style>
    <style:style style:name="T1261" style:family="text">
      <style:text-properties officeooo:rsid="0a432be5"/>
    </style:style>
    <style:style style:name="T1262" style:family="text">
      <style:text-properties officeooo:rsid="0a46bcb2"/>
    </style:style>
    <style:style style:name="T1263" style:family="text">
      <style:text-properties officeooo:rsid="0a471fdd"/>
    </style:style>
    <style:style style:name="T1264" style:family="text">
      <style:text-properties officeooo:rsid="0a495185"/>
    </style:style>
    <style:style style:name="T1265" style:family="text">
      <style:text-properties officeooo:rsid="0a4da1a0"/>
    </style:style>
    <style:style style:name="T1266" style:family="text">
      <style:text-properties officeooo:rsid="0a50630e"/>
    </style:style>
    <style:style style:name="T1267" style:family="text">
      <style:text-properties officeooo:rsid="0a52ad94"/>
    </style:style>
    <style:style style:name="T1268" style:family="text">
      <style:text-properties officeooo:rsid="0a531ae8"/>
    </style:style>
    <style:style style:name="T1269" style:family="text">
      <style:text-properties officeooo:rsid="0a532271"/>
    </style:style>
    <style:style style:name="T1270" style:family="text">
      <style:text-properties officeooo:rsid="0a53bea1"/>
    </style:style>
    <style:style style:name="T1271" style:family="text">
      <style:text-properties officeooo:rsid="0a558c01"/>
    </style:style>
    <style:style style:name="T1272" style:family="text">
      <style:text-properties officeooo:rsid="0a576a46"/>
    </style:style>
    <style:style style:name="T1273" style:family="text">
      <style:text-properties officeooo:rsid="0a579921"/>
    </style:style>
    <style:style style:name="T1274" style:family="text">
      <style:text-properties officeooo:rsid="0a59b90b"/>
    </style:style>
    <style:style style:name="T1275" style:family="text">
      <style:text-properties officeooo:rsid="0a5ed008"/>
    </style:style>
    <style:style style:name="T1276" style:family="text">
      <style:text-properties officeooo:rsid="0a618943"/>
    </style:style>
    <style:style style:name="T1277" style:family="text">
      <style:text-properties officeooo:rsid="0a650f60"/>
    </style:style>
    <style:style style:name="T1278" style:family="text">
      <style:text-properties officeooo:rsid="0a655b2e"/>
    </style:style>
    <style:style style:name="T1279" style:family="text">
      <style:text-properties officeooo:rsid="0a6748b9"/>
    </style:style>
    <style:style style:name="T1280" style:family="text">
      <style:text-properties officeooo:rsid="0a6c03c2"/>
    </style:style>
    <style:style style:name="T1281" style:family="text">
      <style:text-properties officeooo:rsid="0a6d04c4"/>
    </style:style>
    <style:style style:name="T1282" style:family="text">
      <style:text-properties officeooo:rsid="0a6f831f"/>
    </style:style>
    <style:style style:name="T1283" style:family="text">
      <style:text-properties officeooo:rsid="0a71954f"/>
    </style:style>
    <style:style style:name="T1284" style:family="text">
      <style:text-properties officeooo:rsid="0a746705"/>
    </style:style>
    <style:style style:name="T1285" style:family="text">
      <style:text-properties officeooo:rsid="0a77b286"/>
    </style:style>
    <style:style style:name="T1286" style:family="text">
      <style:text-properties officeooo:rsid="0a78fa91"/>
    </style:style>
    <style:style style:name="T1287" style:family="text">
      <style:text-properties officeooo:rsid="0a7a5fad"/>
    </style:style>
    <style:style style:name="T1288" style:family="text">
      <style:text-properties officeooo:rsid="0a7bd871"/>
    </style:style>
    <style:style style:name="T1289" style:family="text">
      <style:text-properties officeooo:rsid="0a7ec7ad"/>
    </style:style>
    <style:style style:name="T1290" style:family="text">
      <style:text-properties officeooo:rsid="0a859b56"/>
    </style:style>
    <style:style style:name="T1291" style:family="text">
      <style:text-properties officeooo:rsid="0a864e5e"/>
    </style:style>
    <style:style style:name="T1292" style:family="text">
      <style:text-properties officeooo:rsid="0a886aaf"/>
    </style:style>
    <style:style style:name="T1293" style:family="text">
      <style:text-properties officeooo:rsid="0a8c203b"/>
    </style:style>
    <style:style style:name="T1294" style:family="text">
      <style:text-properties officeooo:rsid="0a8e9a55"/>
    </style:style>
    <style:style style:name="T1295" style:family="text">
      <style:text-properties officeooo:rsid="0a8f61a6"/>
    </style:style>
    <style:style style:name="T1296" style:family="text">
      <style:text-properties officeooo:rsid="0a93e76f"/>
    </style:style>
    <style:style style:name="T1297" style:family="text">
      <style:text-properties officeooo:rsid="0a98594d"/>
    </style:style>
    <style:style style:name="T1298" style:family="text">
      <style:text-properties officeooo:rsid="0a997589"/>
    </style:style>
    <style:style style:name="T1299" style:family="text">
      <style:text-properties officeooo:rsid="0a9b64d7"/>
    </style:style>
    <style:style style:name="T1300" style:family="text">
      <style:text-properties officeooo:rsid="0a9be2cd"/>
    </style:style>
    <style:style style:name="T1301" style:family="text">
      <style:text-properties officeooo:rsid="0aa0afd0"/>
    </style:style>
    <style:style style:name="T1302" style:family="text">
      <style:text-properties officeooo:rsid="0aa1eafb"/>
    </style:style>
    <style:style style:name="T1303" style:family="text">
      <style:text-properties officeooo:rsid="0aa4b11b"/>
    </style:style>
    <style:style style:name="T1304" style:family="text">
      <style:text-properties officeooo:rsid="0aa7a8a2"/>
    </style:style>
    <style:style style:name="T1305" style:family="text">
      <style:text-properties officeooo:rsid="0aa8c667"/>
    </style:style>
    <style:style style:name="T1306" style:family="text">
      <style:text-properties officeooo:rsid="0aa985ca"/>
    </style:style>
    <style:style style:name="T1307" style:family="text">
      <style:text-properties officeooo:rsid="0aab29f2"/>
    </style:style>
    <style:style style:name="T1308" style:family="text">
      <style:text-properties officeooo:rsid="0abb36b1"/>
    </style:style>
    <style:style style:name="T1309" style:family="text">
      <style:text-properties officeooo:rsid="0abd9db5"/>
    </style:style>
    <style:style style:name="T1310" style:family="text">
      <style:text-properties officeooo:rsid="0ac43531"/>
    </style:style>
    <style:style style:name="T1311" style:family="text">
      <style:text-properties officeooo:rsid="0ac93a89"/>
    </style:style>
    <style:style style:name="T1312" style:family="text">
      <style:text-properties officeooo:rsid="0acac340"/>
    </style:style>
    <style:style style:name="T1313" style:family="text">
      <style:text-properties officeooo:rsid="0acb7008"/>
    </style:style>
    <style:style style:name="T1314" style:family="text">
      <style:text-properties officeooo:rsid="0acc00f1"/>
    </style:style>
    <style:style style:name="T1315" style:family="text">
      <style:text-properties officeooo:rsid="0ad205ef"/>
    </style:style>
    <style:style style:name="T1316" style:family="text">
      <style:text-properties officeooo:rsid="0adad406"/>
    </style:style>
    <style:style style:name="T1317" style:family="text">
      <style:text-properties officeooo:rsid="0ae082dd"/>
    </style:style>
    <style:style style:name="T1318" style:family="text">
      <style:text-properties officeooo:rsid="0ae26b17"/>
    </style:style>
    <style:style style:name="T1319" style:family="text">
      <style:text-properties officeooo:rsid="0ae5d7b7"/>
    </style:style>
    <style:style style:name="T1320" style:family="text">
      <style:text-properties officeooo:rsid="0ae60fd4"/>
    </style:style>
    <style:style style:name="T1321" style:family="text">
      <style:text-properties officeooo:rsid="0ae68c4c"/>
    </style:style>
    <style:style style:name="T1322" style:family="text">
      <style:text-properties officeooo:rsid="0ae9a132"/>
    </style:style>
    <style:style style:name="T1323" style:family="text">
      <style:text-properties officeooo:rsid="0aeaa293"/>
    </style:style>
    <style:style style:name="T1324" style:family="text">
      <style:text-properties officeooo:rsid="0aeda264"/>
    </style:style>
    <style:style style:name="T1325" style:family="text">
      <style:text-properties officeooo:rsid="0aef6fc6"/>
    </style:style>
    <style:style style:name="T1326" style:family="text">
      <style:text-properties officeooo:rsid="0af1c360"/>
    </style:style>
    <style:style style:name="T1327" style:family="text">
      <style:text-properties officeooo:rsid="0af74849"/>
    </style:style>
    <style:style style:name="T1328" style:family="text">
      <style:text-properties officeooo:rsid="0af95f48"/>
    </style:style>
    <style:style style:name="T1329" style:family="text">
      <style:text-properties officeooo:rsid="0afacff8"/>
    </style:style>
    <style:style style:name="T1330" style:family="text">
      <style:text-properties officeooo:rsid="0afb821b"/>
    </style:style>
    <style:style style:name="T1331" style:family="text">
      <style:text-properties officeooo:rsid="0afd4b65"/>
    </style:style>
    <style:style style:name="T1332" style:family="text">
      <style:text-properties officeooo:rsid="0afeffe2"/>
    </style:style>
    <style:style style:name="T1333" style:family="text">
      <style:text-properties officeooo:rsid="0b02aebe"/>
    </style:style>
    <style:style style:name="T1334" style:family="text">
      <style:text-properties officeooo:rsid="0b0d1459"/>
    </style:style>
    <style:style style:name="T1335" style:family="text">
      <style:text-properties officeooo:rsid="0b133856"/>
    </style:style>
    <style:style style:name="T1336" style:family="text">
      <style:text-properties officeooo:rsid="0b1631d7"/>
    </style:style>
    <style:style style:name="T1337" style:family="text">
      <style:text-properties officeooo:rsid="0b196672"/>
    </style:style>
    <style:style style:name="T1338" style:family="text">
      <style:text-properties officeooo:rsid="0b1db7c5"/>
    </style:style>
    <style:style style:name="T1339" style:family="text">
      <style:text-properties officeooo:rsid="0b26ed00"/>
    </style:style>
    <style:style style:name="T1340" style:family="text">
      <style:text-properties officeooo:rsid="0b27bd2d"/>
    </style:style>
    <style:style style:name="T1341" style:family="text">
      <style:text-properties officeooo:rsid="0b29b325"/>
    </style:style>
    <style:style style:name="T1342" style:family="text">
      <style:text-properties officeooo:rsid="0b2b417a"/>
    </style:style>
    <style:style style:name="T1343" style:family="text">
      <style:text-properties officeooo:rsid="0b31c485"/>
    </style:style>
    <style:style style:name="T1344" style:family="text">
      <style:text-properties officeooo:rsid="0b34492b"/>
    </style:style>
    <style:style style:name="T1345" style:family="text">
      <style:text-properties officeooo:rsid="0b35add3"/>
    </style:style>
    <style:style style:name="T1346" style:family="text">
      <style:text-properties officeooo:rsid="0b38a260"/>
    </style:style>
    <style:style style:name="T1347" style:family="text">
      <style:text-properties officeooo:rsid="0b3b6041"/>
    </style:style>
    <style:style style:name="T1348" style:family="text">
      <style:text-properties officeooo:rsid="0b3c79b9"/>
    </style:style>
    <style:style style:name="T1349" style:family="text">
      <style:text-properties officeooo:rsid="0b42cf48"/>
    </style:style>
    <style:style style:name="T1350" style:family="text">
      <style:text-properties officeooo:rsid="0b44d283"/>
    </style:style>
    <style:style style:name="T1351" style:family="text">
      <style:text-properties officeooo:rsid="0b4ba94d"/>
    </style:style>
    <style:style style:name="T1352" style:family="text">
      <style:text-properties officeooo:rsid="0b4bc6e8"/>
    </style:style>
    <style:style style:name="T1353" style:family="text">
      <style:text-properties officeooo:rsid="0b4fa1d8"/>
    </style:style>
    <style:style style:name="T1354" style:family="text">
      <style:text-properties officeooo:rsid="0b50920e"/>
    </style:style>
    <style:style style:name="T1355" style:family="text">
      <style:text-properties officeooo:rsid="0b5213bb"/>
    </style:style>
    <style:style style:name="T1356" style:family="text">
      <style:text-properties officeooo:rsid="0b53d54e"/>
    </style:style>
    <style:style style:name="T1357" style:family="text">
      <style:text-properties officeooo:rsid="0b54b8c4"/>
    </style:style>
    <style:style style:name="T1358" style:family="text">
      <style:text-properties officeooo:rsid="0b550d32"/>
    </style:style>
    <style:style style:name="T1359" style:family="text">
      <style:text-properties officeooo:rsid="0b5852c9"/>
    </style:style>
    <style:style style:name="T1360" style:family="text">
      <style:text-properties officeooo:rsid="0b590892"/>
    </style:style>
    <style:style style:name="T1361" style:family="text">
      <style:text-properties officeooo:rsid="0b59831a"/>
    </style:style>
    <style:style style:name="T1362" style:family="text">
      <style:text-properties officeooo:rsid="0b5ae18d"/>
    </style:style>
    <style:style style:name="T1363" style:family="text">
      <style:text-properties officeooo:rsid="0b5f8f0b"/>
    </style:style>
    <style:style style:name="T1364" style:family="text">
      <style:text-properties officeooo:rsid="0b61060f"/>
    </style:style>
    <style:style style:name="T1365" style:family="text">
      <style:text-properties officeooo:rsid="0b62f3b3"/>
    </style:style>
    <style:style style:name="T1366" style:family="text">
      <style:text-properties officeooo:rsid="0b64e13c"/>
    </style:style>
    <style:style style:name="T1367" style:family="text">
      <style:text-properties officeooo:rsid="0b659999"/>
    </style:style>
    <style:style style:name="T1368" style:family="text">
      <style:text-properties officeooo:rsid="0b65a349"/>
    </style:style>
    <style:style style:name="T1369" style:family="text">
      <style:text-properties officeooo:rsid="0b686dc4"/>
    </style:style>
    <style:style style:name="T1370" style:family="text">
      <style:text-properties officeooo:rsid="0b69cd39"/>
    </style:style>
    <style:style style:name="T1371" style:family="text">
      <style:text-properties officeooo:rsid="0b6dd7c1"/>
    </style:style>
    <style:style style:name="T1372" style:family="text">
      <style:text-properties officeooo:rsid="0b72cb3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4" text:outline-level="1">Язык Клаус</text:h>
      <text:p text:style-name="Subtitle">справочное руководство</text:p>
      <text:p text:style-name="P446">С глубоким почтением к Никлаусу Вирту.<text:line-break/>С благодарностью Дмитрию Тарасевичу и Анне Михеевой.</text:p>
      <text:h text:style-name="P495" text:outline-level="2">Алфавит и кодировка</text:h>
      <text:p text:style-name="P372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7">Алфавит языка включает в себя:</text:p>
      <text:list xml:id="list278952917" text:style-name="L1">
        <text:list-item>
          <text:p text:style-name="P589">пробельные символы: пробел, табуляция, возврат каретки, перевод строки;</text:p>
        </text:list-item>
        <text:list-item>
          <text:p text:style-name="P588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590">буквы кириллицы: <text:span text:style-name="Source_20_Text">А-Я</text:span> и <text:span text:style-name="Source_20_Text">а-я</text:span>;</text:p>
        </text:list-item>
        <text:list-item>
          <text:p text:style-name="P590">арабские цифры: <text:span text:style-name="Source_20_Text">0-9</text:span>;</text:p>
        </text:list-item>
        <text:list-item>
          <text:p text:style-name="P588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405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406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2" text:outline-level="2">Лексика</text:h>
      <text:p text:style-name="P379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xml:id="list3277922478" text:style-name="L2">
        <text:list-item>
          <text:p text:style-name="P591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591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79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80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78">В языке Клаус <text:span text:style-name="T1110">есть</text:span> следующие виды лексических единиц:</text:p>
      <text:list xml:id="list1285635859" text:style-name="L3">
        <text:list-item>
          <text:p text:style-name="P593"><text:span text:style-name="T22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целых</text:span></text:span><text:span text:style-name="T1025">, и т. 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592"><text:span text:style-name="T1">Идентификатор</text:span> 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Идентификаторы <text:soft-page-break/>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594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595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596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 е., до </text:span>ближайшего символа перевода строки или возврата каретки.</text:p>
        </text:list-item>
        <text:list-item>
          <text:p text:style-name="P597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P496" text:outline-level="2"><text:span text:style-name="T24">Ключевые слова </text:span><text:span text:style-name="T25">языка</text:span></text:h>
      <text:h text:style-name="P502" text:outline-level="3">Пояснения</text:h>
      <text:p text:style-name="P387">Ключевые слова, перечисленные в одной строке, являются синонимами — т. е., в исходном тексте <text:span text:style-name="T30">программист </text:span>может использовать люб<text:span text:style-name="T30">ую</text:span> из перечисленных форм <text:span text:style-name="T33">по своему усмотрению</text:span>. <text:span text:style-name="T31">Это позволяет заметно, хотя и не полностью, приблизить </text:span><text:span text:style-name="T35">текст</text:span><text:span text:style-name="T31"> программы к нормам русского языка.</text:span></text:p>
      <text:p text:style-name="P387"><text:span text:style-name="T37">П</text:span><text:span text:style-name="T31">ример:</text:span></text:p>
      <text:p text:style-name="P383">типы<text:line-break/> <text:s text:c="3"/><text:span text:style-name="T737">с: строка;<text:line-break/> <text:s text:c="3"/>ц: целое;</text:span><text:line-break/> <text:s text:c="3"/>тПервый <text:span text:style-name="T32">=</text:span> массив строк;<text:line-break/> <text:s text:c="3"/>тВторой <text:span text:style-name="T32">=</text:span> словарь <text:span text:style-name="T38">целых</text:span> ключ символ;<text:line-break/> <text:s text:c="3"/>тТретий <text:span text:style-name="T32">=</text:span> <text:span text:style-name="T31">массив </text:span>словар<text:span text:style-name="T31">ей</text:span> массивов структур<text:line-break/> <text:s text:c="7"/>поле1: <text:span text:style-name="T39">дробное</text:span>;<text:line-break/> <text:s text:c="7"/>поле2: логическое;<text:line-break/> <text:s text:c="3"/>окончание ключ строка;</text:p>
      <text:p text:style-name="P382"><text:span text:style-name="T60">Использование тех или иных форм </text:span><text:span text:style-name="T62">ключевых </text:span><text:span text:style-name="T60">слов остаётся на усмотрение программиста: </text:span><text:span text:style-name="T68">конструкции</text:span><text:span text:style-name="T61"> «</text:span><text:span text:style-name="Source_20_Text"><text:span text:style-name="T879">словарей массив строка</text:span></text:span><text:span text:style-name="T61">» и «</text:span><text:span text:style-name="Source_20_Text"><text:span text:style-name="T879">словарь массивов строк</text:span></text:span><text:span text:style-name="T61">» </text:span><text:span text:style-name="T60">с точки зрения синтаксиса</text:span><text:span text:style-name="T61"> полностью эквивалентны. Автор</text:span><text:span text:style-name="T591">ы</text:span><text:span text:style-name="T61">, однако, наде</text:span><text:span text:style-name="T591">ю</text:span><text:span text:style-name="T61">тся, что </text:span><text:span text:style-name="T64">из соображений читаемости кода </text:span><text:span text:style-name="T63">большинство </text:span><text:span text:style-name="T61">программист</text:span><text:span text:style-name="T63">ов</text:span><text:span text:style-name="T61"> </text:span><text:span text:style-name="T65">всегда </text:span><text:span text:style-name="T109">предпочтут</text:span><text:span text:style-name="T61"> второй вариант.</text:span></text:p>
      <text:h text:style-name="P502" text:outline-level="3">Перечень ключевых слов</text:h>
      <text:p text:style-name="P383">программа</text:p>
      <text:p text:style-name="P383">начало</text:p>
      <text:p text:style-name="P383">окончание <text:span text:style-name="T591">конец</text:span></text:p>
      <text:p text:style-name="P383">переменная переменные</text:p>
      <text:p text:style-name="P383">константа константы</text:p>
      <text:p text:style-name="P383">тип типы</text:p>
      <text:p text:style-name="P383">символ символов</text:p>
      <text:p text:style-name="P383">строка строк</text:p>
      <text:p text:style-name="P383">целое целых</text:p>
      <text:p text:style-name="P383">дробное дробных</text:p>
      <text:p text:style-name="P383">момент моментов</text:p>
      <text:p text:style-name="P383">логическое логических</text:p>
      <text:p text:style-name="P412">объект объектов</text:p>
      <text:p text:style-name="P383">да</text:p>
      <text:p text:style-name="P383"><text:soft-page-break/>нет</text:p>
      <text:p text:style-name="P383">массив массивов</text:p>
      <text:p text:style-name="P383">словарь словарей</text:p>
      <text:p text:style-name="P383">структура структур</text:p>
      <text:p text:style-name="P383">ключ</text:p>
      <text:p text:style-name="P383">процедура</text:p>
      <text:p text:style-name="P383">функция</text:p>
      <text:p text:style-name="P383">ничего</text:p>
      <text:p text:style-name="P383">прервать</text:p>
      <text:p text:style-name="P383">продолжить</text:p>
      <text:p text:style-name="P383">вернуть вернуться</text:p>
      <text:p text:style-name="P383">если</text:p>
      <text:p text:style-name="P383">то</text:p>
      <text:p text:style-name="P383">иначе</text:p>
      <text:p text:style-name="P383">для</text:p>
      <text:p text:style-name="P383">от</text:p>
      <text:p text:style-name="P383">до</text:p>
      <text:p text:style-name="P383">цикл</text:p>
      <text:p text:style-name="P383">обратный</text:p>
      <text:p text:style-name="P383">пока</text:p>
      <text:p text:style-name="P383">выбор</text:p>
      <text:p text:style-name="P383">из</text:p>
      <text:p text:style-name="P383">исключение исключения</text:p>
      <text:p text:style-name="P383">ошибка</text:p>
      <text:p text:style-name="P383">бросить</text:p>
      <text:p text:style-name="P383">сообщение</text:p>
      <text:p text:style-name="P383">завершить</text:p>
      <text:p text:style-name="P383">когда</text:p>
      <text:p text:style-name="P383">тогда</text:p>
      <text:p text:style-name="P383">напоследок</text:p>
      <text:p text:style-name="P383">любой любая любое</text:p>
      <text:p text:style-name="P383">вх</text:p>
      <text:p text:style-name="P383">вых</text:p>
      <text:p text:style-name="P383">вв</text:p>
      <text:p text:style-name="P383">каждый каждого каждой</text:p>
      <text:p text:style-name="P383">есть</text:p>
      <text:p text:style-name="P383">нету</text:p>
      <text:p text:style-name="P413">пусто</text:p>
      <text:h text:style-name="P496" text:outline-level="2">Синтакси<text:span text:style-name="T29">ческая диаграмма</text:span></text:h>
      <text:h text:style-name="P502" text:outline-level="3">Пояснения</text:h>
      <text:p text:style-name="P388">Синтаксическая диаграмма представляет собой перечень именованных синтаксических правил языка Клаус. <text:span text:style-name="T1047">П</text:span>равила могут состоять из следующих элементов:</text:p>
      <text:list xml:id="list1490351412" text:style-name="L4">
        <text:list-item>
          <text:p text:style-name="P598">В угловых скобках — имя <text:span text:style-name="T36">вложенного </text:span><text:span text:style-name="T26">синтаксического</text:span> правила.</text:p>
        </text:list-item>
        <text:list-item>
          <text:p text:style-name="P598">В обратных апострофах — ключевое слово языка Клаус. В исходном коде <text:span text:style-name="T34">программы </text:span>допустимо также любое ключевое слово, синонимичное указанному.</text:p>
        </text:list-item>
        <text:list-item>
          <text:p text:style-name="P598">В двойных кавычках — знак языка Клаус.</text:p>
        </text:list-item>
        <text:list-item>
          <text:p text:style-name="P598">После <text:span text:style-name="T1046">символа </text:span>«#» — лексема Клаус:</text:p>
        </text:list-item>
      </text:list>
      <text:p text:style-name="P414"><text:span text:style-name="T26">#</text:span>keyword<text:tab/>— <text:span text:style-name="T27">ключевое слово</text:span></text:p>
      <text:p text:style-name="P415">#id<text:tab/>— <text:span text:style-name="T27">идентификатор</text:span></text:p>
      <text:p text:style-name="P415">#char<text:tab/>— <text:span text:style-name="T27">символьный литерал</text:span></text:p>
      <text:p text:style-name="P415">#string<text:tab/>— <text:span text:style-name="T27">строковый литерал</text:span></text:p>
      <text:p text:style-name="P415">#integer<text:tab/>— <text:span text:style-name="T27">целочисленный литерал</text:span></text:p>
      <text:p text:style-name="P415"><text:soft-page-break/>#float<text:tab/>— <text:span text:style-name="T27">вещественный литерал</text:span></text:p>
      <text:p text:style-name="P415">#moment<text:tab/>— <text:span text:style-name="T27">литерал момента (дата/время)</text:span></text:p>
      <text:p text:style-name="P415">#symbol<text:tab/>— <text:span text:style-name="T27">знак языка</text:span></text:p>
      <text:list xml:id="list1992110897" text:style-name="L5">
        <text:list-item>
          <text:p text:style-name="P599">В круглых скобках — обязательная группа <text:span text:style-name="T28">правил</text:span>. Как правило, один из нескольких вариантов через "|". В квадратных скобках — необязательная группа <text:span text:style-name="T28">правил</text:span>.</text:p>
        </text:list-item>
        <text:list-item>
          <text:p text:style-name="P599">Звёздочка после открывающей круглой или квадратной скобки <text:span text:style-name="T28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  </text:list-item>
        <text:list-item>
          <text:p text:style-name="P599">Знак "|" внутри группы — эквивалент логического «или»: допустима одна из перечисленных последовательностей.</text:p>
        </text:list-item>
      </text:list>
      <text:h text:style-name="P503" text:outline-level="3">Синтаксис</text:h>
      <text:p text:style-name="P384"><text:span text:style-name="T1">program</text:span> ::= `программа` #id [&lt;program_params&gt;] ";" &lt;routine&gt; "."</text:p>
      <text:p text:style-name="P384"><text:span text:style-name="T1">program_params</text:span> ::= "(" <text:span text:style-name="T1051">[`вх`] </text:span>#id ":" `массив` `строк` ")"</text:p>
      <text:p text:style-name="P384"><text:span text:style-name="T1">routine</text:span> ::= [&lt;declarations&gt;] &lt;compound&gt;</text:p>
      <text:p text:style-name="P384"><text:span text:style-name="T1">declarations</text:span> ::= (* &lt;type_declarations&gt; | &lt;const_declarations&gt; | &lt;var_declarations&gt; | &lt;exception_declarations&gt; | &lt;procedure&gt; | &lt;function&gt;)</text:p>
      <text:p text:style-name="P384"><text:span text:style-name="T1">type_declarations</text:span> ::= `тип` (* &lt;type_decl&gt;)</text:p>
      <text:p text:style-name="P384"><text:span text:style-name="T1">type_decl</text:span> ::= #id "=" &lt;type_def&gt; ";"</text:p>
      <text:p text:style-name="P384"><text:span text:style-name="T1">simple_type</text:span> ::= (`символ` | `строка` | `целое` | `дробное` | `момент` | `логическое` <text:span text:style-name="T665">| `объект`</text:span>)</text:p>
      <text:p text:style-name="P384"><text:span text:style-name="T1">type_id</text:span> ::= (&lt;simple_type&gt; | #id)</text:p>
      <text:p text:style-name="P384"><text:span text:style-name="T1">type_def</text:span> ::= (&lt;simple_type&gt; | #id | &lt;type_def_array&gt; | &lt;type_def_dict&gt; | &lt;type_def_struct&gt;)</text:p>
      <text:p text:style-name="P384"><text:span text:style-name="T1">type_def_array</text:span> ::= `массив` [* `массивов`] &lt;type_def&gt;</text:p>
      <text:p text:style-name="P384"><text:span text:style-name="T1">type_def_dict</text:span> ::= `словарь` &lt;type_def&gt; `ключ` &lt;simple_type&gt;</text:p>
      <text:p text:style-name="P384"><text:span text:style-name="T1">type_def_struct</text:span> ::= `структура` &lt;struct_body&gt; `окончание`</text:p>
      <text:p text:style-name="P384"><text:span text:style-name="T1">struct_body</text:span> ::= &lt;struct_field&gt; [* &lt;struct_field&gt;]</text:p>
      <text:p text:style-name="P384"><text:span text:style-name="T1">struct_field</text:span> ::= #id [* "," #id] ":" &lt;type_def&gt; ";"</text:p>
      <text:p text:style-name="P384"><text:span text:style-name="T1">var_declarations</text:span> ::= `переменная` (* &lt;var_decl&gt;)</text:p>
      <text:p text:style-name="P384"><text:span text:style-name="T1">var_decl</text:span> ::= #id [* "," #id] ":" &lt;type_def&gt; ["=" &lt;expression&gt;] ";"</text:p>
      <text:p text:style-name="P384"><text:span text:style-name="T1">const_declarations</text:span> ::= `константа` (* &lt;const_decl&gt;)</text:p>
      <text:p text:style-name="P384"><text:span text:style-name="T1">const_decl</text:span> ::= #id "=" &lt;expression&gt; ";"</text:p>
      <text:p text:style-name="P384"><text:soft-page-break/><text:span text:style-name="T1">exception_declarations</text:span> ::= `исключение` (* &lt;exception_decl&gt;)</text:p>
      <text:p text:style-name="P384"><text:span text:style-name="T1">exception_decl</text:span> ::= #id ["(" &lt;exception_param&gt; [* ";" &lt;exception_param&gt;] ")"] [`сообщение` #string] ";"</text:p>
      <text:p text:style-name="P384"><text:span text:style-name="T1">exception_param</text:span> ::= #id [* "," #id] ":" &lt;simple_type&gt;</text:p>
      <text:p text:style-name="P384"><text:span text:style-name="T1">procedure</text:span> ::= `процедура` #id ["(" &lt;param&gt; [* ";" &lt;param&gt;] ")"] ";" &lt;routine&gt; ";"</text:p>
      <text:p text:style-name="P384"><text:span text:style-name="T1">function</text:span> ::= `функция` #id ["(" &lt;param&gt; [* ";" &lt;param&gt;] ")"] ":" &lt;type_id&gt; ";" &lt;routine&gt; ";"</text:p>
      <text:p text:style-name="P384"><text:span text:style-name="T1">param</text:span> ::= [`вх` | `вых` | `вв`] #id [* "," #id] ":" &lt;type_id&gt;</text:p>
      <text:p text:style-name="P384"><text:span text:style-name="T1">statements</text:span> ::= &lt;statement&gt; ";" [* &lt;statement&gt; ";"]</text:p>
      <text:p text:style-name="P384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P384"><text:span text:style-name="T1">exception</text:span> ::= #id ["(" &lt;expression&gt; [* "," &lt;expression&gt;] ")"] [`сообщение` &lt;expression&gt;]</text:p>
      <text:p text:style-name="P384"><text:span text:style-name="T1">typecast</text:span> ::= &lt;simple_type&gt; "(" &lt;expression&gt; ")"</text:p>
      <text:p text:style-name="P384"><text:span text:style-name="T1">call</text:span> ::= #id "(" [&lt;expression&gt; [* "," &lt;expression&gt;]] ")"</text:p>
      <text:p text:style-name="P384"><text:span text:style-name="T1">assignment</text:span> ::= &lt;var_path&gt; &lt;assign_symbol&gt; &lt;expression&gt;</text:p>
      <text:p text:style-name="P384"><text:span text:style-name="T1">var_path</text:span> ::= &lt;var_ref&gt; [* "." &lt;var_ref&gt;]</text:p>
      <text:p text:style-name="P384"><text:span text:style-name="T1">var_ref</text:span> ::= #id [* "[" &lt;expression&gt; "]"]</text:p>
      <text:p text:style-name="P384"><text:span text:style-name="T1">assign_symbol</text:span> ::= (":=" | "+=" | "-=" | "*=" | "/=" | "\=" | "%=" | "^=" | "&amp;=" | "|=" | "~=")</text:p>
      <text:p text:style-name="P384"><text:span text:style-name="T1">expression</text:span> ::= &lt;operand&gt; [* &lt;binary_operation&gt; &lt;operand&gt;]</text:p>
      <text:p text:style-name="P384"><text:span text:style-name="T1">unary_operation</text:span> ::= ("-" | "!")</text:p>
      <text:p text:style-name="P384"><text:span text:style-name="T1">binary_operation</text:span> ::= ("+" | "++" | "-" | "*" | "/" | "\" | "%" | "^" | "=" | "&lt;&gt;" | "&gt;" | "&lt;" | "&gt;=" | "&lt;=" | "&amp;&amp;" | "||" | "~<text:span text:style-name="T755">~</text:span>" | "&amp;" | "|" | "~")</text:p>
      <text:p text:style-name="P384"><text:span text:style-name="T1">operand</text:span> ::= [&lt;unary_operation&gt;] (&lt;literal&gt; | &lt;typecast&gt; | &lt;call&gt; | &lt;var_path&gt; | &lt;exists&gt; | "(" &lt;expression&gt; ")")</text:p>
      <text:p text:style-name="P384"><text:span text:style-name="T1">literal</text:span> ::= (#char | #string | #integer | #float | #moment | `да` | `нет` <text:span text:style-name="T666">| `пусто`</text:span>)</text:p>
      <text:p text:style-name="P384"><text:span text:style-name="T1">exists</text:span> ::= (`есть` "(" &lt;var_path&gt; ")" | `нету` "(" &lt;var_path&gt; ")")</text:p>
      <text:p text:style-name="P384"><text:span text:style-name="T1">compound</text:span> ::= `начало` &lt;statements&gt; [`исключение` &lt;except_block&gt;] [`напоследок` &lt;statements&gt;] `окончание`</text:p>
      <text:p text:style-name="P384"><text:soft-page-break/><text:span text:style-name="T1">except_block</text:span> ::= (&lt;except_else&gt; | &lt;except_handler&gt; [* &lt;except_handler&gt;] [&lt;except_else&gt;] | &lt;statements&gt;)</text:p>
      <text:p text:style-name="P384"><text:span text:style-name="T1">except_handler</text:span> ::= `когда` (#id ":" #id | #id [* "," #id]) `тогда` &lt;statement&gt; ";"</text:p>
      <text:p text:style-name="P384"><text:span text:style-name="T1">except_else</text:span> ::= `когда` `любое` `тогда` &lt;statement&gt; ";"</text:p>
      <text:p text:style-name="P384"><text:span text:style-name="T1">control_structure</text:span> ::= (&lt;if&gt; | &lt;for&gt; | &lt;for_each&gt; | &lt;while&gt; | &lt;repeat&gt; | &lt;case&gt;)</text:p>
      <text:p text:style-name="P384"><text:span text:style-name="T1">if</text:span> ::= `если` &lt;expression&gt; `то` &lt;statement&gt; [`иначе` &lt;statement&gt;]</text:p>
      <text:p text:style-name="P384"><text:span text:style-name="T1">for</text:span> ::= `для` #id `от` &lt;expression&gt; `до` &lt;expression&gt; [`обратный`] `цикл` &lt;statement&gt;</text:p>
      <text:p text:style-name="P384"><text:span text:style-name="T1">for_each</text:span> ::= `для` `каждого` #id `из` &lt;var_path&gt; <text:span text:style-name="T946">[`от` &lt;expression&gt;] </text:span>[`обратный`] `цикл` &lt;statement&gt;</text:p>
      <text:p text:style-name="P384"><text:span text:style-name="T1">while</text:span> ::= `пока` &lt;expression&gt; `цикл` &lt;statement&gt;</text:p>
      <text:p text:style-name="P384"><text:span text:style-name="T1">repeat</text:span> ::= `цикл` &lt;statement&gt; `пока` &lt;expression&gt;</text:p>
      <text:p text:style-name="P384"><text:span text:style-name="T1">case</text:span> ::= `выбор` &lt;expression&gt; `из` &lt;case_body&gt; `окончание`</text:p>
      <text:p text:style-name="P384"><text:span text:style-name="T1">case_body</text:span> ::= &lt;case_item&gt; [* &lt;case_item&gt;] [&lt;case_else&gt;]</text:p>
      <text:p text:style-name="P384"><text:span text:style-name="T1">case_item</text:span> ::= &lt;expression&gt; [* "," &lt;expression&gt;] ":" &lt;statement&gt; ";"</text:p>
      <text:p text:style-name="P384"><text:span text:style-name="T1">case_else</text:span> ::= `иначе` &lt;statement&gt; ";"</text:p>
      <text:h text:style-name="P497" text:outline-level="2">Структура <text:span text:style-name="T1055">исходного кода</text:span></text:h>
      <text:p text:style-name="P385">Программа на языке Клаус, а также любая подпрограмма — процедура или функция — состоит из заголовка, <text:span text:style-name="T1105">раздела</text:span> определений и составного блока инструкций, представляющего собой тело программы или подпрограммы.</text:p>
      <text:h text:style-name="P504" text:outline-level="3">Определение программы</text:h>
      <text:p text:style-name="P386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8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48">массив строк</text:span></text:span><text:span text:style-name="T1048">.</text:span></text:p>
      <text:p text:style-name="P386"><text:span text:style-name="T1058">З</text:span><text:span text:style-name="T1049">аголов</text:span><text:span text:style-name="T1058">ок</text:span><text:span text:style-name="T1049"> программы завершается знаком «</text:span><text:span text:style-name="Source_20_Text"><text:span text:style-name="T1049">;</text:span></text:span><text:span text:style-name="T1049">».</text:span></text:p>
      <text:p text:style-name="P416">программа <text:span text:style-name="T1081">Пустая</text:span>;<text:line-break/><text:span text:style-name="T1050">начало<text:line-break/> <text:s text:c="3"/>ничего;<text:line-break/>окончание.</text:span></text:p>
      <text:p text:style-name="P416"/>
      <text:p text:style-name="P417">программа МояВтораяПрограмма(вх арг: массив строк);<text:line-break/>переменная<text:line-break/> <text:s text:c="3"/>и: целое;<text:line-break/>начало<text:line-break/><text:soft-page-break/> <text:s text:c="3"/>для каждого и из арг цикл<text:line-break/> <text:s text:c="7"/>вывести(арг[и] <text:span text:style-name="T1054">++ " "</text:span>);<text:line-break/>окончание.</text:p>
      <text:p text:style-name="P389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3">объявленным</text:span> выше него по тексту исходного кода.</text:p>
      <text:p text:style-name="P389">Тело программы <text:span text:style-name="T1052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0">После окончания тела программы должен следовать знак «<text:span text:style-name="Source_20_Text">.</text:span>».</text:p>
      <text:h text:style-name="Heading_20_3" text:outline-level="3"><text:span text:style-name="T1056">Определение</text:span> подпрограмм<text:span text:style-name="T1080">ы</text:span></text:h>
      <text:p text:style-name="P391">В языке Клаус существует две разновидности подпрограмм: процедуры и функции. Они полностью идентичны во всём, за <text:span text:style-name="T1060">тем </text:span>исключением, что функция возвращает значение, а процедура <text:span text:style-name="T1082">не возвращает</text:span>.</text:p>
      <text:p text:style-name="P392">Подпрограммы могут быть определены в <text:span text:style-name="T1106">разделе</text:span> определений основной программы, либо <text:span text:style-name="T1183">в разделах определений</text:span> других подпрограмм с произвольным уровнем вложенности.</text:p>
      <text:p text:style-name="P393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3">Далее <text:span text:style-name="T1063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061">пустые </text:span>скобки не допускаются в заголовке, <text:span text:style-name="T1062">хотя</text:span> обязательны при вызове.</text:p>
      <text:p text:style-name="P394">Затем, только <text:span text:style-name="T1076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7">Безымянное определение типа данных в этом случае не допускается.</text:span></text:p>
      <text:p text:style-name="P395">Заголовок подпрограммы <text:span text:style-name="T1059">завершается знаком «</text:span><text:span text:style-name="Source_20_Text"><text:span text:style-name="T1059">;</text:span></text:span><text:span text:style-name="T1059">».</text:span></text:p>
      <text:p text:style-name="P396"><text:span text:style-name="T1107">Раздел</text:span> определений подпрограммы и её тело <text:span text:style-name="T1108">устроены так же</text:span>, <text:span text:style-name="T1108">как</text:span> <text:span text:style-name="T1108">у</text:span> основной программы. После окончания тела подпрограммы должен следовать знак «<text:span text:style-name="Source_20_Text">;</text:span>».</text:p>
      <text:h text:style-name="Heading_20_4" text:outline-level="4">Параметры подпрограмм</text:h>
      <text:p text:style-name="P397">В Клаусе определено три режима передачи параметров в подпрограммы: входные, выходные и проходные параметры.</text:p>
      <text:p text:style-name="P398">Значение входного параметра непосредственно переда<text:span text:style-name="T1067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64">им</text:span> было перед вызовом.</text:p>
      <text:p text:style-name="P398">В качестве входных параметров можно указывать переменные, константы, буквальные значения и выражения, включая вызовы функций.</text:p>
      <text:p text:style-name="P399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65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0">Различие между выходными и проходными параметрами состоит в том, что значения проходных параметров передаются в подпрограмму <text:span text:style-name="T1066">без изменений</text:span>, а значения выходных обнуляются перед вызовом подпрограммы.</text:p>
      <text:p text:style-name="P401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8">Ключевое слово </text:span><text:span text:style-name="Source_20_Text"><text:span text:style-name="T1068">вх</text:span></text:span><text:span text:style-name="T1068"> можно опустить, в таком случае параметр будет считаться входным.</text:span></text:p>
      <text:p text:style-name="P402"><text:soft-page-break/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7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3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5">данных</text:span>. Безымянные определения типов в данном случае не допускаются. Единственным исключением из этого правила является <text:span text:style-name="T1074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Heading_20_4" text:outline-level="4">Примеры</text:h>
      <text:p text:style-name="Исходный_20_код">процедура пустая;<text:line-break/><text:span text:style-name="T1069">начало<text:line-break/> <text:s text:c="3"/>ничего;<text:line-break/>окончание;</text:span></text:p>
      <text:p text:style-name="Исходный_20_код"/>
      <text:p text:style-name="P418">функция синус(х: дробное): дробное;<text:line-break/>начало<text:line-break/> <text:s text:c="3"/>вернуть sin(х);<text:line-break/>окончание;</text:p>
      <text:p text:style-name="P419"><text:line-break/><text:span text:style-name="T1071">функция </text:span><text:span text:style-name="T1079">к</text:span><text:span text:style-name="T1071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9"/>
      <text:p text:style-name="P419"><text:span text:style-name="T1070">тип тТочка = структура<text:line-break/> <text:s text:c="3"/></text:span><text:span text:style-name="T1072">х</text:span><text:span text:style-name="T1070">, </text:span><text:span text:style-name="T1072">у</text:span><text:span text:style-name="T1070">: целое;<text:line-break/>конец;<text:line-break/><text:line-break/>функция точка(</text:span><text:span text:style-name="T1072">х</text:span><text:span text:style-name="T1070">, </text:span><text:span text:style-name="T1072">у</text:span><text:span text:style-name="T1070">: целое): тТочка;<text:line-break/>переменная<text:line-break/> <text:s text:c="3"/>т: тТочка;<text:line-break/>начало<text:line-break/> <text:s text:c="3"/>т.</text:span><text:span text:style-name="T1072">х</text:span><text:span text:style-name="T1070"> := </text:span><text:span text:style-name="T1073">х</text:span><text:span text:style-name="T1070">;<text:line-break/> <text:s text:c="3"/>т.</text:span><text:span text:style-name="T1073">у</text:span><text:span text:style-name="T1070"> := </text:span><text:span text:style-name="T1072">у</text:span><text:span text:style-name="T1070">;<text:line-break/> <text:s text:c="3"/>вернуть т;<text:line-break/>окончание;</text:span></text:p>
      <text:p text:style-name="P418"/>
      <text:p text:style-name="Исходный_20_код"><text:span text:style-name="T1078">процедура</text:span><text:span text:style-name="T1070"> </text:span><text:span text:style-name="T1078">подвинуть</text:span><text:span text:style-name="T1070">(</text:span><text:span text:style-name="T1078">вв т: тТочка; </text:span><text:span text:style-name="T1083">вх </text:span><text:span text:style-name="T1078">д</text:span><text:span text:style-name="T1072">х</text:span><text:span text:style-name="T1070">, </text:span><text:span text:style-name="T1078">д</text:span><text:span text:style-name="T1072">у</text:span><text:span text:style-name="T1070">: целое);<text:line-break/>начало<text:line-break/> <text:s text:c="3"/>т.</text:span><text:span text:style-name="T1072">х</text:span><text:span text:style-name="T1070"> </text:span><text:span text:style-name="T1078">+</text:span><text:span text:style-name="T1070">= </text:span><text:span text:style-name="T1078">д</text:span><text:span text:style-name="T1073">х</text:span><text:span text:style-name="T1070">;<text:line-break/> <text:s text:c="3"/>т.</text:span><text:span text:style-name="T1073">у</text:span><text:span text:style-name="T1070"> </text:span><text:span text:style-name="T1078">+</text:span><text:span text:style-name="T1070">= </text:span><text:span text:style-name="T1078">д</text:span><text:span text:style-name="T1072">у</text:span><text:span text:style-name="T1070">;<text:line-break/>окончание;</text:span></text:p>
      <text:h text:style-name="Heading_20_3" text:outline-level="3">Области видимости</text:h>
      <text:p text:style-name="P404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103">имена</text:span> должны быть уникальны — т. е., ни одно имя не может совпадать с другим именем, объявленным в той же области видимости. <text:span text:style-name="T1084">Регистр букв в именах </text:span><text:span text:style-name="T1087">не учитывается — </text:span><text:span text:style-name="T1084">т. е., </text:span><text:span text:style-name="T1097">слова</text:span><text:span text:style-name="T1084"> </text:span><text:span text:style-name="Source_20_Text"><text:span text:style-name="T1084">имя</text:span></text:span><text:span text:style-name="T1084">, </text:span><text:span text:style-name="Source_20_Text"><text:span text:style-name="T1084">ИМЯ</text:span></text:span><text:span text:style-name="T1084"> и </text:span><text:span text:style-name="Source_20_Text"><text:span text:style-name="T1084">Имя</text:span></text:span><text:span text:style-name="T1084"> считаются совпадающими.</text:span></text:p>
      <text:p text:style-name="P407">Область видимости подпрограммы является вложенной по отношению к основной программе или <text:span text:style-name="T1093">к </text:span>объемлющей подпрограмме, в которой она определена. <text:span text:style-name="T1085">Имена, объявленные во вложенной области видимости, могут совпадать с именами, объявленными в объемлющ</text:span><text:span text:style-name="T1086">их</text:span><text:span text:style-name="T1085"> област</text:span><text:span text:style-name="T1086">ях</text:span><text:span text:style-name="T1085"> видимости, </text:span><text:span text:style-name="T1086">но не друг с другом</text:span><text:span text:style-name="T1085">.</text:span></text:p>
      <text:p text:style-name="P408">К области видимости основной программы относятся:</text:p>
      <text:list xml:id="list1377481385" text:style-name="L6">
        <text:list-item>
          <text:p text:style-name="P600"><text:soft-page-break/>Имя программы;</text:p>
        </text:list-item>
        <text:list-item>
          <text:p text:style-name="P600">Имя входного параметра программы, если он объявлен;</text:p>
        </text:list-item>
        <text:list-item>
          <text:p text:style-name="P600">Все имена, объявленные в области определений программы.</text:p>
        </text:list-item>
      </text:list>
      <text:p text:style-name="P409"><text:span text:style-name="T1090">По аналогии</text:span>, к области видимости подпрограммы относятся имя подпрограммы, имена её параметров и вс<text:span text:style-name="T1087">е</text:span> локально объявленные имена.</text:p>
      <text:p text:style-name="P409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9">С</text:span><text:span text:style-name="T1088">ледовательно, имя подпрограммы должно быть уникально в обеих </text:span><text:span text:style-name="T1100">этих </text:span><text:span text:style-name="T1088">областях.</text:span></text:p>
      <text:p text:style-name="P411">При обращении к идентификатору в исходном <text:span text:style-name="T1096">коде</text:span> программы <text:span text:style-name="T1101">имя разрешается по следующим правилам</text:span>:</text:p>
      <text:list xml:id="list565906465" text:style-name="L7">
        <text:list-item>
          <text:p text:style-name="P601"><text:span text:style-name="T1101">Выполняется п</text:span><text:span text:style-name="T1094">оиск </text:span><text:span text:style-name="T1109">имени</text:span><text:span text:style-name="T1094"> в локальной области видимости, </text:span><text:span text:style-name="T1109">среди тех имён, что объявлены выше по тексту исходного кода</text:span><text:span text:style-name="T1094">;</text:span></text:p>
        </text:list-item>
        <text:list-item>
          <text:p text:style-name="P602">Если имя не найдено, <text:span text:style-name="T1101">то</text:span> <text:span text:style-name="T1101">выполняется </text:span>поиск <text:span text:style-name="T1109">выше по тексту </text:span>в<text:span text:style-name="T1102">о всех</text:span> объемлющих областях видимости, по порядку <text:span text:style-name="T1095">изнутри наружу</text:span>;</text:p>
        </text:list-item>
      </text:list>
      <text:p text:style-name="P420">Иными слова<text:span text:style-name="T1098">ми</text:span>, <text:span text:style-name="T1099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104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21">Имена, объявленные во вложенных областях видимости, никогда не видны из объемлющих областей.</text:p>
      <text:p text:style-name="P410">В настоящей версии языка определена <text:span text:style-name="T1091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92">объявлены</text:span> типы, константы, переменные, исключения и подпрограммы стандартной библиотеки языка.</text:p>
      <text:h text:style-name="P498" text:outline-level="2">Определения</text:h>
      <text:p text:style-name="P430">Глобальные определения типов <text:span text:style-name="T1148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48">в теле основной программы, а также во всех вложенных областях видимости — </text:span><text:span text:style-name="T1171">в </text:span><text:span text:style-name="T1148">процедурах и функциях, — если не перекрыты в них локальными определениями.</text:span></text:p>
      <text:p text:style-name="P431">Любая подпрограмма имеет собственный раздел определений <text:span text:style-name="T1174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31">Во всех случаях <text:span text:style-name="T1172">видны только</text:span> те определения, которые были даны выше по тексту исходного кода. <text:span text:style-name="T1173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49">тип мойТип = массив целых;<text:line-break/>константа Пи = 3.1415926;<text:line-break/></text:span><text:span text:style-name="T1150">переменная мт: мойТип;<text:line-break/>начало<text:line-break/> <text:s text:c="3"/>ничего;<text:line-break/>окончание.</text:span></text:p>
      <text:h text:style-name="Heading_20_3" text:outline-level="3"><text:span text:style-name="T1155">Определения</text:span> типов</text:h>
      <text:p text:style-name="P435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<text:soft-page-break/>Таких секций в разделе определений может быть сколько угодно, они могут быть расположены подряд или вперемежку с другими секциями <text:span text:style-name="T1182">и подпрограммами</text:span>.</text:p>
      <text:p text:style-name="P432">Объявление типа начинается с идентификатора, за которым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51">После каждого определения должен следовать знак «</text:span><text:span text:style-name="Source_20_Text"><text:span text:style-name="T1151">;</text:span></text:span><text:span text:style-name="T1151">». </text:span></text:p>
      <text:p text:style-name="P432">Синтаксис определений составных типов <text:span text:style-name="T1152">подробно </text:span>описан в разделе <text:span text:style-name="T1">Типы данных</text:span>.</text:p>
      <text:p text:style-name="Исходный_20_код">программа Пример;<text:line-break/><text:span text:style-name="T1151">типы<text:line-break/> <text:s text:c="3"/>тЦЧ = целое;<text:line-break/> <text:s text:c="3"/>тЦЧ2 = тЦЧ;<text:line-break/> <text:s text:c="3"/>тМЦЧ = массив целых;<text:line-break/> <text:s text:c="3"/>тМСтр = массив структур<text:line-break/> <text:s text:c="7"/></text:span><text:span text:style-name="T1153">п1, п2: целое;<text:line-break/> <text:s text:c="7"/>п3: строка;</text:span><text:span text:style-name="T1151"><text:line-break/> <text:s text:c="3"/>окончание;<text:line-break/>начало<text:line-break/> <text:s text:c="3"/></text:span><text:span text:style-name="T1154">ничего;</text:span><text:span text:style-name="T1151"><text:line-break/>окончание.</text:span></text:p>
      <text:p text:style-name="P436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6">Параметры исключений могут иметь только простой тип, обозначаемый ключевым словом языка.</text:span></text:p>
      <text:p text:style-name="P437">Объявлени<text:span text:style-name="T1158">е</text:span> типов, имеющих различные имена, но <text:span text:style-name="T1157">эквивалентные</text:span> определения, зачастую использу<text:span text:style-name="T1158">е</text:span>тся для улучшения читаемости исходного кода <text:span text:style-name="T1159">п</text:span>рограммы.</text:p>
      <text:h text:style-name="Heading_20_3" text:outline-level="3">Определения констант</text:h>
      <text:p text:style-name="P438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42">Константы составных типов недопустимы в нынешней версии языка.</text:p>
      <text:p text:style-name="P435">Секция определений <text:span text:style-name="T1160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60">констант</text:span></text:span><text:span text:style-name="Source_20_Text"><text:span text:style-name="T1164">а</text:span></text:span> или <text:span text:style-name="Source_20_Text"><text:span text:style-name="T1160">константы</text:span></text:span>, за которым следует одно или несколько объявлений <text:span text:style-name="T1160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2">и подпрограммами</text:span>.</text:p>
      <text:p text:style-name="P433">Объявление <text:span text:style-name="T1161">константы</text:span> начинается с идентификатора, за которым следует знак «<text:span text:style-name="Source_20_Text">=</text:span>», а за ним — <text:span text:style-name="T1161">буквальное значение, имя ранее определённой константы или выражение</text:span>. <text:span text:style-name="T1151">После каждого определения должен следовать знак «</text:span><text:span text:style-name="Source_20_Text"><text:span text:style-name="T1151">;</text:span></text:span><text:span text:style-name="T1151">».</text:span></text:p>
      <text:p text:style-name="P440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65">специально указано как </text:span>дробн<text:span text:style-name="T1165">ое</text:span>: <text:span text:style-name="Source_20_Text">1.0</text:span> или <text:span text:style-name="Source_20_Text">1э0</text:span>.</text:p>
      <text:p text:style-name="P441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62">Обращени</text:span><text:span text:style-name="T1163">я</text:span><text:span text:style-name="T1162"> к переменным и вызовы функций в таком выражении недопустимы.</text:span></text:p>
      <text:p text:style-name="Исходный_20_код">программа Пример;<text:line-break/><text:span text:style-name="T1165">константы<text:line-break/> <text:s text:c="3"/></text:span><text:span text:style-name="T1168">целыйН</text:span><text:span text:style-name="T1165">уль = 0;<text:line-break/> <text:s text:c="3"/>дробныйНуль = 0.0;<text:line-break/></text:span><text:soft-page-break/><text:span text:style-name="T1165"> <text:s text:c="3"/>не</text:span><text:span text:style-name="T1169">Ч</text:span><text:span text:style-name="T1165">исло = 0 / 0;<text:line-break/> <text:s text:c="3"/>бесконечность = 1 / 0;<text:line-break/> <text:s text:c="3"/></text:span><text:span text:style-name="T1167">Пи = 3.1415926;<text:line-break/> <text:s text:c="3"/>прямойУгол = Пи / </text:span><text:span text:style-name="T1170">2</text:span><text:span text:style-name="T1167">;</text:span><text:line-break/><text:span text:style-name="T1165">начало<text:line-break/> <text:s text:c="3"/>ничего;<text:line-break/>окончание.</text:span></text:p>
      <text:h text:style-name="P505" text:outline-level="3">Определения <text:span text:style-name="T1175">переменных</text:span></text:h>
      <text:p text:style-name="P439"><text:span text:style-name="T1175">Переменная</text:span> представляет собой именованное значение простого <text:span text:style-name="T1175">или составного </text:span>типа, которое может меняться в процессе выполнения программы. <text:span text:style-name="T1175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75">.</text:span></text:p>
      <text:p text:style-name="P443"><text:span text:style-name="T1176">Для переменных составных типов начальное значение </text:span><text:span text:style-name="T1184">не может быть указано</text:span>.</text:p>
      <text:p text:style-name="P434">Секция определений <text:span text:style-name="T1177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7">переменная</text:span></text:span> или <text:span text:style-name="Source_20_Text"><text:span text:style-name="T1177">переменные</text:span></text:span>, за которым следует одно или несколько объявлений <text:span text:style-name="T1178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2">и подпрограммами</text:span>.</text:p>
      <text:p text:style-name="P434"><text:span text:style-name="T1180">Объявление</text:span> <text:span text:style-name="T1179">переменной</text:span> начинается с идентификатора <text:span text:style-name="T1179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79">определение типа переменной</text:span>. <text:span text:style-name="T1179">После этого, если переменная имеет простой тип, может быть указан знак «</text:span><text:span text:style-name="Source_20_Text"><text:span text:style-name="T1179">=</text:span></text:span><text:span text:style-name="T1179">» и начальное значение.</text:span> <text:span text:style-name="T1179">К</text:span><text:span text:style-name="T1151">аждо</text:span><text:span text:style-name="T1179">е</text:span><text:span text:style-name="T1151"> </text:span><text:span text:style-name="T1185">объявление</text:span><text:span text:style-name="T1151"> </text:span><text:span text:style-name="T1179">завершается знаком</text:span><text:span text:style-name="T1151"> «</text:span><text:span text:style-name="Source_20_Text"><text:span text:style-name="T1151">;</text:span></text:span><text:span text:style-name="T1151">».</text:span></text:p>
      <text:p text:style-name="P444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4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80">одновременно</text:span> объявляются несколько переменных <text:span text:style-name="T1181">через запятую</text:span>, то все они получат одинаковые начальные значения.</text:p>
      <text:p text:style-name="P445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96">разделе определений </text:span>той подпрограмм<text:span text:style-name="T1196">ы</text:span>, которая содержит <text:span text:style-name="T1198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87">и уничтожается при выходе из неё</text:span>. Это приводит к тому, что обращение к переменной <text:span text:style-name="T1186">вне </text:span><text:span text:style-name="T1188">тела</text:span><text:span text:style-name="T1186"> инструкции перехвата не приводит к синтаксической ошибке </text:span><text:span text:style-name="T1187">при компиляции</text:span><text:span text:style-name="T1186">, но </text:span><text:span text:style-name="T1197">приводит к</text:span><text:span text:style-name="T1189"> </text:span><text:span text:style-name="T1199">возникновению </text:span><text:span text:style-name="T1189">исключени</text:span><text:span text:style-name="T1199">я</text:span><text:span text:style-name="T1189"> </text:span><text:span text:style-name="Source_20_Text"><text:span text:style-name="T1189">ОшибкаВыполнения</text:span></text:span><text:span text:style-name="T1186"> при выполнении программы. Возможно, в следующих версиях языка такое некорректное поведение будет исправлено.</text:span></text:p>
      <text:p text:style-name="P653">программа Пример;<text:line-break/><text:span text:style-name="T1191">тип<text:line-break/> <text:s text:c="3"/></text:span><text:span text:style-name="T1194">к</text:span><text:span text:style-name="T1191">омплексное = структура<text:line-break/> <text:s text:c="7"/>д: дробное;<text:line-break/> <text:s text:c="7"/>м: дробное;<text:line-break/> <text:s text:c="3"/>окончание;</text:span><text:line-break/><text:span text:style-name="T1190">переменные</text:span><text:span text:style-name="T1165"><text:line-break/> <text:s text:c="3"/></text:span><text:span text:style-name="T1190">стр: строка</text:span><text:span text:style-name="T1165"> = "</text:span><text:span text:style-name="T1190">Новая строка</text:span><text:span text:style-name="T1165">";<text:line-break/> <text:s text:c="3"/></text:span><text:span text:style-name="T1190">н, м: целое = 1</text:span><text:span text:style-name="T1165">;<text:line-break/> <text:s text:c="3"/></text:span><text:span text:style-name="T1192">к</text:span><text:span text:style-name="T1190">: </text:span><text:span text:style-name="T1194">к</text:span><text:span text:style-name="T1192">омплексное</text:span><text:span text:style-name="T1165">;<text:line-break/> <text:s text:c="3"/></text:span><text:span text:style-name="T1190">точк</text:span><text:span text:style-name="T1193">и</text:span><text:span text:style-name="T1190">: </text:span><text:span text:style-name="T1193">словарь </text:span><text:span text:style-name="T1190">структур<text:line-break/> <text:s text:c="7"/>х, у: дробное;<text:line-break/> <text:s text:c="3"/>окончание </text:span><text:span text:style-name="T1193">ключ </text:span><text:span text:style-name="T1195">строка</text:span><text:span text:style-name="T1167">;</text:span><text:line-break/><text:soft-page-break/><text:span text:style-name="T1165">начало<text:line-break/> <text:s text:c="3"/>ничего;<text:line-break/>окончание.</text:span></text:p>
      <text:h text:style-name="P517" text:outline-level="3">Определения исключений</text:h>
      <text:p text:style-name="P642"><text:span text:style-name="T1353">Всплывающее и</text:span>сключение представляет собой специальн<text:span text:style-name="T1362">ый</text:span> <text:span text:style-name="T1362">именованный объект</text:span>, котор<text:span text:style-name="T1362">ый</text:span> <text:span text:style-name="T1362">создаётся</text:span> для того, чтобы прервать последовательность выполнения программы в случае возникновения нештатн<text:span text:style-name="T1354">ой</text:span> ситуаци<text:span text:style-name="T1354">и</text:span> и задействовать средства обработки ошибок.</text:p>
      <text:p text:style-name="P643">Секция определений <text:span text:style-name="T1355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55">исключение</text:span></text:span> или <text:span text:style-name="Source_20_Text"><text:span text:style-name="T1355">исключения</text:span></text:span>, за которым следует одно или несколько объявлений <text:span text:style-name="T1356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2">и подпрограммами</text:span>.</text:p>
      <text:p text:style-name="P643"><text:span text:style-name="T1180">Объявление</text:span> <text:span text:style-name="T1357">исключения</text:span> начинается с идентификатора. <text:span text:style-name="T1358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58">сообщение</text:span></text:span><text:span text:style-name="T1358">, а за ним текст сообщения об ошибке — буквальное значение или выражение строкового типа.</text:span> <text:span text:style-name="T1179">К</text:span><text:span text:style-name="T1151">аждо</text:span><text:span text:style-name="T1179">е</text:span><text:span text:style-name="T1151"> </text:span><text:span text:style-name="T1185">объявление</text:span><text:span text:style-name="T1151"> </text:span><text:span text:style-name="T1179">завершается знаком</text:span><text:span text:style-name="T1151"> «</text:span><text:span text:style-name="Source_20_Text"><text:span text:style-name="T1151">;</text:span></text:span><text:span text:style-name="T1151">».</text:span></text:p>
      <text:p text:style-name="P654">программа Пример;<text:line-break/><text:span text:style-name="T1359">исключения<text:line-break/> <text:s text:c="3"/>Ош</text:span><text:span text:style-name="T1360">ибка</text:span><text:span text:style-name="T1359">1;<text:line-break/> <text:s text:c="3"/>Ош</text:span><text:span text:style-name="T1360">ибка</text:span><text:span text:style-name="T1359">2 сообщение "Вторая ошибка";</text:span></text:p>
      <text:p text:style-name="P654"><text:span text:style-name="T1359"><text:s text:c="4"/>Ош</text:span><text:span text:style-name="T1360">ибкаВТексте</text:span><text:span text:style-name="T1359">(</text:span><text:span text:style-name="T1360">стр, симв</text:span><text:span text:style-name="T1359">: целое; </text:span><text:span text:style-name="T1360">чтоНеТак</text:span><text:span text:style-name="T1359">: строка)<text:line-break/> <text:s text:c="7"/>сообщение "</text:span><text:span text:style-name="T1360">Ошибка в строке %(стр), символ %(симв). %(чтоНеТак)</text:span><text:span text:style-name="T1359">";<text:line-break/>начало<text:line-break/> <text:s text:c="3"/></text:span><text:span text:style-name="T1361">ошибка ОшибкаВТексте(5, 10, "Пропущена запятая.");</text:span><text:span text:style-name="T1359"><text:line-break/>окончание.</text:span></text:p>
      <text:p text:style-name="P644">Параметры исключений объявляются по тем же правилам, что и параметры подпрограмм, с двумя оговорками:</text:p>
      <text:list xml:id="list1171819802" text:style-name="L21">
        <text:list-item>
          <text:p text:style-name="P645">они могут быть только простых типов;</text:p>
        </text:list-item>
        <text:list-item>
          <text:p text:style-name="P645">они могут быть только входными.</text:p>
        </text:list-item>
      </text:list>
      <text:p text:style-name="P644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644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499" text:outline-level="2">Типы данных</text:h>
      <text:h text:style-name="Heading_20_3" text:outline-level="3">Простые типы</text:h>
      <text:h text:style-name="Heading_20_4" text:outline-level="4">Символ</text:h>
      <text:p text:style-name="P117">Переменная символьного типа содержит кодпойнт Юникод в формате 32-битного целого числа баз знака. <text:span text:style-name="T355">Нулевые значения допускаются.</text:span></text:p>
      <text:h text:style-name="P568" text:outline-level="5">Синтаксис</text:h>
      <text:p text:style-name="Исходный_20_код">переменн<text:span text:style-name="T653">ые</text:span><text:line-break/> <text:s text:c="3"/>п1: символ;<text:line-break/> <text:s text:c="3"/>п2: массив символов;</text:p>
      <text:p text:style-name="Text_20_body"><text:soft-page-break/>Ключевые слова <text:span text:style-name="Source_20_Text"><text:span text:style-name="T800">символ</text:span></text:span> и <text:span text:style-name="Source_20_Text"><text:span text:style-name="T800">символов</text:span></text:span> полностью эквивалентны и взаимозаменяемы.</text:p>
      <text:h text:style-name="Heading_20_5" text:outline-level="5">Формат литерала</text:h>
      <text:p text:style-name="Исходный_20_код">'X' <text:s text:c="2"/>// <text:span text:style-name="T353">символ в кодировке UTF-8, заключённый в одиночные апострофы</text:span></text:p>
      <text:p text:style-name="P151">№<text:span text:style-name="T425">2</text:span><text:span text:style-name="T640">A</text:span><text:span text:style-name="T425"> <text:s/></text:span><text:s/>// код символа в формате 16-ричного целого числа</text:p>
      <text:p text:style-name="P151">#<text:span text:style-name="T639">2</text:span><text:span text:style-name="T640">A </text:span><text:span text:style-name="T426"><text:s/></text:span><text:s/>// код символа в формате 16-ричного целого числа</text:p>
      <text:h text:style-name="Heading_20_5" text:outline-level="5"><text:span text:style-name="T4">Н</text:span><text:span text:style-name="T1">ачальное значение</text:span></text:h>
      <text:p text:style-name="P118"><text:span text:style-name="T422">Си</text:span><text:span text:style-name="T368">мвол с нулевым кодом.</text:span></text:p>
      <text:h text:style-name="Heading_20_5" text:outline-level="5">Преобразование типов</text:h>
      <text:p text:style-name="P119">При приведении к целочисленному типу возвращает <text:span text:style-name="T473">численное значение</text:span> код<text:span text:style-name="T473">а</text:span> символа.</text:p>
      <text:p text:style-name="P119">При приведении к строке возвращает строку, <text:span text:style-name="T354">содержащую один символ в кодировке UTF-8, за исключением нулевого значения, которое приводится к пустой строке.</text:span></text:p>
      <text:h text:style-name="Heading_20_4" text:outline-level="4">Строка</text:h>
      <text:p text:style-name="P262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569" text:outline-level="5">Синтаксис</text:h>
      <text:p text:style-name="P264">переменн<text:span text:style-name="T653">ые</text:span><text:line-break/> <text:s text:c="3"/>п1: <text:span text:style-name="T655">строка</text:span>;<text:line-break/> <text:s text:c="3"/>п2: массив <text:span text:style-name="T655">строк</text:span>;</text:p>
      <text:p text:style-name="P263"><text:span text:style-name="T654">Ключевые слова </text:span><text:span text:style-name="Source_20_Text"><text:span text:style-name="T803">строка</text:span></text:span><text:span text:style-name="T654"> и </text:span><text:span text:style-name="Source_20_Text"><text:span text:style-name="T803">строк</text:span></text:span><text:span text:style-name="T654"> полностью эквивалентны и взаимозаменяемы.</text:span></text:p>
      <text:h text:style-name="Heading_20_5" text:outline-level="5">Формат литерала</text:h>
      <text:p text:style-name="P153">"" <text:s text:c="14"/>// <text:span text:style-name="T361">пустая строка</text:span></text:p>
      <text:p text:style-name="P153">"123абв" <text:s text:c="8"/>// <text:span text:style-name="T362">последовательность </text:span>символ<text:span text:style-name="T362">ов</text:span>, заключённ<text:span text:style-name="T356">ая</text:span> в кавычки</text:p>
      <text:p text:style-name="P152">"123""абв" <text:s text:c="6"/>// <text:span text:style-name="T357">для добавления в строку символа " его нужно удвоить</text:span></text:p>
      <text:p text:style-name="P246"><text:span text:style-name="T358">""#41</text:span>№20№<text:span text:style-name="T358">42#0A <text:s text:c="2"/>// последовательность </text:span><text:span text:style-name="T360">16-ричных </text:span><text:span text:style-name="T359">кодов символов </text:span><text:span text:style-name="T641">с кавычками в начале</text:span></text:p>
      <text:p text:style-name="P246">"<text:span text:style-name="T360">123</text:span>"<text:span text:style-name="T642">#</text:span><text:span text:style-name="T360">20"абв"№0А // </text:span><text:span text:style-name="T363">символы в кавычках и коды можно комбинировать</text:span></text:p>
      <text:h text:style-name="Heading_20_5" text:outline-level="5"><text:span text:style-name="T1">Начальное </text:span><text:span text:style-name="T3">з</text:span><text:span text:style-name="T1">начение</text:span></text:h>
      <text:p text:style-name="P120"><text:span text:style-name="T172">П</text:span>устая строка.</text:p>
      <text:h text:style-name="Heading_20_5" text:outline-level="5">Преобразование типов</text:h>
      <text:p text:style-name="P121">При приведении к целому или дробному числу выполняется преобразова<text:span text:style-name="T413">ние из</text:span> текст<text:span text:style-name="T369">ово</text:span><text:span text:style-name="T413">го</text:span><text:span text:style-name="T369"> представлени</text:span><text:span text:style-name="T413">я</text:span> <text:span text:style-name="T370">числа</text:span>, при ошибках возникает исключение <text:span text:style-name="Source_20_Text"><text:span text:style-name="T800">ОшибкаКонвертации</text:span></text:span>.</text:p>
      <text:p text:style-name="P121">При приведении к моменту выполняется преобразова<text:span text:style-name="T414">ние из</text:span> <text:span text:style-name="T364">стандартно</text:span><text:span text:style-name="T414">го</text:span><text:span text:style-name="T364"> </text:span>текстово<text:span text:style-name="T414">го</text:span> представлени<text:span text:style-name="T414">я</text:span> даты и/или времени, при ошибках возникает исключение <text:span text:style-name="Source_20_Text"><text:span text:style-name="T800">ОшибкаКонвертации</text:span></text:span>.</text:p>
      <text:p text:style-name="P122">При приведении к логическому значению <text:span text:style-name="T365">строка должна иметь одно из следующих значений, без учёта регистра:</text:span></text:p>
      <text:p text:style-name="Исходный_20_код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Исходный_20_код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123">Любые значения простых типов приводятся к строковому типу без ошибок.</text:p>
      <text:h text:style-name="Heading_20_4" text:outline-level="4"><text:soft-page-break/>Целое</text:h>
      <text:p text:style-name="P265">Переменная целого типа содержит 64-битное целочисленное значение со знаком.</text:p>
      <text:h text:style-name="P570" text:outline-level="5">Синтаксис</text:h>
      <text:p text:style-name="P280">переменн<text:span text:style-name="T653">ые</text:span><text:line-break/> <text:s text:c="3"/>п1: <text:span text:style-name="T656">целое</text:span>;<text:line-break/> <text:s text:c="3"/>п2: массив <text:span text:style-name="T656">целых</text:span>;</text:p>
      <text:p text:style-name="P266">Ключевые слова <text:span text:style-name="Source_20_Text"><text:span text:style-name="T804">целое</text:span></text:span> и <text:span text:style-name="Source_20_Text"><text:span text:style-name="T804">целых</text:span></text:span> полностью эквивалентны и взаимозаменяемы.</text:p>
      <text:h text:style-name="Heading_20_5" text:outline-level="5"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24">Для отрицательных чисел <text:span text:style-name="T474">применяется</text:span> знак «-» в начале литерала; знак «<text:span text:style-name="T475">+»</text:span> для положительных чисел не допускается. <text:span text:style-name="T371">Регистр символов 16-ричных цифр не учитывается, </text:span><text:span text:style-name="T372">латинские и кириллические </text:span><text:span text:style-name="T373">цифры</text:span><text:span text:style-name="T372"> можно </text:span><text:span text:style-name="T374">смешивать</text:span><text:span text:style-name="T372">.</text:span></text:p>
      <text:h text:style-name="Heading_20_5" text:outline-level="5">Начальное значение</text:h>
      <text:p text:style-name="P116"><text:span text:style-name="T423">Н</text:span>уль.</text:p>
      <text:h text:style-name="P575" text:outline-level="5">Преобразование типов</text:h>
      <text:p text:style-name="P125">Целочисленные значения приводятся к любым простым типам без ошибок, <text:span text:style-name="T677">за исключением типа </text:span><text:span text:style-name="Source_20_Text"><text:span text:style-name="T806">объект</text:span></text:span>.</text:p>
      <text:p text:style-name="P126">При приведении к символьному типу целое число означает кодпо<text:span text:style-name="T985">й</text:span>нт Юникод <text:span text:style-name="T376">(старшие 32 бита при преобразовании отбрасываются)</text:span>.</text:p>
      <text:p text:style-name="P126">При приведении к строке выполняется преобразование к десятичному текстовому представлению числа.</text:p>
      <text:p text:style-name="P126">При приведении к моменту целое число означает количество полных <text:span text:style-name="T375">суток</text:span>, считая от «нулевого» момента.</text:p>
      <text:p text:style-name="P127">При приведении к логическому истинным считается любое значение, отличное от нуля.</text:p>
      <text:h text:style-name="Heading_20_4" text:outline-level="4">Дробное</text:h>
      <text:p text:style-name="P128">Переменная дробного типа содержит 64-битное вещественное значение с двойной точностью.</text:p>
      <text:p text:style-name="P267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8">на</text:span> нуль.</text:p>
      <text:h text:style-name="P571" text:outline-level="5">Синтаксис</text:h>
      <text:p text:style-name="P281">переменн<text:span text:style-name="T653">ые</text:span><text:line-break/> <text:s text:c="3"/>п1: <text:span text:style-name="T657">дробное</text:span>;<text:line-break/> <text:s text:c="3"/>п2: массив <text:span text:style-name="T657">дробных</text:span>;</text:p>
      <text:p text:style-name="P268">Ключевые слова <text:span text:style-name="Source_20_Text"><text:span text:style-name="T805">дробное</text:span></text:span> и <text:span text:style-name="Source_20_Text"><text:span text:style-name="T805">дробных</text:span></text:span> полностью эквивалентны и взаимозаменяемы.</text:p>
      <text:h text:style-name="Heading_20_5" text:outline-level="5">Формат литерала</text:h>
      <text:p text:style-name="Исходный_20_код">-<text:span text:style-name="T377">0123456.789 <text:s text:c="5"/>// представление с десятичной точкой</text:span></text:p>
      <text:p text:style-name="Исходный_20_код">-<text:span text:style-name="T377">0123456.789е+123 // экспоненциальное представление</text:span></text:p>
      <text:p text:style-name="P157"/>
      <text:p text:style-name="P157"><text:soft-page-break/><text:span text:style-name="T419">д1</text:span> := <text:s/>0/0; <text:s text:c="6"/>// <text:span text:style-name="T419">нечисло</text:span></text:p>
      <text:p text:style-name="P158">д2 := <text:s/>1/0; <text:s text:c="6"/>// +бесконечность</text:p>
      <text:p text:style-name="P158">д<text:span text:style-name="T476">3</text:span> := -1/0; <text:s text:c="6"/>// -бесконечность</text:p>
      <text:p text:style-name="P129">В качестве десятичного разделителя всегда используется точка. В качестве <text:span text:style-name="T378">символа экспоненциальной части может использоваться латинская «E» </text:span><text:span text:style-name="T386">и</text:span><text:span text:style-name="T378"> кириллическая «Е» или «Э» в любом регистре. </text:span><text:span text:style-name="T380">Если десятичная точка и экспоненциальная часть отсутствуют, литерал считается целочисленным.</text:span></text:p>
      <text:h text:style-name="Heading_20_5" text:outline-level="5">Начальное значение</text:h>
      <text:p text:style-name="P133"><text:span text:style-name="T173">Н</text:span>уль.</text:p>
      <text:h text:style-name="P576" text:outline-level="5">Преобразование типов</text:h>
      <text:p text:style-name="P130">При приведении к строке число конвертируется в строковое представление в <text:span text:style-name="T379">десятичном или экспоненциальном </text:span>формате, <text:span text:style-name="T384">в зависимости от того, какой из них короче</text:span>. <text:span text:style-name="T477">Для </text:span><text:span text:style-name="T478">небольших</text:span><text:span text:style-name="T477"> чисел, е</text:span><text:span text:style-name="T380">сли дробная часть числа равна нулю, </text:span><text:span text:style-name="T385">полученное </text:span><text:span text:style-name="T381">строковое представление будет целочисленным.</text:span></text:p>
      <text:p text:style-name="P146">При приведении к строке нечисло <text:span text:style-name="T427">преобразуется в</text:span> <text:span text:style-name="T479">текст </text:span>"Nan", а бесконечность — <text:span text:style-name="T428">в</text:span> "+Inf" или "-Inf". <text:span text:style-name="T420">Эти </text:span><text:span text:style-name="T480">строковые</text:span><text:span text:style-name="T421"> </text:span><text:span text:style-name="T420">значения </text:span><text:span text:style-name="T481">(в любом регистре) </text:span><text:span text:style-name="T420">можно использовать для приведения строки к дробному числу, но не в качестве литералов в исходном коде.</text:span></text:p>
      <text:p text:style-name="P131">При приведении <text:span text:style-name="T387">дробного числа </text:span>к целому дробная часть отбрасывается без округления. <text:span text:style-name="T453">Значение </text:span><text:span text:style-name="T807">нечисло</text:span><text:span text:style-name="T453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53">.</text:span></text:p>
      <text:p text:style-name="P132">При приведении к моменту число означает <text:span text:style-name="T383">количество</text:span> суток, считая от «нулевого» момента.</text:p>
      <text:h text:style-name="Heading_20_4" text:outline-level="4">Момент</text:h>
      <text:p text:style-name="P360"><text:span text:style-name="T388">Переменная типа </text:span><text:span text:style-name="Source_20_Text"><text:span text:style-name="T808">момент</text:span></text:span><text:span text:style-name="T388"> содержит значение даты и времени — </text:span><text:span text:style-name="T407">64-битное </text:span><text:span text:style-name="T389">вещественное </text:span><text:span text:style-name="T406">число с двойной точностью</text:span><text:span text:style-name="T389">, означающее </text:span><text:span text:style-name="T388">число суток, прошедшее от «нулевого» момента. </text:span><text:span text:style-name="T395">Целая часть числа соответствует количеств</text:span><text:span text:style-name="T401">у</text:span><text:span text:style-name="T395"> полных суток, а д</text:span><text:span text:style-name="T382">робная — </text:span><text:span text:style-name="T392">суточному </text:span><text:span text:style-name="T382">времени, выраженному в долях суток.</text:span></text:p>
      <text:p text:style-name="P360"><text:span text:style-name="T388">Нулевым моментом считается </text:span><text:span text:style-name="T986">полночь</text:span><text:span text:style-name="T388"> </text:span>1899-12-30 00:00:00. <text:span text:style-name="T391">Б</text:span><text:span text:style-name="T389">олее поздние даты представлены положительными </text:span><text:span text:style-name="T390">числами, более ранние — отрицательными</text:span>. </text:p>
      <text:h text:style-name="P572" text:outline-level="5">Синтаксис</text:h>
      <text:p text:style-name="P270">переменн<text:span text:style-name="T653">ые</text:span><text:line-break/> <text:s text:c="3"/>п1: <text:span text:style-name="T658">момент</text:span>;<text:line-break/> <text:s text:c="3"/>п2: массив <text:span text:style-name="T658">моментов</text:span>;</text:p>
      <text:p text:style-name="P269">Ключевые слова <text:span text:style-name="Source_20_Text"><text:span text:style-name="T809">момент</text:span></text:span> и <text:span text:style-name="Source_20_Text"><text:span text:style-name="T809">моментов</text:span></text:span> полностью эквивалентны и взаимозаменяемы.</text:p>
      <text:h text:style-name="Heading_20_5" text:outline-level="5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3">12:45:50.25</text:span>` <text:s text:c="5"/>// <text:span text:style-name="T393">время</text:span> в обратных апострофах</text:p>
      <text:p text:style-name="P154">`2023-09-15 <text:span text:style-name="T393">12:45</text:span>` // <text:span text:style-name="T393">дата и время</text:span> в обратных апострофах</text:p>
      <text:p text:style-name="P155">`09-15 <text:span text:style-name="T393">12:</text:span><text:span text:style-name="T398">00</text:span>` <text:s text:c="5"/>// <text:span text:style-name="T398">полдень 15 сентября текущего года</text:span></text:p>
      <text:p text:style-name="P155">`15 <text:span text:style-name="T393">12:</text:span><text:span text:style-name="T398">00</text:span>` <text:s text:c="8"/>// <text:span text:style-name="T398">полдень 15 числа текущего месяца</text:span></text:p>
      <text:p text:style-name="P155">`15` <text:s text:c="14"/>// <text:span text:style-name="T398">полночь 15 числа текущего месяца</text:span></text:p>
      <text:p text:style-name="P134">Дата и время указываются в стандартном формате: <text:span text:style-name="T5">YYYY-MM-DD hh:mm:ss</text:span><text:span text:style-name="T394">.</text:span></text:p>
      <text:p text:style-name="P135">Может быть указана только дата, только время или <text:span text:style-name="T396">обе </text:span><text:span text:style-name="T397">части</text:span> <text:span text:style-name="T402">вместе </text:span>— <text:span text:style-name="T395">в последнем случае дата и время разделяются пробелом</text:span>. <text:span text:style-name="T400">Если дата или время не указаны, они считаются равными нулю.</text:span></text:p>
      <text:p text:style-name="P136">При указании даты можно опустить год, либо год и месяц, вместе со следующим <text:span text:style-name="T405">за ними </text:span>символом «-» — по умолчанию подставляются, соответственно, текущи<text:span text:style-name="T403">е</text:span> год и месяц.</text:p>
      <text:p text:style-name="P159"><text:soft-page-break/>При указании времени можно опустить секунды вместе с предшествующим символом «:» — по умолчанию подставляется 0 секунд.</text:p>
      <text:p text:style-name="P136"><text:span text:style-name="T399">В качестве </text:span><text:span text:style-name="T404">значения </text:span><text:span text:style-name="T399">секунд можно указать дробное число.</text:span></text:p>
      <text:p text:style-name="P145"><text:span text:style-name="T195">Примечание:</text:span> при указании литерала даты в исходном коде, если опущены год или месяц, то их текущие значения <text:span text:style-name="T643">вычисляются</text:span> <text:span text:style-name="T415">в момент</text:span> компиляции программы и <text:span text:style-name="T416">в дальнейшем </text:span>остаются постоянными.</text:p>
      <text:h text:style-name="Heading_20_5" text:outline-level="5">Начальное значение</text:h>
      <text:p text:style-name="P137"><text:span text:style-name="T424">П</text:span>олночь 1899-12-30.</text:p>
      <text:h text:style-name="Heading_20_5" text:outline-level="5">Преобразование типов</text:h>
      <text:p text:style-name="P138">Моменты взаимно-однозначно приводятся к дробным числам и обратно.</text:p>
      <text:p text:style-name="P139">При приведении момента к целому числу дробная часть (т. е., значение суточного времени) отбрасывается без округления. <text:span text:style-name="T453">Значение </text:span><text:span text:style-name="T8">нечисло</text:span><text:span text:style-name="T453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53">.</text:span></text:p>
      <text:p text:style-name="P140">Приведение момента к строке выполняется по следующим правилам:</text:p>
      <text:list xml:id="list333282776" text:style-name="L8">
        <text:list-item>
          <text:p text:style-name="P603"><text:span text:style-name="T178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8"> или </text:span><text:span text:style-name="T182">бесконечное значение</text:span><text:span text:style-name="T178">, </text:span><text:span text:style-name="T171">преобразование вернёт строку "Nan", "+Inf" или "-Inf".</text:span></text:p>
        </text:list-item>
        <text:list-item>
          <text:p text:style-name="P603"><text:span text:style-name="T417">Моменты</text:span> с ненулевой целой и дробной частью возвращают <text:span text:style-name="T164">строков</text:span><text:span text:style-name="T170">ые</text:span><text:span text:style-name="T164"> представлени</text:span><text:span text:style-name="T170">я</text:span><text:span text:style-name="T164"> даты и времени </text:span><text:span text:style-name="T179">в стандартном формате</text:span><text:span text:style-name="T164">, разделённые пробелом.</text:span></text:p>
        </text:list-item>
        <text:list-item>
          <text:p text:style-name="P604"><text:span text:style-name="T168">Моменты</text:span><text:span text:style-name="T164"> с ненулевой целой и нулевой дробной частью возвращают строковое представлени</text:span><text:span text:style-name="T169">е</text:span><text:span text:style-name="T164"> даты.</text:span></text:p>
        </text:list-item>
        <text:list-item>
          <text:p text:style-name="P605">В остальных случаях возвращается строковое представление времени.</text:p>
        </text:list-item>
      </text:list>
      <text:p text:style-name="P161">При приведении строки к моменту допускаются такие же строковые значения, как в литералах, а также значения <text:span text:style-name="T171">"</text:span><text:span text:style-name="T177">n</text:span><text:span text:style-name="T171">an", "</text:span><text:span text:style-name="T177">i</text:span><text:span text:style-name="T171">nf", "</text:span><text:span text:style-name="T176">+</text:span><text:span text:style-name="T177">i</text:span><text:span text:style-name="T171">nf" или "-</text:span><text:span text:style-name="T177">i</text:span><text:span text:style-name="T171">nf" </text:span><text:span text:style-name="T175">в любом регистре</text:span><text:span text:style-name="T171">. </text:span><text:span text:style-name="T174">При ошибках преобразования возникает исключение </text:span><text:span text:style-name="Source_20_Text"><text:span text:style-name="T810">ОшибкаКонвертации</text:span></text:span><text:span text:style-name="T174">.</text:span></text:p>
      <text:h text:style-name="Heading_20_4" text:outline-level="4">Логическое</text:h>
      <text:p text:style-name="P271">Переменная логического типа имеет одно из двух значений: истинное или ложное. <text:span text:style-name="T901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573" text:outline-level="5">Синтаксис</text:h>
      <text:p text:style-name="P282">переменн<text:span text:style-name="T653">ые</text:span><text:line-break/> <text:s text:c="3"/>п1: <text:span text:style-name="T659">логическое</text:span>;<text:line-break/> <text:s text:c="3"/>п2: массив <text:span text:style-name="T659">логических</text:span>;</text:p>
      <text:p text:style-name="P272"><text:span text:style-name="T180">Ключевые слова </text:span><text:span text:style-name="Source_20_Text"><text:span text:style-name="T811">логическое</text:span></text:span><text:span text:style-name="T180"> и </text:span><text:span text:style-name="Source_20_Text"><text:span text:style-name="T811">логических</text:span></text:span><text:span text:style-name="T180"> полностью эквивалентны и взаимозаменяемы.</text:span></text:p>
      <text:h text:style-name="P577" text:outline-level="5">Формат литерала</text:h>
      <text:p text:style-name="P273"><text:span text:style-name="T408">В качестве литералов в исходном коде применяются ключевые слова </text:span><text:span text:style-name="Source_20_Text"><text:span text:style-name="T812">да</text:span></text:span><text:span text:style-name="T408"> и </text:span><text:span text:style-name="Source_20_Text"><text:span text:style-name="T812">нет</text:span></text:span><text:span text:style-name="T180">.</text:span></text:p>
      <text:h text:style-name="Heading_20_5" text:outline-level="5">Начальное значение</text:h>
      <text:p text:style-name="P147">Ложь.</text:p>
      <text:h text:style-name="Heading_20_5" text:outline-level="5">Преобразование типов</text:h>
      <text:p text:style-name="P141">При приведении логического значения к целому <text:span text:style-name="T409">истина</text:span> соответствует значени<text:span text:style-name="T409">ю</text:span> 1, а ложь — значению 0. При приведении целого к логическому истинным считается любое ненулевое значение.</text:p>
      <text:p text:style-name="P143">При приведении к строке истина <text:span text:style-name="T736">приводится к</text:span> значению "да", а ложь — <text:span text:style-name="T736">к </text:span>значению "<text:span text:style-name="T410">нет". </text:span><text:span text:style-name="T411">При приведении строки к логическому допустимы следующие строковые значения, </text:span><text:span text:style-name="T412">в любом регистре</text:span><text:span text:style-name="T411">:</text:span></text:p>
      <text:p text:style-name="P156"><text:soft-page-break/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P144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284">Любые другие строковые значения вызовут исключение <text:span text:style-name="Source_20_Text"><text:span text:style-name="T800">ОшибкаКонвертации</text:span></text:span>.</text:p>
      <text:h text:style-name="P518" text:outline-level="4">Объект</text:h>
      <text:p text:style-name="P274">Переменная типа <text:span text:style-name="Source_20_Text"><text:span text:style-name="T813">объект</text:span></text:span><text:span text:style-name="T668"> содержит дескриптор встроенного объекта Клаус — например, </text:span><text:span text:style-name="T728">открытого </text:span><text:span text:style-name="T668">файла, окна и др. подобных объектов</text:span>. <text:span text:style-name="T668">Такие объекты создаются и уничтожаются вызовами функций встроенной библиотеки. </text:span><text:span text:style-name="T728">Переменной типа </text:span><text:span text:style-name="Source_20_Text"><text:span text:style-name="T814">объект</text:span></text:span><text:span text:style-name="T728"> можно присвоить значение</text:span><text:span text:style-name="T670"> </text:span><text:span text:style-name="Source_20_Text"><text:span text:style-name="T815">пусто</text:span></text:span><text:span text:style-name="T670">, </text:span><text:span text:style-name="T728">либо непустое значение, возвращаемое функцией</text:span><text:span text:style-name="T668">. </text:span><text:span text:style-name="T728">Кроме того, переменны</text:span><text:span text:style-name="T729">м</text:span><text:span text:style-name="T728"> типа </text:span><text:span text:style-name="Source_20_Text"><text:span text:style-name="T814">объект</text:span></text:span><text:span text:style-name="T728"> можно присваивать </text:span><text:span text:style-name="T729">значения</text:span><text:span text:style-name="T728"> други</text:span><text:span text:style-name="T729">х</text:span><text:span text:style-name="T728"> переменны</text:span><text:span text:style-name="T729">х</text:span><text:span text:style-name="T728"> этого же типа.</text:span></text:p>
      <text:p text:style-name="P275"><text:span text:style-name="T730">Значение типа </text:span><text:span text:style-name="Source_20_Text"><text:span text:style-name="T816">объект</text:span></text:span><text:span text:style-name="T730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68"> </text:span></text:p>
      <text:p text:style-name="P285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0">ОшибкаВыполнения</text:span></text:span>. <text:span text:style-name="T669">Например, каждый открытый файл должен быть закрыт, каждое созданное окно уничтожено, и т. п.</text:span></text:p>
      <text:p text:style-name="P285"><text:span text:style-name="T684">Присваивание переменной типа </text:span><text:span text:style-name="Source_20_Text"><text:span text:style-name="T817">объект</text:span></text:span><text:span text:style-name="T684"> значения </text:span><text:span text:style-name="Source_20_Text"><text:span text:style-name="T817">пусто</text:span></text:span><text:span text:style-name="T684"> не уничтожает объект. Для уничтожения объектов нужно вызывать соответствующие функции встроенной библиотеки.</text:span></text:p>
      <text:p text:style-name="P294">Физически <text:span text:style-name="T164">объект</text:span> представляет собой 32-битное целое число <text:span text:style-name="T733">со знаком</text:span>, которое является индексом во внутреннем списке объектов Клаус. Значение <text:span text:style-name="Source_20_Text"><text:span text:style-name="T800">пусто</text:span></text:span> соответствует <text:span text:style-name="T672">нулевому </text:span><text:span text:style-name="T671">целочисленному значению, </text:span><text:span text:style-name="T733">отрицательные значения не применяются</text:span>.</text:p>
      <text:p text:style-name="P295">При уничтожении объектов их <text:span text:style-name="T732">целочисленные </text:span>дескрипторы<text:span text:style-name="T732"> </text:span>высвобождаются и <text:span text:style-name="T673">могут быть (и, скорее всего, сразу же будут) использованы повторно при создании других объектов. </text:span><text:span text:style-name="T674">Если программист присвоил значение одного и того же </text:span><text:span text:style-name="T731">объекта</text:span><text:span text:style-name="T674"> нескольким переменным, то его ответственностью является обнуление всех этих переменных при уничтожении объекта.</text:span></text:p>
      <text:h text:style-name="P574" text:outline-level="5">Синтаксис</text:h>
      <text:p text:style-name="P283">переменн<text:span text:style-name="T653">ые</text:span><text:line-break/> <text:s text:c="3"/><text:span text:style-name="T756">п</text:span>1: <text:span text:style-name="T667">объект</text:span>;<text:line-break/> <text:s text:c="3"/><text:span text:style-name="T756">п</text:span>2: массив <text:span text:style-name="T667">объектов</text:span>;</text:p>
      <text:p text:style-name="P274"><text:span text:style-name="T180">Ключевые слова </text:span><text:span text:style-name="Source_20_Text"><text:span text:style-name="T818">объект</text:span></text:span><text:span text:style-name="T180"> и </text:span><text:span text:style-name="Source_20_Text"><text:span text:style-name="T818">объектов</text:span></text:span><text:span text:style-name="T180"> полностью эквивалентны и взаимозаменяемы.</text:span></text:p>
      <text:h text:style-name="P578" text:outline-level="5">Формат литерала</text:h>
      <text:p text:style-name="P274"><text:span text:style-name="T408">В качестве литерал</text:span><text:span text:style-name="T675">а</text:span><text:span text:style-name="T408"> в исходном коде применя</text:span><text:span text:style-name="T675">е</text:span><text:span text:style-name="T408">тся ключев</text:span><text:span text:style-name="T675">ое</text:span><text:span text:style-name="T408"> слов</text:span><text:span text:style-name="T675">о</text:span><text:span text:style-name="T408"> </text:span><text:span text:style-name="Source_20_Text"><text:span text:style-name="T819">пусто</text:span></text:span><text:span text:style-name="T180">. </text:span><text:span text:style-name="T181">Иные значения дескриптора объекта не могут быть указаны буквально.</text:span></text:p>
      <text:h text:style-name="P579" text:outline-level="5">Начальное значение</text:h>
      <text:p text:style-name="P148"><text:span text:style-name="T676">Пусто</text:span>.</text:p>
      <text:h text:style-name="P579" text:outline-level="5">Преобразование типов</text:h>
      <text:p text:style-name="P286">Приведение других типов к типу <text:span text:style-name="Source_20_Text"><text:span text:style-name="T800">объект</text:span></text:span> не допускается.</text:p>
      <text:p text:style-name="P142">П<text:span text:style-name="T680">риведени</text:span><text:span text:style-name="T681">е</text:span><text:span text:style-name="T680"> </text:span><text:span text:style-name="T682">значения</text:span><text:span text:style-name="T679"> типа </text:span><text:span text:style-name="Source_20_Text"><text:span text:style-name="T820">объект</text:span></text:span> к целому <text:span text:style-name="T678">возвращает физическое значение </text:span><text:span text:style-name="T682">дескриптора</text:span><text:span text:style-name="T679"> </text:span><text:span text:style-name="T678">— 32-битное целое </text:span><text:span text:style-name="T734">число</text:span>. <text:span text:style-name="T678">Значение </text:span><text:span text:style-name="Source_20_Text"><text:span text:style-name="T820">пусто</text:span></text:span><text:span text:style-name="T678"> </text:span><text:span text:style-name="T683">приводится к</text:span><text:span text:style-name="T678"> нулю.</text:span></text:p>
      <text:p text:style-name="P287">При приведении <text:span text:style-name="T685">объекта </text:span>к строке возвращается строковое представление <text:span text:style-name="T735">численного значения </text:span><text:span text:style-name="T682">дескриптора </text:span><text:span text:style-name="T735">в 16-ричном формате</text:span>.</text:p>
      <text:h text:style-name="Heading_20_3" text:outline-level="3"><text:soft-page-break/><text:span text:style-name="T644">Составные</text:span> типы</text:h>
      <text:h text:style-name="Heading_20_4" text:outline-level="4">Массив</text:h>
      <text:p text:style-name="P248">Переменная типа <text:span text:style-name="Source_20_Text"><text:span text:style-name="T800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45">Элементы массива могут иметь любой тип — простой или составной.</text:span></text:p>
      <text:h text:style-name="P580" text:outline-level="5">Синтаксис</text:h>
      <text:p text:style-name="P251">Определение массивного типа состоит из ключевого слова <text:span text:style-name="Source_20_Text"><text:span text:style-name="T800">массив</text:span></text:span> и следующего за ним определения типа элемента массива. <text:span text:style-name="T646">Для определения многомерн</text:span><text:span text:style-name="T647">ых</text:span><text:span text:style-name="T646"> массив</text:span><text:span text:style-name="T647">ов</text:span><text:span text:style-name="T646"> можно использовать разные формы ключевого слова: </text:span><text:span text:style-name="Source_20_Text"><text:span text:style-name="T821">массив</text:span></text:span><text:span text:style-name="T13"> </text:span><text:span text:style-name="Source_20_Text"><text:span text:style-name="T821">массивов</text:span></text:span><text:span text:style-name="T646">, </text:span><text:span text:style-name="Source_20_Text"><text:span text:style-name="T821">массив</text:span></text:span><text:span text:style-name="T13"> </text:span><text:span text:style-name="Source_20_Text"><text:span text:style-name="T821">массивов</text:span></text:span><text:span text:style-name="T13"> </text:span><text:span text:style-name="Source_20_Text"><text:span text:style-name="T821">массивов</text:span></text:span><text:span text:style-name="T646"> и т. п.</text:span></text:p>
      <text:p text:style-name="P279">тип<text:line-break/> <text:s text:c="3"/>тМЦ = массив целых;<text:line-break/> <text:s text:c="3"/><text:span text:style-name="T649">т</text:span><text:span text:style-name="T661">МСД</text:span><text:span text:style-name="T662">кС</text:span><text:span text:style-name="T649"> = массив словарей дробных ключ символ;</text:span><text:line-break/>переменная<text:line-break/> <text:s text:c="3"/><text:span text:style-name="T648">мойМассив: массив массивов </text:span><text:span text:style-name="T650">моментов</text:span><text:span text:style-name="T648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8">окончание ключ строка;</text:span></text:p>
      <text:p text:style-name="P254">Ключевые слова <text:span text:style-name="Source_20_Text"><text:span text:style-name="T800">массив</text:span></text:span> и <text:span text:style-name="Source_20_Text"><text:span text:style-name="T800">массивов</text:span></text:span> полностью эквивалентны и взаимозаменяемы.</text:p>
      <text:p text:style-name="P276"><text:span text:style-name="T663">В исходном коде программы д</text:span>ля обращения к элементу массива <text:span text:style-name="T664">нужно указать </text:span>индекс элемента в квадратных скобках после имени переменной-массива. <text:span text:style-name="T1124">Для работы с массивами и их элементами используются функции </text:span><text:span text:style-name="Source_20_Text"><text:span text:style-name="T1124">длина()</text:span></text:span><text:span text:style-name="T1124">, </text:span><text:span text:style-name="Source_20_Text"><text:span text:style-name="T1124">добавить()</text:span></text:span><text:span text:style-name="T1124">, </text:span><text:span text:style-name="Source_20_Text"><text:span text:style-name="T1124">вставить()</text:span></text:span><text:span text:style-name="T1124">, </text:span><text:span text:style-name="Source_20_Text"><text:span text:style-name="T1124">удалить()</text:span></text:span><text:span text:style-name="T1124"> </text:span><text:span text:style-name="T1125">и конструкции </text:span><text:span text:style-name="Source_20_Text"><text:span text:style-name="T1125">есть()</text:span></text:span><text:span text:style-name="T1125">, </text:span><text:span text:style-name="Source_20_Text"><text:span text:style-name="T1125">нету()</text:span></text:span><text:span text:style-name="T1125">. </text:span></text:p>
      <text:p text:style-name="P429">переменная<text:line-break/> <text:s text:c="3"/>м1: массив целых;<text:line-break/> <text:s text:c="3"/>м2: массив массивов моментов;<text:line-break/><text:span text:style-name="T660">начало<text:line-break/> <text:s text:c="3"/></text:span><text:span text:style-name="T1132">длина(м1, 1);</text:span><text:span text:style-name="T660"><text:line-break/> <text:s text:c="3"/>м1[0] := 10;<text:line-break/> <text:s text:c="3"/></text:span><text:span text:style-name="T1132">длина(м2, 2);</text:span><text:span text:style-name="T660"><text:line-break/> <text:s text:c="3"/></text:span><text:span text:style-name="T1132">длина(м2[1], 11);</text:span><text:span text:style-name="T660"><text:line-break/> <text:s text:c="3"/>м2[1][10] := `2023-07-06 12:00`;<text:line-break/>окончание.</text:span></text:p>
      <text:h text:style-name="Heading_20_5" text:outline-level="5">Начальное значение</text:h>
      <text:p text:style-name="P256">Пустой массив.</text:p>
      <text:h text:style-name="Heading_20_5" text:outline-level="5">Преобразование типов</text:h>
      <text:p text:style-name="P259"><text:span text:style-name="T651">Явное п</text:span>риведение массивов к другим типам данных запрещено.</text:p>
      <text:p text:style-name="P259">Переменной типа <text:span text:style-name="Source_20_Text"><text:span text:style-name="T800">массив</text:span></text:span> можно присвоить значение — массив, состоящий из элементов такого же типа или типа, совместимого по присваиванию. <text:span text:style-name="T652">Например, массиву дробных можно присвоить массив целых, а массиву строк можно присвоить массив символов.</text:span></text:p>
      <text:h text:style-name="P519" text:outline-level="4">Словарь</text:h>
      <text:p text:style-name="P249">Переменная типа <text:span text:style-name="Source_20_Text"><text:span text:style-name="T872">словарь</text:span></text:span> содержит несколько однотипных значений, каждому из которых соответствует <text:span text:style-name="T1111">значение ключа, уникальное в пределах словаря</text:span>. <text:span text:style-name="T1111">Ключи в словаре отсортированы в порядке возрастания. </text:span><text:span text:style-name="T645">Элементы </text:span><text:span text:style-name="T1111">словаря</text:span><text:span text:style-name="T645"> могут иметь любой тип — простой или составной, </text:span><text:span text:style-name="T1114">а </text:span><text:span text:style-name="T1111">ключи — любой из простых типов</text:span><text:span text:style-name="T645">.</text:span></text:p>
      <text:h text:style-name="P581" text:outline-level="5"><text:soft-page-break/>Синтаксис</text:h>
      <text:p text:style-name="P252">Определение <text:span text:style-name="T1112">словарного</text:span> типа состоит из ключевого слова <text:span text:style-name="Source_20_Text"><text:span text:style-name="T873">словарь</text:span></text:span> и следующего за ним определения типа элемента <text:span text:style-name="T1112">словаря; после этого следует слово </text:span><text:span text:style-name="Source_20_Text"><text:span text:style-name="T1112">ключ</text:span></text:span><text:span text:style-name="T1112"> и </text:span><text:span text:style-name="T1113">ключевое слово, указывающее тип ключа</text:span>. <text:span text:style-name="T1115">Определением типа элемента словаря может служить ключевое слово, идентификатор ранее объявленного типа, либо безымянное определение типа.</text:span></text:p>
      <text:p text:style-name="P422">тип<text:line-break/> <text:s text:c="3"/>т<text:span text:style-name="T1116">С</text:span>Ц = <text:span text:style-name="T1116">словарь</text:span> целых <text:span text:style-name="T1117">ключ строка</text:span>;<text:line-break/> <text:s text:c="3"/><text:span text:style-name="T649">т</text:span><text:span text:style-name="T1116">СМ</text:span><text:span text:style-name="T661">Д</text:span><text:span text:style-name="T662">кС</text:span><text:span text:style-name="T649"> = словар</text:span><text:span text:style-name="T1116">ь массивов</text:span><text:span text:style-name="T649"> дробных ключ символ;</text:span><text:line-break/>переменная<text:line-break/> <text:s text:c="3"/><text:span text:style-name="T648">мой</text:span><text:span text:style-name="T1117">Словарь</text:span><text:span text:style-name="T648">: </text:span><text:span text:style-name="T1117">словарь</text:span><text:span text:style-name="T648"> </text:span><text:span text:style-name="T650">моментов </text:span><text:span text:style-name="T1117">ключ объект</text:span><text:span text:style-name="T648">;<text:line-break/> <text:s text:c="3"/>ещё</text:span><text:span text:style-name="T1118">Словарь</text:span><text:span text:style-name="T648">: словар</text:span><text:span text:style-name="T1118">ь</text:span><text:span text:style-name="T648"> структур<text:line-break/> <text:s text:c="7"/>поле1: символ;<text:line-break/> <text:s text:c="7"/>поле2: строка;</text:span></text:p>
      <text:p text:style-name="P422"><text:s text:c="4"/><text:span text:style-name="T648">окончание ключ строка;</text:span></text:p>
      <text:p text:style-name="P255">Ключевые слова <text:span text:style-name="Source_20_Text"><text:span text:style-name="T874">словарь</text:span></text:span> и <text:span text:style-name="Source_20_Text"><text:span text:style-name="T874">словарей</text:span></text:span> полностью эквивалентны и взаимозаменяемы.</text:p>
      <text:p text:style-name="P277"><text:span text:style-name="T663">В исходном коде программы д</text:span>ля обращения к элементу <text:span text:style-name="T1119">словаря</text:span> <text:span text:style-name="T664">нужно указать </text:span><text:span text:style-name="T1119">ключ</text:span> элемента в квадратных скобках после имени переменной-<text:span text:style-name="T1119">словаря</text:span>. <text:span text:style-name="T1124">Для </text:span><text:span text:style-name="T1131">добавления в словарь пары ключ-значение можно использовать инструкцию присваивания. Кроме того, для </text:span><text:span text:style-name="T1124">работы с</text:span><text:span text:style-name="T1131">о</text:span><text:span text:style-name="T1124"> </text:span><text:span text:style-name="T1131">словарями</text:span><text:span text:style-name="T1124"> и их элементами используются функции </text:span><text:span text:style-name="Source_20_Text"><text:span text:style-name="T1124">длина()</text:span></text:span><text:span text:style-name="T1124">, </text:span><text:span text:style-name="Source_20_Text"><text:span text:style-name="T1124">добавить()</text:span></text:span><text:span text:style-name="T1124">, </text:span><text:span text:style-name="Source_20_Text"><text:span text:style-name="T1124">вставить()</text:span></text:span><text:span text:style-name="T1124">, </text:span><text:span text:style-name="Source_20_Text"><text:span text:style-name="T1124">удалить()</text:span></text:span><text:span text:style-name="T1124"> </text:span><text:span text:style-name="T1125">и конструкции </text:span><text:span text:style-name="Source_20_Text"><text:span text:style-name="T1125">есть()</text:span></text:span><text:span text:style-name="T1125">, </text:span><text:span text:style-name="Source_20_Text"><text:span text:style-name="T1125">нету()</text:span></text:span><text:span text:style-name="T1125">.</text:span></text:p>
      <text:p text:style-name="P422">переменная<text:line-break/> <text:s text:c="3"/><text:span text:style-name="T1120">сл</text:span>1: <text:span text:style-name="T1120">словарь</text:span> целых <text:span text:style-name="T1120">ключ </text:span><text:span text:style-name="T1133">символ</text:span>;<text:line-break/> <text:s text:c="3"/><text:span text:style-name="T1120">сл</text:span>2: <text:span text:style-name="T1120">словарь словарей</text:span> моментов <text:span text:style-name="T1120">ключ целое ключ строка</text:span>;<text:line-break/><text:span text:style-name="T660">начало<text:line-break/> <text:s text:c="3"/></text:span><text:span text:style-name="T1120">сл</text:span><text:span text:style-name="T660">1['0'] := 10;<text:line-break/> <text:s text:c="3"/></text:span><text:span text:style-name="T1120">сл</text:span><text:span text:style-name="T660">2["</text:span><text:span text:style-name="T1121">первый</text:span><text:span text:style-name="T660">"][10] := `2023-07-06 12:00`;<text:line-break/>окончание.</text:span></text:p>
      <text:h text:style-name="P583" text:outline-level="5">Начальное значение</text:h>
      <text:p text:style-name="P257">Пустой <text:span text:style-name="T1122">словарь</text:span>.</text:p>
      <text:h text:style-name="P583" text:outline-level="5">Преобразование типов</text:h>
      <text:p text:style-name="P260"><text:span text:style-name="T651">Явное п</text:span>риведение <text:span text:style-name="T1123">словарей</text:span> к другим типам данных запрещено.</text:p>
      <text:p text:style-name="P260">Переменной типа <text:span text:style-name="Source_20_Text"><text:span text:style-name="T875">словарь</text:span></text:span> можно присвоить значение — <text:span text:style-name="T1123">словарь</text:span>, состоящий из элементов такого же типа или типа, совместимого по присваиванию, <text:span text:style-name="T1134">при условии точного совпадения типов ключей</text:span>. <text:span text:style-name="T652">Например, </text:span><text:span text:style-name="T1123">словарю</text:span><text:span text:style-name="T652"> дробных можно присвоить </text:span><text:span text:style-name="T1123">словарь</text:span><text:span text:style-name="T652"> целых, а </text:span><text:span text:style-name="T1123">словарю</text:span><text:span text:style-name="T652"> строк можно присвоить </text:span><text:span text:style-name="T1123">словарь</text:span><text:span text:style-name="T652"> символов.</text:span></text:p>
      <text:h text:style-name="P520" text:outline-level="4">Структура</text:h>
      <text:p text:style-name="P250">Переменная типа <text:span text:style-name="Source_20_Text"><text:span text:style-name="T876">структура</text:span></text:span> содержит <text:span text:style-name="T1136">одно или несколько</text:span> <text:span text:style-name="T1136">именованных</text:span> значений <text:span text:style-name="T1136">различных типов, называемых полями структуры; значением структурной переменной является совокупность значений всех её полей. </text:span><text:span text:style-name="T1137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582" text:outline-level="5">Синтаксис</text:h>
      <text:p text:style-name="P253">Определение <text:span text:style-name="T1137">структурного</text:span> типа <text:span text:style-name="T1137">начинается ключевым словом</text:span> <text:span text:style-name="Source_20_Text"><text:span text:style-name="T877">структура</text:span></text:span> и <text:span text:style-name="T1137">заканчивается ключевым словом </text:span><text:span text:style-name="Source_20_Text"><text:span text:style-name="T1142">окончание</text:span></text:span><text:span text:style-name="T1137">, между которыми располагаются определения полей структуры</text:span>. <text:span text:style-name="T1137">Определения полей </text:span><text:span text:style-name="T1138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5">.</text:span></text:p>
      <text:p text:style-name="P425"><text:soft-page-break/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6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23">тип<text:line-break/> <text:s text:c="3"/>т<text:span text:style-name="T1138">Стр</text:span> = <text:span text:style-name="T1138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9">словарь объектов ключ строка</text:span><text:span text:style-name="T1138">;<text:line-break/> <text:s text:c="7"/>конец;<text:line-break/> <text:s text:c="3"/>окончание</text:span>;<text:line-break/>переменная<text:line-break/> <text:s text:c="3"/><text:span text:style-name="T1140">точка</text:span><text:span text:style-name="T648">: </text:span><text:span text:style-name="T1140">структура х, у: целое</text:span><text:span text:style-name="T648">; </text:span><text:span text:style-name="T1140">конец;<text:line-break/> <text:s text:c="3"/>люди: массив структур<text:line-break/> <text:s text:c="7"/>фамилия, </text:span><text:span text:style-name="T1146">имя, отчество</text:span><text:span text:style-name="T1140">: строка;<text:line-break/> <text:s text:c="7"/></text:span><text:span text:style-name="T1146">ДР</text:span><text:span text:style-name="T1140">: </text:span><text:span text:style-name="T1146">момент</text:span><text:span text:style-name="T1140">;<text:line-break/> <text:s text:c="3"/>конец;</text:span></text:p>
      <text:p text:style-name="P278"><text:span text:style-name="T663">В исходном коде программы д</text:span>ля обращения к <text:span text:style-name="T1141">полю структуры</text:span> <text:span text:style-name="T664">нужно указать </text:span><text:span text:style-name="T1143">имя поля, отделив его от имени переменной знаком «</text:span><text:span text:style-name="Source_20_Text"><text:span text:style-name="T1143">.</text:span></text:span><text:span text:style-name="T1143">»</text:span><text:span text:style-name="T1125">. </text:span><text:span text:style-name="T1145">Аналогичным образом можно обращаться к полям вложенных структур.</text:span></text:p>
      <text:p text:style-name="P423">переменная<text:line-break/> <text:s text:c="3"/><text:span text:style-name="T1120">с</text:span><text:span text:style-name="T1143">тр</text:span>: <text:span text:style-name="T1143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0">начало<text:line-break/> <text:s text:c="3"/></text:span><text:span text:style-name="T1143">стр.п1 := "значение"</text:span><text:span text:style-name="T660">;<text:line-break/> <text:s text:c="3"/></text:span><text:span text:style-name="T1143">стр.п2.п1 := 10</text:span><text:span text:style-name="T660">;<text:line-break/>окончание.</text:span></text:p>
      <text:h text:style-name="P584" text:outline-level="5">Начальное значение</text:h>
      <text:p text:style-name="P258"><text:span text:style-name="T1143">Все поля структуры имеют начальные значения, </text:span><text:span text:style-name="T1144">соответствующие их типам</text:span>.</text:p>
      <text:h text:style-name="P584" text:outline-level="5">Преобразование типов</text:h>
      <text:p text:style-name="P261"><text:span text:style-name="T651">Явное п</text:span>риведение <text:span text:style-name="T1144">структур</text:span> к другим типам данных запрещено.</text:p>
      <text:p text:style-name="Text_20_body"><text:span text:style-name="T1135">Переменной типа </text:span><text:span text:style-name="Source_20_Text"><text:span text:style-name="T878">структура</text:span></text:span><text:span text:style-name="T1135"> можно присвоить значение — </text:span><text:span text:style-name="T1144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2">. </text:span><text:span text:style-name="T1144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500" text:outline-level="2">Выражения и операции</text:h>
      <text:p text:style-name="P336">Выражения в Клаусе записываются в инфиксной форме, для группировки операций используются круглые скобки.</text:p>
      <text:p text:style-name="P342"><text:span text:style-name="T957">Операции в выражениях выполняются в порядке </text:span><text:span text:style-name="T746">возрастания</text:span><text:span text:style-name="T957"> приоритета </text:span><text:span text:style-name="T741">(чем меньше приоритет, тем раньше — </text:span><text:span text:style-name="T1147">см. табл. ниже</text:span><text:span text:style-name="T741">)</text:span><text:span text:style-name="T957">. Равноприоритетные операции выполняются по порядку слева направо. </text:span><text:span text:style-name="T743">Д</text:span><text:span text:style-name="T431">ля бинарных операций сначала вычисляется левый, а затем правый операнд</text:span><text:span text:style-name="T957">. Все операнды выражений обязательно </text:span><text:soft-page-break/><text:span text:style-name="T957">вычисляются и все операции над ними выполняются, даже если это излишне для вычисления итогового </text:span><text:span text:style-name="T430">значения</text:span><text:span text:style-name="T957"> выражения.</text:span></text:p>
      <text:p text:style-name="P342"><text:span text:style-name="T1166">О</text:span>перации <text:span text:style-name="T1166">сложения, вычитания и умножения </text:span>возвращают целый результат, если оба операнда целые. <text:span text:style-name="T47">Е</text:span>сли хотя бы один операнд дробный, то <text:span text:style-name="T51">операция вернёт дробный </text:span>результат. <text:span text:style-name="T1166">Операция деления всегда возвращает дробный результат.</text:span></text:p>
      <text:p text:style-name="P306">Операции целочисленного деления и остатка от деления, <text:span text:style-name="T757">а также побитовые операции</text:span> определены <text:span text:style-name="T54">только</text:span> для цел<text:span text:style-name="T55">очисленных</text:span> операндов и возвращают <text:span text:style-name="T55">целочисленный</text:span> результа<text:span text:style-name="T757">т</text:span>.</text:p>
      <text:p text:style-name="P8">Сложение и вычитание определены для <text:span text:style-name="T758">чисел, либо для </text:span>момента и числа: можно <text:span text:style-name="T49">прибавить</text:span> <text:span text:style-name="T49">к</text:span> момент<text:span text:style-name="T49">у</text:span> <text:span text:style-name="T48">(целое или дробное) </text:span>число <text:span text:style-name="T48">суток</text:span> и <text:span text:style-name="T49">вычесть из</text:span> момент<text:span text:style-name="T49">а</text:span> число <text:span text:style-name="T48">суток</text:span>. <text:span text:style-name="T50">В обоих случаях </text:span><text:span text:style-name="T59">момент должен быть левым операндом, </text:span><text:span text:style-name="T66">и</text:span><text:span text:style-name="T59"> </text:span><text:span text:style-name="T50">результатом операции является момент.</text:span></text:p>
      <text:p text:style-name="P6">Операция соединения определена для символов и строк в люб<text:span text:style-name="T56">ых сочетаниях</text:span> и возвращает строковый результат. <text:span text:style-name="T429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1349674646" text:style-name="L9">
        <text:list-item>
          <text:p text:style-name="P607">символы можно сравнивать с символами, но не со строками;</text:p>
        </text:list-item>
        <text:list-item>
          <text:p text:style-name="P608">строки можно сравнивать со строками, но не с символами;</text:p>
        </text:list-item>
        <text:list-item>
          <text:p text:style-name="P606"><text:span text:style-name="T43">целые и дробные числа можно сравнивать </text:span><text:span text:style-name="T52">между собой </text:span><text:span text:style-name="T44">в любых сочетаниях</text:span><text:span text:style-name="T43">;</text:span></text:p>
        </text:list-item>
        <text:list-item>
          <text:p text:style-name="P609">моменты можно сравнивать с моментами;</text:p>
        </text:list-item>
        <text:list-item>
          <text:p text:style-name="P609">логические <text:span text:style-name="T57">значения</text:span> можно сравнивать <text:span text:style-name="T53">между собой:</text:span> <text:span text:style-name="Source_20_Text"><text:span text:style-name="T800">да</text:span></text:span> больше, чем <text:span text:style-name="Source_20_Text"><text:span text:style-name="T800">нет</text:span></text:span>.</text:p>
        </text:list-item>
        <text:list-item>
          <text:p text:style-name="P610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0">объект</text:span></text:span>. <text:span text:style-name="T738">При сравнении объектов значение </text:span><text:span text:style-name="Source_20_Text"><text:span text:style-name="T822">пусто</text:span></text:span><text:span text:style-name="T738"> </text:span><text:span text:style-name="T739">считается</text:span><text:span text:style-name="T738"> наименьшим.</text:span></text:p>
        </text:list-item>
      </text:list>
      <text:p text:style-name="P149">Операции сравнения запрещены для дробных чисел <text:span text:style-name="T740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0">Не</text:span></text:span><text:span text:style-name="Source_20_Text"><text:span text:style-name="T823">верное</text:span></text:span><text:span text:style-name="Source_20_Text"><text:span text:style-name="T800">Число</text:span></text:span>.</text:p>
      <text:p text:style-name="P150">Арифметические операции для нечисел разрешены, но если хотя бы один из аргументов является <text:span text:style-name="T164">нечислом</text:span>, то результатом операции также будет <text:span text:style-name="T1">нечисло</text:span>.</text:p>
      <text:p text:style-name="P307">Значения составных типов — массивы, словари, структуры — не могут быть операндами в выражениях.</text:p>
      <text:h text:style-name="P506" text:outline-level="3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40">О</text:span>перанд<text:span text:style-name="T40">ы</text:span></text:p>
          </table:table-cell>
          <table:table-cell table:style-name="Таблица1.A1" office:value-type="string">
            <text:p text:style-name="P1"><text:span text:style-name="T41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7"><text:span text:style-name="T58">У</text:span>нарный минус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7"><text:span text:style-name="T58">У</text:span>нарное отрицание</text:p>
          </table:table-cell>
          <table:table-cell table:style-name="Таблица1.A1" office:value-type="string">
            <text:p text:style-name="P297">логический, <text:span text:style-name="T742">целый</text:span></text:p>
          </table:table-cell>
          <table:table-cell table:style-name="Таблица1.A1" office:value-type="string">
            <text:p text:style-name="P297">логический, <text:span text:style-name="T742">целый</text:span>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7">Возведение в с</text:span>тепень</text:p>
          </table:table-cell>
          <table:table-cell table:style-name="Таблица1.A1" office:value-type="string">
            <text:p text:style-name="P299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42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42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3">&amp;</text:p>
          </table:table-cell>
          <table:table-cell table:style-name="Таблица1.A1" office:value-type="string">
            <text:p text:style-name="P301">Побитовое 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4</text:p>
          </table:table-cell>
        </table:table-row>
        <table:table-row>
          <table:table-cell table:style-name="Таблица1.A2" office:value-type="string">
            <text:p text:style-name="P303">|</text:p>
          </table:table-cell>
          <table:table-cell table:style-name="Таблица1.A1" office:value-type="string">
            <text:p text:style-name="P301">Побитовое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03">~</text:p>
          </table:table-cell>
          <table:table-cell table:style-name="Таблица1.A1" office:value-type="string">
            <text:p text:style-name="P301">Побитовое Искл.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2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8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8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45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45">Логическое </text:span>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  <text:soft-page-break/>
        <table:table-row>
          <table:table-cell table:style-name="Таблица1.A2" office:value-type="string">
            <text:p text:style-name="P3">~<text:span text:style-name="T747">~</text:span></text:p>
          </table:table-cell>
          <table:table-cell table:style-name="Таблица1.A1" office:value-type="string">
            <text:p text:style-name="P4"><text:span text:style-name="T745">Логическое </text:span>Искл. 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</table:table>
      <text:h text:style-name="P501" text:outline-level="2" text:is-list-header="true">Инструкции</text:h>
      <text:h text:style-name="Heading_20_3" text:outline-level="3">Знак «;»</text:h>
      <text:p text:style-name="P486"><text:span text:style-name="T1326">После каждой инструкции</text:span> <text:span text:style-name="T1317">в языке Клаус </text:span><text:span text:style-name="T1326">требуется</text:span> знак «<text:span text:style-name="Source_20_Text">;</text:span>» <text:span text:style-name="T1327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7">Знак «<text:span text:style-name="Source_20_Text">;</text:span>» не допускается:</text:p>
      <text:list xml:id="list2489827470" text:style-name="L10">
        <text:list-item>
          <text:p text:style-name="P611"><text:span text:style-name="T1328">в</text:span><text:span text:style-name="T1315"> условном ветвлении перед ключевым словом </text:span><text:span text:style-name="Source_20_Text"><text:span text:style-name="T1315">иначе</text:span></text:span><text:span text:style-name="T1315">, если оно есть;</text:span></text:p>
        </text:list-item>
        <text:list-item>
          <text:p text:style-name="P612"><text:span text:style-name="T1328">в</text:span> цикле с постусловием перед ключевым словом <text:span text:style-name="Source_20_Text">пока</text:span>.</text:p>
        </text:list-item>
      </text:list>
      <text:p text:style-name="P487">Во всех остальных случаях знак «<text:span text:style-name="Source_20_Text">;</text:span>» требуется после каждой инструкции, <text:span text:style-name="T1316">за исключением окончания тела основной программы, где требуется знак «</text:span><text:span text:style-name="Source_20_Text"><text:span text:style-name="T1316">.</text:span></text:span><text:span text:style-name="T1316">» </text:span><text:span text:style-name="T1327">(точка)</text:span>.</text:p>
      <text:h text:style-name="P507" text:outline-level="3"><text:span text:style-name="T1200">П</text:span>устая инструкция</text:h>
      <text:p text:style-name="P212">Пустая инструкция записывается ключевым словом <text:span text:style-name="Source_20_Text"><text:span text:style-name="T824">ничего</text:span></text:span><text:span text:style-name="T1298">:</text:span></text:p>
      <text:p text:style-name="Исходный_20_код"><text:span text:style-name="T542">начало</text:span><text:line-break/> <text:s text:c="3"/>ничего;<text:line-break/><text:span text:style-name="T542">окончание;</text:span></text:p>
      <text:p text:style-name="P212">Эта инструкция не выполняет никаких действий. Она может использоваться в тех случаях, когда <text:span text:style-name="T540">правила </text:span>синтаксис<text:span text:style-name="T540">а</text:span> требу<text:span text:style-name="T540">ю</text:span>т наличия инструкции, <text:span text:style-name="T544">которая фактически не нужна, </text:span><text:span text:style-name="T541">например:</text:span></text:p>
      <text:p text:style-name="P223"><text:span text:style-name="T543">начало</text:span><text:line-break/> <text:s text:c="3"/>если всёХорошо то ничего<text:line-break/> <text:s text:c="3"/>иначе <text:span text:style-name="T1267">сообщить</text:span>("Что-то пошло не так!");<text:line-break/><text:span text:style-name="T543">окончание;</text:span></text:p>
      <text:h text:style-name="P508" text:outline-level="3"><text:span text:style-name="T1246">П</text:span>рисваивани<text:span text:style-name="T1246">е</text:span></text:h>
      <text:p text:style-name="P10">Инструкци<text:span text:style-name="T74">я</text:span> присваивания предназначен<text:span text:style-name="T74">а</text:span> для установки значени<text:span text:style-name="T75">я</text:span> переменн<text:span text:style-name="T75">ой </text:span><text:span text:style-name="T613">или части переменной — элемента массива, </text:span><text:span text:style-name="T614">элемента </text:span><text:span text:style-name="T613">словаря, поля структуры</text:span>.</text:p>
      <text:p text:style-name="P10"><text:span text:style-name="T76">В </text:span>Клаус<text:span text:style-name="T76">е</text:span> <text:span text:style-name="T76">определен</text:span><text:span text:style-name="T612">ы</text:span> <text:span text:style-name="T77">две</text:span> разновидност<text:span text:style-name="T77">и</text:span> инструкци<text:span text:style-name="T78">й</text:span> присваивания: прост<text:span text:style-name="T76">ая</text:span> и <text:span text:style-name="T79">вычисляющи</text:span><text:span text:style-name="T108">е</text:span>.</text:p>
      <text:h text:style-name="P521" text:outline-level="4">Простое присваивание</text:h>
      <text:p text:style-name="P10">Простое присваивание записывается в <text:span text:style-name="T80">следующей </text:span>форме:</text:p>
      <text:p text:style-name="P9">&lt;переменная&gt; := &lt;выражение&gt;;</text:p>
      <text:p text:style-name="P10">где <text:span text:style-name="T1">переменная</text:span> — путь к переменной, а <text:span text:style-name="T1">выражение</text:span> <text:span text:style-name="T81">должно возвращать</text:span><text:span text:style-name="T76"> значение </text:span><text:span text:style-name="T1329">совместимого</text:span><text:span text:style-name="T76"> типа, </text:span><text:span text:style-name="T81">которое будет присвоено указанной переменной</text:span><text:span text:style-name="T76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82">Для </text:span><text:span text:style-name="T83">присваивания значения</text:span><text:span text:style-name="T82"> пол</text:span><text:span text:style-name="T83">ю</text:span><text:span text:style-name="T82"> структур</text:span><text:span text:style-name="T84">ы</text:span><text:span text:style-name="T82"> им</text:span><text:span text:style-name="T84">я</text:span><text:span text:style-name="T82"> пол</text:span><text:span text:style-name="T84">я</text:span><text:span text:style-name="T82"> указыва</text:span><text:span text:style-name="T84">е</text:span><text:span text:style-name="T82">тся через точку после </text:span><text:span text:style-name="T85">пути к структуре</text:span><text:span text:style-name="T82">. </text:span><text:span text:style-name="T86">Д</text:span><text:span text:style-name="T82">ля </text:span><text:span text:style-name="T87">присваивания значения</text:span><text:span text:style-name="T82"> элемент</text:span><text:span text:style-name="T87">у</text:span><text:span text:style-name="T82"> массив</text:span><text:span text:style-name="T88">а</text:span><text:span text:style-name="T82"> </text:span><text:span text:style-name="T89">(</text:span><text:span text:style-name="T82">словар</text:span><text:span text:style-name="T88">я</text:span><text:span text:style-name="T89">)</text:span><text:span text:style-name="T82"> индекс </text:span><text:span text:style-name="T90">массива </text:span><text:span text:style-name="T89">(</text:span><text:span text:style-name="T82">ключ </text:span><text:span text:style-name="T90">словаря</text:span><text:span text:style-name="T89">)</text:span><text:span text:style-name="T82"> указывается в квадратных скобках </text:span><text:span text:style-name="T91">после пути к массиву/словарю, </text:span><text:span text:style-name="T92">например:</text:span></text:p>
      <text:p text:style-name="P9"><text:soft-page-break/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522" text:outline-level="4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93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93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93">=</text:span></text:p>
          </table:table-cell>
          <table:table-cell table:style-name="Таблица2.B2" office:value-type="string">
            <text:p text:style-name="P14">Разделить и пр<text:span text:style-name="T94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5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93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4">Вычислить <text:span text:style-name="T1330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4">Вычислить <text:span text:style-name="T1330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4">Вычислить <text:span text:style-name="T1330">побитовое «</text:span>Искл<text:span text:style-name="T1330">ючающее</text:span> ИЛИ» и присвоить</text:p>
          </table:table-cell>
        </table:table-row>
      </table:table>
      <text:p text:style-name="P15"/>
      <text:p text:style-name="P15">Каждая из этих инструкций выполняет арифметическую <text:span text:style-name="T1331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oft-page-break/><text:s text:c="4"/>В ^= 3; // возводит переменную В в третью степень<text:line-break/> <text:s text:c="3"/><text:span text:style-name="T1332">Г |= 8; // устанавливает единицу в </text:span><text:span text:style-name="T1340">3-</text:span><text:span text:style-name="T1333">м</text:span><text:span text:style-name="T1332"> </text:span><text:span text:style-name="T1339">(считая от 0) </text:span><text:span text:style-name="T1332">бите переменной Г</text:span></text:p>
      <text:p text:style-name="P9">окончание;</text:p>
      <text:h text:style-name="P521" text:outline-level="4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1512825466" text:style-name="L11">
        <text:list-item>
          <text:p text:style-name="P613">Строковой переменной может быть присвоено символьное значение, но не наоборот;</text:p>
        </text:list-item>
        <text:list-item>
          <text:p text:style-name="P613">Дробной переменной может быть присвоено целое значение, но не наоборот;</text:p>
        </text:list-item>
        <text:list-item>
          <text:p text:style-name="P613">В остальных случаях требуется точное соответствие типов.</text:p>
        </text:list-item>
      </text:list>
      <text:p text:style-name="P20">Для <text:span text:style-name="T96">переменных </text:span>составных типов:</text:p>
      <text:list xml:id="list3874376915" text:style-name="L12">
        <text:list-item>
          <text:p text:style-name="P614">Массиву может быть присвоен массив, состоящий из элементов совместимого типа;</text:p>
        </text:list-item>
        <text:list-item>
          <text:p text:style-name="P614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614">Структуре может быть присвоена структура, имеющая ровно столько же полей с точно такими же именами (<text:span text:style-name="T97">без учёта регистра</text:span>) и значениями совместимых типов. <text:span text:style-name="T615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521" text:outline-level="4">Копирование данных <text:span text:style-name="T98">при присваивании</text:span></text:h>
      <text:p text:style-name="P22">С логической точки зрения, каждая переменная языка Клаус содержит <text:span text:style-name="T99">свою собственную</text:span> копию данных<text:span text:style-name="T99">. </text:span><text:span text:style-name="T100">П</text:span><text:span text:style-name="T99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101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2">у</text:span> же <text:span text:style-name="T102">копию</text:span> <text:span text:style-name="T102">данных</text:span>, что хранится в переменной-источнике, так что в оперативной памяти имеется <text:span text:style-name="T572">лишь </text:span>одна копия данных, на которую ссылаются две <text:span text:style-name="T103">(или более) </text:span>переменны<text:span text:style-name="T103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4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5">словаря</text:span> целых <text:span text:style-name="T105">словарю</text:span> дробных вызовет немедленное копирование <text:span text:style-name="T106">всех ключей и значений</text:span><text:span text:style-name="T107"> из одного </text:span><text:span text:style-name="T105">словаря</text:span><text:span text:style-name="T107"> в другой</text:span>.</text:p>
      <text:p text:style-name="P16">Кроме того, копирование-по-требованию выполняется <text:span text:style-name="T69">лишь </text:span>для всего значения переменной как целого и не работает <text:span text:style-name="T70">ни </text:span>для отдельных элементов массивов и словарей, <text:span text:style-name="T70">ни для </text:span><text:span text:style-name="T71">отдельных </text:span><text:span text:style-name="T70">полей структур</text:span>. Например, если переменная А содержит <text:span text:style-name="T72">ссылку на </text:span>массив, полученн<text:span text:style-name="T73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3" text:outline-level="3"><text:soft-page-break/><text:span text:style-name="T1246">В</text:span>ызов подпрограммы</text:h>
      <text:p text:style-name="P213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45">мояПроцедура();<text:line-break/> <text:s text:c="3"/>мояВтораяПроцедура(10, 20, "тридцать");</text:span><text:line-break/>окончание;</text:p>
      <text:p text:style-name="P214">Таким образом можно вызывать как процедуры, так и функции — в последнем случае значение, возвращаемое функцией, <text:span text:style-name="T616">теряется</text:span>. <text:span text:style-name="T546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6">мояПеременная := мояФункция('А', "Б");</text:span><text:line-break/>окончание;</text:p>
      <text:p text:style-name="P215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7">результат := вычислитьОдно(</text:span><text:span text:style-name="T548">1, 2</text:span><text:span text:style-name="T547">) + вычислитьДругое(</text:span><text:span text:style-name="T548">3, 4, 5</text:span><text:span text:style-name="T547">) </text:span><text:span text:style-name="T550">+ 1</text:span><text:span text:style-name="T547">;<text:line-break/> <text:s text:c="3"/></text:span><text:span text:style-name="T549">если вычислитьТретье() &gt; 0 то результат := 0;</text:span><text:line-break/>окончание;</text:p>
      <text:h text:style-name="Heading_20_3" text:outline-level="3"><text:span text:style-name="T1247">З</text:span>авершени<text:span text:style-name="T1248">е</text:span> программы</text:h>
      <text:p text:style-name="P216">Для завершения работы программы используется инструкция <text:span text:style-name="Source_20_Text"><text:span text:style-name="T1341">завершить</text:span></text:span>:</text:p>
      <text:p text:style-name="Исходный_20_код">завершить &lt;код&gt;;</text:p>
      <text:p text:style-name="P216">где <text:span text:style-name="T1">код</text:span> — цело<text:span text:style-name="T551">е число </text:span><text:span text:style-name="T552">(или выражение целочисленного типа)</text:span>, котор<text:span text:style-name="T551">ое</text:span> будет выдан<text:span text:style-name="T551">о</text:span> операционной системе в качестве кода завершения процесса. <text:span text:style-name="T552">Если программа была выполнена успешно, она должна вернуть код завершения </text:span><text:span text:style-name="T554">р</text:span><text:span text:style-name="T552">авный нулю. Ненулевой код завершения свидетельствует об ошибке, возникшей при выполнении программы.</text:span></text:p>
      <text:p text:style-name="P217">Так, если при выполнении программы возникают необработанные исключения, программа будет <text:span text:style-name="T573">по умолчанию </text:span>завершена с кодом <text:span text:style-name="T164">-1</text:span>. <text:span text:style-name="T553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5">завершить</text:span></text:span><text:span text:style-name="T553">, то код завершения по умолчанию будет равен нулю.</text:span></text:p>
      <text:p text:style-name="P218">Инструкция <text:span text:style-name="Source_20_Text"><text:span text:style-name="T800">завершить</text:span></text:span> <text:span text:style-name="T556">допустима</text:span> внутри подпрограмм любого уровня вложенности. Если инструкция <text:span text:style-name="Source_20_Text"><text:span text:style-name="T800">завершить</text:span></text:span> <text:span text:style-name="T557">выполняется</text:span> <text:span text:style-name="T555">внутри составно</text:span><text:span text:style-name="T567">го блока</text:span><text:span text:style-name="T555">, содержаще</text:span><text:span text:style-name="T567">го</text:span><text:span text:style-name="T555"> секцию </text:span><text:span text:style-name="Source_20_Text"><text:span text:style-name="T826">напоследок</text:span></text:span><text:span text:style-name="T555">, то инструкции в этой секции будут выполнены перед </text:span><text:span text:style-name="T568">выходом из блока</text:span><text:span text:style-name="T555"> — так, как если бы инструкция </text:span><text:span text:style-name="Source_20_Text"><text:span text:style-name="T826">завершить</text:span></text:span><text:span text:style-name="T555"> вызвала исключение.</text:span></text:p>
      <text:h text:style-name="Heading_20_3" text:outline-level="3"><text:span text:style-name="T1249">В</text:span>озврат <text:span text:style-name="T571">из подпрограммы</text:span></text:h>
      <text:p text:style-name="P484">Инструкция возврата используется для <text:span text:style-name="T1342">возврата из</text:span> процедуры и<text:span text:style-name="T563">ли </text:span><text:span text:style-name="T564">функции с</text:span> указани<text:span text:style-name="T564">ем</text:span> значения, возвращаемого функцией.</text:p>
      <text:p text:style-name="P485"><text:soft-page-break/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308">функции</text:span>.</text:p>
      <text:p text:style-name="P492"><text:span text:style-name="T558">функция</text:span> моя<text:span text:style-name="T558">Функция</text:span>(): <text:span text:style-name="T562">строка</text:span>;<text:line-break/><text:span text:style-name="T558">начало<text:line-break/> <text:s text:c="3"/>вернуть "результат";<text:line-break/>окончание;</text:span></text:p>
      <text:p text:style-name="P492"/>
      <text:p text:style-name="P493">процедура мояПроцедура();<text:line-break/><text:span text:style-name="T558">начало<text:line-break/> <text:s text:c="3"/>вернуться;<text:line-break/>окончание;</text:span></text:p>
      <text:p text:style-name="P221">Ключевые слова <text:span text:style-name="Source_20_Text"><text:span text:style-name="T800">вернуть</text:span></text:span> и <text:span text:style-name="Source_20_Text"><text:span text:style-name="T800">вернуться</text:span></text:span> полностью эквивалентны <text:span text:style-name="T574">и взаимозаменяемы</text:span>.</text:p>
      <text:p text:style-name="P220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0">Если все инструкции в теле функции были выполнены, и функция не была явно завершена инструкцией </text:span><text:span text:style-name="Source_20_Text"><text:span text:style-name="T827">вернуть</text:span></text:span><text:span text:style-name="T560">, то она вернёт нулевое начальное значение соответствующего типа.</text:span></text:p>
      <text:p text:style-name="P220">Для процедур <text:span text:style-name="T575">указывать </text:span>возвращаем<text:span text:style-name="T559">о</text:span>е значение не допускается.</text:p>
      <text:p text:style-name="P222">Если инструкция <text:span text:style-name="Source_20_Text"><text:span text:style-name="T800">вернуть</text:span></text:span> выполняется в теле основной программы, то она работает в точности так же, как инструкция <text:span text:style-name="Source_20_Text"><text:span text:style-name="T800">завершить</text:span></text:span>. В этом случае возвращаемое значение должно быть цел<text:span text:style-name="T565">ым числом </text:span><text:span text:style-name="T570">и означает код завершения процесса</text:span>.</text:p>
      <text:p text:style-name="P219">Если инструкция <text:span text:style-name="Source_20_Text"><text:span text:style-name="T828">вернуть</text:span></text:span> <text:span text:style-name="T557">выполняется</text:span> <text:span text:style-name="T555">внутри составно</text:span><text:span text:style-name="T566">го блока</text:span><text:span text:style-name="T555">, содержаще</text:span><text:span text:style-name="T566">го</text:span><text:span text:style-name="T555"> секцию </text:span><text:span text:style-name="Source_20_Text"><text:span text:style-name="T826">напоследок</text:span></text:span><text:span text:style-name="T555">, то инструкции в этой секции будут выполнены перед </text:span><text:span text:style-name="T569">выходом</text:span><text:span text:style-name="T561"> из </text:span><text:span text:style-name="T566">блока</text:span><text:span text:style-name="T555"> — так, как если бы инструкция </text:span><text:span text:style-name="Source_20_Text"><text:span text:style-name="T829">вернуть</text:span></text:span><text:span text:style-name="T555"> вызвала исключение.</text:span></text:p>
      <text:h text:style-name="Heading_20_3" text:outline-level="3"><text:span text:style-name="T1201">С</text:span>оставной блок инструкций</text:h>
      <text:p text:style-name="P224">Составной блок<text:span text:style-name="T585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59">я</text:span><text:span text:style-name="T599">ет</text:span> средства для обработки исключений.</text:p>
      <text:p text:style-name="P225">Составной блок начинается ключевым словом <text:span text:style-name="Source_20_Text"><text:span text:style-name="T800">начало</text:span></text:span> и заканчивается словом <text:span text:style-name="Source_20_Text"><text:span text:style-name="T800">конец</text:span></text:span> или <text:span text:style-name="Source_20_Text"><text:span text:style-name="T800">окончание</text:span></text:span>. <text:span text:style-name="T580">Ключевые с</text:span><text:span text:style-name="T576">лова </text:span><text:span text:style-name="Source_20_Text"><text:span text:style-name="T830">конец</text:span></text:span><text:span text:style-name="T576"> и </text:span><text:span text:style-name="Source_20_Text"><text:span text:style-name="T830">окончание</text:span></text:span><text:span text:style-name="T576"> полностью эквивалентны и взаимозаменяемы. </text:span><text:span text:style-name="T577">Между началом и окончанием блока мо</text:span><text:span text:style-name="T581">жет</text:span><text:span text:style-name="T577"> находиться </text:span><text:span text:style-name="T1006">одна или несколько</text:span><text:span text:style-name="T581"> </text:span><text:span text:style-name="T577">други</text:span><text:span text:style-name="T581">х</text:span><text:span text:style-name="T577"> инструкци</text:span><text:span text:style-name="T581">й</text:span><text:span text:style-name="T577"> (в т. ч., вложенн</text:span><text:span text:style-name="T1008">ые</text:span><text:span text:style-name="T577"> составны</text:span><text:span text:style-name="T1008">е</text:span><text:span text:style-name="T577"> блок</text:span><text:span text:style-name="T1008">и</text:span><text:span text:style-name="T577">).</text:span></text:p>
      <text:p text:style-name="Исходный_20_код">начало<text:line-break/> <text:s text:c="3"/><text:span text:style-name="T578">выполнитьОдно();<text:line-break/> <text:s text:c="3"/>выполнитьДругое();<text:line-break/></text:span><text:span text:style-name="T579">конец;</text:span></text:p>
      <text:p text:style-name="P226">Составной блок может применяться во всех случаях, когда синтаксис языка требует наличия ровно одной инструкции, <text:span text:style-name="T1343">а фактически их требуется несколько</text:span> — в условных ветвлениях, в циклах, в <text:span text:style-name="T1334">инструкции</text:span> выбора и др. <text:span text:style-name="T586">Тело основной программы </text:span><text:span text:style-name="T589">и</text:span><text:span text:style-name="T586"> любой процедуры или функции </text:span><text:span text:style-name="T587">также </text:span><text:span text:style-name="T586">представляет собой составной блок.</text:span></text:p>
      <text:p text:style-name="Исходный_20_код"><text:span text:style-name="T582">если А &gt; Б то </text:span>чтоТоОдно()<text:line-break/>иначе чтоТоДругое();</text:p>
      <text:p text:style-name="Исходный_20_код"/>
      <text:p text:style-name="P227">если <text:span text:style-name="T583">Ы &lt; </text:span><text:span text:style-name="T584">Я</text:span><text:span text:style-name="T583"> то начало<text:line-break/> <text:s text:c="3"/>чтоТоОдно();<text:line-break/> <text:s text:c="3"/>второе();<text:line-break/> <text:s text:c="3"/>третье();<text:line-break/>конец иначе начало<text:line-break/></text:span><text:soft-page-break/><text:span text:style-name="T583"> <text:s text:c="3"/>чтоТоДругое();<text:line-break/> <text:s text:c="3"/>четвёртое();<text:line-break/> <text:s text:c="3"/>пятое();<text:line-break/>конец;</text:span></text:p>
      <text:p text:style-name="P228">Инструкции в теле составного блока выполняются по порядку <text:span text:style-name="T760">одна за другой</text:span>. Если при выполнении<text:span text:style-name="T588"> </text:span><text:span text:style-name="T1309">некоторой </text:span>инструкции возникло исключение, то следующие <text:span text:style-name="T588">за ней </text:span>инструкции не выполняются, и управление <text:span text:style-name="T600">немедленно </text:span>передаётся в секцию обработки исключений.</text:p>
      <text:p text:style-name="P229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0">исключение</text:span></text:span> или <text:span text:style-name="Source_20_Text"><text:span text:style-name="T800">исключения</text:span></text:span>.</text:p>
      <text:p text:style-name="P230">начало<text:line-break/> <text:s text:c="3"/><text:span text:style-name="T1336">выполнитьОдно</text:span>();<text:line-break/> <text:s text:c="3"/>выполнить<text:span text:style-name="T1336">Второе</text:span>();<text:line-break/> <text:s text:c="3"/><text:span text:style-name="T1336">выполнитьТретье</text:span><text:span text:style-name="T1335">();<text:line-break/></text:span><text:span text:style-name="T578">исключени</text:span><text:span text:style-name="T601">е</text:span><text:span text:style-name="T578"><text:line-break/> <text:s text:c="3"/></text:span><text:span text:style-name="T590">сообщить("Возникла какая-то ошибка!");<text:line-break/></text:span>окончание;</text:p>
      <text:p text:style-name="P232">Если блок не имеет секции обработки исключений, то возникшее исключение всплывает в объемлющий блок, имеющий такую секцию — <text:span text:style-name="T602">в т. ч., возможно, за предел</text:span><text:span text:style-name="T634">ы</text:span><text:span text:style-name="T602"> выполняемой подпрограммы</text:span>. Если такой объемлющий блок <text:span text:style-name="T603">вообще </text:span>отсутствует, то выполнение программы завершается с кодом -1.</text:p>
      <text:p text:style-name="P231">Секция обработки исключений может быть простой или детализированной.</text:p>
      <text:p text:style-name="P231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6">любое </text:span>исключение считается подавленным, <text:span text:style-name="T635">если его всплытие не было возобновлено</text:span>.</text:p>
      <text:p text:style-name="P233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0">бросить</text:span></text:span>.</text:p>
      <text:p text:style-name="P234">Детализированная секция обработки исключений <text:span text:style-name="T604">содержит</text:span> одну или несколько инструкций перехвата исключений <text:span text:style-name="Source_20_Text"><text:span text:style-name="T800">когда.</text:span></text:span><text:span text:style-name="Source_20_Text"><text:span text:style-name="T14">..</text:span></text:span><text:span text:style-name="Source_20_Text"><text:span text:style-name="T800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3">ч</text:span> := <text:span text:style-name="T593">целое("Не число");</text:span><text:line-break/>исключение<text:line-break/> <text:s text:c="3"/><text:span text:style-name="T593">когда ОшибкаКонвертации тогда ч := 0;<text:line-break/> <text:s text:c="3"/>когда люб</text:span><text:span text:style-name="T761">ое</text:span><text:span text:style-name="T593"> тогда сообщить("Какая-то неожиданная ошибка!");</text:span><text:line-break/>конец;</text:p>
      <text:p text:style-name="P237"><text:span text:style-name="T637">Составной б</text:span>лок может заканчиваться секцией гарантированного завершения.</text:p>
      <text:p text:style-name="P235">Если в блоке <text:span text:style-name="T597">есть</text:span> секция <text:span text:style-name="T594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6">Также управление передаётся в эту секцию при выходе из блока инструкциями </text:span><text:span text:style-name="Source_20_Text"><text:span text:style-name="T831">прервать</text:span></text:span><text:span text:style-name="T596">, </text:span><text:span text:style-name="Source_20_Text"><text:span text:style-name="T831">продолжить</text:span></text:span><text:span text:style-name="T596">, </text:span><text:span text:style-name="Source_20_Text"><text:span text:style-name="T831">вернуть</text:span></text:span><text:span text:style-name="T596"> и </text:span><text:span text:style-name="Source_20_Text"><text:span text:style-name="T831">завершить</text:span></text:span><text:span text:style-name="T596">.</text:span></text:p>
      <text:p text:style-name="P236">Секция гарантированного завершения начинается ключевым словом <text:span text:style-name="Source_20_Text"><text:span text:style-name="T800">напоследок</text:span></text:span>. Эта секция должна располагаться в конце блока, после основной секции и секции обработки исключений.</text:p>
      <text:p text:style-name="P240"><text:soft-page-break/><text:span text:style-name="T595">скрытьКурсор();<text:line-break/></text:span>начало<text:line-break/><text:span text:style-name="T595"> <text:s text:c="3"/>чтоТоВыполнить();<text:line-break/></text:span> <text:s text:c="3"/><text:span text:style-name="T595">ещёЧтоТоВыполнить();</text:span></text:p>
      <text:p text:style-name="P245"><text:s text:c="4"/><text:span text:style-name="T598">вернуть 0;</text:span></text:p>
      <text:p text:style-name="P247">исключение</text:p>
      <text:p text:style-name="P245"><text:s text:c="4"/><text:span text:style-name="T638">сообщить(текст_исключения());</text:span><text:line-break/>напоследок<text:line-break/> <text:s text:c="3"/><text:span text:style-name="T595">показатьКурсор();</text:span><text:line-break/>конец;</text:p>
      <text:h text:style-name="Heading_20_3" text:outline-level="3"><text:span text:style-name="T1250">П</text:span>ерехват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24">(т. е., после ключевого слова </text:span><text:span text:style-name="Source_20_Text"><text:span text:style-name="T832">исключение</text:span></text:span><text:span text:style-name="T12">)</text:span><text:span text:style-name="T624"> </text:span>и не может соседствовать в н<text:span text:style-name="T625">ей</text:span> с какими-то <text:span text:style-name="T630">ещё</text:span> инструкциями, кроме <text:span text:style-name="T630">других </text:span>инструкций перехвата.</text:p>
      <text:p text:style-name="P238">Инструкция начинается ключевым словом <text:span text:style-name="Source_20_Text"><text:span text:style-name="T800">когда</text:span></text:span>, за которым следует одно из трёх:</text:p>
      <text:list xml:id="list1079254421" text:style-name="L13">
        <text:list-item>
          <text:p text:style-name="P615"><text:span text:style-name="T1348">о</text:span><text:span text:style-name="T1337">дно или несколько</text:span> имён исключений через запятую;</text:p>
        </text:list-item>
        <text:list-item>
          <text:p text:style-name="P615"><text:span text:style-name="T1348">о</text:span>пределение переменной исключения;</text:p>
        </text:list-item>
        <text:list-item>
          <text:p text:style-name="P615"><text:span text:style-name="T1348">к</text:span>лючевое слово <text:span text:style-name="Source_20_Text"><text:span text:style-name="T800">любое</text:span></text:span> (или <text:span text:style-name="Source_20_Text"><text:span text:style-name="T800">любой</text:span></text:span>, <text:span text:style-name="Source_20_Text"><text:span text:style-name="T800">любая</text:span></text:span>).</text:p>
        </text:list-item>
      </text:list>
      <text:p text:style-name="P239">Далее следует ключевое слово <text:span text:style-name="Source_20_Text"><text:span text:style-name="T800">тогда</text:span></text:span>, а за ним тело инструкции <text:span text:style-name="T610">перехвата</text:span> — ровно одна инструкция <text:span text:style-name="T1338">(в т. ч., возможно, составной блок)</text:span>, <text:span text:style-name="T617">которая будет выполнена в </text:span><text:span text:style-name="T618">том</text:span><text:span text:style-name="T617"> случае, </text:span><text:span text:style-name="T618">если подходящее исключение возникло при выполнении основной секции составного блока</text:span>. </text:p>
      <text:p text:style-name="P239"><text:span text:style-name="T611">Чтобы просто подавить исключение, телом инструкции перехвата может быть инструкция </text:span><text:span text:style-name="Source_20_Text"><text:span text:style-name="T833">ничего</text:span></text:span><text:span text:style-name="T611">. </text:span><text:span text:style-name="T619">Чтобы возобновить всплытие </text:span><text:span text:style-name="T631">перехваченного</text:span><text:span text:style-name="T619"> исключения, используется инструкция </text:span><text:span text:style-name="Source_20_Text"><text:span text:style-name="T834">бросить</text:span></text:span><text:span text:style-name="T619">.</text:span></text:p>
      <text:p text:style-name="P241"><text:span text:style-name="T605">н</text:span>ачало<text:line-break/> <text:s text:c="3"/><text:span text:style-name="T605">выполнитьОдно();<text:line-break/> <text:s text:c="3"/>выполнитьДругое();</text:span><text:line-break/>исключения<text:line-break/> <text:s text:c="3"/><text:span text:style-name="T605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6">Неверный программист.</text:span><text:span text:style-name="T605">");<text:line-break/> <text:s text:c="3"/></text:span><text:span text:style-name="T606">когда </text:span><text:span text:style-name="T607">о</text:span><text:span text:style-name="T606">ш: МояОшибка тогда начало</text:span></text:p>
      <text:p text:style-name="P241"><text:span text:style-name="T606"><text:s text:c="8"/></text:span><text:span text:style-name="T607">о</text:span><text:span text:style-name="T606">ш.текст := </text:span><text:span text:style-name="T607">о</text:span><text:span text:style-name="T606">ш.текст ++ " Не волнуйтесь, так и было задумано! ;)";</text:span></text:p>
      <text:p text:style-name="P241"><text:s text:c="8"/><text:span text:style-name="T606">бросить;</text:span></text:p>
      <text:p text:style-name="P242"><text:s text:c="4"/><text:span text:style-name="T606">конец;</text:span></text:p>
      <text:p text:style-name="P242"><text:s text:c="4"/><text:span text:style-name="T608">когда люб</text:span><text:span text:style-name="T609">ое</text:span><text:span text:style-name="T608"> тогда завершить 100;</text:span><text:line-break/>конец;</text:p>
      <text:p text:style-name="P618"><text:span text:style-name="T762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0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639">Если в инструкции перехвата не объявлена переменная, а перечислены одно или несколько имён исключений, то тело <text:span text:style-name="T633">инструкции</text:span> выполняется при возникновении любого из них. <text:span text:style-name="T632">П</text:span>ри этом <text:span text:style-name="T632">можно</text:span> узнать, какое именно из исключений возникло, <text:span text:style-name="T632">и получить текст сообщения об ошибке вызовом функций </text:span><text:span text:style-name="Source_20_Text"><text:span text:style-name="T835">имя_исключения()</text:span></text:span><text:span text:style-name="T632"> и </text:span><text:span text:style-name="Source_20_Text"><text:span text:style-name="T835">текст_исключения()</text:span></text:span><text:span text:style-name="T632">, но нет возможности</text:span> модифицировать <text:span text:style-name="T632">текст или </text:span>параметры <text:span text:style-name="T632">исключения</text:span>.</text:p>
      <text:p text:style-name="P243">Для <text:span text:style-name="T621">доступа к параметрам исключения нужно объявить переменную — </text:span>указать <text:span text:style-name="T621">её имя </text:span>после ключевого слова <text:span text:style-name="Source_20_Text"><text:span text:style-name="T800">когда</text:span></text:span> и отделить двоеточием от имени исключения. Такая инструкция может перехватывать только од<text:span text:style-name="T622">и</text:span><text:span text:style-name="T623">н</text:span><text:span text:style-name="T622"> вид</text:span> исключени<text:span text:style-name="T622">я</text:span>.</text:p>
      <text:p text:style-name="P244">Переменная представляет собой структуру, которая содержит:</text:p>
      <text:list xml:id="list1115692409" text:style-name="L14">
        <text:list-item>
          <text:p text:style-name="P617"><text:soft-page-break/>Поле <text:span text:style-name="Source_20_Text"><text:span text:style-name="T800">текст</text:span></text:span> строкового типа, содержащее текст сообщения об ошибке;</text:p>
        </text:list-item>
        <text:list-item>
          <text:p text:style-name="P616"><text:span text:style-name="T620">Поля простых типов, соответствующие параметрам </text:span><text:span text:style-name="T626">в определении </text:span><text:span text:style-name="T620">исключения.</text:span></text:p>
        </text:list-item>
      </text:list>
      <text:p text:style-name="Text_20_body">Эти поля получают <text:span text:style-name="T626">свои </text:span>значения при создании исключения <text:span text:style-name="T626">и могут быть изменены </text:span><text:span text:style-name="T627">при его перехвате. Следует иметь в виду, что если текст сообщения </text:span><text:span text:style-name="T956">об ошибке </text:span><text:span text:style-name="T627">содержал спецификаторы вида </text:span><text:span text:style-name="Source_20_Text"><text:span text:style-name="T801">%(</text:span></text:span><text:span text:style-name="Source_20_Text"><text:span text:style-name="T871">имя</text:span></text:span><text:span text:style-name="Source_20_Text"><text:span text:style-name="T801">)</text:span></text:span><text:span text:style-name="T627">, то в момент перехвата поле </text:span><text:span text:style-name="Source_20_Text"><text:span text:style-name="T801">текст</text:span></text:span><text:span text:style-name="T627"> </text:span><text:span text:style-name="T628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3">формированию</text:span><text:span text:style-name="T628"> текста сообщения </text:span><text:span text:style-name="T629">об ошибке; </text:span><text:span text:style-name="T764">для того, чтобы изменить текст сообщения, нужно присвоить новое значение полю </text:span><text:span text:style-name="Source_20_Text"><text:span text:style-name="T802">текст</text:span></text:span><text:span text:style-name="T628">.</text:span></text:p>
      <text:p text:style-name="P337">Модификация <text:span text:style-name="T1349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800">бросить</text:span></text:span>.</text:p>
      <text:h text:style-name="Heading_20_3" text:outline-level="3"><text:span text:style-name="T1251">С</text:span>оздани<text:span text:style-name="T1251">е</text:span> исключения</text:h>
      <text:p text:style-name="P338"><text:span text:style-name="T955">Эта и</text:span>нструкция применяется для того, чтобы прервать последовательно<text:span text:style-name="T1306">сть</text:span> выполнени<text:span text:style-name="T1306">я</text:span> и создать всплывающее исключение.</text:p>
      <text:p text:style-name="P482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47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39"><text:span text:style-name="T1303">Инструкции, следующие </text:span><text:span text:style-name="T1304">после</text:span><text:span text:style-name="T1303"> инструкци</text:span><text:span text:style-name="T1304">и</text:span><text:span text:style-name="T1303"> </text:span><text:span text:style-name="Source_20_Text"><text:span text:style-name="T1303">ошибка</text:span></text:span><text:span text:style-name="T1303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302">завершено</text:span> с кодом -1.</text:p>
      <text:p text:style-name="P343"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0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1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80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3" text:outline-level="3">Воссоздание исключения</text:h>
      <text:p text:style-name="P481">Эта инструкция <text:span text:style-name="T1299">записывается ключевым словом </text:span><text:span text:style-name="Source_20_Text"><text:span text:style-name="T1299">бросить</text:span></text:span><text:span text:style-name="T1299">. Её можно применять только в </text:span><text:span text:style-name="T1344">секции обработки исключений составного блока</text:span><text:span text:style-name="T1299">: она прерывает </text:span><text:span text:style-name="T1300">последовательно</text:span><text:span text:style-name="T1305">сть</text:span><text:span text:style-name="T1300"> выполнени</text:span><text:span text:style-name="T1305">я</text:span><text:span text:style-name="T1300"> и воссоздаёт то же самое исключение, которое </text:span><text:span text:style-name="T1345">привело к передаче управления в </text:span><text:span text:style-name="T1346">данную </text:span><text:span text:style-name="T1345">секцию обработки исключений</text:span><text:span text:style-name="T1300">.</text:span></text:p>
      <text:p text:style-name="P481"><text:span text:style-name="T1301">Инструкции, следующие после инструкции </text:span><text:span text:style-name="Source_20_Text"><text:span text:style-name="T1301">бросить</text:span></text:span><text:span text:style-name="T1301">, не выполняются. Вместо этого управление передаётся в </text:span><text:span text:style-name="T1350">секцию обработки исключений, расположенную в </text:span><text:span text:style-name="T1301">ближайш</text:span><text:span text:style-name="T1350">ем</text:span><text:span text:style-name="T1301"> объемлющ</text:span><text:span text:style-name="T1350">ем</text:span><text:span text:style-name="T1301"> составно</text:span><text:span text:style-name="T1350">м</text:span><text:span text:style-name="T1301"> блок</text:span><text:span text:style-name="T1350">е</text:span><text:span text:style-name="T1301">. </text:span><text:span text:style-name="T1307">Е</text:span><text:span text:style-name="T1301">сли такой блок <text:s/>отсутствует, </text:span><text:span text:style-name="T1307">выполнение </text:span><text:span text:style-name="T1301">программ</text:span><text:span text:style-name="T1307">ы</text:span><text:span text:style-name="T1301"> </text:span><text:span text:style-name="T1307">будет </text:span><text:span text:style-name="T1301">заверш</text:span><text:span text:style-name="T1307">ено</text:span><text:span text:style-name="T1301"> с кодом -1.</text:span></text:p>
      <text:p text:style-name="P483"><text:soft-page-break/>Если параметры исключения или текст сообщения об ошибке были модифицированы в <text:span text:style-name="T1347">секции обработки исключений</text:span>, то исключение будет воссоздано с новыми значениями.</text:p>
      <text:h text:style-name="Heading_20_3" text:outline-level="3"><text:span text:style-name="T1252">У</text:span><text:span text:style-name="T1202">словно</text:span><text:span text:style-name="T1252">е</text:span><text:span text:style-name="T1202"> </text:span>ветвлени<text:span text:style-name="T1252">е</text:span></text:h>
      <text:p text:style-name="P447">Эта инструкция применяется для выполнения тех или иных действий в зависимости от некоторого условия.</text:p>
      <text:p text:style-name="P447">Инструкция начинается ключевым словом <text:span text:style-name="Source_20_Text">если</text:span>, после которого должно быть указано <text:span text:style-name="T1203">условие — </text:span><text:span text:style-name="T1207">значение или </text:span>выражение логического типа. <text:span text:style-name="T1203">Далее следует ключевое слово </text:span><text:span text:style-name="Source_20_Text"><text:span text:style-name="T1203">то</text:span></text:span><text:span text:style-name="T1203">, а за ним — ровно одна инструкция, которая будет выполнена в том случае, если указанное условие имеет истинное значение.</text:span></text:p>
      <text:p text:style-name="P448">Далее может следовать знак «<text:span text:style-name="Source_20_Text">;</text:span>», либо ключевое слово <text:span text:style-name="Source_20_Text">иначе</text:span>, <text:span text:style-name="T1205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9">В обоих случаях ровно одна инструкция может представлять собой составной блок, содержащий сколько угодно инструкций.</text:p>
      <text:p text:style-name="P451"><text:span text:style-name="T1204">н</text:span>ачало<text:line-break/> <text:s text:c="3"/><text:span text:style-name="T1204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208">начало</text:span><text:span text:style-name="T1204"><text:line-break/> <text:s text:c="7"/>вывести("Н больше или равно М");<text:line-break/> <text:s text:c="7"/></text:span><text:span text:style-name="T1208">если Н &gt; М то вывести("Всё-таки больше");</text:span><text:span text:style-name="T1204"><text:line-break/> <text:s text:c="3"/></text:span><text:span text:style-name="T1208">конец;</text:span><text:line-break/>конец;</text:p>
      <text:p text:style-name="Text_20_body">Если требуется <text:span text:style-name="T1206">перебрать несколько условий подряд, то инструкции ветвления можно располагать друг за другом:</text:span></text:p>
      <text:p text:style-name="P452">начало<text:line-break/> <text:s text:c="3"/><text:span text:style-name="T1206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50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50">Во многих подобных случаях будет удобнее воспользоваться инструкцией многовариантного выбора.</text:p>
      <text:h text:style-name="Heading_20_3" text:outline-level="3"><text:span text:style-name="T1253">М</text:span>ноговариантн<text:span text:style-name="T1253">ый</text:span> выбор</text:h>
      <text:p text:style-name="P453">Эта инструкция применяется для выполнения <text:span text:style-name="T1240">тех или иных</text:span> действий в зависимости от выбора значения из нескольких предусмотренных вариантов.</text:p>
      <text:p text:style-name="P453">Инструкция начинается <text:span text:style-name="T1241">ключевым </text:span>словом <text:span text:style-name="Source_20_Text">выбор</text:span>, за которым следует <text:span text:style-name="T1212">ключевое значение — буквальное </text:span>значение или выражение любого простого типа. Далее следует слово <text:span text:style-name="Source_20_Text">из</text:span>, затем тело инструкции <text:span text:style-name="T1310">и</text:span> слово <text:span text:style-name="Source_20_Text">окончание</text:span>.</text:p>
      <text:p text:style-name="P454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16">а</text:span> <text:span text:style-name="T1211">за ним ровно одна инструкция </text:span><text:span text:style-name="T1216">и знак «</text:span><text:span text:style-name="Source_20_Text"><text:span text:style-name="T1216">;</text:span></text:span><text:span text:style-name="T1216">».</text:span><text:span text:style-name="T1211"> </text:span><text:span text:style-name="T1216">Эта инструкция </text:span><text:span text:style-name="T1211">будет выполнена в том случае, если </text:span><text:span text:style-name="T1216">данный</text:span><text:span text:style-name="T1211"> вариант выбора окажется подходящим. </text:span><text:span text:style-name="T1216">Она</text:span><text:span text:style-name="T1213"> может представлять собой составной блок, содержащий сколько угодно инструкций.</text:span></text:p>
      <text:p text:style-name="P455">Перечень подходящих значений может состоять из буквальных значений или выражений, вычислимых на этапе компиляции — т. е., в качестве операндов <text:span text:style-name="T1214">этих </text:span>выражений могут использоваться только буквальные значения и <text:soft-page-break/>константы, а переменные и вызовы функций не допускаются. Типы перечисленных значений должны точно соответствовать типу ключевого значения.</text:p>
      <text:p text:style-name="P455">Вариант выбора считается подходящим, <text:span text:style-name="T1215">если ключевое значение точно совпадает с одним из значений, перечисленных в описателе варианта. Тело инструкции выбора не может содержать нескольких описателей с совпадающими значениями.</text:span></text:p>
      <text:p text:style-name="P456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42">выше </text:span><text:span text:style-name="T1217">не нашлось никакого другого подходящего </text:span><text:span text:style-name="T1218">описателя</text:span>.</text:p>
      <text:p text:style-name="P463"><text:span text:style-name="T1209">программа Пример;</text:span><text:line-break/>переменная<text:line-break/> <text:s text:c="3"/>имя: строка;<text:line-break/><text:span text:style-name="T1209">начало<text:line-break/> <text:s text:c="3"/></text:span><text:span text:style-name="T1268">сообщить</text:span><text:span text:style-name="T1209">("Введите имя: ");<text:line-break/> <text:s text:c="3"/>ввести(имя);</text:span><text:line-break/> <text:s text:c="3"/>выбор <text:span text:style-name="T1209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210">Оля", "</text:span><text:span text:style-name="T1243">Д</text:span><text:span text:style-name="T1210">аша", "Вика</text:span><text:span text:style-name="T1209">": </text:span><text:span text:style-name="T1210">вывести("Узнаю сестрёнку!");<text:line-break/> <text:s text:c="7"/>"</text:span><text:span text:style-name="T1244">Таня</text:span><text:span text:style-name="T1210">": </text:span><text:span text:style-name="T1244">вывести("Привет, Таня :)");</text:span><text:span text:style-name="T1209"><text:line-break/> <text:s text:c="7"/>иначе вывести("Что-то не узнаю...");<text:line-break/> <text:s text:c="3"/>конец;<text:line-break/>окончание.</text:span></text:p>
      <text:p text:style-name="P457"><text:span text:style-name="T195">Примечание:</text:span> следует быть осторожным при использовании этой инструкции с ключевым значением дробного типа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 Использование дробных ключевых значений не запрещено синтаксисом, но настоятельно не рекомендуется.</text:p>
      <text:h text:style-name="Heading_20_3" text:outline-level="3"><text:span text:style-name="T1254">Ц</text:span>икл по счётчику</text:h>
      <text:p text:style-name="P458">Эта инструкция предназначена для выполнения <text:span text:style-name="T1255">одних и тех же</text:span> действий <text:span text:style-name="T1225">несколько раз. Количество повторений (итераций) </text:span><text:span text:style-name="T1232">цикла </text:span><text:span text:style-name="T1225">вычисляется заранее</text:span>.</text:p>
      <text:p text:style-name="P458"><text:span text:style-name="T1219">Инструкция начинается ключевым словом </text:span><text:span text:style-name="Source_20_Text"><text:span text:style-name="T1219">для</text:span></text:span><text:span text:style-name="T1219">, за которым следует имя переменной — счётчика цикла.</text:span> <text:span text:style-name="T1219">Далее следует слово </text:span><text:span text:style-name="Source_20_Text"><text:span text:style-name="T1219">от</text:span></text:span><text:span text:style-name="T1219">, за ним выражение, определяющее начальное значение счётчика, а затем слово </text:span><text:span text:style-name="Source_20_Text"><text:span text:style-name="T1219">до</text:span></text:span><text:span text:style-name="T1219"> и выражение, определяющее конечное значение счётчика. </text:span><text:span text:style-name="T1220">После этого следует слово </text:span><text:span text:style-name="Source_20_Text"><text:span text:style-name="T1220">цикл</text:span></text:span><text:span text:style-name="T1220"> </text:span><text:span text:style-name="T1312">и</text:span><text:span text:style-name="T1220"> ровно одна инструкция, составляющая тело цикла. </text:span><text:span text:style-name="T1223">Тело цикла</text:span><text:span text:style-name="T1221"> может </text:span><text:span text:style-name="T1311">быть</text:span><text:span text:style-name="T1221"> составн</text:span><text:span text:style-name="T1311">ым</text:span><text:span text:style-name="T1221"> блок</text:span><text:span text:style-name="T1311">ом</text:span><text:span text:style-name="T1221">, содержащи</text:span><text:span text:style-name="T1311">м</text:span><text:span text:style-name="T1221"> сколько угодно инструкций. </text:span><text:span text:style-name="T1226">Перед словом </text:span><text:span text:style-name="Source_20_Text"><text:span text:style-name="T1226">цикл</text:span></text:span><text:span text:style-name="T1226"> допускается слово </text:span><text:span text:style-name="Source_20_Text"><text:span text:style-name="T1226">обратный</text:span></text:span><text:span text:style-name="T1226">.</text:span></text:p>
      <text:p text:style-name="P459"><text:span text:style-name="T1235">Счётчиком цикла может быть</text:span> только локальная переменная целого типа — <text:span text:style-name="T1224">она должна быть объявлена в разделе определений той программы или подпрограммы, в теле которой выполняется цикл. В</text:span><text:span text:style-name="T1222">ыражения начального и конечного значения </text:span><text:span text:style-name="T1225">счётчика </text:span><text:span text:style-name="T1222">также должны возвращать целое</text:span>. <text:span text:style-name="T1222">Значения этих выражений вычисляются один раз перед первой итерацией цикла. </text:span><text:span text:style-name="T1236">И</text:span><text:span text:style-name="T1222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64"><text:span text:style-name="T1225">п</text:span>рограмма Пример;<text:line-break/><text:span text:style-name="T1225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33">до 0 обратный </text:span><text:span text:style-name="T1225">цикл начало</text:span></text:p>
      <text:p text:style-name="P464"><text:soft-page-break/><text:span text:style-name="T1225"><text:s text:c="8"/>цвет</text:span><text:span text:style-name="T1234">Фона</text:span><text:span text:style-name="T1225">(цвета[ц]);<text:line-break/> <text:s text:c="7"/>вывести("Цв", строка(ц));<text:line-break/> <text:s text:c="3"/>конец;<text:line-break/>окончание.</text:span></text:p>
      <text:p text:style-name="P460">Перед первой итерацией счётчику цикла присваивается начальное значение. <text:span text:style-name="T1237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60">Значение переменной-счётчика цикла можно менять в теле цикла, но это не приведёт изменению количества итераций. <text:span text:style-name="T1238">Переменная-с</text:span>чётчик сохранит присвоенное е<text:span text:style-name="T1238">й</text:span> значение до конца текущей итерации, после чего е<text:span text:style-name="T1238">й</text:span> будет присвоено <text:span text:style-name="T1227">следующее заранее вычисленное значение, так что на входе в следующую итерацию </text:span><text:span text:style-name="T1239">цикла </text:span><text:span text:style-name="T1227">счётчик будет иметь значение на 1 большее, чем на входе в </text:span><text:span text:style-name="T1228">нынешнюю</text:span><text:span text:style-name="T1227">.</text:span></text:p>
      <text:p text:style-name="P461">Если начальное значение счётчика больше конечного, тело цикла не будет выполнено ни <text:span text:style-name="T1229">разу</text:span>.</text:p>
      <text:p text:style-name="P461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65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30">при том условии, что счётчик </text:span><text:span text:style-name="T1231">ещё </text:span><text:span text:style-name="T1230">не </text:span><text:span text:style-name="T1245">равен</text:span><text:span text:style-name="T1230"> конечно</text:span><text:span text:style-name="T1245">му</text:span><text:span text:style-name="T1230"> значени</text:span><text:span text:style-name="T1245">ю</text:span>.</text:p>
      <text:h text:style-name="Heading_20_3" text:outline-level="3">Цикл по набору <text:span text:style-name="T1255">данных</text:span></text:h>
      <text:p text:style-name="P467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65">набора </text:span><text:span text:style-name="T1281">данных</text:span><text:span text:style-name="T1265"> </text:span>является каждый символ в строке.</text:p>
      <text:p text:style-name="P468">Инструкция начинается ключевыми словами <text:span text:style-name="Source_20_Text">для каждого</text:span>, за которыми следует имя переменной-<text:span text:style-name="T1283">итератора</text:span>. <text:span text:style-name="T1283">П</text:span>еременная-<text:span text:style-name="T1283">итератор</text:span> должна быть объявлена в локальной области видимости — т. е., <text:span text:style-name="T1224">в разделе определений той программы или подпрограммы, в теле которой выполняется цикл.</text:span></text:p>
      <text:p text:style-name="P469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84">стартовую </text:span><text:span text:style-name="T1264">позицию </text:span><text:span text:style-name="T1284">итератора</text:span><text:span text:style-name="T1264"> в наборе данных</text:span>.</text:p>
      <text:p text:style-name="P469">Затем следует слово <text:span text:style-name="Source_20_Text">цикл</text:span> <text:span text:style-name="T1313">и </text:span>ровно одна инструкция, составляющая тело цикла. <text:span text:style-name="T1223">Тело цикла</text:span><text:span text:style-name="T1221"> может </text:span><text:span text:style-name="T1313">быть </text:span><text:span text:style-name="T1221">составн</text:span><text:span text:style-name="T1313">ым</text:span><text:span text:style-name="T1221"> блок</text:span><text:span text:style-name="T1313">ом</text:span><text:span text:style-name="T1221">, содержащи</text:span><text:span text:style-name="T1314">м</text:span><text:span text:style-name="T1221"> сколько угодно инструкций. </text:span><text:span text:style-name="T1226">Перед словом </text:span><text:span text:style-name="Source_20_Text"><text:span text:style-name="T1226">цикл</text:span></text:span><text:span text:style-name="T1226"> допускается слово </text:span><text:span text:style-name="Source_20_Text"><text:span text:style-name="T1226">обратный</text:span></text:span><text:span text:style-name="T1226">.</text:span></text:p>
      <text:p text:style-name="P470">Для массивов и строк <text:span text:style-name="T1285">итератор</text:span> долж<text:span text:style-name="T1289">е</text:span>н быть цело<text:span text:style-name="T1288">численного</text:span><text:span text:style-name="T1287"> типа</text:span>. <text:span text:style-name="T1260">Для массива он </text:span>означает индекс элемента <text:span text:style-name="T1260">в массиве, а для строки — номер байта в строке, с которого начинается очередной символ</text:span>. <text:span text:style-name="T1262">Байты в строке и элементы в массиве нумеруются начиная с нуля.</text:span></text:p>
      <text:p text:style-name="P470">Для словарей тип <text:span text:style-name="T1286">итератора</text:span> должен точно соответствовать типу ключа словаря — при каждой итерации цикла этой переменной присваивается <text:span text:style-name="T1261">очередное</text:span> значение ключа.</text:p>
      <text:p text:style-name="P472"><text:span text:style-name="T1258">программа ЦиклПоСтроке;</text:span><text:line-break/>переменн<text:span text:style-name="T1266">ые</text:span><text:line-break/><text:span text:style-name="T1256"> <text:s text:c="3"/></text:span><text:span text:style-name="T1263">б</text:span><text:span text:style-name="T1256">: целое;<text:line-break/></text:span> <text:s text:c="3"/><text:span text:style-name="T1256">с: строка;<text:line-break/> <text:s text:c="3"/>смв: символ;<text:line-break/></text:span>начало<text:line-break/> <text:s text:c="3"/><text:span text:style-name="T1269">сообщить</text:span><text:span text:style-name="T1258">("Введите строку: ");<text:line-break/> <text:s text:c="3"/>ввести(с);</text:span><text:line-break/> <text:s text:c="3"/><text:span text:style-name="T1256">для каждого </text:span><text:span text:style-name="T1263">б</text:span><text:span text:style-name="T1256"> из с цикл начало<text:line-break/></text:span><text:soft-page-break/><text:span text:style-name="T1256"> <text:s text:c="7"/></text:span><text:span text:style-name="T1257">смв := симв(</text:span><text:span text:style-name="T1258">с, </text:span><text:span text:style-name="T1263">б</text:span><text:span text:style-name="T1257">);<text:line-break/> <text:s text:c="7"/></text:span><text:span text:style-name="T1258">вывести(</text:span><text:span text:style-name="T1263">б</text:span><text:span text:style-name="T1258">, ": ", смв, НС);</text:span><text:span text:style-name="T1257"><text:line-break/></text:span><text:span text:style-name="T1256"> <text:s text:c="3"/></text:span><text:span text:style-name="T1259">конец</text:span><text:span text:style-name="T1256">;</text:span><text:line-break/><text:span text:style-name="T1259">окончание.</text:span></text:p>
      <text:p text:style-name="P472"/>
      <text:p text:style-name="P473">программа ЦиклПоМассиву;<text:line-break/>переменные<text:line-break/> <text:s text:c="3"/>м: массив строк;<text:line-break/> <text:s text:c="3"/>кво, и: целое;<text:line-break/>начало<text:line-break/> <text:s text:c="3"/><text:span text:style-name="T1270">сообщить</text:span>("Введите количество: ");<text:line-break/> <text:s text:c="3"/>ввести(кво);<text:line-break/> <text:s text:c="3"/><text:span text:style-name="T1271">длина(м, кво);</text:span><text:line-break/> <text:s text:c="3"/>для <text:span text:style-name="T1271">каждого и из м</text:span> цикл начало<text:line-break/> <text:s text:c="7"/><text:span text:style-name="T1271">сообщить("Введите элемент ", и, ": ");<text:line-break/> <text:s text:c="7"/></text:span><text:span text:style-name="T1272">ввести(м[и]);</text:span><text:line-break/> <text:s text:c="3"/>конец;<text:line-break/> <text:s text:c="3"/><text:span text:style-name="T1273">сообщить("Значения в обратном порядке:", </text:span><text:span text:style-name="T1274">НС</text:span><text:span text:style-name="T1273">);<text:line-break/> <text:s text:c="3"/>для каждого и из м обратный цикл вывести(м[и], НС);</text:span><text:line-break/>окончание.</text:p>
      <text:p text:style-name="P473"/>
      <text:p text:style-name="P474">программа ЦиклПоСловарю;</text:p>
      <text:p text:style-name="P474">переменные</text:p>
      <text:p text:style-name="P474"><text:s text:c="4"/>с: строка;</text:p>
      <text:p text:style-name="P474"><text:s text:c="4"/>сл: словарь строк ключ строка;</text:p>
      <text:p text:style-name="P474">начало</text:p>
      <text:p text:style-name="P474"><text:s text:c="4"/>сл["Иванов"] := "Иванов Иван Иванович";</text:p>
      <text:p text:style-name="P474"><text:s text:c="4"/>сл["Петров"] := "Петров Пётр Петрович";</text:p>
      <text:p text:style-name="P474"><text:s text:c="4"/>сл["Сидоров"] := "Сидоров Сидор Сидорович";</text:p>
      <text:p text:style-name="P474"><text:s text:c="4"/>сл["Николаев"] := "Николаев Николай Николаевич";</text:p>
      <text:p text:style-name="P474"><text:s text:c="4"/>сл["Захаров"] := "Захаров Захар Захарович";</text:p>
      <text:p text:style-name="P474"><text:s text:c="4"/>для каждой с из сл от "Н" цикл вывести(сл[с], НС);</text:p>
      <text:p text:style-name="P474">окончание.</text:p>
      <text:p text:style-name="P471">Выражение, следующее за ключевым словом <text:span text:style-name="Source_20_Text">от</text:span>, определяет тот элемент набора данных, <text:span text:style-name="T1279">с</text:span> которого начнётся цикл. <text:span text:style-name="T1292">Тип значения этого выражения должен точно соответствовать типу переменной-итератора.</text:span></text:p>
      <text:list xml:id="list2860250208" text:style-name="L15">
        <text:list-item>
          <text:p text:style-name="P619">Для строки эта возможность не реализована в нынешней версии языка.</text:p>
        </text:list-item>
        <text:list-item>
          <text:p text:style-name="P619">Для массива — выражение должно возвращать целое число, <text:span text:style-name="T1276">означающее</text:span> индекс элемента массива, с которого начнётся цикл.</text:p>
        </text:list-item>
        <text:list-item>
          <text:p text:style-name="P619"><text:span text:style-name="T1275">Если </text:span><text:span text:style-name="T1290">в словаре есть ключ, равный значению выражения</text:span><text:span text:style-name="T1275">, то цикл начнётся с этого </text:span><text:span text:style-name="T1282">ключа</text:span><text:span text:style-name="T1275">. Если </text:span><text:span text:style-name="T1291">такого ключа </text:span><text:span text:style-name="T1275">нет, </text:span><text:span text:style-name="T1278">то </text:span><text:span text:style-name="T1275">цикл начнётся с ближайшего следующего значения ключа: </text:span><text:span text:style-name="T1277">прямой цикл с ближайшего большего значения, а обратный цикл с ближайшего меньшего значения</text:span><text:span text:style-name="T1275">.</text:span></text:p>
        </text:list-item>
      </text:list>
      <text:p text:style-name="P462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3047544067" text:style-name="L16">
        <text:list-item>
          <text:p text:style-name="P620">Для строки — символы перебираются от конца строки к началу.</text:p>
        </text:list-item>
        <text:list-item>
          <text:p text:style-name="P620">Для массива — элементы перебираются от последнего к первому. </text:p>
        </text:list-item>
        <text:list-item>
          <text:p text:style-name="P620">Для словаря — ключи перебираются в порядке убывания.</text:p>
        </text:list-item>
      </text:list>
      <text:p text:style-name="P640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30">при том условии, что </text:span><text:span text:style-name="T1280">цикл ещё не дошёл до конца набора данных</text:span>.</text:p>
      <text:p text:style-name="P641"><text:span text:style-name="T195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3" text:outline-level="3"><text:soft-page-break/>Цикл с условием</text:h>
      <text:p text:style-name="P475">В Клаусе есть две разновидности условного цикла: цикл с предусловием и цикл с постусловием.</text:p>
      <text:p text:style-name="P475">Цикл с предусловием начинается ключевым словом <text:span text:style-name="Source_20_Text">пока</text:span>, за которым следует <text:span text:style-name="T1293">выражение логического типа, слово </text:span><text:span text:style-name="Source_20_Text"><text:span text:style-name="T1293">цикл</text:span></text:span><text:span text:style-name="T1293">, тело цикла и знак «</text:span><text:span text:style-name="Source_20_Text"><text:span text:style-name="T1293">;</text:span></text:span><text:span text:style-name="T1293">».</text:span></text:p>
      <text:p text:style-name="P476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7"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94">п</text:span>еременная<text:line-break/> <text:s text:c="3"/><text:span text:style-name="T1294">д: дробное = 0;</text:span><text:line-break/>начало<text:line-break/> <text:s text:c="3"/><text:span text:style-name="T1294">пока д &lt; 10 цикл д += 1.5;<text:line-break/> <text:s text:c="3"/>цикл д -= 1.2 пока д &gt;= 0;</text:span><text:line-break/>окончание.</text:p>
      <text:p text:style-name="P478"><text:span text:style-name="T1296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95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9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6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97">переходит к следующей проверке условия, после которой цикл либо продолжается, либо завершается</text:span>.</text:p>
      <text:h text:style-name="Heading_20_3" text:outline-level="3">Прерывание цикла</text:h>
      <text:p text:style-name="P488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20">немедленно </text:span>передаётся к <text:span text:style-name="T1318">ближайшей </text:span>следующей инструкции после цикла.</text:p>
      <text:p text:style-name="P490">Если в теле цикла есть составной блок, <text:span text:style-name="T1351">имеющий</text:span> секцию <text:span text:style-name="Source_20_Text">напоследок</text:span>, <text:span text:style-name="T1351">и в этом блоке</text:span> была <text:span text:style-name="T1321">выполнена</text:span> инструкция <text:span text:style-name="Source_20_Text">прервать</text:span>, то инструкции в секции <text:span text:style-name="Source_20_Text"><text:span text:style-name="T1319">напоследок</text:span></text:span><text:span text:style-name="T1319"> </text:span>будут выполнены перед выходом из цикла.</text:p>
      <text:h text:style-name="P509" text:outline-level="3">Прерывание <text:span text:style-name="T1322">итерации </text:span>цикла</text:h>
      <text:p text:style-name="P489">Эта инструкция записывается ключевым словом <text:span text:style-name="Source_20_Text"><text:span text:style-name="T1322">продолжить</text:span></text:span>. Она прерывает выполнение <text:span text:style-name="T1322">текущей итерации </text:span>цикла: инструкции в теле цикла, следующие после неё, не выполняются, и <text:span text:style-name="T1323">либо немедленно начинается следующая итерация, либо цикл завершается</text:span>.</text:p>
      <text:p text:style-name="P491">Если в теле цикла есть составной блок, <text:span text:style-name="T1352">имеющий</text:span> секцию <text:span text:style-name="Source_20_Text">напоследок</text:span>, <text:span text:style-name="T1352">и в этом блоке</text:span> была <text:span text:style-name="T1321">выполнена</text:span> инструкция <text:span text:style-name="Source_20_Text"><text:span text:style-name="T1324">продолжить</text:span></text:span>, то инструкции в секции <text:span text:style-name="Source_20_Text"><text:span text:style-name="T1319">напоследок</text:span></text:span><text:span text:style-name="T1319"> </text:span>будут выполнены перед <text:span text:style-name="T1325">завершением итерации</text:span>.</text:p>
      <text:h text:style-name="Heading_20_2" text:outline-level="2">Стандартная библиотека</text:h>
      <text:h text:style-name="P510" text:outline-level="3"><text:span text:style-name="T692">Базовый в</text:span>вод-вывод</text:h>
      <text:p text:style-name="P288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<text:soft-page-break/>Константы</text:h>
      <text:p text:style-name="Исходный_20_код">константы<text:line-break/> <text:s text:c="3"/>НС = ""№0Д№0А; // новая строка<text:line-break/> <text:s text:c="3"/><text:span text:style-name="T687">Таб = №09; <text:s text:c="4"/>// символ табуляции</text:span></text:p>
      <text:h text:style-name="Heading_20_4" text:outline-level="4">Процедура вывести()</text:h>
      <text:p text:style-name="P109"><text:span text:style-name="T275">п</text:span>роцедура вывести(<text:span text:style-name="T279">вх </text:span>арг0, арг1, арг2, ...);</text:p>
      <text:p text:style-name="P85">Выводит значения, переданные в параметрах, в стандартный поток вывода. <text:span text:style-name="T282">По умолчанию поток вывода направлен на экран терминала, но он может быть переназначен средствами операционной системы </text:span><text:span text:style-name="T283">при запуске программы</text:span><text:span text:style-name="T282">.</text:span></text:p>
      <text:p text:style-name="P85"><text:span text:style-name="T281">Допускает любое количество </text:span><text:span text:style-name="T765">параметров</text:span><text:span text:style-name="T281"> простых типов. </text:span>Перед записью в поток значения <text:span text:style-name="T766">параметров</text:span><text:span text:style-name="T350"> </text:span>преобразуются в строк<text:span text:style-name="T446">овые</text:span> прямым приведением типа.</text:p>
      <text:p text:style-name="P88">При ошибках может вызывать исключение <text:span text:style-name="Source_20_Text"><text:span text:style-name="T800">ОшибкаВводаВывода</text:span></text:span>.</text:p>
      <text:p text:style-name="P87"><text:span text:style-name="T195">Примечание:</text:span> для перевода строки нужно передать в параметре символ LF (<text:span text:style-name="Source_20_Text">№0</text:span><text:span text:style-name="Source_20_Text"><text:span text:style-name="T881">А</text:span></text:span>) или константу <text:span text:style-name="Source_20_Text"><text:span text:style-name="T800">НС</text:span></text:span>.</text:p>
      <text:h text:style-name="Heading_20_4" text:outline-level="4">Процедура сообщить()</text:h>
      <text:p text:style-name="P84">процедура <text:span text:style-name="T278">сообщить</text:span>(<text:span text:style-name="T279">вх </text:span>арг0, арг1, арг2, ...);</text:p>
      <text:p text:style-name="P83">Выводит значения, переданные в параметрах, в стандартный поток <text:span text:style-name="T277">сообщений об ошибках</text:span>. <text:span text:style-name="T277">По умолчанию этот </text:span><text:span text:style-name="T482">направлен на экран терминала</text:span><text:span text:style-name="T277">, но может быть переназначен средствами операционной системы при запуске программы.</text:span></text:p>
      <text:p text:style-name="P83"><text:span text:style-name="T281">Допускает любое количество </text:span><text:span text:style-name="T767">параметров</text:span><text:span text:style-name="T281"> простых типов. </text:span>Перед записью в поток значения <text:span text:style-name="T767">параметров</text:span><text:span text:style-name="T349"> </text:span>преобразуются в строк<text:span text:style-name="T445">овые</text:span> прямым приведением типа.</text:p>
      <text:p text:style-name="P89">При ошибках может вызывать исключение <text:span text:style-name="Source_20_Text"><text:span text:style-name="T800">ОшибкаВводаВывода</text:span></text:span>.</text:p>
      <text:p text:style-name="P91"><text:span text:style-name="T196">Примечание:</text:span><text:span text:style-name="T276"> для перевода строки нужно передать в параметре символ LF (</text:span><text:span text:style-name="Source_20_Text"><text:span text:style-name="T276">№0</text:span></text:span><text:span text:style-name="Source_20_Text"><text:span text:style-name="T881">А</text:span></text:span><text:span text:style-name="T276">) или константу </text:span><text:span text:style-name="Source_20_Text"><text:span text:style-name="T836">НС</text:span></text:span><text:span text:style-name="T276">.</text:span></text:p>
      <text:h text:style-name="P523" text:outline-level="4">Функция <text:span text:style-name="T444">ввести</text:span>()</text:h>
      <text:p text:style-name="P86"><text:span text:style-name="T280">функция</text:span> <text:span text:style-name="T444">ввести</text:span>(<text:span text:style-name="T285">вых </text:span>арг0, арг1, арг2, ...): <text:span text:style-name="T306">целое;</text:span></text:p>
      <text:p text:style-name="P90">Читает значения переданных <text:span text:style-name="T768">параметров</text:span> из стандартного потока ввода <text:span text:style-name="T281">и возвращает количество прочитанных значений</text:span>. <text:s/><text:span text:style-name="T284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0"><text:span text:style-name="T281">Допускает любое количество </text:span><text:span text:style-name="T769">параметров</text:span><text:span text:style-name="T281"> простых типов. </text:span><text:span text:style-name="T292">С</text:span>читывает из потока все символы до ближайшего <text:span text:style-name="T526">символа окончания</text:span> строки (<text:span text:style-name="Source_20_Text">№0</text:span><text:span text:style-name="Source_20_Text"><text:span text:style-name="T881">А</text:span></text:span>, <text:span text:style-name="Source_20_Text"><text:span text:style-name="T526">№0</text:span></text:span><text:span text:style-name="Source_20_Text"><text:span text:style-name="T880">Д</text:span></text:span><text:span text:style-name="T526"> или </text:span><text:span text:style-name="Source_20_Text"><text:span text:style-name="T527">№1</text:span></text:span><text:span text:style-name="Source_20_Text"><text:span text:style-name="T881">А</text:span></text:span>), <text:span text:style-name="T437">выбирает значения из полученной строки и по порядку присваивает их переданным </text:span><text:span text:style-name="T770">параметрам</text:span><text:span text:style-name="T437">.</text:span> <text:span text:style-name="T437">В</text:span><text:span text:style-name="T433">ыполняет следующие действия, в</text:span> зависимости от типа переданного <text:span text:style-name="T771">параметра</text:span>:</text:p>
      <text:list xml:id="list2269726993" text:style-name="L17">
        <text:list-item>
          <text:p text:style-name="P621"><text:span text:style-name="T2">Символ.</text:span><text:span text:style-name="T432"> </text:span><text:span text:style-name="T434">Выбирает следующий символ из прочитанной строки</text:span><text:span text:style-name="T296">, </text:span><text:span text:style-name="T297">конвертирует его в кодпойнт </text:span><text:span text:style-name="T298">Unicode</text:span><text:span text:style-name="T296"> </text:span><text:span text:style-name="T285">и присваивает </text:span><text:span text:style-name="T772">параметру</text:span><text:span text:style-name="T285">. </text:span><text:span text:style-name="T287">Символ </text:span><text:span text:style-name="T528">окончания строки</text:span><text:span text:style-name="T287"> считывается из потока, но не попадает в возвращаемое значение </text:span><text:span text:style-name="T772">параметра</text:span><text:span text:style-name="T287">.</text:span></text:p>
        </text:list-item>
        <text:list-item>
          <text:p text:style-name="P622"><text:span text:style-name="T1">Строка.</text:span> <text:span text:style-name="T435">П</text:span><text:span text:style-name="T299">рисваивает </text:span><text:span text:style-name="T773">параметру</text:span><text:span text:style-name="T299"> </text:span><text:span text:style-name="T438">всю оставшуюся строку </text:span>и возвращает управление. <text:span text:style-name="T287">Символ </text:span><text:span text:style-name="T535">окончания строки</text:span><text:span text:style-name="T287"> считывается из потока, но не попадает в возвращаемое значение </text:span><text:span text:style-name="T774">параметра</text:span><text:span text:style-name="T287">. </text:span>Все <text:span text:style-name="T774">параметры</text:span>, <text:soft-page-break/>следующие за строковым <text:span text:style-name="T774">параметром</text:span>, остаются непрочитанными — <text:span text:style-name="T286">т. е., </text:span><text:span text:style-name="T300">получают</text:span><text:span text:style-name="T286"> нулевые начальные значения</text:span>.</text:p>
        </text:list-item>
        <text:list-item>
          <text:p text:style-name="P623"><text:span text:style-name="T1">Другие типы.</text:span> <text:span text:style-name="T439">Пропускает пробел</text:span><text:span text:style-name="T442">ы</text:span><text:span text:style-name="T439"> и табуляции </text:span><text:span text:style-name="T288">(</text:span><text:span text:style-name="Source_20_Text"><text:span text:style-name="T288">№20</text:span></text:span><text:span text:style-name="T288">, </text:span><text:span text:style-name="Source_20_Text"><text:span text:style-name="T289">№09</text:span></text:span><text:span text:style-name="T288">), </text:span><text:span text:style-name="T439">считывает часть строки до ближайшего пробела или табуляции</text:span><text:span text:style-name="T288"> </text:span><text:span text:style-name="T289">и приводит </text:span><text:span text:style-name="T439">полученный текст</text:span><text:span text:style-name="T289"> к типу данных соответствующего </text:span><text:span text:style-name="T436">по порядку </text:span><text:span text:style-name="T775">параметра</text:span><text:span text:style-name="T289">. </text:span><text:span text:style-name="T290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9">Если в строке, полученной из потока, оказалось меньше </text:span><text:span text:style-name="T440">данных</text:span><text:span text:style-name="T289">, чем </text:span><text:span text:style-name="T441">нужно для заполнения всех </text:span><text:span text:style-name="T289">передан</text:span><text:span text:style-name="T441">ных</text:span><text:span text:style-name="T289"> </text:span><text:span text:style-name="T776">параметров</text:span><text:span text:style-name="T289">, </text:span><text:span text:style-name="T291">то оставшиеся </text:span><text:span text:style-name="T777">параметры</text:span><text:span text:style-name="T291"> </text:span><text:span text:style-name="T304">не </text:span><text:span text:style-name="T291">будут прочитаны и получат нулевые начальные значения. Если в строке больше </text:span><text:span text:style-name="T443">данных</text:span><text:span text:style-name="T291">, чем передано </text:span><text:span text:style-name="T778">параметров</text:span><text:span text:style-name="T291">, то оставшаяся часть строки будет отброшена.</text:span></text:p>
      <text:p text:style-name="P92">Функция возвращает количество фактически прочитанных <text:span text:style-name="T779">значений</text:span>. При ошибках <text:span text:style-name="T293">преобразования</text:span> <text:span text:style-name="T293">значений из </text:span><text:span text:style-name="T302">их </text:span><text:span text:style-name="T294">текст</text:span><text:span text:style-name="T301">овых представлений</text:span><text:span text:style-name="T294"> </text:span>создаётся исключение <text:span text:style-name="Source_20_Text"><text:span text:style-name="T800">ОшибкаКонвертации</text:span></text:span>, при ошибках чтения — исключение <text:span text:style-name="Source_20_Text"><text:span text:style-name="T800">ОшибкаВводаВывода</text:span></text:span>.</text:p>
      <text:p text:style-name="P204"><text:span text:style-name="T195">Примечание </text:span><text:span text:style-name="T197">1</text:span><text:span text:style-name="T195">:</text:span> чтение и запись значений моментов может быть взаимно <text:span text:style-name="T312">не</text:span>однозначн<text:span text:style-name="T305">а</text:span>, т. к. при приведении момента к строке текстов<text:span text:style-name="T303">ы</text:span>е представлени<text:span text:style-name="T303">я</text:span> даты и времени разделяются пробелом. Это может приводить к необходимости считывать момент в два <text:span text:style-name="T780">параметра</text:span>, расположенных друг за другом — <text:span text:style-name="T295">сначала дату, затем время — и</text:span> складывать <text:span text:style-name="T313">полученные</text:span> значения.</text:p>
      <text:p text:style-name="P209"><text:span text:style-name="T195">Примечание 2:</text:span> не рекомендуется использовать эту функцию в сквозном режиме терминала, <text:span text:style-name="T529">т. к. её поведение в этом режиме может быть неочевидным</text:span>.</text:p>
      <text:h text:style-name="Heading_20_4" text:outline-level="4">Функция прочестьСимвол()</text:h>
      <text:p text:style-name="Исходный_20_код">функция прочестьСимвол: символ;</text:p>
      <text:p text:style-name="P205">Читает один символ из стандартного потока ввода и возвращает прочитанный символ.</text:p>
      <text:p text:style-name="P205"><text:span text:style-name="T519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9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7">прочестьСимвол()</text:span></text:span><text:span text:style-name="T519"> выполняются немедленно. </text:span><text:span text:style-name="T520">В том числе функция читает из потока и возвращает символ </text:span><text:span text:style-name="Source_20_Text"><text:span text:style-name="T520">№0</text:span></text:span><text:span text:style-name="Source_20_Text"><text:span text:style-name="T531">A</text:span></text:span><text:span text:style-name="T520">, соответствующий нажатию клавиши </text:span><text:span text:style-name="T15">Enter</text:span><text:span text:style-name="T520">, </text:span><text:span text:style-name="T530">а также </text:span><text:span text:style-name="T534">любые другие управляющие </text:span><text:span text:style-name="T530">символы </text:span><text:span text:style-name="T534">(если терминал отправляет их в поток)</text:span><text:span text:style-name="T520">.</text:span></text:p>
      <text:p text:style-name="P206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2">В этом режиме при нажатии </text:span><text:span text:style-name="T16">Enter</text:span><text:span text:style-name="T532"> функция </text:span><text:span text:style-name="T533">вернёт символ </text:span><text:span text:style-name="Source_20_Text"><text:span text:style-name="T533">№0D</text:span></text:span><text:span text:style-name="T533">.</text:span></text:p>
      <text:p text:style-name="P207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4" text:outline-level="4">Функция есть<text:span text:style-name="T592">Символ</text:span>()</text:h>
      <text:p text:style-name="Исходный_20_код">функция есть<text:span text:style-name="T592">Символ</text:span>: логическое;</text:p>
      <text:p text:style-name="P208">Возвращает истинное значение, если в потоке ввода есть <text:span text:style-name="T524">непрочитанные </text:span>данные. <text:span text:style-name="T521">В этом случае функци</text:span><text:span text:style-name="T522">я</text:span><text:span text:style-name="T521"> </text:span><text:span text:style-name="Source_20_Text"><text:span text:style-name="T838">прочестьСимвол()</text:span></text:span><text:span text:style-name="T521"> не ожида</text:span><text:span text:style-name="T523">е</text:span><text:span text:style-name="T521">т ввода от пользователя, а немедленно возвраща</text:span><text:span text:style-name="T525">е</text:span><text:span text:style-name="T521">т </text:span><text:span text:style-name="T525">следующий символ</text:span><text:span text:style-name="T521"> из потока.</text:span></text:p>
      <text:h text:style-name="P511" text:outline-level="3"><text:soft-page-break/><text:span text:style-name="T515">Управление</text:span> терминалом</text:h>
      <text:p text:style-name="P186">Функции <text:span text:style-name="T515">управления</text:span> терминалом реализованы путём выдачи <text:span text:style-name="T495">ESC-</text:span>последовательностей <text:span text:style-name="T511">в стандартный поток вывода </text:span><text:span text:style-name="T512">или поток сообщений </text:span><text:span text:style-name="T516">об ошибках</text:span>, в соответствии со стандартом ECMA-<text:span text:style-name="T495">48. </text:span><text:span text:style-name="T753">Эти функции могут не работать или о</text:span><text:span text:style-name="T495">собенности </text:span><text:span text:style-name="T753">их </text:span><text:span text:style-name="T495">работы могут </text:span><text:span text:style-name="T754">раз</text:span><text:span text:style-name="T495">личаться в зависимости от реализации терминала, используемого для запуска программы.</text:span></text:p>
      <text:h text:style-name="P524" text:outline-level="4">Константы</text:h>
      <text:p text:style-name="P318"><text:span text:style-name="T783">к</text:span><text:span text:style-name="T751">онстанты<text:line-break/> <text:s text:c="3"/>// </text:span><text:span text:style-name="T782">Идентификаторы стандартных потоков<text:line-break/> <text:s text:c="3"/></text:span><text:span text:style-name="T784">идС</text:span><text:span text:style-name="T782">тдВывод = 1;<text:line-break/> <text:s text:c="3"/></text:span><text:span text:style-name="T784">идС</text:span><text:span text:style-name="T782">тдСообщ = 2;</text:span><text:span text:style-name="T751"><text:line-break/> <text:s text:c="3"/>// </text:span><text:span text:style-name="T781">Режимы терминала<text:line-break/> <text:s text:c="3"/>трКанон = нет;<text:line-break/> <text:s text:c="3"/>трСквозной = да;</text:span></text:p>
      <text:p text:style-name="P318"><text:span text:style-name="T783">константы</text:span><text:span text:style-name="T781"><text:line-break/></text:span> <text:s text:c="3"/>// <text:span text:style-name="T781">Стили шрифта</text:span><text:line-break/> <text:s text:c="3"/><text:span text:style-name="T751">стшЖирный <text:s/>= </text:span>1; // жирный шрифт<text:line-break/> <text:s text:c="3"/><text:span text:style-name="T751">стшКурсив <text:s/>= </text:span>2; // курсив<text:line-break/> <text:s text:c="3"/><text:span text:style-name="T751">стшПодчерк = </text:span>4; // одинарное подчёркивание<text:line-break/> <text:s text:c="3"/><text:span text:style-name="T751">стшЗачерк <text:s/>= </text:span>8; // <text:span text:style-name="T752">за</text:span>чёркнутый текст</text:p>
      <text:h text:style-name="P525" text:outline-level="4">Процедура <text:span text:style-name="T513">терминал</text:span><text:span text:style-name="T497">()</text:span></text:h>
      <text:p text:style-name="P202"><text:span text:style-name="T483">процедура </text:span><text:span text:style-name="T513">терминал</text:span><text:span text:style-name="T483">(</text:span><text:span text:style-name="T484">вх </text:span><text:span text:style-name="T513">поток</text:span><text:span text:style-name="T483">: целое; </text:span><text:span text:style-name="T517">вх сквозной: логическое</text:span><text:span text:style-name="T483">);</text:span></text:p>
      <text:p text:style-name="P184"><text:span text:style-name="T513">Выбирает один из двух стандартных потоков, с которым будут работать все последующие вызовы функций </text:span><text:span text:style-name="T515">управления терминалом, </text:span><text:span text:style-name="T518">и устанавливает для него режим работы</text:span><text:span text:style-name="T509">.</text:span></text:p>
      <text:p text:style-name="P184"><text:span text:style-name="T513">Параметр </text:span><text:span text:style-name="T10">поток</text:span><text:span text:style-name="T513"> может иметь одно из двух значений: </text:span><text:span text:style-name="Source_20_Text"><text:span text:style-name="T839">идСтдВывод</text:span></text:span><text:span text:style-name="T513"> — стандартный поток вывода, </text:span><text:span text:style-name="Source_20_Text"><text:span text:style-name="T839">идСтдСообщ</text:span></text:span><text:span text:style-name="T513"> — стандартный поток сообщений </text:span><text:span text:style-name="T514">об ошибках</text:span><text:span text:style-name="T513">.</text:span></text:p>
      <text:p text:style-name="P203">Если параметр <text:span text:style-name="Source_20_Text"><text:span text:style-name="T800">сквозной</text:span></text:span> имеет значение <text:span text:style-name="Source_20_Text"><text:span text:style-name="T840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525" text:outline-level="4">Процедура размерЭкрана<text:span text:style-name="T497">()</text:span></text:h>
      <text:p text:style-name="Исходный_20_код"><text:span text:style-name="T483">процедура размер</text:span><text:span text:style-name="T485">Экрана</text:span><text:span text:style-name="T483">(</text:span><text:span text:style-name="T484">вх </text:span><text:span text:style-name="T483">горз, верт: целое);</text:span></text:p>
      <text:p text:style-name="P183">Устанавливает размер<text:span text:style-name="T508">ы</text:span> окна терминала. <text:span text:style-name="T509">Параметр </text:span><text:span text:style-name="Source_20_Text"><text:span text:style-name="T841">горз</text:span></text:span><text:span text:style-name="T509"> означает количество символов по горизонтали, а параметр </text:span><text:span text:style-name="Source_20_Text"><text:span text:style-name="T841">верт</text:span></text:span><text:span text:style-name="T509"> — количество строк по вертикали.</text:span></text:p>
      <text:h text:style-name="P526" text:outline-level="4">Процедура очиститьЭкран<text:span text:style-name="T497">()</text:span></text:h>
      <text:p text:style-name="Исходный_20_код">процедура очистить<text:span text:style-name="T485">Экран</text:span>;</text:p>
      <text:p text:style-name="Text_20_body">Очищает <text:span text:style-name="T495">экран, устанавливает курсор в верхний левый угол и сбрасывает все установленные атрибуты к значениям по умолчанию.</text:span></text:p>
      <text:h text:style-name="Heading_20_4" text:outline-level="4">Процедура очиститьСтроку<text:span text:style-name="T497">()</text:span></text:h>
      <text:p text:style-name="Исходный_20_код">процедура очистить<text:span text:style-name="T485">Строку(вх </text:span><text:span text:style-name="T486">где</text:span><text:span text:style-name="T485">: целое)</text:span>;</text:p>
      <text:p text:style-name="P183"><text:soft-page-break/>Очищает указанную часть строки в позиции курсора, <text:span text:style-name="T496">используя установленный цвет фона</text:span>. Если переданное значение <text:span text:style-name="Source_20_Text"><text:span text:style-name="T800">где</text:span></text:span> отрицательно, очищает строку слева от курсора, включая позицию курсора. Если <text:span text:style-name="Source_20_Text"><text:span text:style-name="T800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527" text:outline-level="4">Процедура курсор()</text:h>
      <text:p text:style-name="Исходный_20_код">процедура курсор(вх горз, верт: целое);</text:p>
      <text:p text:style-name="P187">Устанавливает курсор в переданную позицию. <text:span text:style-name="T498">Нумерация строк </text:span><text:span text:style-name="T499">на экране</text:span><text:span text:style-name="T498"> и символов в строке начинается с нуля.</text:span></text:p>
      <text:h text:style-name="P528" text:outline-level="4">Процедура курсорГорз()</text:h>
      <text:p text:style-name="P199">процедура курсор<text:span text:style-name="T489">Горз</text:span>(вх горз: целое);</text:p>
      <text:p text:style-name="P188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529" text:outline-level="4">Процедура курсорВерт()</text:h>
      <text:p text:style-name="P199">процедура курсор<text:span text:style-name="T489">Верт</text:span>(вх верт: целое);</text:p>
      <text:p text:style-name="P189">Устанавливает курсор в <text:span text:style-name="T500">переданную строку на экране</text:span>, <text:span text:style-name="T500">горизонтальная</text:span> координата курсора не меняется. Нумерация строк начинается с нуля.</text:p>
      <text:h text:style-name="P530" text:outline-level="4">Процедура скрытьКурсор()</text:h>
      <text:p text:style-name="P199">процедура <text:span text:style-name="T488">скрытьК</text:span>урсор;</text:p>
      <text:p text:style-name="P190">Скрывает мигающий прямоугольник курсора. Скрытый курсор продолжает выполнять свои функции как указатель <text:span text:style-name="T510">текущей </text:span>позиции для вывода текста.</text:p>
      <text:h text:style-name="P531" text:outline-level="4">Процедура показатьКурсор()</text:h>
      <text:p text:style-name="P200">процедура <text:span text:style-name="T488">показатьК</text:span>урсор;</text:p>
      <text:p text:style-name="P185">Делает видимым мигающий прямоугольник курсора, если он был ранее скрыт.</text:p>
      <text:h text:style-name="Heading_20_4" text:outline-level="4">Процедура цветФона()</text:h>
      <text:p text:style-name="P200">процедура цветФона(вх цвет: целое);</text:p>
      <text:p text:style-name="P191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4">Параметр <text:span text:style-name="Source_20_Text"><text:span text:style-name="T800">цвет</text:span></text:span> может принимать значения от 0 до 255 и обозначает номер <text:span text:style-name="T501">в 256-цветной палитре xTerm.</text:span></text:p>
      <text:h text:style-name="P532" text:outline-level="4">Процедура цветШрифта()</text:h>
      <text:p text:style-name="Исходный_20_код">процедура цвет<text:span text:style-name="T490">Шрифта</text:span>(вх цвет: целое);</text:p>
      <text:p text:style-name="P192"><text:soft-page-break/>Устанавливает переданный цвет <text:span text:style-name="T502">шрифта</text:span>, который будет использоваться при следующих вызовах функций вывода текста.</text:p>
      <text:p text:style-name="P195">Параметр <text:span text:style-name="Source_20_Text"><text:span text:style-name="T800">цвет</text:span></text:span> может принимать значения от 0 до 255 и обозначает номер <text:span text:style-name="T501">в 256-цветной палитре xTerm.</text:span></text:p>
      <text:h text:style-name="Heading_20_4" text:outline-level="4">Процедура стильШрифта()</text:h>
      <text:p text:style-name="Исходный_20_код">процедура <text:span text:style-name="T487">стильШрифта</text:span>(<text:span text:style-name="T484">вх </text:span>стиль: целое);</text:p>
      <text:p text:style-name="P193">Устанавливает переданный <text:span text:style-name="T503">стиль</text:span> <text:span text:style-name="T502">шрифта</text:span>, который будет использоваться при следующих вызовах функций вывода текста.</text:p>
      <text:p text:style-name="P196">Параметр <text:span text:style-name="Source_20_Text"><text:span text:style-name="T800">стиль</text:span></text:span> может принимать следующие значения:</text:p>
      <text:p text:style-name="Исходный_20_код"><text:span text:style-name="T751">константы</text:span><text:line-break/> <text:s text:c="3"/><text:span text:style-name="T751">стшЖирный <text:s/>= </text:span>1; // жирный шрифт</text:p>
      <text:p text:style-name="Исходный_20_код"><text:s text:c="4"/><text:span text:style-name="T751">стшКурсив <text:s/>= </text:span>2; // курсив</text:p>
      <text:p text:style-name="Исходный_20_код"><text:s text:c="4"/><text:span text:style-name="T751">стшПодчерк = </text:span>4; // одинарное подчёркивание</text:p>
      <text:p text:style-name="Исходный_20_код"><text:s text:c="4"/><text:span text:style-name="T751">стшЗачерк <text:s/>= </text:span>8; // <text:span text:style-name="T752">за</text:span>чёркнутый текст</text:p>
      <text:p text:style-name="P196">Эти значения можно комбинировать <text:span text:style-name="T748">с помощью операции побитового </text:span><text:span text:style-name="T749">ИЛИ</text:span>. <text:span text:style-name="T504">Н</text:span>апример, <text:span text:style-name="T882">выражение </text:span><text:span text:style-name="Source_20_Text">1 </text:span><text:span text:style-name="Source_20_Text"><text:span text:style-name="T750">| </text:span></text:span><text:span text:style-name="Source_20_Text">2</text:span> означает жирный курсив, а <text:span text:style-name="Source_20_Text">2 </text:span><text:span text:style-name="Source_20_Text"><text:span text:style-name="T750">| </text:span></text:span><text:span text:style-name="Source_20_Text">4 </text:span><text:span text:style-name="Source_20_Text"><text:span text:style-name="T750">| </text:span></text:span><text:span text:style-name="Source_20_Text">8</text:span> — подчёркнутый и <text:span text:style-name="T882">за</text:span>чёркнутый курсив.</text:p>
      <text:h text:style-name="Heading_20_4" text:outline-level="4">Процедура <text:span text:style-name="T506">сбросить</text:span>Атрибуты()</text:h>
      <text:p text:style-name="P201">процедура <text:span text:style-name="T507">сбросить</text:span><text:span text:style-name="T494">А</text:span><text:span text:style-name="T493">трибуты</text:span>;</text:p>
      <text:p text:style-name="P197">Сбрасывает ранее установленные цвет фона, цвет шрифта и стиль шрифта к значениям по умолчанию.</text:p>
      <text:h text:style-name="Heading_20_4" text:outline-level="4">Функция цвет256()</text:h>
      <text:p text:style-name="P201"><text:span text:style-name="T492">функция</text:span> <text:span text:style-name="T491">цвет256</text:span>(<text:span text:style-name="T484">вх </text:span><text:span text:style-name="T491">кр, зел, син</text:span>: целое): <text:span text:style-name="T492">целое</text:span>;</text:p>
      <text:p text:style-name="P198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8"><text:span text:style-name="T505">Параметры </text:span><text:span text:style-name="Source_20_Text"><text:span text:style-name="T842">кр</text:span></text:span><text:span text:style-name="T505">, </text:span><text:span text:style-name="Source_20_Text"><text:span text:style-name="T842">зел</text:span></text:span><text:span text:style-name="T505"> и </text:span><text:span text:style-name="Source_20_Text"><text:span text:style-name="T842">син</text:span></text:span><text:span text:style-name="T505"> соответствуют красной, зелёной и синей составляющим и могут принимать значения от 0 до 255.</text:span></text:p>
      <text:h text:style-name="Heading_20_3" text:outline-level="3">Файловый ввод-вывод</text:h>
      <text:h text:style-name="P533" text:outline-level="4">Типы</text:h>
      <text:p text:style-name="P371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т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4" text:outline-level="4"><text:soft-page-break/>Константы</text:h>
      <text:p text:style-name="P289"><text:span text:style-name="T698">к</text:span><text:span text:style-name="T694">онстанты<text:line-break/> <text:s text:c="3"/>// </text:span><text:span text:style-name="T713">типы</text:span><text:span text:style-name="T697"> файлов</text:span><text:span text:style-name="T694"><text:line-break/> <text:s text:c="3"/></text:span><text:span text:style-name="T696">ф</text:span><text:span text:style-name="T720">т</text:span><text:span text:style-name="T696">Текст <text:s text:c="3"/>= 0; // </text:span><text:span text:style-name="T697">текстовый файл</text:span><text:span text:style-name="T696"><text:line-break/> <text:s text:c="3"/>ф</text:span><text:span text:style-name="T720">т</text:span><text:span text:style-name="T696">Двоичный = 1; // </text:span><text:span text:style-name="T697">файл с произвольным форматом данных</text:span></text:p>
      <text:p text:style-name="P289"/>
      <text:p text:style-name="P370"><text:span text:style-name="T699">константы<text:line-break/></text:span><text:span text:style-name="T697"> <text:s text:c="3"/>// режим </text:span><text:span text:style-name="T1002">открытия файла</text:span><text:line-break/> <text:s text:c="3"/>ф<text:span text:style-name="T727">р</text:span><text:span text:style-name="T726">д</text:span>Чтение <text:s text:c="3"/><text:span text:style-name="T694">= </text:span><text:span text:style-name="T724">$0</text:span><text:span text:style-name="T721">1</text:span><text:span text:style-name="T694">; // </text:span><text:span text:style-name="T721">разрешить чтение файла</text:span><text:line-break/> <text:s text:c="3"/>ф<text:span text:style-name="T727">р</text:span><text:span text:style-name="T726">д</text:span>Запись <text:s text:c="3"/><text:span text:style-name="T694">= </text:span><text:span text:style-name="T724">$0</text:span><text:span text:style-name="T721">2</text:span><text:span text:style-name="T694">; // </text:span><text:span text:style-name="T721">разрешить запись в файл</text:span></text:p>
      <text:p text:style-name="P370"/>
      <text:p text:style-name="P370"><text:span text:style-name="T699">константы<text:line-break/></text:span><text:span text:style-name="T697"> <text:s text:c="3"/>// режим совместного доступа к файлу<text:line-break/></text:span> <text:s text:c="3"/>ф<text:span text:style-name="T725">с</text:span><text:span text:style-name="T721">дИсключить</text:span> <text:span text:style-name="T694">= </text:span><text:span text:style-name="T724">$1</text:span><text:span text:style-name="T694">0; // </text:span><text:span text:style-name="T697">закрыть другим процессам доступ к файлу</text:span><text:line-break/> <text:s text:c="3"/>ф<text:span text:style-name="T725">с</text:span><text:span text:style-name="T721">д</text:span>Чтение <text:s text:c="3"/><text:span text:style-name="T694">= </text:span><text:span text:style-name="T724">$20</text:span><text:span text:style-name="T694">; // </text:span><text:span text:style-name="T697">разрешить другим процессам чтение файла</text:span><text:line-break/> <text:s text:c="3"/>ф<text:span text:style-name="T725">с</text:span><text:span text:style-name="T722">д</text:span>Любой <text:s text:c="4"/><text:span text:style-name="T694">= </text:span><text:span text:style-name="T724">$40</text:span><text:span text:style-name="T694">; // </text:span><text:span text:style-name="T697">разрешить другим процессам любые действия с файлом</text:span></text:p>
      <text:p text:style-name="P289"/>
      <text:p text:style-name="P290">константы<text:line-break/> <text:s text:c="3"/>// позиционирвание в файле<text:line-break/> <text:s text:c="3"/>ф<text:span text:style-name="T723">п</text:span>ОтНачала <text:s text:c="4"/>= 0; // <text:span text:style-name="T700">считая от начала файла</text:span><text:line-break/> <text:s text:c="3"/>ф<text:span text:style-name="T723">п</text:span>ОтКонца <text:s text:c="5"/>= 1; // <text:span text:style-name="T700">считая от конца файла</text:span><text:line-break/> <text:s text:c="3"/>ф<text:span text:style-name="T723">п</text:span>Относительно = 2; // <text:span text:style-name="T700">считая от текущей позиции в файле</text:span></text:p>
      <text:p text:style-name="P290"/>
      <text:p text:style-name="P291"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91"><text:s text:c="4"/><text:span text:style-name="T993">фаСкрытый</text:span> <text:s text:c="5"/>= $00000002;</text:p>
      <text:p text:style-name="P291"><text:s text:c="4"/><text:span text:style-name="T993">фаСистемный</text:span> <text:s text:c="3"/>= $00000004;</text:p>
      <text:p text:style-name="P291"><text:s text:c="4"/><text:span text:style-name="T993">фаМеткаТома</text:span> <text:s text:c="3"/>= $00000008;</text:p>
      <text:p text:style-name="P291"><text:s text:c="4"/><text:span text:style-name="T993">фаКаталог</text:span> <text:s text:c="5"/>= $00000010;</text:p>
      <text:p text:style-name="P291"><text:s text:c="4"/><text:span text:style-name="T993">фаАрхивный</text:span> <text:s text:c="4"/>= $00000020;</text:p>
      <text:p text:style-name="P291"><text:s text:c="4"/><text:span text:style-name="T993">фаНормальный</text:span> <text:s text:c="2"/>= $00000080;</text:p>
      <text:p text:style-name="P291"><text:s text:c="4"/><text:span text:style-name="T993">фаВременный</text:span> <text:s text:c="3"/>= $00000100;</text:p>
      <text:p text:style-name="P291"><text:s text:c="4"/><text:span text:style-name="T993">фаСимвСсылка</text:span> <text:s text:c="2"/>= $00000400;</text:p>
      <text:p text:style-name="P291"><text:s text:c="4"/><text:span text:style-name="T993">фаСжатый</text:span> <text:s text:c="6"/>= $00000800;</text:p>
      <text:p text:style-name="P291"><text:s text:c="4"/><text:span text:style-name="T993">фаШифрованный</text:span> <text:s/>= $00004000;</text:p>
      <text:p text:style-name="P291"><text:s text:c="4"/><text:span text:style-name="T993">фаВиртуальный</text:span> <text:s/>= $00010000;</text:p>
      <text:h text:style-name="P534" text:outline-level="4"><text:span text:style-name="T715">Ф</text:span>ункция <text:span text:style-name="T695">файл</text:span><text:span text:style-name="T717">Создать</text:span>()</text:h>
      <text:p text:style-name="P305">функция файл<text:span text:style-name="T719">Создать</text:span>(вх <text:span text:style-name="T714">типФайла</text:span>: целое; вх имя: строка; вх <text:span text:style-name="T718">режим</text:span>: целое): <text:span text:style-name="T701">объект</text:span>;</text:p>
      <text:p text:style-name="P308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0">ОшибкаВводаВывода</text:span></text:span>.</text:p>
      <text:p text:style-name="P315">Параметр <text:span text:style-name="Source_20_Text"><text:span text:style-name="T800">тип</text:span></text:span><text:span text:style-name="Source_20_Text"><text:span text:style-name="T843">Файла</text:span></text:span> означает тип данных создаваемого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10">Параметр <text:span text:style-name="Source_20_Text"><text:span text:style-name="T800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0">фсдХХХХ</text:span></text:span>.</text:p>
      <text:p text:style-name="P310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2"><text:span text:style-name="T791">Успешно с</text:span>озданный файл должен быть закрыт вызовом функции <text:span text:style-name="Source_20_Text"><text:span text:style-name="T800">файлЗакрыть()</text:span></text:span>.</text:p>
      <text:h text:style-name="P535" text:outline-level="4"><text:soft-page-break/><text:span text:style-name="T715">Ф</text:span>ункция <text:span text:style-name="T695">файлОткрыть</text:span>()</text:h>
      <text:p text:style-name="P319">функция файлОткрыть(вх <text:span text:style-name="T714">типФайла</text:span>: целое; вх имя: строка; вх р<text:span text:style-name="T711">е</text:span>ж<text:span text:style-name="T712">им</text:span>: целое): <text:span text:style-name="T701">объект</text:span>;</text:p>
      <text:p text:style-name="P308">Открывает существующий файл с указанным именем <text:span text:style-name="T892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0">ОшибкаВводаВывода</text:span></text:span>.</text:p>
      <text:p text:style-name="P316">Параметр <text:span text:style-name="Source_20_Text"><text:span text:style-name="T800">тип</text:span></text:span><text:span text:style-name="Source_20_Text"><text:span text:style-name="T843">Файла</text:span></text:span> означает тип данных <text:span text:style-name="T798">открываемого</text:span>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09">Параметр <text:span text:style-name="Source_20_Text"><text:span text:style-name="T800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9">открытому</text:span> файлу со стороны других процессов. <text:span text:style-name="T785">Для этого используются константы </text:span><text:span text:style-name="Source_20_Text"><text:span text:style-name="T845">фрдХХХХ</text:span></text:span><text:span text:style-name="T786"> и </text:span><text:span text:style-name="Source_20_Text"><text:span text:style-name="T845">фсдХХХХ</text:span></text:span><text:span text:style-name="T786">, которые можно комбинировать </text:span><text:span text:style-name="T787">с помощью операции побитового «ИЛИ». </text:span><text:span text:style-name="T788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6">режим</text:span></text:span><text:span text:style-name="T788"> выражение </text:span><text:span text:style-name="Source_20_Text"><text:span text:style-name="T788">фрдЧтение | фрдЗапись | фсдЧтение</text:span></text:span><text:span text:style-name="T788">.</text:span></text:p>
      <text:p text:style-name="P31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3"><text:span text:style-name="T790">Успе</text:span><text:span text:style-name="T791">ш</text:span><text:span text:style-name="T790">но о</text:span><text:span text:style-name="T789">ткрытый</text:span> файл должен быть закрыт вызовом функции <text:span text:style-name="Source_20_Text"><text:span text:style-name="T800">файлЗакрыть()</text:span></text:span>.</text:p>
      <text:h text:style-name="Heading_20_4" text:outline-level="4"><text:span text:style-name="T715">П</text:span>роцедура <text:span text:style-name="T695">файлЗакрыть</text:span>()</text:h>
      <text:p text:style-name="Исходный_20_код">процедура файлЗакрыть(<text:span text:style-name="T703">вв </text:span>файл: объект);</text:p>
      <text:p text:style-name="Text_20_body">Закры<text:span text:style-name="T792">в</text:span>ает <text:span text:style-name="T792">файл, открытый вызовом функции </text:span><text:span text:style-name="Source_20_Text"><text:span text:style-name="T847">файлСоздать()</text:span></text:span><text:span text:style-name="T792"> или </text:span><text:span text:style-name="Source_20_Text"><text:span text:style-name="T847">файлОткрыть()</text:span></text:span><text:span text:style-name="T792">, и присваивает значение </text:span><text:span text:style-name="Source_20_Text"><text:span text:style-name="T847">пусто</text:span></text:span><text:span text:style-name="T792"> переданному объекту.</text:span></text:p>
      <text:p text:style-name="P31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0">ОшибкаВыполнения</text:span></text:span>. Поэтому вызов этой функции желательно помещать в секцию <text:span text:style-name="Source_20_Text"><text:span text:style-name="T800">напоследок</text:span></text:span> составного блока, <text:s/>например:</text:p>
      <text:p text:style-name="P320">переменная<text:line-break/> <text:s text:c="3"/>ф: объект;<text:line-break/>начало<text:line-break/> <text:s text:c="3"/><text:span text:style-name="T793">ф := файлОткрыть</text:span>(<text:span text:style-name="T793">фтТекст, "мой-файл.txt", фрдЗапись | фсдИсключить</text:span>);<text:line-break/> <text:s text:c="3"/><text:span text:style-name="T793">начало<text:line-break/> <text:s text:c="7"/></text:span><text:span text:style-name="T794">файлРазмер(ф, 0);</text:span><text:span text:style-name="T793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5">исключение<text:line-break/> <text:s text:c="7"/>когда </text:span><text:span text:style-name="T893">любое</text:span><text:span text:style-name="T795"> тогда сообщить("Ошибка при записи в файл.");</text:span><text:span text:style-name="T793"><text:line-break/> <text:s text:c="3"/>напоследок<text:line-break/> <text:s text:c="7"/>файлЗакрыть(ф);<text:line-break/> <text:s text:c="3"/>конец;<text:line-break/></text:span><text:span text:style-name="T795">исключение<text:line-break/> <text:s text:c="3"/>когда </text:span><text:span text:style-name="T893">любое</text:span><text:span text:style-name="T795"> тогда сообщить("Ошибка при открытии файла.");</text:span><text:line-break/><text:span text:style-name="T793">окончание</text:span>.</text:p>
      <text:h text:style-name="P536" text:outline-level="4"><text:span text:style-name="T715">Ф</text:span>ункция файл<text:span text:style-name="T716">Размер</text:span>()</text:h>
      <text:p text:style-name="P300"><text:span text:style-name="T702">функция</text:span> файл<text:span text:style-name="T716">Размер</text:span>(<text:span text:style-name="T704">вх </text:span>файл: объект): <text:span text:style-name="T705">целое</text:span>;</text:p>
      <text:p text:style-name="P325"><text:soft-page-break/><text:span text:style-name="T702">функция</text:span> файл<text:span text:style-name="T744">Размер</text:span>(<text:span text:style-name="T704">вх </text:span>файл: объект; <text:span text:style-name="T705">вх </text:span><text:span text:style-name="T744">размер</text:span><text:span text:style-name="T705">: целое</text:span>): <text:span text:style-name="T705">целое</text:span>;</text:p>
      <text:p text:style-name="P321">Возвращает размер <text:span text:style-name="T889">переданного </text:span>файла в байтах.</text:p>
      <text:p text:style-name="P321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1">При этом позиция чтения-записи будет установлена в конец файла.</text:span></text:p>
      <text:h text:style-name="P536" text:outline-level="4"><text:span text:style-name="T715">Ф</text:span>ункция файлПоз()</text:h>
      <text:p text:style-name="P292"><text:span text:style-name="T702">функция</text:span> файл<text:span text:style-name="T702">Поз</text:span>(<text:span text:style-name="T704">вх </text:span>файл: объект): <text:span text:style-name="T705">целое</text:span>;</text:p>
      <text:p text:style-name="P293"><text:span text:style-name="T702">функция</text:span> файл<text:span text:style-name="T702">Поз</text:span>(<text:span text:style-name="T704">вх </text:span>файл: объект; <text:span text:style-name="T705">вх поз: целое</text:span>): <text:span text:style-name="T705">целое</text:span>;</text:p>
      <text:p text:style-name="P293"><text:span text:style-name="T702">функция</text:span> файл<text:span text:style-name="T702">Поз</text:span>(<text:span text:style-name="T704">вх </text:span>файл: объект; <text:span text:style-name="T705">вх поз: целое; вх откуда: целое</text:span>): <text:span text:style-name="T705">целое</text:span>;</text:p>
      <text:p text:style-name="P322">Возвращает текущую позицию чтения-записи <text:span text:style-name="T890">для </text:span>переданного файла — <text:span text:style-name="T890">номер байта, считая от начала файла</text:span>. <text:span text:style-name="T890">Первый байт в файле имеет номер 0.</text:span></text:p>
      <text:p text:style-name="P323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96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7">ОшибкаВводаВывода</text:span></text:span><text:span text:style-name="T897">.</text:span></text:p>
      <text:p text:style-name="P324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2062522029" text:style-name="L18">
        <text:list-item>
          <text:p text:style-name="P624"><text:span text:style-name="Source_20_Text"><text:span text:style-name="T894">фпОтНачала</text:span></text:span><text:span text:style-name="T894"> — в </text:span><text:span text:style-name="Source_20_Text"><text:span text:style-name="T894">поз</text:span></text:span><text:span text:style-name="T894"> передан номер байта, считая от начала файла. </text:span><text:span text:style-name="T895">Это значение используется по умолчанию.</text:span></text:p>
        </text:list-item>
        <text:list-item>
          <text:p text:style-name="P625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625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4" text:outline-level="4"><text:span text:style-name="T715">П</text:span>роцедура файлПрочесть()</text:h>
      <text:p text:style-name="P334"><text:span text:style-name="T709">процедура</text:span> файл<text:span text:style-name="T706">Прочесть</text:span>(<text:span text:style-name="T704">вх </text:span>файл: объект; <text:span text:style-name="T707">вых </text:span><text:span text:style-name="T708">арг1, арг2, арг3, ...</text:span>);</text:p>
      <text:p text:style-name="P326">Читает данные из переданного файла, начиная с текущей позиции чтения-записи, и <text:span text:style-name="T899">по порядку </text:span><text:span text:style-name="T910">присваивает</text:span> прочитанные значения переданны<text:span text:style-name="T910">м</text:span> параметр<text:span text:style-name="T910">ам</text:span>. Позиция чтения-записи сдвигается к концу файла <text:span text:style-name="T898">на число прочитанных байт</text:span><text:span text:style-name="T929">ов</text:span>. Если в файле недостаточно данных, чтобы <text:span text:style-name="T940">прочесть </text:span><text:span text:style-name="T898">все переданны</text:span><text:span text:style-name="T940">е</text:span><text:span text:style-name="T898"> параметр</text:span><text:span text:style-name="T940">ы</text:span><text:span text:style-name="T898">, возникает исключение </text:span><text:span text:style-name="Source_20_Text"><text:span text:style-name="T898">ОшибкаВводаВывода</text:span></text:span><text:span text:style-name="T898">.</text:span></text:p>
      <text:p text:style-name="P327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7">иначе возникнет исключение </text:span><text:span text:style-name="Source_20_Text"><text:span text:style-name="T907">ОшибкаВводаВывода</text:span></text:span>.</text:p>
      <text:h text:style-name="Heading_20_5" text:outline-level="5">Двоичный файл</text:h>
      <text:p text:style-name="P331">При чтении данных из двоичного файла, в зависимости от типа <text:span text:style-name="T922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3193715780" text:style-name="L19">
        <text:list-item>
          <text:p text:style-name="P626"><text:span text:style-name="Source_20_Text"><text:span text:style-name="T899">строка</text:span></text:span><text:span text:style-name="T899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8">число</text:span><text:span text:style-name="T899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628"><text:soft-page-break/><text:span text:style-name="Source_20_Text">объект</text:span> — значение этого типа не может быть прочитано из файла. При попытке чтения возник<text:span text:style-name="T906">н</text:span>ет исключение <text:span text:style-name="Source_20_Text">НеверныйТип</text:span>.</text:p>
        </text:list-item>
        <text:list-item>
          <text:p text:style-name="P629"><text:span text:style-name="T19">д</text:span><text:span text:style-name="T1">ругие простые типы</text:span> — читает из файла <text:span text:style-name="T942">один или несколько байтов</text:span>, <text:span text:style-name="T941">в соответствии с</text:span> размер<text:span text:style-name="T941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31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5" text:outline-level="5">Текстовый файл</text:h>
      <text:p text:style-name="P332">При чтении данных из <text:span text:style-name="T904">текстового</text:span> файла, в зависимости от типа <text:span text:style-name="T923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4232447187" text:style-name="L20">
        <text:list-item>
          <text:p text:style-name="P635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635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09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635"><text:span text:style-name="Source_20_Text">объект</text:span> — <text:span text:style-name="T899">значение этого типа не может быть прочитано из файла. При попытке чтения возник</text:span><text:span text:style-name="T905">н</text:span><text:span text:style-name="T899">ет исключение </text:span><text:span text:style-name="Source_20_Text"><text:span text:style-name="T899">НеверныйТип</text:span></text:span><text:span text:style-name="T899">.</text:span></text:p>
        </text:list-item>
        <text:list-item>
          <text:p text:style-name="P637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3">возврата каретки, </text:span>перевода строки, либо до конца файла. <text:span text:style-name="T902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2">ОшибкаКонвертации</text:span></text:span><text:span text:style-name="T902">.</text:span></text:p>
        </text:list-item>
        <text:list-item>
          <text:p text:style-name="P634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<text:span text:style-name="T715">П</text:span>роцедура файлЗаписать()</text:h>
      <text:p text:style-name="P335"><text:span text:style-name="T709">процедура</text:span> файл<text:span text:style-name="T710">Записать</text:span>(<text:span text:style-name="T704">вх </text:span>файл: объект; <text:span text:style-name="T707">вх </text:span><text:span text:style-name="T708">арг1, арг2, арг3, ...</text:span>);</text:p>
      <text:p text:style-name="P333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8">Текущая позиция чтения-записи смещается к концу файла на число записанных байт</text:span><text:span text:style-name="T930">ов</text:span><text:span text:style-name="T928">. </text:span><text:span text:style-name="T911">При ошибках записи возник</text:span><text:span text:style-name="T958">а</text:span><text:span text:style-name="T911">ет исключение </text:span><text:span text:style-name="Source_20_Text"><text:span text:style-name="T911">ОшибкаВводаВывода</text:span></text:span><text:span text:style-name="T911">.</text:span></text:p>
      <text:p text:style-name="P328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585" text:outline-level="5">Двоичный файл</text:h>
      <text:p text:style-name="P330">При <text:span text:style-name="T912">записи</text:span> данных <text:span text:style-name="T912">в</text:span> двоичн<text:span text:style-name="T912">ый</text:span> файл, в зависимости от типа <text:span text:style-name="T924">каждого </text:span><text:span text:style-name="T900">переданного </text:span>параметра, <text:span text:style-name="T920">процедура</text:span><text:span text:style-name="T919"> </text:span>выполня<text:span text:style-name="T919">ет</text:span> следующие действия:</text:p>
      <text:list xml:id="list2608139704922" text:continue-list="list3193715780" text:style-name="L19">
        <text:list-item>
          <text:p text:style-name="P627"><text:span text:style-name="Source_20_Text"><text:span text:style-name="T899">строка</text:span></text:span><text:span text:style-name="T899"> — </text:span><text:span text:style-name="T913">записывает в файл </text:span><text:span text:style-name="T899">64-битное целое со знаком, представляющее собой длину строки в байтах. Затем, если </text:span><text:span text:style-name="T913">строка непустая</text:span><text:span text:style-name="T899">, </text:span><text:span text:style-name="T913">записывает</text:span><text:span text:style-name="T899"> </text:span><text:span text:style-name="T944">один или несколько</text:span><text:span text:style-name="T899"> байтов — </text:span><text:span text:style-name="T913">содержимое строки </text:span><text:span text:style-name="T914">в кодировке UTF-8</text:span><text:span text:style-name="T899">.</text:span></text:p>
        </text:list-item>
        <text:list-item>
          <text:p text:style-name="P630"><text:span text:style-name="T19">д</text:span><text:span text:style-name="T1">ругие простые типы</text:span> — <text:span text:style-name="T915">записывает в файл</text:span> <text:span text:style-name="T943">один или несколько</text:span> байт<text:span text:style-name="T931">ов</text:span>, <text:span text:style-name="T943">в соответствии с</text:span> размер<text:span text:style-name="T943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32"><text:span text:style-name="T19">с</text:span><text:span text:style-name="T1">оставные типы</text:span> — значения составных типов не могут быть <text:span text:style-name="T916">записаны в файл</text:span>.</text:p>
        </text:list-item>
      </text:list>
      <text:h text:style-name="P586" text:outline-level="5">Текстовый файл</text:h>
      <text:p text:style-name="P329">При <text:span text:style-name="T917">записи данных в текстовый файл</text:span>, в зависимости от типа <text:span text:style-name="T925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2608140037398" text:continue-numbering="true" text:style-name="L19">
        <text:list-item>
          <text:p text:style-name="P636"><text:soft-page-break/><text:span text:style-name="Source_20_Text">символ</text:span> — <text:span text:style-name="T918">записывает в файл</text:span> один символ в кодировке UTF-8.</text:p>
        </text:list-item>
        <text:list-item>
          <text:p text:style-name="P636"><text:span text:style-name="Source_20_Text">строка</text:span> — <text:span text:style-name="T919">записывает в файл символы в кодировке UTF-8, составляющие содержимое строки</text:span><text:span text:style-name="T909">. </text:span><text:span text:style-name="T919">Никакие дополнительные символы, свидетельствующие об окончании строки, </text:span><text:span text:style-name="T945">в</text:span><text:span text:style-name="T919"> файл не записываются.</text:span></text:p>
        </text:list-item>
        <text:list-item>
          <text:p text:style-name="P638"><text:span text:style-name="T18">д</text:span><text:span text:style-name="T1">ругие простые типы</text:span> — <text:span text:style-name="T919">записывает в файл </text:span><text:span text:style-name="T926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633"><text:span text:style-name="T18">с</text:span><text:span text:style-name="T1">оставные типы</text:span> — значения составных типов не могут быть <text:span text:style-name="T927">записаны в файл</text:span>.</text:p>
        </text:list-item>
      </text:list>
      <text:h text:style-name="P537" text:outline-level="4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46">Возвращает истинное значение, если существует файл, <text:span text:style-name="T969">но не каталог,</text:span> с указанным именем.</text:p>
      <text:h text:style-name="P538" text:outline-level="4"><text:span text:style-name="T971">Функция</text:span> файл<text:span text:style-name="T967">Есть</text:span><text:span text:style-name="T970">Кат</text:span>()</text:h>
      <text:p text:style-name="P350"><text:span text:style-name="T968">функция</text:span> файлЕсть<text:span text:style-name="T970">Кат</text:span>(вх имя: строка): <text:span text:style-name="T968">логическое</text:span>;</text:p>
      <text:p text:style-name="P347">Возвращает истинное значение, если существует <text:span text:style-name="T969">каталог</text:span> с указанным именем.</text:p>
      <text:h text:style-name="Heading_20_4" text:outline-level="4"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52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539" text:outline-level="4">Функция файл<text:span text:style-name="T974">В</text:span>рм<text:span text:style-name="T973">Имя</text:span>()</text:h>
      <text:p text:style-name="P351">функция файлВрмКаталог(вх общий: логическое; <text:span text:style-name="T973">вх префикс: строка</text:span>): строка;</text:p>
      <text:p text:style-name="P353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54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4" text:outline-level="4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55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5"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540" text:outline-level="4"><text:soft-page-break/>Функция файл<text:span text:style-name="T1017">Выполняемый</text:span>()</text:h>
      <text:p text:style-name="P361">функция файл<text:span text:style-name="T1017">Выполняемый</text:span>(): строка;</text:p>
      <text:p text:style-name="P356"><text:span text:style-name="T987">Возвращает имя файла выполняемой программы</text:span>.</text:p>
      <text:h text:style-name="P541" text:outline-level="4">Функция файл<text:span text:style-name="T988">ДомКат</text:span>()</text:h>
      <text:p text:style-name="P362">функция файл<text:span text:style-name="T988">ДомКат</text:span>(): строка;</text:p>
      <text:p text:style-name="P357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542" text:outline-level="4">Функция файл<text:span text:style-name="T989">Атрибуты</text:span>()</text:h>
      <text:p text:style-name="P363">функция файл<text:span text:style-name="T989">Атрибуты</text:span>(<text:span text:style-name="T989">вх имя: строка</text:span>): <text:span text:style-name="T989">целое</text:span>;</text:p>
      <text:p text:style-name="P358"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67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543" text:outline-level="4">Функция файл<text:span text:style-name="T996">Возраст</text:span>()</text:h>
      <text:p text:style-name="P364">функция файл<text:span text:style-name="T996">Возраст</text:span>(<text:span text:style-name="T989">вх имя: строка</text:span>): <text:span text:style-name="T996">момент</text:span>;</text:p>
      <text:p text:style-name="P359"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544" text:outline-level="4">Функция файл<text:span text:style-name="T1003">Переместить</text:span>()</text:h>
      <text:p text:style-name="P365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68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545" text:outline-level="4">Функция файл<text:span text:style-name="T1001">Удалить</text:span>()</text:h>
      <text:p text:style-name="P366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69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4" text:outline-level="4">Функция файлПервый()</text:h>
      <text:p text:style-name="Исходный_20_код">функция файлПервый(вх шаблон: строка; вых инфо: тФайлИнфо): объект;</text:p>
      <text:p text:style-name="P374"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74">Шаблон может содержать абсолютный или относительный путь к каталогу, а также маску имени файла с символами «*» и «?».</text:p>
      <text:p text:style-name="P374"><text:soft-page-break/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5" text:outline-level="5">Пример</text:h>
      <text:p text:style-name="P381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тФайлИнфо;<text:line-break/> <text:s text:c="3"/>найдено: логическое;<text:line-break/>начало<text:lin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546" text:outline-level="4">Функция файл<text:span text:style-name="T1012">Следующий</text:span>()</text:h>
      <text:p text:style-name="P373">функция файл<text:span text:style-name="T1012">Следующий</text:span>(вх <text:span text:style-name="T1012">список</text:span>: <text:span text:style-name="T1012">объект</text:span>; вых инфо: тФайлИнфо): <text:span text:style-name="T1012">логическое</text:span>;</text:p>
      <text:p text:style-name="P375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75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76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512" text:outline-level="3"><text:soft-page-break/>Массивы</text:h>
      <text:h text:style-name="P547" text:outline-level="4">Конструкции есть() и нету()</text:h>
      <text:p text:style-name="P427"><text:span text:style-name="T1126">переменная<text:line-break/> <text:s text:c="3"/>м: массив целых;<text:line-break/>н</text:span>ачало<text:line-break/> <text:s text:c="3"/><text:span text:style-name="T1126">если есть(м[10]) </text:span><text:span text:style-name="T1127">то </text:span><text:span text:style-name="T1126">вывести("да");<text:line-break/> <text:s text:c="3"/>если нету(м[10]) </text:span><text:span text:style-name="T1127">то </text:span><text:span text:style-name="T1126">вывести("</text:span><text:span text:style-name="T1127">нет</text:span><text:span text:style-name="T1126">"); // </text:span><text:span text:style-name="T1127">будет выведено "нет"</text:span><text:line-break/>окончание;</text:p>
      <text:p text:style-name="P424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Функция длина()</text:h>
      <text:p text:style-name="P110">функция длина(вх <text:span text:style-name="T314">м</text:span>: <text:span text:style-name="T307">массив</text:span>): целое;</text:p>
      <text:p text:style-name="P110">функция длина(вв <text:span text:style-name="T314">м</text:span>: <text:span text:style-name="T307">массив</text:span>; <text:span text:style-name="T111">вх </text:span><text:span text:style-name="T141">размер</text:span>: целое): целое;</text:p>
      <text:p text:style-name="P25">Возвращает <text:span text:style-name="T308">количество элементов в переданном массиве</text:span>.</text:p>
      <text:p text:style-name="P25">Если передан параметр <text:span text:style-name="Source_20_Text"><text:span text:style-name="T848">размер</text:span></text:span>, то функция установит для переданно<text:span text:style-name="T308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9">массива</text:span> сохраняется, <text:span text:style-name="T309">а новые элементы добавляются в конец массива и инициализируются нулевыми начальными значениями</text:span><text:span text:style-name="T112">. Если новая длина меньше старой, то </text:span><text:span text:style-name="T310">сохраняются прежние значения элементов от нуля до новой длины, а остальные элементы </text:span><text:span text:style-name="T311">уничтожаются</text:span><text:span text:style-name="T157">.</text:span></text:p>
      <text:h text:style-name="Heading_20_4" text:outline-level="4">Процедура добавить()</text:h>
      <text:p text:style-name="P111"><text:span text:style-name="T314">процедура</text:span> <text:span text:style-name="T314">добавить</text:span>(вв <text:span text:style-name="T314">м</text:span>: <text:span text:style-name="T307">массив</text:span>; <text:span text:style-name="T111">вх </text:span><text:span text:style-name="T314">элемент</text:span>);</text:p>
      <text:p text:style-name="P93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12"><text:span text:style-name="T314">процедура</text:span> <text:span text:style-name="T315">вставить</text:span>(вв <text:span text:style-name="T314">м</text:span>: <text:span text:style-name="T307">массив</text:span>; <text:span text:style-name="T111">вх </text:span><text:span text:style-name="T316">индекс: целое; вх </text:span><text:span text:style-name="T314">элемент</text:span>);</text:p>
      <text:p text:style-name="P94"><text:span text:style-name="T318">Вставляет в массив</text:span> переданный <text:span text:style-name="T319">элемент</text:span>. <text:span text:style-name="T317">Если переданный </text:span><text:span text:style-name="Source_20_Text"><text:span text:style-name="T849">индекс</text:span></text:span><text:span text:style-name="T317"> равен длине массива, то элемент добавляется в конец массива; </text:span><text:span text:style-name="T318">е</text:span><text:span text:style-name="T317">сли </text:span><text:span text:style-name="T318">меньше, то элемент вставляется в переданную позицию, а все элементы, начиная от переданного индекса, включительно, сдвигаются </text:span><text:span text:style-name="T323">в сторону увеличения индекса</text:span><text:span text:style-name="T318">. </text:span>Длина массива увеличивается на 1.</text:p>
      <text:p text:style-name="P98">Если передан недопустимый индекс, создаётся исключение <text:span text:style-name="Source_20_Text"><text:span text:style-name="T800">НеверныйИндекс</text:span></text:span>.</text:p>
      <text:h text:style-name="Heading_20_4" text:outline-level="4">Процедура удалить()</text:h>
      <text:p text:style-name="P113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: целое</text:span>);</text:p>
      <text:p text:style-name="P114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, </text:span><text:span text:style-name="T321">кво</text:span><text:span text:style-name="T316">: целое</text:span>);</text:p>
      <text:p text:style-name="P95"><text:span text:style-name="T322">Удаляет элементы из массива</text:span>.</text:p>
      <text:p text:style-name="P95"><text:soft-page-break/><text:span text:style-name="T324">Удаляет переданное количество элементов, начиная от указанного индекса, включительно. </text:span><text:span text:style-name="T325">Если параметр </text:span><text:span text:style-name="Source_20_Text"><text:span text:style-name="T850">кво</text:span></text:span><text:span text:style-name="T325"> не передан, удаляет один элемент.</text:span><text:span text:style-name="T324"> </text:span><text:span text:style-name="T325">Если после удалённых элементов остались ещё элементы, </text:span><text:span text:style-name="T326">то </text:span><text:span text:style-name="T325">они сдвигаются в сторону уменьшения индекса.</text:span></text:p>
      <text:p text:style-name="P99">Если передан недопустимый индекс или слишком большое количество, создаётся исключение <text:span text:style-name="Source_20_Text"><text:span text:style-name="T800">НеверныйИндекс</text:span></text:span>.</text:p>
      <text:h text:style-name="P513" text:outline-level="3">Словари</text:h>
      <text:h text:style-name="P548" text:outline-level="4">Конструкции есть() и нету()</text:h>
      <text:p text:style-name="P428"><text:span text:style-name="T1126">переменная<text:line-break/> <text:s text:c="3"/></text:span><text:span text:style-name="T1128">сл</text:span><text:span text:style-name="T1126">: </text:span><text:span text:style-name="T1128">словарь</text:span><text:span text:style-name="T1126"> целых </text:span><text:span text:style-name="T1128">ключ строка</text:span><text:span text:style-name="T1126">;<text:line-break/>н</text:span>ачало<text:line-break/> <text:s text:c="3"/><text:span text:style-name="T1129">сл["первый"] := 10;</text:span><text:line-break/> <text:s text:c="3"/><text:span text:style-name="T1126">если есть(</text:span><text:span text:style-name="T1128">сл</text:span><text:span text:style-name="T1126">["</text:span><text:span text:style-name="T1128">первый</text:span><text:span text:style-name="T1126">"]) </text:span><text:span text:style-name="T1127">то </text:span><text:span text:style-name="T1126">вывести("да"); <text:s/>// </text:span><text:span text:style-name="T1127">будет выведено "</text:span><text:span text:style-name="T1129">да</text:span><text:span text:style-name="T1127">"</text:span><text:span text:style-name="T1126"><text:line-break/> <text:s text:c="3"/>если нету(</text:span><text:span text:style-name="T1128">сл</text:span><text:span text:style-name="T1126">["</text:span><text:span text:style-name="T1128">первый</text:span><text:span text:style-name="T1126">"]) </text:span><text:span text:style-name="T1127">то </text:span><text:span text:style-name="T1126">вывести("</text:span><text:span text:style-name="T1127">нет</text:span><text:span text:style-name="T1126">");</text:span><text:line-break/>окончание;</text:p>
      <text:p text:style-name="Text_20_body"><text:span text:style-name="T1127">Эти конструкции выглядят как функции, но фактически ими не являются. Конструкция </text:span><text:span text:style-name="Source_20_Text"><text:span text:style-name="T1127">есть()</text:span></text:span><text:span text:style-name="T1127"> имеет истинное значение, если существует указанный в скобках элемент </text:span><text:span text:style-name="T1130">словаря</text:span><text:span text:style-name="T1127"> — т. е., если </text:span><text:span text:style-name="T1130">в словаре есть </text:span><text:span text:style-name="T1127">указанный </text:span><text:span text:style-name="T1130">ключ</text:span><text:span text:style-name="T1127">. Конструкция </text:span><text:span text:style-name="Source_20_Text"><text:span text:style-name="T1127">нету()</text:span></text:span><text:span text:style-name="T1127"> имеет истинное значение в противоположном случае.</text:span></text:p>
      <text:h text:style-name="P549" text:outline-level="4">Функция длина()</text:h>
      <text:p text:style-name="P82">функция длина(вх <text:span text:style-name="T329">сл</text:span>: <text:span text:style-name="T330">словарь</text:span>): целое;</text:p>
      <text:p text:style-name="P81"><text:span text:style-name="T111">Возвращает </text:span><text:span text:style-name="T308">количество элементов в переданном </text:span><text:span text:style-name="T329">словаре</text:span><text:span text:style-name="T111">.</text:span></text:p>
      <text:h text:style-name="P550" text:outline-level="4">Процедура добавить()</text:h>
      <text:p text:style-name="P115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</text:span>);</text:p>
      <text:p text:style-name="P82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, </text:span><text:span text:style-name="T331">значение</text:span>);</text:p>
      <text:p text:style-name="P97">Добавляет <text:span text:style-name="T339">в словарь </text:span>переданный <text:span text:style-name="Source_20_Text"><text:span text:style-name="T851">ключ</text:span></text:span>. <text:span text:style-name="T332">Если передано </text:span><text:span text:style-name="Source_20_Text"><text:span text:style-name="T851">значение</text:span></text:span><text:span text:style-name="T332">, то оно присваивается добавленному ключу; если нет, то новый ключ получает нулевое начальное значение</text:span>.</text:p>
      <text:p text:style-name="P97"><text:span text:style-name="T333">Если </text:span><text:span text:style-name="T334">указанный</text:span><text:span text:style-name="T333"> ключ уже существует в словаре, то новое значение присваивается существующему ключу, </text:span><text:span text:style-name="T334">либо не меняется, если новое значение </text:span><text:span text:style-name="T335">не передано</text:span><text:span text:style-name="T333">.</text:span></text:p>
      <text:h text:style-name="P550" text:outline-level="4">Процедура вставить()</text:h>
      <text:p text:style-name="P82"><text:span text:style-name="T314">процедура</text:span> <text:span text:style-name="T315">вставить</text:span>(вв <text:span text:style-name="T336">сл</text:span>: <text:span text:style-name="T337">словарь</text:span>; <text:span text:style-name="T111">вх </text:span><text:span text:style-name="T338">ключ, значение</text:span>);</text:p>
      <text:p text:style-name="P96"><text:span text:style-name="T342">Добавляет</text:span><text:span text:style-name="T318"> в </text:span><text:span text:style-name="T340">словарь переданн</text:span><text:span text:style-name="T341">ую пару</text:span><text:span text:style-name="T340"> ключ-</text:span><text:span text:style-name="T341">значение или присваивает новое значение переданному ключу, </text:span><text:span text:style-name="T351">если тот уже сущес</text:span><text:span text:style-name="T352">т</text:span><text:span text:style-name="T351">вует в словаре</text:span>. <text:span text:style-name="T340">Эквивалентным вызову этой функции является присваивание:</text:span></text:p>
      <text:p text:style-name="Исходный_20_код">сл[ключ] := значение;</text:p>
      <text:h text:style-name="P550" text:outline-level="4">Процедура удалить()</text:h>
      <text:p text:style-name="P82"><text:span text:style-name="T314">процедура</text:span> <text:span text:style-name="T320">удалить</text:span>(вв <text:span text:style-name="T343">сл</text:span>: <text:span text:style-name="T343">словарь</text:span>; <text:span text:style-name="T111">вх </text:span><text:span text:style-name="T343">ключ</text:span>);</text:p>
      <text:p text:style-name="P96"><text:soft-page-break/><text:span text:style-name="T322">Удаляет из </text:span><text:span text:style-name="T343">словаря переданный ключ и соответствующее ему значение</text:span>. <text:span text:style-name="T344">Если указанный ключ отсутствует в словаре, создаётся исключение </text:span><text:span text:style-name="Source_20_Text"><text:span text:style-name="T852">НеверныйКлюч</text:span></text:span><text:span text:style-name="T344">.</text:span></text:p>
      <text:h text:style-name="P515" text:outline-level="3">Числа</text:h>
      <text:h text:style-name="Heading_20_4" text:outline-level="4">Константы</text:h>
      <text:p text:style-name="Исходный_20_код"><text:span text:style-name="T693">константы</text:span><text:line-break/> <text:s text:c="3"/>МинЦелое <text:span text:style-name="T689">= -9223372036854775808; <text:s text:c="3"/>// </text:span><text:span text:style-name="T690">Минимальное значение целого числа</text:span><text:line-break/> <text:s text:c="3"/><text:span text:style-name="T688">максЦелое </text:span><text:span text:style-name="T690">= 9223372036854775807; <text:s text:c="3"/>// Максимальное значение целого числа</text:span><text:span text:style-name="T688"><text:line-break/> <text:s text:c="3"/>минДробное </text:span><text:span text:style-name="T690">= 2.2250738585072E-308; <text:s/>// Минимальное значение дробного числа</text:span><text:span text:style-name="T688"><text:line-break/> <text:s text:c="3"/>максДробное </text:span><text:span text:style-name="T690">= 1.79769313486232E308; // Максимальное значение дробного числа</text:span><text:span text:style-name="T688"><text:line-break/> <text:s text:c="3"/>Pi </text:span><text:span text:style-name="T690">= 3.14159265358979; <text:s text:c="13"/>// Значение числа Пи</text:span></text:p>
      <text:p text:style-name="Исходный_20_код"><text:span text:style-name="T691"><text:s text:c="4"/>Пи</text:span><text:span text:style-name="T688"> </text:span><text:span text:style-name="T690">= 3.14159265358979; <text:s text:c="13"/>// Значение числа Пи</text:span></text:p>
      <text:h text:style-name="P551" text:outline-level="4">Функци<text:span text:style-name="T451">я</text:span> <text:span text:style-name="T447">нечисло</text:span>()</text:h>
      <text:p text:style-name="P162">функция <text:span text:style-name="T447">нечисло(</text:span><text:span text:style-name="T452">вх </text:span><text:span text:style-name="T447">число: дробное)</text:span>: <text:span text:style-name="T447">логическое</text:span>;</text:p>
      <text:p text:style-name="P102">Возвращает <text:span text:style-name="T447">истин</text:span><text:span text:style-name="T449">у</text:span><text:span text:style-name="T447">, если переданный параметр имеет значение </text:span><text:span text:style-name="T7">нечисло</text:span>.</text:p>
      <text:h text:style-name="P552" text:outline-level="4">Функци<text:span text:style-name="T451">я</text:span> <text:span text:style-name="T448">конечно</text:span>()</text:h>
      <text:p text:style-name="P163">функция <text:span text:style-name="T448">конечно</text:span><text:span text:style-name="T447">(</text:span><text:span text:style-name="T452">вх </text:span><text:span text:style-name="T447">число: дробное)</text:span>: <text:span text:style-name="T447">логическое</text:span>;</text:p>
      <text:p text:style-name="P103">Возвращает <text:span text:style-name="T447">истин</text:span><text:span text:style-name="T449">у</text:span><text:span text:style-name="T447">, если переданный параметр имеет </text:span><text:span text:style-name="T450">конечное численное </text:span><text:span text:style-name="T447">значение</text:span>. <text:span text:style-name="T450">Возвращает ложь, если значение переданного параметра — </text:span><text:span text:style-name="T17">нечисло</text:span><text:span text:style-name="T450"> или бесконечность с любым знаком.</text:span></text:p>
      <text:h text:style-name="P553" text:outline-level="4">Функци<text:span text:style-name="T451">я</text:span> <text:span text:style-name="T454">округл</text:span>()</text:h>
      <text:p text:style-name="P164">функция <text:span text:style-name="T454">округл</text:span><text:span text:style-name="T447">(</text:span><text:span text:style-name="T452">вх </text:span><text:span text:style-name="T447">число: дробное)</text:span>: <text:span text:style-name="T454">целое</text:span>;</text:p>
      <text:p text:style-name="P167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0">НеверноеЧисло</text:span></text:span>.</text:p>
      <text:h text:style-name="P554" text:outline-level="4">Функци<text:span text:style-name="T451">я</text:span> <text:span text:style-name="T455">цел</text:span>()</text:h>
      <text:p text:style-name="P165">функция <text:span text:style-name="T455">цел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8">Возвращает целую часть переданного числа.</text:p>
      <text:h text:style-name="P555" text:outline-level="4">Функци<text:span text:style-name="T451">я</text:span> <text:span text:style-name="T457">дроб</text:span>()</text:h>
      <text:p text:style-name="P166">функция <text:span text:style-name="T457">дроб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9">Возвращает <text:span text:style-name="T457">дробную</text:span> часть переданного числа.</text:p>
      <text:h text:style-name="Heading_20_4" text:outline-level="4">Функция sin()</text:h>
      <text:p text:style-name="Исходный_20_код">функция sin(число: дробное): дробное;</text:p>
      <text:p text:style-name="P174"><text:soft-page-break/>Возвращает синус переданного числа.</text:p>
      <text:h text:style-name="P556" text:outline-level="4">Функция <text:span text:style-name="T459">cos</text:span>()</text:h>
      <text:p text:style-name="P170">функция <text:span text:style-name="T459">cos</text:span>(число: дробное): дробное;</text:p>
      <text:p text:style-name="P175">Возвращает <text:span text:style-name="T459">ко</text:span>синус переданного числа.</text:p>
      <text:h text:style-name="P557" text:outline-level="4">Функция <text:span text:style-name="T460">tg</text:span>()</text:h>
      <text:p text:style-name="P171">функция <text:span text:style-name="T460">tg</text:span>(число: дробное): дробное;</text:p>
      <text:p text:style-name="P176">Возвращает <text:span text:style-name="T460">тангенс</text:span> переданного числа.</text:p>
      <text:h text:style-name="P558" text:outline-level="4">Функция <text:span text:style-name="T461">arc</text:span>sin()</text:h>
      <text:p text:style-name="P172">функция <text:span text:style-name="T461">arc</text:span>sin(число: дробное): дробное;</text:p>
      <text:p text:style-name="P177">Возвращает <text:span text:style-name="T461">арк</text:span>синус переданного числа.</text:p>
      <text:h text:style-name="P558" text:outline-level="4">Функция <text:span text:style-name="T461">arc</text:span><text:span text:style-name="T459">cos</text:span>()</text:h>
      <text:p text:style-name="P172">функция <text:span text:style-name="T461">arc</text:span><text:span text:style-name="T459">cos</text:span>(число: дробное): дробное;</text:p>
      <text:p text:style-name="P177">Возвращает <text:span text:style-name="T461">арк</text:span><text:span text:style-name="T459">ко</text:span>синус переданного числа.</text:p>
      <text:h text:style-name="P558" text:outline-level="4">Функция <text:span text:style-name="T461">arc</text:span><text:span text:style-name="T460">tg</text:span>()</text:h>
      <text:p text:style-name="P172">функция <text:span text:style-name="T461">arc</text:span><text:span text:style-name="T460">tg</text:span>(число: дробное): дробное;</text:p>
      <text:p text:style-name="P177">Возвращает <text:span text:style-name="T461">арк</text:span><text:span text:style-name="T460">тангенс</text:span> переданного числа.</text:p>
      <text:h text:style-name="P559" text:outline-level="4">Функция <text:span text:style-name="T462">ln</text:span>()</text:h>
      <text:p text:style-name="P173">функция <text:span text:style-name="T462">ln</text:span>(число: дробное): дробное;</text:p>
      <text:p text:style-name="P178">Возвращает <text:span text:style-name="T462">натуральный логарифм</text:span> переданного числа.</text:p>
      <text:h text:style-name="P559" text:outline-level="4">Функция <text:span text:style-name="T462">exp</text:span>()</text:h>
      <text:p text:style-name="P173">функция <text:span text:style-name="T462">exp</text:span>(число: дробное): дробное;</text:p>
      <text:p text:style-name="P179"><text:span text:style-name="T458">Возвращает </text:span><text:span text:style-name="T462">экспоненту</text:span><text:span text:style-name="T458"> переданного числа — </text:span><text:span text:style-name="T462">т. е., число, возведённое в степень </text:span><text:bookmark text:name="firstHeading"/><text:span text:style-name="T194">e</text:span><text:span text:style-name="T458">.</text:span></text:p>
      <text:h text:style-name="P560" text:outline-level="4">Функция <text:span text:style-name="T536">случайное</text:span>()</text:h>
      <text:p text:style-name="P210">функция <text:span text:style-name="T536">случайное</text:span>(<text:span text:style-name="T536">макс</text:span>: <text:span text:style-name="T536">целое</text:span>): <text:span text:style-name="T536">целое</text:span>;</text:p>
      <text:p text:style-name="P211"><text:span text:style-name="T458">Возвращает </text:span><text:span text:style-name="T537">случайное число в диапазоне от 0 включительно до переданного значения </text:span><text:span text:style-name="Source_20_Text"><text:span text:style-name="T538">макс</text:span></text:span><text:span text:style-name="T537">, но не включая </text:span><text:span text:style-name="Source_20_Text"><text:span text:style-name="T538">макс</text:span></text:span><text:span text:style-name="T458">. </text:span><text:span text:style-name="T539">Генератор </text:span><text:span text:style-name="T883">псевдо</text:span><text:span text:style-name="T539">случайных чисел инициализируется при первом обращении к функции.</text:span></text:p>
      <text:h text:style-name="P514" text:outline-level="3"><text:soft-page-break/>Моменты</text:h>
      <text:h text:style-name="Heading_20_4" text:outline-level="4">Функци<text:span text:style-name="T972">я</text:span> дата()</text:h>
      <text:p text:style-name="P348">функция дата: момент;<text:line-break/><text:span text:style-name="T959">функция дата(м: момент): момент;</text:span></text:p>
      <text:p text:style-name="P104"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4" text:outline-level="4">Функция время()</text:h>
      <text:p text:style-name="P101">функция <text:span text:style-name="T327">время</text:span>: момент;<text:line-break/>функция <text:span text:style-name="T960">время</text:span>(м: момент): момент;</text:p>
      <text:p text:style-name="P100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4" text:outline-level="4">Функция сейчас()</text:h>
      <text:p text:style-name="P106">функция <text:span text:style-name="T328">сейчас</text:span>: момент;</text:p>
      <text:p text:style-name="P105">Возвращает значение те<text:span text:style-name="T884">ку</text:span>щего момента — дату и время.</text:p>
      <text:h text:style-name="P513" text:outline-level="3">Исключения</text:h>
      <text:h text:style-name="Heading_20_4" text:outline-level="4">Предопределённые исключения</text:h>
      <text:p text:style-name="P646">В стандартной библиотеке Клаус определены следующие исключения:</text:p>
      <text:p text:style-name="P647"><text:span text:style-name="Source_20_Text">ОшибкаВводаВывода</text:span><text:tab/>-<text:tab/><text:span text:style-name="T1363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648"><text:span text:style-name="Source_20_Text">ОшибкаКонвертации</text:span><text:tab/>-<text:tab/><text:span text:style-name="T1363">возникает при ошибках преобразования значений из текстового формата в двоичный и обратно.</text:span></text:p>
      <text:p text:style-name="P648"><text:span text:style-name="Source_20_Text">НеверныйИндекс</text:span><text:tab/>-<text:tab/><text:span text:style-name="T1364">возникает при обращении к несуществующему индексу в массиве.</text:span></text:p>
      <text:p text:style-name="P648"><text:span text:style-name="Source_20_Text">НеверныйКлюч</text:span><text:tab/>-<text:tab/><text:span text:style-name="T1364">возникает при обращении к несуществующему ключу в словаре.</text:span></text:p>
      <text:p text:style-name="P648"><text:span text:style-name="Source_20_Text">НеверныйСимвол</text:span><text:tab/>-<text:tab/><text:span text:style-name="T1367">возникает при ошибках, связанных с обращением к неверному байту в строке.</text:span></text:p>
      <text:p text:style-name="P652"><text:span text:style-name="Source_20_Text">НеверноеИмя</text:span><text:tab/>-<text:tab/><text:span text:style-name="T1366">возникает при обращении к несуществующему идентификатору.</text:span></text:p>
      <text:p text:style-name="P652"><text:span text:style-name="Source_20_Text">НеверноеЧисло</text:span><text:tab/>-<text:tab/><text:span text:style-name="T1367">возникает при ошибках, связанных с обработкой дробных чисел.</text:span></text:p>
      <text:p text:style-name="P651"><text:span text:style-name="Source_20_Text">НеверныйТип</text:span><text:tab/>-<text:tab/><text:span text:style-name="T1365">возникает при ошибках, связанных с несовместимостью типов данных.</text:span></text:p>
      <text:p text:style-name="P651"><text:span text:style-name="Source_20_Text">НеверныйСинтаксис</text:span><text:tab/>-<text:tab/><text:span text:style-name="T1367">возникает при синтаксических ошибках.</text:span></text:p>
      <text:p text:style-name="P650"><text:span text:style-name="Source_20_Text">ОшибкаВыполнения</text:span><text:tab/>-<text:tab/><text:span text:style-name="T1367">прочие ошибки программы или операционной системы.</text:span></text:p>
      <text:p text:style-name="P649"><text:span text:style-name="Source_20_Text">ВнутренняяОшибка</text:span><text:tab/>-<text:tab/><text:span text:style-name="T1368">ошибки, допущенные разработчиками Клауса. При возникновении такой ошибки авторы будут благодарны за </text:span><text:span text:style-name="T1370">добавление</text:span><text:span text:style-name="T1368"> сообщения о </text:span><text:span text:style-name="T1369">проблеме</text:span><text:span text:style-name="T1368"> в репозитори</text:span><text:span text:style-name="T1370">й</text:span><text:span text:style-name="T1368"> проекта. Заранее спасибо!</text:span></text:p>
      <text:p text:style-name="Text_20_body"><text:soft-page-break/>Все предопределённые исключения не <text:span text:style-name="T1372">принимают</text:span> параметров. <text:span text:style-name="T1371">Программист может создать любое из перечисленных исключений по своему усмотрению.</text:span></text:p>
      <text:h text:style-name="Heading_20_4" text:outline-level="4">Функция имя_исключения()</text:h>
      <text:p text:style-name="Исходный_20_код">функция имя_исключения: строка;</text:p>
      <text:p text:style-name="P107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: строка;</text:p>
      <text:p text:style-name="P108">Возвращает <text:span text:style-name="T345">текст сообщения об ошибке</text:span> активного исключения <text:span text:style-name="T347">с </text:span><text:span text:style-name="T346">уже </text:span><text:span text:style-name="T347">добавленными в него </text:span><text:span text:style-name="T346">значениями параметров </text:span><text:span text:style-name="T348">исключения</text:span>. Эту функцию можно вызывать только в секции обработки исключений, иначе она вернёт пустую строку.</text:p>
      <text:h text:style-name="P513" text:outline-level="3">Строки</text:h>
      <text:p text:style-name="P27">В<text:span text:style-name="T113">о всех</text:span> строковых функция<text:span text:style-name="T116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7">е</text:span> нумеруются начиная с нуля: первый байт имеет индекс 0, а последний имеет <text:span text:style-name="T119">индекс</text:span> на единицу меньший, чем длина строки.</text:p>
      <text:p text:style-name="P28"><text:span text:style-name="T118">Б</text:span>иблиотечные функции поддерживают внутреннюю целостность строки, не допуская появления в ней некорректных символов, <text:span text:style-name="T114">и вызыв</text:span><text:span text:style-name="T215">ют</text:span><text:span text:style-name="T114"> исключение </text:span><text:span text:style-name="Source_20_Text"><text:span text:style-name="T853">Не</text:span></text:span><text:span text:style-name="Source_20_Text"><text:span text:style-name="T854">верный</text:span></text:span><text:span text:style-name="Source_20_Text"><text:span text:style-name="T853">Символ</text:span></text:span><text:span text:style-name="T114"> в случае ошибок</text:span>. Например, <text:span text:style-name="T115">такое исключение возникнет при </text:span>вставк<text:span text:style-name="T115">е</text:span> подстроки в позицию, соответствующую середине многобайтового символа, <text:span text:style-name="T115">при </text:span>удалени<text:span text:style-name="T115">и</text:span> из строки части многобайтового символа, а также в других <text:span text:style-name="T115">аналогичных ситуациях</text:span>.</text:p>
      <text:h text:style-name="P561" text:outline-level="4"><text:span text:style-name="T152">Функция </text:span><text:span text:style-name="T110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1">вх </text:span><text:span text:style-name="T141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2">ов</text:span>.</text:p>
      <text:p text:style-name="P24">Если передан параметр <text:span text:style-name="Source_20_Text"><text:span text:style-name="T848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8">ами</text:span> (<text:span text:style-name="Source_20_Text"><text:span text:style-name="T188">№</text:span></text:span><text:span text:style-name="Source_20_Text">20</text:span>) <text:span text:style-name="T112">до указанной длины.</text:span></text:p>
      <text:p text:style-name="P26">Если новая длина меньше старой, то <text:span text:style-name="T157">прежнее содержимое строки обрезается справа до указанной длины. </text:span><text:span text:style-name="T158">В этом случае</text:span><text:span text:style-name="T157"> </text:span>должна быть указана такая новая длина, чтобы последний символ в строке, если он занимает несколько байт<text:span text:style-name="T933">ов</text:span>, не оказался разбит на части — <text:span text:style-name="T150">иначе</text:span> возникнет ошибка <text:span text:style-name="Source_20_Text"><text:span text:style-name="T800">НеверныйСимвол</text:span></text:span><text:span text:style-name="T157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6">Буквы кириллицы занимают в </text:span><text:span text:style-name="T219">кодировке </text:span><text:span text:style-name="T218">UTF-8</text:span></text:p>
      <text:p text:style-name="P55"><text:soft-page-break/><text:span text:style-name="T216"><text:s text:c="4"/>// </text:span><text:span text:style-name="T220">по два</text:span><text:span text:style-name="T216"> байта, </text:span><text:span text:style-name="T217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562" text:outline-level="4"><text:span text:style-name="T153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21">строки </text:span><text:span text:style-name="Source_20_Text"><text:span text:style-name="T855">стр</text:span></text:span>. <text:span text:style-name="T125">Строка не должна быть пустой; п</text:span><text:span text:style-name="T121">ереданный индекс </text:span><text:span text:style-name="T122">должен </text:span><text:span text:style-name="T124">быть в </text:span><text:span text:style-name="T151">пределах строки</text:span><text:span text:style-name="T123"> и </text:span><text:span text:style-name="T151">должен </text:span><text:span text:style-name="T122">соответствовать началу символа в строке, иначе возникнет исключение </text:span><text:span text:style-name="Source_20_Text"><text:span text:style-name="T856">НеверныйСимвол</text:span></text:span><text:span text:style-name="T121">.</text:span></text:p>
      <text:p text:style-name="P30">Если параметр <text:span text:style-name="Source_20_Text"><text:span text:style-name="T800">индекс</text:span></text:span> не указан, <text:span text:style-name="T120">он считается равным 0, и функция</text:span> возвращает первый символ в строке.</text:p>
      <text:h text:style-name="Heading_20_4" text:outline-level="4"><text:span text:style-name="T154">Функция </text:span>след()</text:h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7">индекс</text:span></text:span>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35">В параметре <text:span text:style-name="Source_20_Text"><text:span text:style-name="T800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0">(справа от </text:span><text:span text:style-name="Source_20_Text"><text:span text:style-name="T859">индекс</text:span></text:span><text:span text:style-name="T130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0 в параметре </text:span><text:span text:style-name="Source_20_Text"><text:span text:style-name="T860">индекс</text:span></text:span><text:span text:style-name="T129"> и </text:span><text:span text:style-name="Source_20_Text"><text:span text:style-name="T860">максЦелое</text:span></text:span><text:span text:style-name="T129"> в параметре </text:span><text:span text:style-name="Source_20_Text"><text:span text:style-name="T860">кво</text:span></text:span><text:span text:style-name="T129">.</text:span></text:p>
      <text:h text:style-name="P565" text:outline-level="4"><text:span text:style-name="T155">Функция </text:span><text:span text:style-name="T131">пред</text:span>()</text:h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4">Возвращает позицию в байтах, соответствующую началу <text:span text:style-name="T133">предыдущего</text:span> символа в строке, считая от символа, переданного в параметре <text:span text:style-name="Source_20_Text"><text:span text:style-name="T857">индекс</text:span></text:span>. <text:span text:style-name="T134">Для получения позиции последнего символа в строке в параметре </text:span><text:span text:style-name="Source_20_Text"><text:span text:style-name="T861">индекс</text:span></text:span><text:span text:style-name="T134"> нужно передать значение, большее или равное длине строки в байтах. </text:span><text:span text:style-name="T135">Если переданный индекс находится в пределах строки, то он должен </text:span><text:span text:style-name="T128">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36">В параметре <text:span text:style-name="Source_20_Text"><text:span text:style-name="T800">кво</text:span></text:span> можно передать количество символов, на которое необходимо сместиться: 1 — <text:span text:style-name="T136">предыдущий</text:span> символ, 2 — через один символ, и т. п. Если переданное количество превышает число оставшихся <text:span text:style-name="T130">(</text:span><text:span text:style-name="T137">слева</text:span><text:span text:style-name="T130"> от </text:span><text:span text:style-name="Source_20_Text"><text:span text:style-name="T859">индекс</text:span></text:span><text:span text:style-name="T130">) </text:span>символов <text:span text:style-name="T138">до начала строки</text:span>, то функция вернёт <text:span text:style-name="T138">0</text:span>.</text:p>
      <text:p text:style-name="P38"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</text:span><text:span text:style-name="Source_20_Text"><text:span text:style-name="T862">максЦелое</text:span></text:span><text:span text:style-name="T129"> в параметр</text:span><text:span text:style-name="T139">ах</text:span><text:span text:style-name="T129"> </text:span><text:span text:style-name="Source_20_Text"><text:span text:style-name="T860">индекс</text:span></text:span><text:span text:style-name="T129"> и </text:span><text:span text:style-name="Source_20_Text"><text:span text:style-name="T860">кво</text:span></text:span><text:span text:style-name="T129">.</text:span></text:p>
      <text:p text:style-name="P43"><text:soft-page-break/><text:span text:style-name="T195">Примечание:</text:span> для <text:span text:style-name="T885">строки из </text:span>многобайтовых символов функция <text:span text:style-name="Source_20_Text"><text:span text:style-name="T800">след()</text:span></text:span> работает быстрее, чем <text:span text:style-name="Source_20_Text"><text:span text:style-name="T800">пред()</text:span></text:span>.</text:p>
      <text:h text:style-name="Heading_20_4" text:outline-level="4"><text:span text:style-name="T156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0">размер</text:span>: целое): строка;</text:p>
      <text:p text:style-name="P39">Возвращает часть строки указанного размера, начиная с указанного индекса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42">Если параметр <text:span text:style-name="Source_20_Text"><text:span text:style-name="T800">размер</text:span></text:span> <text:span text:style-name="T145">не передан</text:span> <text:span text:style-name="T143">или выходит за пределы строки</text:span>, то функция вернёт часть строки от указанного индекса до конца строки. <text:span text:style-name="T144">В противном случае, </text:span><text:span text:style-name="Source_20_Text"><text:span text:style-name="T863">размер</text:span></text:span><text:span text:style-name="T142"> должен иметь такое значение, чтобы последний символ в возвращаемой </text:span><text:span text:style-name="T147">под</text:span><text:span text:style-name="T142">строке, </text:span><text:span text:style-name="T149">если он занимает несколько байт</text:span><text:span text:style-name="T934">ов</text:span><text:span text:style-name="T149">,</text:span><text:span text:style-name="T142"> не </text:span><text:span text:style-name="T146">оказался разбит</text:span><text:span text:style-name="T142"> на части —</text:span><text:span text:style-name="T128"> иначе возникнет исключение </text:span><text:span text:style-name="Source_20_Text"><text:span text:style-name="T858">НеверныйСимвол</text:span></text:span><text:span text:style-name="T142">.</text:span></text:p>
      <text:h text:style-name="Heading_20_4" text:outline-level="4"><text:span text:style-name="T159">Процедура</text:span> добавить()</text:h>
      <text:p text:style-name="Исходный_20_код"><text:span text:style-name="T159">процедура</text:span> добавить(в<text:span text:style-name="T159">в</text:span> стр1: <text:span text:style-name="T159">строка; вх</text:span> стр2: строка);</text:p>
      <text:p text:style-name="P44">Добавляет значение <text:span text:style-name="Source_20_Text"><text:span text:style-name="T800">стр2</text:span></text:span> в конец строки <text:span text:style-name="Source_20_Text"><text:span text:style-name="T800">стр1</text:span></text:span>. <text:span text:style-name="T160">Эквивалентным вызову этой функции является </text:span><text:span text:style-name="T189">присваивание</text:span><text:span text:style-name="T160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800">подстр</text:span></text:span> в указанную позицию строки <text:span text:style-name="Source_20_Text"><text:span text:style-name="T800">стр</text:span></text:span>, <text:span text:style-name="T161">так что символы из строки </text:span><text:span text:style-name="Source_20_Text"><text:span text:style-name="T864">подстр</text:span></text:span><text:span text:style-name="T161"> </text:span><text:span text:style-name="T190">окажутся</text:span><text:span text:style-name="T161"> в строке </text:span><text:span text:style-name="Source_20_Text"><text:span text:style-name="T864">стр</text:span></text:span><text:span text:style-name="T161"> непосредственно перед </text:span><text:span text:style-name="T162">тем </text:span><text:span text:style-name="T161">символом, на который указывает </text:span><text:span text:style-name="Source_20_Text"><text:span text:style-name="T864">индекс</text:span></text:span><text:span text:style-name="T161">. П</text:span>ри этом длина строки <text:span text:style-name="Source_20_Text"><text:span text:style-name="T800">стр</text:span></text:span> увеличивается на длину строки <text:span text:style-name="Source_20_Text"><text:span text:style-name="T800">подстр</text:span></text:span>.</text:p>
      <text:p text:style-name="P40"><text:span text:style-name="T163">Если переданный </text:span><text:span text:style-name="Source_20_Text"><text:span text:style-name="T865">индекс</text:span></text:span><text:span text:style-name="T163"> больше или равен длине </text:span><text:span text:style-name="Source_20_Text"><text:span text:style-name="T866">стр</text:span></text:span><text:span text:style-name="T163">, то </text:span><text:span text:style-name="T165">подстр</text:span><text:span text:style-name="T166">ока</text:span><text:span text:style-name="T163"> будет добавлена к </text:span><text:span text:style-name="T165">стр</text:span><text:span text:style-name="T166">оке</text:span><text:span text:style-name="T165"> </text:span><text:span text:style-name="T163">справа. В противном случае 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5">ов</text:span>, начиная с переданного индекса, включительно.</text:p>
      <text:p text:style-name="P41"><text:span text:style-name="T183">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47">Если строка содержит меньше <text:span text:style-name="T184">байт</text:span><text:span text:style-name="T936">ов</text:span> справа от индекса, чем передано в параметре <text:span text:style-name="Source_20_Text"><text:span text:style-name="T800">число</text:span></text:span>, то будут удалены все <text:span text:style-name="T185">байты</text:span> до конца строки. <text:span text:style-name="T184">В противном случае, переданное число </text:span><text:span text:style-name="T186">должно быть таким, чтобы последний удаляемый символ, если он </text:span><text:span text:style-name="T187">занимает несколько байт</text:span><text:span text:style-name="T937">ов</text:span><text:span text:style-name="T186">, не оказался разбит на части — </text:span><text:span text:style-name="T128">иначе возникнет исключение </text:span><text:span text:style-name="Source_20_Text"><text:span text:style-name="T858">НеверныйСимвол</text:span></text:span><text:span text:style-name="T128">.</text:span></text:p>
      <text:h text:style-name="Heading_20_4" text:outline-level="4"><text:soft-page-break/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1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0">стр1</text:span></text:span><text:span text:style-name="T164"> </text:span>байты из <text:span text:style-name="Source_20_Text"><text:span text:style-name="T800">стр2</text:span></text:span>.</text:p>
      <text:p text:style-name="P48"><text:span text:style-name="T192">Из </text:span><text:span text:style-name="Source_20_Text"><text:span text:style-name="T867">стр2</text:span></text:span><text:span text:style-name="T192"> копируется </text:span><text:span text:style-name="T193">указанное </text:span><text:span text:style-name="Source_20_Text"><text:span text:style-name="T867">число</text:span></text:span><text:span text:style-name="T192"> байт</text:span><text:span text:style-name="T938">ов</text:span><text:span text:style-name="T192">, начиная от </text:span><text:span text:style-name="Source_20_Text"><text:span text:style-name="T867">индекс2</text:span></text:span><text:span text:style-name="T192">, включительно; </text:span><text:span text:style-name="T193">эти байты размещаются в </text:span><text:span text:style-name="Source_20_Text"><text:span text:style-name="T868">стр1</text:span></text:span><text:span text:style-name="T167">,</text:span><text:span text:style-name="T193"> начиная от </text:span><text:span text:style-name="Source_20_Text"><text:span text:style-name="T868">индекс</text:span></text:span><text:span text:style-name="T193">, и заменяют собой байты, которые раньше находились в </text:span><text:span text:style-name="Source_20_Text"><text:span text:style-name="T868">стр1</text:span></text:span><text:span text:style-name="T193"> в этих позициях. Если длины </text:span><text:span text:style-name="Source_20_Text"><text:span text:style-name="T868">стр1</text:span></text:span><text:span text:style-name="T193"> не </text:span><text:span text:style-name="T198">хватает</text:span><text:span text:style-name="T193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0">число</text:span></text:span>, то копируются все байты от <text:span text:style-name="Source_20_Text"><text:span text:style-name="T800">индекс2</text:span></text:span> до конца <text:span text:style-name="Source_20_Text"><text:span text:style-name="T800">стр2</text:span></text:span>. Если не передан <text:span text:style-name="Source_20_Text"><text:span text:style-name="T800">индекс2</text:span></text:span>, то копируется вся <text:span text:style-name="Source_20_Text"><text:span text:style-name="T800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10">в обеих строках </text:span>не оказался при копировании разбит на части, иначе возникнет ошибка <text:span text:style-name="Source_20_Text"><text:span text:style-name="T800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06">тр1</text:span>, <text:span text:style-name="T206">стр2</text:span>: строка;</text:p>
      <text:p text:style-name="Исходный_20_код">начало</text:p>
      <text:p text:style-name="P56"><text:s text:c="4"/>// <text:span text:style-name="T222">Б</text:span><text:span text:style-name="T207">уквы </text:span><text:span text:style-name="T209">к</text:span><text:span text:style-name="T207">ириллицы</text:span> <text:span text:style-name="T207">занимают в кодировке UTF-8 </text:span></text:p>
      <text:p text:style-name="P56"><text:span text:style-name="T207"><text:s text:c="4"/>// </text:span><text:span text:style-name="T223">по </text:span><text:span text:style-name="T207">два байта, а арабские цифры - </text:span><text:span text:style-name="T208">один </text:span><text:span text:style-name="T222">байт</text:span><text:span text:style-name="T207">.</text:span></text:p>
      <text:p text:style-name="Исходный_20_код"><text:s text:c="4"/><text:span text:style-name="T206">стр1</text:span> := "1234АБВГ";</text:p>
      <text:p text:style-name="Исходный_20_код"><text:s text:c="4"/><text:span text:style-name="T206">стр2</text:span> := "0000";</text:p>
      <text:p text:style-name="Исходный_20_код"><text:s text:c="4"/>вписать(с<text:span text:style-name="T206">тр1</text:span>, 2, <text:span text:style-name="T206">стр2</text:span>); <text:s text:c="14"/>// <text:span text:style-name="T203">с</text:span><text:span text:style-name="T224">тр1</text:span><text:span text:style-name="T200"> = </text:span><text:span text:style-name="T201">12000</text:span><text:span text:style-name="T202">0</text:span><text:span text:style-name="T201">БВГ</text:span></text:p>
      <text:p text:style-name="P52"><text:s text:c="4"/>вписать(с<text:span text:style-name="T206">тр1</text:span>, максЦелое, <text:span text:style-name="T206">стр2</text:span>, 0, 2); // <text:span text:style-name="T203">с</text:span><text:span text:style-name="T224">тр1</text:span><text:span text:style-name="T203"> = </text:span><text:span text:style-name="T201">12000</text:span><text:span text:style-name="T202">0</text:span><text:span text:style-name="T201">БВГ</text:span><text:span text:style-name="T204">00</text:span></text:p>
      <text:p text:style-name="P51"><text:s text:c="4"/>вписать(с<text:span text:style-name="T206">тр1</text:span>, <text:span text:style-name="T199">7</text:span>, <text:span text:style-name="T206">стр2</text:span>); <text:s text:c="14"/>// <text:span text:style-name="T205">ошибка</text:span></text:p>
      <text:p text:style-name="Исходный_20_код"><text:s text:c="4"/>вписать(с<text:span text:style-name="T206">тр1</text:span>, 6, <text:span text:style-name="T206">стр2</text:span>, 0, 3); <text:s text:c="8"/>// <text:span text:style-name="T205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0">что</text:span></text:span> в строке <text:span text:style-name="Source_20_Text"><text:span text:style-name="T800">где</text:span></text:span> и возвращает индекс первого байта найденной подстроки. <text:span text:style-name="T211">Если подстрока не найдена, возвращает -1. Если передан </text:span><text:span text:style-name="Source_20_Text"><text:span text:style-name="T869">начИдкс</text:span></text:span><text:span text:style-name="T211">, поиск начинается с переданного индекса, включительно.</text:span></text:p>
      <text:p text:style-name="P57">Если в параметре <text:span text:style-name="Source_20_Text"><text:span text:style-name="T800">учтРегистр</text:span></text:span> передано <text:span text:style-name="Source_20_Text"><text:span text:style-name="T800">нет</text:span></text:span>, то регистр символов при поиске не учитывается — т. е., <text:span text:style-name="T212">прописные</text:span> буквы считаются равными строчным. <text:span text:style-name="T213">Если этот параметр опущен, функция выполняет поиск </text:span><text:span text:style-name="T214">с учётом регистра</text:span><text:span text:style-name="T213">.</text:span></text:p>
      <text:h text:style-name="P566" text:outline-level="4"><text:soft-page-break/><text:span text:style-name="T225">Процедура</text:span> <text:span text:style-name="T225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7">указанное</text:span> <text:span text:style-name="Source_20_Text"><text:span text:style-name="T800">число</text:span></text:span> байт<text:span text:style-name="T939">ов</text:span>, начиная с переданного индекса, на байты из строки <text:span text:style-name="Source_20_Text"><text:span text:style-name="T800">чем</text:span></text:span>. <text:span text:style-name="T226">Длина строки изменяется соответственно.</text:span></text:p>
      <text:p text:style-name="P69">Значения <text:span text:style-name="Source_20_Text"><text:span text:style-name="T800">индекс</text:span></text:span> и <text:span text:style-name="Source_20_Text"><text:span text:style-name="T800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0">НеверныйСимвол</text:span></text:span>.</text:p>
      <text:h text:style-name="Heading_20_4" text:outline-level="4">Функция формат()</text:h>
      <text:p text:style-name="Исходный_20_код"><text:span text:style-name="T228">ф</text:span>ункция формат(вх шаблон: строка; вх арг<text:span text:style-name="T231">0</text:span>, арг<text:span text:style-name="T231">1</text:span>, арг<text:span text:style-name="T231">2</text:span>, ...): <text:span text:style-name="T238">строка</text:span>;</text:p>
      <text:p text:style-name="P71"><text:span text:style-name="T229">Заменяет все спецификаторы в переданном шаблоне на значения переданных аргументов, </text:span><text:span text:style-name="T239">преобразованные к строке в соответствии с указанным форматом,</text:span><text:span text:style-name="T229"> и возвращает полученную строку.</text:span></text:p>
      <text:p text:style-name="P71"><text:span text:style-name="T229">Спецификатор</text:span><text:span text:style-name="T239">ы</text:span><text:span text:style-name="T229"> </text:span><text:span text:style-name="T230">имеют следующий синтаксис</text:span><text:span text:style-name="T229">:</text:span> </text:p>
      <text:p text:style-name="Исходный_20_код">'%'[<text:span text:style-name="T229">индекс</text:span>':']['-'][<text:span text:style-name="T235">ширина</text:span>]['.'<text:span text:style-name="T229">точность</text:span>]<text:span text:style-name="T229">Тип</text:span></text:p>
      <text:p text:style-name="P317">Символы в апострофах <text:span text:style-name="T887">должны быть указаны</text:span> в шаблон<text:span text:style-name="T886">е</text:span> буквально, без апострофов.</text:p>
      <text:p text:style-name="P317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33">и</text:span>ндекс':'</text:p>
          </table:table-cell>
          <table:table-cell table:style-name="Таблица3.B2" office:value-type="string">
            <text:p text:style-name="P64"><text:span text:style-name="T269">Целое. </text:span>Взять из списка <text:span text:style-name="T237">параметров </text:span><text:span text:style-name="T232">аргумент с указанным индексом. Если </text:span><text:span text:style-name="T468">этот элемент</text:span><text:span text:style-name="T232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34">Этот элемент работает только при условии, что указан</text:span><text:span text:style-name="T235">а</text:span><text:span text:style-name="T234"> </text:span><text:span text:style-name="T235">ширина</text:span><text:span text:style-name="T234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9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6">точность</text:span></text:p>
          </table:table-cell>
          <table:table-cell table:style-name="Таблица3.B2" office:value-type="string">
            <text:p text:style-name="P67"><text:span text:style-name="T269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61">буква в любом регистре</text:span>. Перечень допустимых типов приведён ниже.</text:p>
          </table:table-cell>
        </table:table-row>
      </table:table>
      <text:p text:style-name="P181"><text:span text:style-name="T260">В случае ошибок функция со</text:span><text:span text:style-name="T266">з</text:span><text:span text:style-name="T260">даёт исключение </text:span><text:span text:style-name="Source_20_Text"><text:span text:style-name="T870">ОшибкаКонвертации</text:span></text:span><text:span text:style-name="T260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587" text:outline-level="5">Типы спецификаторов</text:h>
      <text:p text:style-name="P74"><text:span text:style-name="T243">«</text:span><text:span text:style-name="T249">I</text:span><text:span text:style-name="T243">» или «</text:span>Ц» — целое число. <text:span text:style-name="T241">А</text:span>ргумент должен быть целым. Значение конвертируется в строковое представление целого числа. <text:span text:style-name="T240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44">E</text:span>» <text:span text:style-name="T245">(лат.)</text:span> <text:span text:style-name="T244">или «</text:span>Э» — экспоненциальный формат. Аргумент может быть целым или дробным. <text:span text:style-name="T242">Число приводится к строке в экспоненциальном </text:span><text:span text:style-name="T246">(научном) </text:span><text:span text:style-name="T242">формате. </text:span><text:span text:style-name="T247">Точность определяет общее количество цифр в </text:span><text:span text:style-name="T248">мантиссе</text:span><text:span text:style-name="T247"> числа, </text:span><text:span text:style-name="T267">п</text:span><text:span text:style-name="T248">орядок записывается тремя цифрами.</text:span></text:p>
      <text:p text:style-name="P70"><text:soft-page-break/>«F» <text:span text:style-name="T250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1">Для слишком больших чисел используется экспоненциальный формат.</text:span></text:p>
      <text:p text:style-name="P70">«G» <text:span text:style-name="T252">или «О» (кир.) — общий числовой формат. Аргумент может быть целым или дробным. </text:span><text:span text:style-name="T253">Число приводится к строке в фиксированном или экспоненциальном формате в зависимости от того, что получится короче. </text:span><text:span text:style-name="T254">Точность определяет общее количество цифр в строковом представлении числа.</text:span></text:p>
      <text:p text:style-name="P70">«<text:span text:style-name="T255">N</text:span>» <text:span text:style-name="T255">или «Ч» — </text:span><text:span text:style-name="T257">такой же формат числа, как</text:span><text:span text:style-name="T255"> с фиксированной точкой, </text:span><text:span text:style-name="T257">но</text:span><text:span text:style-name="T255"> </text:span><text:span text:style-name="T258">с добавлением</text:span><text:span text:style-name="T255"> разделител</text:span><text:span text:style-name="T258">ей</text:span><text:span text:style-name="T255"> групп разрядов.</text:span></text:p>
      <text:p text:style-name="P72">«<text:span text:style-name="T256">D</text:span>»<text:span text:style-name="T255"> или «</text:span><text:span text:style-name="T256">Д</text:span><text:span text:style-name="T255">» — </text:span><text:span text:style-name="T256">дата </text:span><text:span text:style-name="T262">в стандартном формате: YYYY-MM-DD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6">T</text:span>» <text:span text:style-name="T255">(лат.) или «</text:span><text:span text:style-name="T256">В</text:span><text:span text:style-name="T255">» (кир.) — </text:span><text:span text:style-name="T256">время </text:span><text:span text:style-name="T262">в стандартном формате: </text:span><text:span text:style-name="T888">hh</text:span><text:span text:style-name="T262">:</text:span><text:span text:style-name="T888">mm</text:span><text:span text:style-name="T262">:</text:span><text:span text:style-name="T888">ss</text:span><text:span text:style-name="T262">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5">M</text:span>» <text:span text:style-name="T255">(лат.) или «М» (кир.) — </text:span><text:span text:style-name="T256">дата </text:span><text:span text:style-name="T263">и </text:span><text:span text:style-name="T256">время </text:span><text:span text:style-name="T263">в стандартном формате, разделённые пробелом. </text:span><text:span text:style-name="T264">Аргумент должен быть моментом. </text:span><text:span text:style-name="T271">Точность не применяется.</text:span></text:p>
      <text:p text:style-name="P73">«S» <text:span text:style-name="T256">или «С» (кир.) — строка. Аргумент может быть любого простого типа — строковые </text:span><text:span text:style-name="T268">значения</text:span><text:span text:style-name="T256"> копируются, а значения других типов </text:span><text:span text:style-name="T466">конвертируются</text:span><text:span text:style-name="T256"> в строку прямым приведением типа.</text:span><text:span text:style-name="T264"> </text:span><text:span text:style-name="T271">Точность не применяется.</text:span></text:p>
      <text:p text:style-name="P70">«X» <text:span text:style-name="T259">(лат.) или «Ш» — шестнадцатеричное представление целого числа. Аргумент </text:span><text:span text:style-name="T265">может</text:span><text:span text:style-name="T259"> быть целым,</text:span><text:span text:style-name="T265"> символом </text:span><text:span text:style-name="T686">или объектом</text:span><text:span text:style-name="T259">. Точность определяет </text:span><text:span text:style-name="T270">минимальное </text:span><text:span text:style-name="T259">количество цифр — если нужно, слева будут добавлены нули.</text:span></text:p>
      <text:h text:style-name="Heading_20_5" text:outline-level="5">Пример</text:h>
      <text:p text:style-name="P80">стр := формат("<text:span text:style-name="T273">Меня зовут %s %s. Мне %i лет.</text:span>", "<text:span text:style-name="T472">Пётр</text:span>", "<text:span text:style-name="T273">Иванов</text:span>", <text:span text:style-name="T273">15</text:span>);</text:p>
      <text:p text:style-name="P80">// <text:span text:style-name="T467">стр = "</text:span><text:span text:style-name="T273">Меня зовут </text:span><text:span text:style-name="T472">Пётр</text:span><text:span text:style-name="T273"> Иванов. Мне 15 лет."</text:span></text:p>
      <text:p text:style-name="P182"/>
      <text:p text:style-name="P182">стр := формат("<text:span text:style-name="T273">Меня зовут %</text:span><text:span text:style-name="T469">1:</text:span><text:span text:style-name="T273">s %</text:span><text:span text:style-name="T469">0:</text:span><text:span text:style-name="T273">s. Мне %</text:span><text:span text:style-name="T470">2:</text:span><text:span text:style-name="T273">i лет.</text:span>", "<text:span text:style-name="T472">Пётр</text:span>", "<text:span text:style-name="T273">Иванов</text:span>", <text:span text:style-name="T273">15</text:span>);</text:p>
      <text:p text:style-name="P182">// <text:span text:style-name="T467">стр = "</text:span><text:span text:style-name="T273">Меня зовут </text:span><text:span text:style-name="T465">Иван</text:span><text:span text:style-name="T471">ов</text:span><text:span text:style-name="T273"> </text:span><text:span text:style-name="T472">Пётр</text:span><text:span text:style-name="T273">. Мне 15 лет."</text:span></text:p>
      <text:p text:style-name="P182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74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2">момент(44567.123)</text:span>); <text:s/>// стр = "[ <text:s text:c="3"/>2022-01-06]"</text:p>
      <text:p text:style-name="P79">стр := формат("[%-14д]", <text:span text:style-name="T272">момент(44567.123)</text:span>); // стр = "[2022-01-06 <text:s text:c="3"/>]"</text:p>
      <text:p text:style-name="P79">стр := формат("[%14t]", <text:span text:style-name="T272">момент(44567.123)</text:span>); <text:s/>// стр = "[ <text:s text:c="5"/>02:57:07]"</text:p>
      <text:p text:style-name="P79">стр := формат("[%-14в]", <text:span text:style-name="T272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563" text:outline-level="4"><text:span text:style-name="T153">Функция </text:span><text:span text:style-name="T964">загл</text:span>()</text:h>
      <text:p text:style-name="P349">функция <text:span text:style-name="T964">загл</text:span>(вх стр: строка): <text:span text:style-name="T964">строка</text:span>;</text:p>
      <text:p text:style-name="P31"><text:soft-page-break/><text:span text:style-name="T965">Возвращает строку, в которой все строчные буквы заменены на прописные</text:span>.</text:p>
      <text:h text:style-name="P564" text:outline-level="4"><text:span text:style-name="T153">Функция </text:span><text:span text:style-name="T965">строч</text:span>()</text:h>
      <text:p text:style-name="P344">функция <text:span text:style-name="T965">строч</text:span>(вх стр: строка): <text:span text:style-name="T964">строка</text:span>;</text:p>
      <text:p text:style-name="P32"><text:span text:style-name="T965">Возвращает строку, в которой все прописные буквы заменены на строчные</text:span>.</text:p>
      <text:h text:style-name="P516" text:outline-level="3">Разное</text:h>
      <text:h text:style-name="P567" text:outline-level="4">Процедура уничтожить()</text:h>
      <text:p text:style-name="Исходный_20_код">процедура уничтожить(вв о: объект);</text:p>
      <text:p text:style-name="P345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5"><text:span text:style-name="T966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4" text:outline-level="4"><text:span text:style-name="T463">Процедура</text:span> пауза<text:span text:style-name="T463">()</text:span></text:h>
      <text:p text:style-name="Исходный_20_код"><text:span text:style-name="T464">п</text:span>роцедура пауза(вх мсек: целое);</text:p>
      <text:p text:style-name="P180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08-09T00:26:07.041612488</dc:date>
    <meta:editing-duration>P7DT13H21M</meta:editing-duration>
    <meta:editing-cycles>2265</meta:editing-cycles>
    <meta:generator>LibreOffice/7.3.7.2$Linux_X86_64 LibreOffice_project/30$Build-2</meta:generator>
    <meta:document-statistic meta:table-count="3" meta:image-count="0" meta:object-count="0" meta:page-count="58" meta:paragraph-count="1321" meta:word-count="16548" meta:character-count="125064" meta:non-whitespace-character-count="107245"/>
  </office:meta>
</office:document-meta>
</file>